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4.71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5.133cm" fo:break-before="auto" style:use-optimal-row-height="true"/>
    </style:style>
    <style:style style:name="ro5" style:family="table-row">
      <style:table-row-properties style:row-height="5.006cm" fo:break-before="auto" style:use-optimal-row-height="true"/>
    </style:style>
    <style:style style:name="ro6" style:family="table-row">
      <style:table-row-properties style:row-height="0.445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ct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ce3"/>
        <table:table-column table:style-name="co4" table:number-columns-repeated="990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141141-1.txt</text:p>
          </table:table-cell>
          <table:table-cell table:style-name="ce1" office:value-type="string">
            <text:p>stat-140325-141803-2.txt</text:p>
          </table:table-cell>
          <table:table-cell table:style-name="ce1" office:value-type="string">
            <text:p>stat-140325-142325-3.txt</text:p>
          </table:table-cell>
          <table:table-cell table:style-name="ce1" office:value-type="string">
            <text:p>stat-140325-142843-4.txt</text:p>
          </table:table-cell>
          <table:table-cell table:style-name="ce1" office:value-type="string">
            <text:p>stat-140325-143543-5.txt</text:p>
          </table:table-cell>
          <table:table-cell table:style-name="ce1" office:value-type="string">
            <text:p>stat-140325-144118-6.txt</text:p>
          </table:table-cell>
          <table:table-cell table:style-name="ce1" office:value-type="string">
            <text:p>stat-140325-144646-7.txt</text:p>
          </table:table-cell>
          <table:table-cell table:style-name="ce1" office:value-type="string">
            <text:p>stat-140325-145638-8.txt</text:p>
          </table:table-cell>
          <table:table-cell table:style-name="ce1" office:value-type="string">
            <text:p>stat-140325-150236-9.txt</text:p>
          </table:table-cell>
          <table:table-cell table:style-name="ce1" office:value-type="string">
            <text:p>stat-140325-150735-10.txt</text:p>
          </table:table-cell>
          <table:table-cell table:style-name="ce1" office:value-type="string">
            <text:p>stat-140325-151320-11.txt</text:p>
          </table:table-cell>
          <table:table-cell table:style-name="ce1" office:value-type="string">
            <text:p>stat-140325-151904-12.txt</text:p>
          </table:table-cell>
          <table:table-cell table:style-name="ce1" office:value-type="string">
            <text:p>stat-140325-152845-13.txt</text:p>
          </table:table-cell>
          <table:table-cell table:style-name="ce1" office:value-type="string">
            <text:p>stat-140325-153619-14.txt</text:p>
          </table:table-cell>
          <table:table-cell table:style-name="ce1" office:value-type="string">
            <text:p>stat-140325-155215-15.txt</text:p>
          </table:table-cell>
          <table:table-cell table:style-name="ce1" office:value-type="string">
            <text:p>stat-140325-160153-16.txt</text:p>
          </table:table-cell>
          <table:table-cell table:style-name="ce1" office:value-type="string">
            <text:p>stat-140325-160905-17.txt</text:p>
          </table:table-cell>
          <table:table-cell table:style-name="ce1" office:value-type="string">
            <text:p>stat-140325-161439-18.txt</text:p>
          </table:table-cell>
          <table:table-cell table:style-name="ce1" office:value-type="string">
            <text:p>stat-140326-194006-19.txt</text:p>
          </table:table-cell>
          <table:table-cell table:style-name="ce1" office:value-type="string">
            <text:p>stat-140326-195448-20.txt</text:p>
          </table:table-cell>
          <table:table-cell table:style-name="ce1" office:value-type="string">
            <text:p>stat-140326-201658-21.txt</text:p>
          </table:table-cell>
          <table:table-cell table:style-name="ce1" office:value-type="string">
            <text:p>stat-140326-202232-22.txt</text:p>
          </table:table-cell>
          <table:table-cell table:style-name="ce1" office:value-type="string">
            <text:p>stat-140326-203101-23.txt</text:p>
          </table:table-cell>
          <table:table-cell table:style-name="ce1" office:value-type="string">
            <text:p>stat-140326-203643-24.txt</text:p>
          </table:table-cell>
          <table:table-cell table:style-name="ce1" office:value-type="string">
            <text:p>stat-140326-204304-25.txt</text:p>
          </table:table-cell>
          <table:table-cell table:style-name="ce1" office:value-type="string">
            <text:p>stat-140326-205109-26.txt</text:p>
          </table:table-cell>
          <table:table-cell table:style-name="ce1" office:value-type="string">
            <text:p>stat-140326-210819-27.txt</text:p>
          </table:table-cell>
          <table:table-cell table:style-name="ce1" office:value-type="string">
            <text:p>stat-140326-211411-28.txt</text:p>
          </table:table-cell>
          <table:table-cell table:style-name="ce1" office:value-type="string">
            <text:p>stat-140326-212003-29.txt</text:p>
          </table:table-cell>
          <table:table-cell table:style-name="ce1" office:value-type="string">
            <text:p>stat-140326-212551-30.txt</text:p>
          </table:table-cell>
          <table:table-cell table:style-name="ce1" office:value-type="string">
            <text:p>stat-140326-213212-31.txt</text:p>
          </table:table-cell>
          <table:table-cell table:style-name="ce2" office:value-type="string">
            <text:p>Victim Flow</text:p>
          </table:table-cell>
          <table:table-cell table:style-name="ce2" office:value-type="string">
            <text:p>Standard Deviation – Victim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formula="of:=AVERAGE([.B2:.AF2])" office:value-type="float" office:value="2.2258064516129">
            <text:p>2,2258064516</text:p>
          </table:table-cell>
          <table:table-cell table:formula="of:=STDEVPA([.B2:.AF2])" office:value-type="float" office:value="1.49644045222493">
            <text:p>1,4964404522</text:p>
          </table:table-cell>
          <table:table-cell table:number-columns-repeated="99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3:.AF3])" office:value-type="float" office:value="0.903225806451613">
            <text:p>0,9032258065</text:p>
          </table:table-cell>
          <table:table-cell table:formula="of:=STDEVPA([.B3:.AF3])" office:value-type="float" office:value="1.4447868178425">
            <text:p>1,4447868178</text:p>
          </table:table-cell>
          <table:table-cell table:number-columns-repeated="990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formula="of:=AVERAGE([.B4:.AF4])" office:value-type="float" office:value="0.516129032258065">
            <text:p>0,5161290323</text:p>
          </table:table-cell>
          <table:table-cell table:formula="of:=STDEVPA([.B4:.AF4])" office:value-type="float" office:value="0.911254638182293">
            <text:p>0,9112546382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B5:.AF5])" office:value-type="float" office:value="0.516129032258065">
            <text:p>0,5161290323</text:p>
          </table:table-cell>
          <table:table-cell table:formula="of:=STDEVPA([.B5:.AF5])" office:value-type="float" office:value="1.18786791222722">
            <text:p>1,1878679122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AVERAGE([.B6:.AF6])" office:value-type="float" office:value="3.7741935483871">
            <text:p>3,7741935484</text:p>
          </table:table-cell>
          <table:table-cell table:formula="of:=STDEVPA([.B6:.AF6])" office:value-type="float" office:value="1.86148878016174">
            <text:p>1,8614887802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formula="of:=AVERAGE([.B7:.AF7])" office:value-type="float" office:value="1.32258064516129">
            <text:p>1,3225806452</text:p>
          </table:table-cell>
          <table:table-cell table:formula="of:=STDEVPA([.B7:.AF7])" office:value-type="float" office:value="1.11838295634579">
            <text:p>1,1183829563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8:.AF8])" office:value-type="float" office:value="0.709677419354839">
            <text:p>0,7096774194</text:p>
          </table:table-cell>
          <table:table-cell table:formula="of:=STDEVPA([.B8:.AF8])" office:value-type="float" office:value="1.08341004024172">
            <text:p>1,0834100402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9:.AF9])" office:value-type="float" office:value="0.870967741935484">
            <text:p>0,8709677419</text:p>
          </table:table-cell>
          <table:table-cell table:formula="of:=STDEVPA([.B9:.AF9])" office:value-type="float" office:value="0.553110587080073">
            <text:p>0,5531105871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formula="of:=AVERAGE([.B10:.AF10])" office:value-type="float" office:value="0.967741935483871">
            <text:p>0,9677419355</text:p>
          </table:table-cell>
          <table:table-cell table:formula="of:=STDEVPA([.B10:.AF10])" office:value-type="float" office:value="0.646772182443982">
            <text:p>0,6467721824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4" office:value-type="float" office:value="3">
            <text:p>3</text:p>
          </table:table-cell>
          <table:table-cell table:formula="of:=AVERAGE([.B11:.AF11])" office:value-type="float" office:value="2.16129032258064">
            <text:p>2,1612903226</text:p>
          </table:table-cell>
          <table:table-cell table:formula="of:=STDEVPA([.B11:.AF11])" office:value-type="float" office:value="1.27245696279458">
            <text:p>1,2724569628</text:p>
          </table:table-cell>
          <table:table-cell table:number-columns-repeated="990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formula="of:=AVERAGE([.B12:.AF12])" office:value-type="float" office:value="0.193548387096774">
            <text:p>0,1935483871</text:p>
          </table:table-cell>
          <table:table-cell table:formula="of:=STDEVPA([.B12:.AF12])" office:value-type="float" office:value="0.737010300567475">
            <text:p>0,7370103006</text:p>
          </table:table-cell>
          <table:table-cell table:number-columns-repeated="990"/>
        </table:table-row>
        <table:table-row table:style-name="ro2">
          <table:table-cell office:value-type="float" office:value="11">
            <text:p>11</text:p>
          </table:table-cell>
          <table:table-cell table:number-columns-repeated="31" office:value-type="float" office:value="0">
            <text:p>0</text:p>
          </table:table-cell>
          <table:table-cell table:formula="of:=AVERAGE([.B13:.AF13])" office:value-type="float" office:value="0">
            <text:p>0</text:p>
          </table:table-cell>
          <table:table-cell table:formula="of:=STDEVPA([.B13:.AF1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2">
            <text:p>12</text:p>
          </table:table-cell>
          <table:table-cell table:number-columns-repeated="31" office:value-type="float" office:value="0">
            <text:p>0</text:p>
          </table:table-cell>
          <table:table-cell table:formula="of:=AVERAGE([.B14:.AF14])" office:value-type="float" office:value="0">
            <text:p>0</text:p>
          </table:table-cell>
          <table:table-cell table:formula="of:=STDEVPA([.B14:.AF1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3">
            <text:p>13</text:p>
          </table:table-cell>
          <table:table-cell table:number-columns-repeated="31" office:value-type="float" office:value="0">
            <text:p>0</text:p>
          </table:table-cell>
          <table:table-cell table:formula="of:=AVERAGE([.B15:.AF15])" office:value-type="float" office:value="0">
            <text:p>0</text:p>
          </table:table-cell>
          <table:table-cell table:formula="of:=STDEVPA([.B15:.AF1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">
            <text:p>14</text:p>
          </table:table-cell>
          <table:table-cell table:number-columns-repeated="31" office:value-type="float" office:value="0">
            <text:p>0</text:p>
          </table:table-cell>
          <table:table-cell table:formula="of:=AVERAGE([.B16:.AF16])" office:value-type="float" office:value="0">
            <text:p>0</text:p>
          </table:table-cell>
          <table:table-cell table:formula="of:=STDEVPA([.B16:.AF1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">
            <text:p>15</text:p>
          </table:table-cell>
          <table:table-cell table:number-columns-repeated="31" office:value-type="float" office:value="0">
            <text:p>0</text:p>
          </table:table-cell>
          <table:table-cell table:formula="of:=AVERAGE([.B17:.AF17])" office:value-type="float" office:value="0">
            <text:p>0</text:p>
          </table:table-cell>
          <table:table-cell table:formula="of:=STDEVPA([.B17:.AF1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6">
            <text:p>16</text:p>
          </table:table-cell>
          <table:table-cell table:number-columns-repeated="31" office:value-type="float" office:value="0">
            <text:p>0</text:p>
          </table:table-cell>
          <table:table-cell table:formula="of:=AVERAGE([.B18:.AF18])" office:value-type="float" office:value="0">
            <text:p>0</text:p>
          </table:table-cell>
          <table:table-cell table:formula="of:=STDEVPA([.B18:.AF18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">
            <text:p>17</text:p>
          </table:table-cell>
          <table:table-cell table:number-columns-repeated="31" office:value-type="float" office:value="0">
            <text:p>0</text:p>
          </table:table-cell>
          <table:table-cell table:formula="of:=AVERAGE([.B19:.AF19])" office:value-type="float" office:value="0">
            <text:p>0</text:p>
          </table:table-cell>
          <table:table-cell table:formula="of:=STDEVPA([.B19:.AF1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">
            <text:p>18</text:p>
          </table:table-cell>
          <table:table-cell table:number-columns-repeated="31" office:value-type="float" office:value="0">
            <text:p>0</text:p>
          </table:table-cell>
          <table:table-cell table:formula="of:=AVERAGE([.B20:.AF20])" office:value-type="float" office:value="0">
            <text:p>0</text:p>
          </table:table-cell>
          <table:table-cell table:formula="of:=STDEVPA([.B20:.AF2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9">
            <text:p>19</text:p>
          </table:table-cell>
          <table:table-cell table:number-columns-repeated="31" office:value-type="float" office:value="0">
            <text:p>0</text:p>
          </table:table-cell>
          <table:table-cell table:formula="of:=AVERAGE([.B21:.AF21])" office:value-type="float" office:value="0">
            <text:p>0</text:p>
          </table:table-cell>
          <table:table-cell table:formula="of:=STDEVPA([.B21:.AF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0">
            <text:p>20</text:p>
          </table:table-cell>
          <table:table-cell table:number-columns-repeated="31" office:value-type="float" office:value="0">
            <text:p>0</text:p>
          </table:table-cell>
          <table:table-cell table:formula="of:=AVERAGE([.B22:.AF22])" office:value-type="float" office:value="0">
            <text:p>0</text:p>
          </table:table-cell>
          <table:table-cell table:formula="of:=STDEVPA([.B22:.AF2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2" office:value-type="float" office:value="0">
            <text:p>0</text:p>
          </table:table-cell>
          <table:table-cell table:formula="of:=AVERAGE([.B23:.AF23])" office:value-type="float" office:value="11.3548387096774">
            <text:p>11,3548387097</text:p>
          </table:table-cell>
          <table:table-cell table:formula="of:=STDEVPA([.B23:.AF23])" office:value-type="float" office:value="34.7094375816153">
            <text:p>34,7094375816</text:p>
          </table:table-cell>
          <table:table-cell table:number-columns-repeated="99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14" office:value-type="float" office:value="0">
            <text:p>0</text:p>
          </table:table-cell>
          <table:table-cell table:formula="of:=AVERAGE([.B24:.AF24])" office:value-type="float" office:value="8.12903225806452">
            <text:p>8,1290322581</text:p>
          </table:table-cell>
          <table:table-cell table:formula="of:=STDEVPA([.B24:.AF24])" office:value-type="float" office:value="29.4155345567104">
            <text:p>29,4155345567</text:p>
          </table:table-cell>
          <table:table-cell table:number-columns-repeated="990"/>
        </table:table-row>
        <table:table-row table:style-name="ro2"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18" office:value-type="float" office:value="0">
            <text:p>0</text:p>
          </table:table-cell>
          <table:table-cell table:formula="of:=AVERAGE([.B25:.AF25])" office:value-type="float" office:value="4.38709677419355">
            <text:p>4,3870967742</text:p>
          </table:table-cell>
          <table:table-cell table:formula="of:=STDEVPA([.B25:.AF25])" office:value-type="float" office:value="21.2172744887879">
            <text:p>21,2172744888</text:p>
          </table:table-cell>
          <table:table-cell table:number-columns-repeated="99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table:formula="of:=AVERAGE([.B26:.AF26])" office:value-type="float" office:value="53.1935483870968">
            <text:p>53,1935483871</text:p>
          </table:table-cell>
          <table:table-cell table:formula="of:=STDEVPA([.B26:.AF26])" office:value-type="float" office:value="53.0401061613049">
            <text:p>53,0401061613</text:p>
          </table:table-cell>
          <table:table-cell table:number-columns-repeated="99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AVERAGE([.B27:.AF27])" office:value-type="float" office:value="37.1290322580645">
            <text:p>37,1290322581</text:p>
          </table:table-cell>
          <table:table-cell table:formula="of:=STDEVPA([.B27:.AF27])" office:value-type="float" office:value="47.5596345081346">
            <text:p>47,5596345081</text:p>
          </table:table-cell>
          <table:table-cell table:number-columns-repeated="990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28:.AF28])" office:value-type="float" office:value="3.87096774193548">
            <text:p>3,8709677419</text:p>
          </table:table-cell>
          <table:table-cell table:formula="of:=STDEVPA([.B28:.AF28])" office:value-type="float" office:value="16.4919177379824">
            <text:p>16,491917738</text:p>
          </table:table-cell>
          <table:table-cell table:number-columns-repeated="990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29:.AF29])" office:value-type="float" office:value="4.83870967741936">
            <text:p>4,8387096774</text:p>
          </table:table-cell>
          <table:table-cell table:formula="of:=STDEVPA([.B29:.AF29])" office:value-type="float" office:value="21.0546091409222">
            <text:p>21,0546091409</text:p>
          </table:table-cell>
          <table:table-cell table:number-columns-repeated="99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30:.AF30])" office:value-type="float" office:value="2.58064516129032">
            <text:p>2,5806451613</text:p>
          </table:table-cell>
          <table:table-cell table:formula="of:=STDEVPA([.B30:.AF30])" office:value-type="float" office:value="1.15770054483396">
            <text:p>1,1577005448</text:p>
          </table:table-cell>
          <table:table-cell table:number-columns-repeated="99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7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AVERAGE([.B31:.AF31])" office:value-type="float" office:value="3.16129032258064">
            <text:p>3,1612903226</text:p>
          </table:table-cell>
          <table:table-cell table:formula="of:=STDEVPA([.B31:.AF31])" office:value-type="float" office:value="1.22070244699513">
            <text:p>1,220702447</text:p>
          </table:table-cell>
          <table:table-cell table:number-columns-repeated="99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formula="of:=AVERAGE([.B32:.AF32])" office:value-type="float" office:value="2.45161290322581">
            <text:p>2,4516129032</text:p>
          </table:table-cell>
          <table:table-cell table:formula="of:=STDEVPA([.B32:.AF32])" office:value-type="float" office:value="1.31587600350781">
            <text:p>1,3158760035</text:p>
          </table:table-cell>
          <table:table-cell table:number-columns-repeated="99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number-columns-repeated="4"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AVERAGE([.B33:.AF33])" office:value-type="float" office:value="8.19354838709677">
            <text:p>8,1935483871</text:p>
          </table:table-cell>
          <table:table-cell table:formula="of:=STDEVPA([.B33:.AF33])" office:value-type="float" office:value="15.1240448481959">
            <text:p>15,1240448482</text:p>
          </table:table-cell>
          <table:table-cell table:number-columns-repeated="99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AVERAGE([.B34:.AF34])" office:value-type="float" office:value="8.83870967741935">
            <text:p>8,8387096774</text:p>
          </table:table-cell>
          <table:table-cell table:formula="of:=STDEVPA([.B34:.AF34])" office:value-type="float" office:value="15.1702101420654">
            <text:p>15,1702101421</text:p>
          </table:table-cell>
          <table:table-cell table:number-columns-repeated="990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AVERAGE([.B35:.AF35])" office:value-type="float" office:value="10.258064516129">
            <text:p>10,2580645161</text:p>
          </table:table-cell>
          <table:table-cell table:formula="of:=STDEVPA([.B35:.AF35])" office:value-type="float" office:value="19.2420368815434">
            <text:p>19,2420368815</text:p>
          </table:table-cell>
          <table:table-cell table:number-columns-repeated="99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4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AVERAGE([.B36:.AF36])" office:value-type="float" office:value="29.9354838709677">
            <text:p>29,935483871</text:p>
          </table:table-cell>
          <table:table-cell table:formula="of:=STDEVPA([.B36:.AF36])" office:value-type="float" office:value="26.5450748531515">
            <text:p>26,5450748532</text:p>
          </table:table-cell>
          <table:table-cell table:number-columns-repeated="990"/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37:.AF37])" office:value-type="float" office:value="3.61290322580645">
            <text:p>3,6129032258</text:p>
          </table:table-cell>
          <table:table-cell table:formula="of:=STDEVPA([.B37:.AF37])" office:value-type="float" office:value="12.2492328116705">
            <text:p>12,2492328117</text:p>
          </table:table-cell>
          <table:table-cell table:number-columns-repeated="990"/>
        </table:table-row>
        <table:table-row table:style-name="ro2">
          <table:table-cell office:value-type="float" office:value="36">
            <text:p>36</text:p>
          </table:table-cell>
          <table:table-cell table:number-columns-repeated="11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table:formula="of:=AVERAGE([.B38:.AF38])" office:value-type="float" office:value="2.12903225806452">
            <text:p>2,1290322581</text:p>
          </table:table-cell>
          <table:table-cell table:formula="of:=STDEVPA([.B38:.AF38])" office:value-type="float" office:value="9.63776823143358">
            <text:p>9,6377682314</text:p>
          </table:table-cell>
          <table:table-cell table:number-columns-repeated="990"/>
        </table:table-row>
        <table:table-row table:style-name="ro2">
          <table:table-cell office:value-type="float" office:value="37">
            <text:p>37</text:p>
          </table:table-cell>
          <table:table-cell table:number-columns-repeated="31" office:value-type="float" office:value="0">
            <text:p>0</text:p>
          </table:table-cell>
          <table:table-cell table:formula="of:=AVERAGE([.B39:.AF39])" office:value-type="float" office:value="0">
            <text:p>0</text:p>
          </table:table-cell>
          <table:table-cell table:formula="of:=STDEVPA([.B39:.AF3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38">
            <text:p>38</text:p>
          </table:table-cell>
          <table:table-cell table:number-columns-repeated="2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40:.AF40])" office:value-type="float" office:value="0.0645161290322581">
            <text:p>0,064516129</text:p>
          </table:table-cell>
          <table:table-cell table:formula="of:=STDEVPA([.B40:.AF4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39">
            <text:p>39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41:.AF41])" office:value-type="float" office:value="0.193548387096774">
            <text:p>0,1935483871</text:p>
          </table:table-cell>
          <table:table-cell table:formula="of:=STDEVPA([.B41:.AF41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42:.AF42])" office:value-type="float" office:value="0.32258064516129">
            <text:p>0,3225806452</text:p>
          </table:table-cell>
          <table:table-cell table:formula="of:=STDEVPA([.B42:.AF42])" office:value-type="float" office:value="0.735597048451057">
            <text:p>0,7355970485</text:p>
          </table:table-cell>
          <table:table-cell table:number-columns-repeated="990"/>
        </table:table-row>
        <table:table-row table:style-name="ro2">
          <table:table-cell office:value-type="float" office:value="41">
            <text:p>4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43:.AF43])" office:value-type="float" office:value="0.193548387096774">
            <text:p>0,1935483871</text:p>
          </table:table-cell>
          <table:table-cell table:formula="of:=STDEVPA([.B43:.AF43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42">
            <text:p>4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44:.AF44])" office:value-type="float" office:value="0.193548387096774">
            <text:p>0,1935483871</text:p>
          </table:table-cell>
          <table:table-cell table:formula="of:=STDEVPA([.B44:.AF44])" office:value-type="float" office:value="0.533965979266027">
            <text:p>0,5339659793</text:p>
          </table:table-cell>
          <table:table-cell table:number-columns-repeated="99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45:.AF45])" office:value-type="float" office:value="1.2258064516129">
            <text:p>1,2258064516</text:p>
          </table:table-cell>
          <table:table-cell table:formula="of:=STDEVPA([.B45:.AF45])" office:value-type="float" office:value="1.31270902899199">
            <text:p>1,312709029</text:p>
          </table:table-cell>
          <table:table-cell table:number-columns-repeated="99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formula="of:=AVERAGE([.B46:.AF46])" office:value-type="float" office:value="0.580645161290323">
            <text:p>0,5806451613</text:p>
          </table:table-cell>
          <table:table-cell table:formula="of:=STDEVPA([.B46:.AF46])" office:value-type="float" office:value="0.794098943554269">
            <text:p>0,7940989436</text:p>
          </table:table-cell>
          <table:table-cell table:number-columns-repeated="990"/>
        </table:table-row>
        <table:table-row table:style-name="ro2">
          <table:table-cell office:value-type="float" office:value="45">
            <text:p>45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AVERAGE([.B47:.AF47])" office:value-type="float" office:value="0.258064516129032">
            <text:p>0,2580645161</text:p>
          </table:table-cell>
          <table:table-cell table:formula="of:=STDEVPA([.B47:.AF47])" office:value-type="float" office:value="0.801922767397165">
            <text:p>0,8019227674</text:p>
          </table:table-cell>
          <table:table-cell table:number-columns-repeated="990"/>
        </table:table-row>
        <table:table-row table:style-name="ro2">
          <table:table-cell office:value-type="float" office:value="46">
            <text:p>46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formula="of:=AVERAGE([.B48:.AF48])" office:value-type="float" office:value="0.0645161290322581">
            <text:p>0,064516129</text:p>
          </table:table-cell>
          <table:table-cell table:formula="of:=STDEVPA([.B48:.AF4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47">
            <text:p>47</text:p>
          </table:table-cell>
          <table:table-cell table:number-columns-repeated="2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49:.AF49])" office:value-type="float" office:value="0.0645161290322581">
            <text:p>0,064516129</text:p>
          </table:table-cell>
          <table:table-cell table:formula="of:=STDEVPA([.B49:.AF4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50:.AF50])" office:value-type="float" office:value="0.387096774193548">
            <text:p>0,3870967742</text:p>
          </table:table-cell>
          <table:table-cell table:formula="of:=STDEVPA([.B50:.AF50])" office:value-type="float" office:value="0.790157981542961">
            <text:p>0,7901579815</text:p>
          </table:table-cell>
          <table:table-cell table:number-columns-repeated="990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51:.AF51])" office:value-type="float" office:value="0.258064516129032">
            <text:p>0,2580645161</text:p>
          </table:table-cell>
          <table:table-cell table:formula="of:=STDEVPA([.B51:.AF51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50">
            <text:p>50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52:.AF52])" office:value-type="float" office:value="0.0645161290322581">
            <text:p>0,064516129</text:p>
          </table:table-cell>
          <table:table-cell table:formula="of:=STDEVPA([.B52:.AF5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53:.AF53])" office:value-type="float" office:value="0.32258064516129">
            <text:p>0,3225806452</text:p>
          </table:table-cell>
          <table:table-cell table:formula="of:=STDEVPA([.B53:.AF53])" office:value-type="float" office:value="0.893961707132324">
            <text:p>0,8939617071</text:p>
          </table:table-cell>
          <table:table-cell table:number-columns-repeated="990"/>
        </table:table-row>
        <table:table-row table:style-name="ro2"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54:.AF54])" office:value-type="float" office:value="0.290322580645161">
            <text:p>0,2903225806</text:p>
          </table:table-cell>
          <table:table-cell table:formula="of:=STDEVPA([.B54:.AF54])" office:value-type="float" office:value="0.681248776836867">
            <text:p>0,6812487768</text:p>
          </table:table-cell>
          <table:table-cell table:number-columns-repeated="990"/>
        </table:table-row>
        <table:table-row table:style-name="ro2"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55:.AF55])" office:value-type="float" office:value="0.225806451612903">
            <text:p>0,2258064516</text:p>
          </table:table-cell>
          <table:table-cell table:formula="of:=STDEVPA([.B55:.AF55])" office:value-type="float" office:value="0.606931862007315">
            <text:p>0,606931862</text:p>
          </table:table-cell>
          <table:table-cell table:number-columns-repeated="99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56:.AF56])" office:value-type="float" office:value="1.41935483870968">
            <text:p>1,4193548387</text:p>
          </table:table-cell>
          <table:table-cell table:formula="of:=STDEVPA([.B56:.AF56])" office:value-type="float" office:value="1.2895158768585">
            <text:p>1,2895158769</text:p>
          </table:table-cell>
          <table:table-cell table:number-columns-repeated="990"/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57:.AF57])" office:value-type="float" office:value="0.516129032258065">
            <text:p>0,5161290323</text:p>
          </table:table-cell>
          <table:table-cell table:formula="of:=STDEVPA([.B57:.AF57])" office:value-type="float" office:value="0.979498480689612">
            <text:p>0,9794984807</text:p>
          </table:table-cell>
          <table:table-cell table:number-columns-repeated="990"/>
        </table:table-row>
        <table:table-row table:style-name="ro2">
          <table:table-cell office:value-type="float" office:value="56">
            <text:p>5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office:value-type="float" office:value="0">
            <text:p>0</text:p>
          </table:table-cell>
          <table:table-cell table:formula="of:=AVERAGE([.B58:.AF58])" office:value-type="float" office:value="0.0645161290322581">
            <text:p>0,064516129</text:p>
          </table:table-cell>
          <table:table-cell table:formula="of:=STDEVPA([.B58:.AF5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59:.AF59])" office:value-type="float" office:value="0.161290322580645">
            <text:p>0,1612903226</text:p>
          </table:table-cell>
          <table:table-cell table:formula="of:=STDEVPA([.B59:.AF59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58">
            <text:p>5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table:formula="of:=AVERAGE([.B60:.AF60])" office:value-type="float" office:value="0.161290322580645">
            <text:p>0,1612903226</text:p>
          </table:table-cell>
          <table:table-cell table:formula="of:=STDEVPA([.B60:.AF60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61:.AF61])" office:value-type="float" office:value="0.451612903225806">
            <text:p>0,4516129032</text:p>
          </table:table-cell>
          <table:table-cell table:formula="of:=STDEVPA([.B61:.AF61])" office:value-type="float" office:value="0.836224606246176">
            <text:p>0,8362246062</text:p>
          </table:table-cell>
          <table:table-cell table:number-columns-repeated="990"/>
        </table:table-row>
        <table:table-row table:style-name="ro2">
          <table:table-cell office:value-type="float" office:value="60">
            <text:p>60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62:.AF62])" office:value-type="float" office:value="0.258064516129032">
            <text:p>0,2580645161</text:p>
          </table:table-cell>
          <table:table-cell table:formula="of:=STDEVPA([.B62:.AF62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61">
            <text:p>6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office:value-type="float" office:value="0">
            <text:p>0</text:p>
          </table:table-cell>
          <table:table-cell table:formula="of:=AVERAGE([.B63:.AF63])" office:value-type="float" office:value="0.0645161290322581">
            <text:p>0,064516129</text:p>
          </table:table-cell>
          <table:table-cell table:formula="of:=STDEVPA([.B63:.AF6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62">
            <text:p>6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64:.AF64])" office:value-type="float" office:value="0.0645161290322581">
            <text:p>0,064516129</text:p>
          </table:table-cell>
          <table:table-cell table:formula="of:=STDEVPA([.B64:.AF64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65:.AF65])" office:value-type="float" office:value="1.03225806451613">
            <text:p>1,0322580645</text:p>
          </table:table-cell>
          <table:table-cell table:formula="of:=STDEVPA([.B65:.AF65])" office:value-type="float" office:value="3.44059138734797">
            <text:p>3,4405913873</text:p>
          </table:table-cell>
          <table:table-cell table:number-columns-repeated="990"/>
        </table:table-row>
        <table:table-row table:style-name="ro2"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66:.AF66])" office:value-type="float" office:value="0.967741935483871">
            <text:p>0,9677419355</text:p>
          </table:table-cell>
          <table:table-cell table:formula="of:=STDEVPA([.B66:.AF66])" office:value-type="float" office:value="2.74136616480392">
            <text:p>2,7413661648</text:p>
          </table:table-cell>
          <table:table-cell table:number-columns-repeated="99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AVERAGE([.B67:.AF67])" office:value-type="float" office:value="1.45161290322581">
            <text:p>1,4516129032</text:p>
          </table:table-cell>
          <table:table-cell table:formula="of:=STDEVPA([.B67:.AF67])" office:value-type="float" office:value="3.44391665327026">
            <text:p>3,4439166533</text:p>
          </table:table-cell>
          <table:table-cell table:number-columns-repeated="99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AVERAGE([.B68:.AF68])" office:value-type="float" office:value="6.74193548387097">
            <text:p>6,7419354839</text:p>
          </table:table-cell>
          <table:table-cell table:formula="of:=STDEVPA([.B68:.AF68])" office:value-type="float" office:value="6.33967406272942">
            <text:p>6,3396740627</text:p>
          </table:table-cell>
          <table:table-cell table:number-columns-repeated="99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69:.AF69])" office:value-type="float" office:value="3.90322580645161">
            <text:p>3,9032258065</text:p>
          </table:table-cell>
          <table:table-cell table:formula="of:=STDEVPA([.B69:.AF69])" office:value-type="float" office:value="5.59005360185321">
            <text:p>5,5900536019</text:p>
          </table:table-cell>
          <table:table-cell table:number-columns-repeated="99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70:.AF70])" office:value-type="float" office:value="1.35483870967742">
            <text:p>1,3548387097</text:p>
          </table:table-cell>
          <table:table-cell table:formula="of:=STDEVPA([.B70:.AF70])" office:value-type="float" office:value="1.53556519166605">
            <text:p>1,5355651917</text:p>
          </table:table-cell>
          <table:table-cell table:number-columns-repeated="990"/>
        </table:table-row>
        <table:table-row table:style-name="ro2">
          <table:table-cell office:value-type="float" office:value="69">
            <text:p>6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  <table:table-cell table:formula="of:=AVERAGE([.B71:.AF71])" office:value-type="float" office:value="2.96774193548387">
            <text:p>2,9677419355</text:p>
          </table:table-cell>
          <table:table-cell table:formula="of:=STDEVPA([.B71:.AF71])" office:value-type="float" office:value="4.41028029953874">
            <text:p>4,4102802995</text:p>
          </table:table-cell>
          <table:table-cell table:number-columns-repeated="99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AVERAGE([.B72:.AF72])" office:value-type="float" office:value="1.64516129032258">
            <text:p>1,6451612903</text:p>
          </table:table-cell>
          <table:table-cell table:formula="of:=STDEVPA([.B72:.AF72])" office:value-type="float" office:value="2.82327180477949">
            <text:p>2,8232718048</text:p>
          </table:table-cell>
          <table:table-cell table:number-columns-repeated="99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73:.AF73])" office:value-type="float" office:value="2.64516129032258">
            <text:p>2,6451612903</text:p>
          </table:table-cell>
          <table:table-cell table:formula="of:=STDEVPA([.B73:.AF73])" office:value-type="float" office:value="5.7784269937737">
            <text:p>5,7784269938</text:p>
          </table:table-cell>
          <table:table-cell table:number-columns-repeated="990"/>
        </table:table-row>
        <table:table-row table:style-name="ro2">
          <table:table-cell office:value-type="float" office:value="72">
            <text:p>72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3" office:value-type="float" office:value="2">
            <text:p>2</text:p>
          </table:table-cell>
          <table:table-cell table:formula="of:=AVERAGE([.B74:.AF74])" office:value-type="float" office:value="2.25806451612903">
            <text:p>2,2580645161</text:p>
          </table:table-cell>
          <table:table-cell table:formula="of:=STDEVPA([.B74:.AF74])" office:value-type="float" office:value="3.35979782355911">
            <text:p>3,3597978236</text:p>
          </table:table-cell>
          <table:table-cell table:number-columns-repeated="99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AVERAGE([.B75:.AF75])" office:value-type="float" office:value="10.7741935483871">
            <text:p>10,7741935484</text:p>
          </table:table-cell>
          <table:table-cell table:formula="of:=STDEVPA([.B75:.AF75])" office:value-type="float" office:value="9.13945603456247">
            <text:p>9,1394560346</text:p>
          </table:table-cell>
          <table:table-cell table:number-columns-repeated="99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formula="of:=AVERAGE([.B76:.AF76])" office:value-type="float" office:value="5.41935483870968">
            <text:p>5,4193548387</text:p>
          </table:table-cell>
          <table:table-cell table:formula="of:=STDEVPA([.B76:.AF76])" office:value-type="float" office:value="6.96893657620169">
            <text:p>6,9689365762</text:p>
          </table:table-cell>
          <table:table-cell table:number-columns-repeated="990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2">
            <text:p>2</text:p>
          </table:table-cell>
          <table:table-cell table:formula="of:=AVERAGE([.B77:.AF77])" office:value-type="float" office:value="3.35483870967742">
            <text:p>3,3548387097</text:p>
          </table:table-cell>
          <table:table-cell table:formula="of:=STDEVPA([.B77:.AF77])" office:value-type="float" office:value="5.50394806741707">
            <text:p>5,5039480674</text:p>
          </table:table-cell>
          <table:table-cell table:number-columns-repeated="990"/>
        </table:table-row>
        <table:table-row table:style-name="ro2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78:.AF78])" office:value-type="float" office:value="0.645161290322581">
            <text:p>0,6451612903</text:p>
          </table:table-cell>
          <table:table-cell table:formula="of:=STDEVPA([.B78:.AF78])" office:value-type="float" office:value="0.934927532012222">
            <text:p>0,934927532</text:p>
          </table:table-cell>
          <table:table-cell table:number-columns-repeated="990"/>
        </table:table-row>
        <table:table-row table:style-name="ro2"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79:.AF79])" office:value-type="float" office:value="0.32258064516129">
            <text:p>0,3225806452</text:p>
          </table:table-cell>
          <table:table-cell table:formula="of:=STDEVPA([.B79:.AF79])" office:value-type="float" office:value="0.735597048451057">
            <text:p>0,7355970485</text:p>
          </table:table-cell>
          <table:table-cell table:number-columns-repeated="990"/>
        </table:table-row>
        <table:table-row table:style-name="ro2">
          <table:table-cell office:value-type="float" office:value="78">
            <text:p>78</text:p>
          </table:table-cell>
          <table:table-cell table:number-columns-repeated="31" office:value-type="float" office:value="0">
            <text:p>0</text:p>
          </table:table-cell>
          <table:table-cell table:formula="of:=AVERAGE([.B80:.AF80])" office:value-type="float" office:value="0">
            <text:p>0</text:p>
          </table:table-cell>
          <table:table-cell table:formula="of:=STDEVPA([.B80:.AF8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79">
            <text:p>79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81:.AF81])" office:value-type="float" office:value="0.193548387096774">
            <text:p>0,1935483871</text:p>
          </table:table-cell>
          <table:table-cell table:formula="of:=STDEVPA([.B81:.AF81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80">
            <text:p>80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82:.AF82])" office:value-type="float" office:value="0.0645161290322581">
            <text:p>0,064516129</text:p>
          </table:table-cell>
          <table:table-cell table:formula="of:=STDEVPA([.B82:.AF8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81">
            <text:p>8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table:formula="of:=AVERAGE([.B83:.AF83])" office:value-type="float" office:value="0.0645161290322581">
            <text:p>0,064516129</text:p>
          </table:table-cell>
          <table:table-cell table:formula="of:=STDEVPA([.B83:.AF8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82">
            <text:p>8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84:.AF84])" office:value-type="float" office:value="0.645161290322581">
            <text:p>0,6451612903</text:p>
          </table:table-cell>
          <table:table-cell table:formula="of:=STDEVPA([.B84:.AF84])" office:value-type="float" office:value="0.934927532012222">
            <text:p>0,934927532</text:p>
          </table:table-cell>
          <table:table-cell table:number-columns-repeated="990"/>
        </table:table-row>
        <table:table-row table:style-name="ro2">
          <table:table-cell office:value-type="float" office:value="83">
            <text:p>8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85:.AF85])" office:value-type="float" office:value="0.193548387096774">
            <text:p>0,1935483871</text:p>
          </table:table-cell>
          <table:table-cell table:formula="of:=STDEVPA([.B85:.AF85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84">
            <text:p>84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86:.AF86])" office:value-type="float" office:value="0.193548387096774">
            <text:p>0,1935483871</text:p>
          </table:table-cell>
          <table:table-cell table:formula="of:=STDEVPA([.B86:.AF86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85">
            <text:p>85</text:p>
          </table:table-cell>
          <table:table-cell table:number-columns-repeated="31" office:value-type="float" office:value="0">
            <text:p>0</text:p>
          </table:table-cell>
          <table:table-cell table:formula="of:=AVERAGE([.B87:.AF87])" office:value-type="float" office:value="0">
            <text:p>0</text:p>
          </table:table-cell>
          <table:table-cell table:formula="of:=STDEVPA([.B87:.AF8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AVERAGE([.B88:.AF88])" office:value-type="float" office:value="0.129032258064516">
            <text:p>0,1290322581</text:p>
          </table:table-cell>
          <table:table-cell table:formula="of:=STDEVPA([.B88:.AF88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87">
            <text:p>87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89:.AF89])" office:value-type="float" office:value="0.193548387096774">
            <text:p>0,1935483871</text:p>
          </table:table-cell>
          <table:table-cell table:formula="of:=STDEVPA([.B89:.AF89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88">
            <text:p>88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90:.AF90])" office:value-type="float" office:value="0.258064516129032">
            <text:p>0,2580645161</text:p>
          </table:table-cell>
          <table:table-cell table:formula="of:=STDEVPA([.B90:.AF90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89">
            <text:p>8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91:.AF91])" office:value-type="float" office:value="0.161290322580645">
            <text:p>0,1612903226</text:p>
          </table:table-cell>
          <table:table-cell table:formula="of:=STDEVPA([.B91:.AF91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90">
            <text:p>9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formula="of:=AVERAGE([.B92:.AF92])" office:value-type="float" office:value="0.032258064516129">
            <text:p>0,0322580645</text:p>
          </table:table-cell>
          <table:table-cell table:formula="of:=STDEVPA([.B92:.AF92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formula="of:=AVERAGE([.B93:.AF93])" office:value-type="float" office:value="0.129032258064516">
            <text:p>0,1290322581</text:p>
          </table:table-cell>
          <table:table-cell table:formula="of:=STDEVPA([.B93:.AF93])" office:value-type="float" office:value="0.335235640174621">
            <text:p>0,3352356402</text:p>
          </table:table-cell>
          <table:table-cell table:number-columns-repeated="99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formula="of:=AVERAGE([.B94:.AF94])" office:value-type="float" office:value="0.193548387096774">
            <text:p>0,1935483871</text:p>
          </table:table-cell>
          <table:table-cell table:formula="of:=STDEVPA([.B94:.AF94])" office:value-type="float" office:value="0.39507899077148">
            <text:p>0,3950789908</text:p>
          </table:table-cell>
          <table:table-cell table:number-columns-repeated="990"/>
        </table:table-row>
        <table:table-row table:style-name="ro2"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5:.AF95])" office:value-type="float" office:value="0.645161290322581">
            <text:p>0,6451612903</text:p>
          </table:table-cell>
          <table:table-cell table:formula="of:=STDEVPA([.B95:.AF95])" office:value-type="float" office:value="0.478464418522301">
            <text:p>0,4784644185</text:p>
          </table:table-cell>
          <table:table-cell table:number-columns-repeated="99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96:.AF96])" office:value-type="float" office:value="0.741935483870968">
            <text:p>0,7419354839</text:p>
          </table:table-cell>
          <table:table-cell table:formula="of:=STDEVPA([.B96:.AF96])" office:value-type="float" office:value="0.437569676330663">
            <text:p>0,4375696763</text:p>
          </table:table-cell>
          <table:table-cell table:number-columns-repeated="99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formula="of:=AVERAGE([.B97:.AF97])" office:value-type="float" office:value="0.838709677419355">
            <text:p>0,8387096774</text:p>
          </table:table-cell>
          <table:table-cell table:formula="of:=STDEVPA([.B97:.AF97])" office:value-type="float" office:value="0.367798524225528">
            <text:p>0,3677985242</text:p>
          </table:table-cell>
          <table:table-cell table:number-columns-repeated="99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98:.AF98])" office:value-type="float" office:value="0.483870967741936">
            <text:p>0,4838709677</text:p>
          </table:table-cell>
          <table:table-cell table:formula="of:=STDEVPA([.B98:.AF98])" office:value-type="float" office:value="0.615444646075449">
            <text:p>0,6154446461</text:p>
          </table:table-cell>
          <table:table-cell table:number-columns-repeated="990"/>
        </table:table-row>
        <table:table-row table:style-name="ro2">
          <table:table-cell office:value-type="float" office:value="97">
            <text:p>9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99:.AF99])" office:value-type="float" office:value="0.0967741935483871">
            <text:p>0,0967741935</text:p>
          </table:table-cell>
          <table:table-cell table:formula="of:=STDEVPA([.B99:.AF99])" office:value-type="float" office:value="0.295650044835861">
            <text:p>0,2956500448</text:p>
          </table:table-cell>
          <table:table-cell table:number-columns-repeated="99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100:.AF100])" office:value-type="float" office:value="0.451612903225806">
            <text:p>0,4516129032</text:p>
          </table:table-cell>
          <table:table-cell table:formula="of:=STDEVPA([.B100:.AF100])" office:value-type="float" office:value="0.836224606246176">
            <text:p>0,8362246062</text:p>
          </table:table-cell>
          <table:table-cell table:number-columns-repeated="990"/>
        </table:table-row>
        <table:table-row table:style-name="ro2">
          <table:table-cell office:value-type="float" office:value="99">
            <text:p>9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01:.AF101])" office:value-type="float" office:value="0.32258064516129">
            <text:p>0,3225806452</text:p>
          </table:table-cell>
          <table:table-cell table:formula="of:=STDEVPA([.B101:.AF101])" office:value-type="float" office:value="0.735597048451057">
            <text:p>0,7355970485</text:p>
          </table:table-cell>
          <table:table-cell table:number-columns-repeated="990"/>
        </table:table-row>
        <table:table-row table:style-name="ro2"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  <table:table-cell table:formula="of:=AVERAGE([.B102:.AF102])" office:value-type="float" office:value="0.129032258064516">
            <text:p>0,1290322581</text:p>
          </table:table-cell>
          <table:table-cell table:formula="of:=STDEVPA([.B102:.AF102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103:.AF103])" office:value-type="float" office:value="0.0645161290322581">
            <text:p>0,064516129</text:p>
          </table:table-cell>
          <table:table-cell table:formula="of:=STDEVPA([.B103:.AF10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5" office:value-type="float" office:value="0">
            <text:p>0</text:p>
          </table:table-cell>
          <table:table-cell table:formula="of:=AVERAGE([.B104:.AF104])" office:value-type="float" office:value="0.32258064516129">
            <text:p>0,3225806452</text:p>
          </table:table-cell>
          <table:table-cell table:formula="of:=STDEVPA([.B104:.AF104])" office:value-type="float" office:value="1.76684695969408">
            <text:p>1,7668469597</text:p>
          </table:table-cell>
          <table:table-cell table:number-columns-repeated="990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 office:value-type="float" office:value="0">
            <text:p>0</text:p>
          </table:table-cell>
          <table:table-cell table:formula="of:=AVERAGE([.B105:.AF105])" office:value-type="float" office:value="1.32258064516129">
            <text:p>1,3225806452</text:p>
          </table:table-cell>
          <table:table-cell table:formula="of:=STDEVPA([.B105:.AF105])" office:value-type="float" office:value="3.14578157655094">
            <text:p>3,1457815766</text:p>
          </table:table-cell>
          <table:table-cell table:number-columns-repeated="990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table:formula="of:=AVERAGE([.B106:.AF106])" office:value-type="float" office:value="1.51612903225806">
            <text:p>1,5161290323</text:p>
          </table:table-cell>
          <table:table-cell table:formula="of:=STDEVPA([.B106:.AF106])" office:value-type="float" office:value="4.5922161895688">
            <text:p>4,5922161896</text:p>
          </table:table-cell>
          <table:table-cell table:number-columns-repeated="990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formula="of:=AVERAGE([.B107:.AF107])" office:value-type="float" office:value="7">
            <text:p>7</text:p>
          </table:table-cell>
          <table:table-cell table:formula="of:=STDEVPA([.B107:.AF107])" office:value-type="float" office:value="7.14820076617525">
            <text:p>7,1482007662</text:p>
          </table:table-cell>
          <table:table-cell table:number-columns-repeated="990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formula="of:=AVERAGE([.B108:.AF108])" office:value-type="float" office:value="5.16129032258065">
            <text:p>5,1612903226</text:p>
          </table:table-cell>
          <table:table-cell table:formula="of:=STDEVPA([.B108:.AF108])" office:value-type="float" office:value="6.00052026880653">
            <text:p>6,0005202688</text:p>
          </table:table-cell>
          <table:table-cell table:number-columns-repeated="99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3" office:value-type="float" office:value="24">
            <text:p>24</text:p>
          </table:table-cell>
          <table:table-cell table:formula="of:=AVERAGE([.B109:.AF109])" office:value-type="float" office:value="11.741935483871">
            <text:p>11,7419354839</text:p>
          </table:table-cell>
          <table:table-cell table:formula="of:=STDEVPA([.B109:.AF109])" office:value-type="float" office:value="10.1344756279692">
            <text:p>10,134475628</text:p>
          </table:table-cell>
          <table:table-cell table:number-columns-repeated="99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AVERAGE([.B110:.AF110])" office:value-type="float" office:value="7.03225806451613">
            <text:p>7,0322580645</text:p>
          </table:table-cell>
          <table:table-cell table:formula="of:=STDEVPA([.B110:.AF110])" office:value-type="float" office:value="10.0946612238215">
            <text:p>10,0946612238</text:p>
          </table:table-cell>
          <table:table-cell table:number-columns-repeated="990"/>
        </table:table-row>
        <table:table-row table:style-name="ro2">
          <table:table-cell office:value-type="float" office:value="109">
            <text:p>109</text:p>
          </table:table-cell>
          <table:table-cell table:number-columns-repeated="9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1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formula="of:=AVERAGE([.B111:.AF111])" office:value-type="float" office:value="3.2258064516129">
            <text:p>3,2258064516</text:p>
          </table:table-cell>
          <table:table-cell table:formula="of:=STDEVPA([.B111:.AF111])" office:value-type="float" office:value="8.02700955612686">
            <text:p>8,0270095561</text:p>
          </table:table-cell>
          <table:table-cell table:number-columns-repeated="990"/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12:.AF112])" office:value-type="float" office:value="3.16129032258064">
            <text:p>3,1612903226</text:p>
          </table:table-cell>
          <table:table-cell table:formula="of:=STDEVPA([.B112:.AF112])" office:value-type="float" office:value="10.8690052789767">
            <text:p>10,869005279</text:p>
          </table:table-cell>
          <table:table-cell table:number-columns-repeated="990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113:.AF113])" office:value-type="float" office:value="0.387096774193548">
            <text:p>0,3870967742</text:p>
          </table:table-cell>
          <table:table-cell table:formula="of:=STDEVPA([.B113:.AF113])" office:value-type="float" office:value="0.93936901797168">
            <text:p>0,939369018</text:p>
          </table:table-cell>
          <table:table-cell table:number-columns-repeated="990"/>
        </table:table-row>
        <table:table-row table:style-name="ro2">
          <table:table-cell office:value-type="float" office:value="112">
            <text:p>11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formula="of:=AVERAGE([.B114:.AF114])" office:value-type="float" office:value="0.129032258064516">
            <text:p>0,1290322581</text:p>
          </table:table-cell>
          <table:table-cell table:formula="of:=STDEVPA([.B114:.AF114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13">
            <text:p>1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7" office:value-type="float" office:value="0">
            <text:p>0</text:p>
          </table:table-cell>
          <table:table-cell table:formula="of:=AVERAGE([.B115:.AF115])" office:value-type="float" office:value="0.0645161290322581">
            <text:p>0,064516129</text:p>
          </table:table-cell>
          <table:table-cell table:formula="of:=STDEVPA([.B115:.AF115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14">
            <text:p>114</text:p>
          </table:table-cell>
          <table:table-cell table:number-columns-repeated="31" office:value-type="float" office:value="0">
            <text:p>0</text:p>
          </table:table-cell>
          <table:table-cell table:formula="of:=AVERAGE([.B116:.AF116])" office:value-type="float" office:value="0">
            <text:p>0</text:p>
          </table:table-cell>
          <table:table-cell table:formula="of:=STDEVPA([.B116:.AF11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15">
            <text:p>115</text:p>
          </table:table-cell>
          <table:table-cell table:number-columns-repeated="8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17:.AF117])" office:value-type="float" office:value="1.61290322580645">
            <text:p>1,6129032258</text:p>
          </table:table-cell>
          <table:table-cell table:formula="of:=STDEVPA([.B117:.AF117])" office:value-type="float" office:value="7.77787357686736">
            <text:p>7,7778735769</text:p>
          </table:table-cell>
          <table:table-cell table:number-columns-repeated="990"/>
        </table:table-row>
        <table:table-row table:style-name="ro2">
          <table:table-cell office:value-type="float" office:value="116">
            <text:p>116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18:.AF118])" office:value-type="float" office:value="0.193548387096774">
            <text:p>0,1935483871</text:p>
          </table:table-cell>
          <table:table-cell table:formula="of:=STDEVPA([.B118:.AF118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17">
            <text:p>117</text:p>
          </table:table-cell>
          <table:table-cell table:number-columns-repeated="14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19:.AF119])" office:value-type="float" office:value="1.2258064516129">
            <text:p>1,2258064516</text:p>
          </table:table-cell>
          <table:table-cell table:formula="of:=STDEVPA([.B119:.AF119])" office:value-type="float" office:value="6.35868558855932">
            <text:p>6,3586855886</text:p>
          </table:table-cell>
          <table:table-cell table:number-columns-repeated="990"/>
        </table:table-row>
        <table:table-row table:style-name="ro2">
          <table:table-cell office:value-type="float" office:value="118">
            <text:p>118</text:p>
          </table:table-cell>
          <table:table-cell table:number-columns-repeated="1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AVERAGE([.B120:.AF120])" office:value-type="float" office:value="0.32258064516129">
            <text:p>0,3225806452</text:p>
          </table:table-cell>
          <table:table-cell table:formula="of:=STDEVPA([.B120:.AF120])" office:value-type="float" office:value="1.25433690936926">
            <text:p>1,2543369094</text:p>
          </table:table-cell>
          <table:table-cell table:number-columns-repeated="990"/>
        </table:table-row>
        <table:table-row table:style-name="ro2">
          <table:table-cell office:value-type="float" office:value="119">
            <text:p>119</text:p>
          </table:table-cell>
          <table:table-cell table:number-columns-repeated="1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formula="of:=AVERAGE([.B121:.AF121])" office:value-type="float" office:value="0.129032258064516">
            <text:p>0,1290322581</text:p>
          </table:table-cell>
          <table:table-cell table:formula="of:=STDEVPA([.B121:.AF121])" office:value-type="float" office:value="0.706738783877634">
            <text:p>0,7067387839</text:p>
          </table:table-cell>
          <table:table-cell table:number-columns-repeated="990"/>
        </table:table-row>
        <table:table-row table:style-name="ro2">
          <table:table-cell office:value-type="float" office:value="120">
            <text:p>120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22:.AF122])" office:value-type="float" office:value="0.193548387096774">
            <text:p>0,1935483871</text:p>
          </table:table-cell>
          <table:table-cell table:formula="of:=STDEVPA([.B122:.AF122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21">
            <text:p>12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table:formula="of:=AVERAGE([.B123:.AF123])" office:value-type="float" office:value="0.0645161290322581">
            <text:p>0,064516129</text:p>
          </table:table-cell>
          <table:table-cell table:formula="of:=STDEVPA([.B123:.AF12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22">
            <text:p>12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24:.AF124])" office:value-type="float" office:value="0.129032258064516">
            <text:p>0,1290322581</text:p>
          </table:table-cell>
          <table:table-cell table:formula="of:=STDEVPA([.B124:.AF124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23">
            <text:p>123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125:.AF125])" office:value-type="float" office:value="0.193548387096774">
            <text:p>0,1935483871</text:p>
          </table:table-cell>
          <table:table-cell table:formula="of:=STDEVPA([.B125:.AF125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24">
            <text:p>124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AVERAGE([.B126:.AF126])" office:value-type="float" office:value="1.29032258064516">
            <text:p>1,2903225806</text:p>
          </table:table-cell>
          <table:table-cell table:formula="of:=STDEVPA([.B126:.AF126])" office:value-type="float" office:value="5.36532203517208">
            <text:p>5,3653220352</text:p>
          </table:table-cell>
          <table:table-cell table:number-columns-repeated="990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127:.AF127])" office:value-type="float" office:value="0.387096774193548">
            <text:p>0,3870967742</text:p>
          </table:table-cell>
          <table:table-cell table:formula="of:=STDEVPA([.B127:.AF127])" office:value-type="float" office:value="0.93936901797168">
            <text:p>0,939369018</text:p>
          </table:table-cell>
          <table:table-cell table:number-columns-repeated="990"/>
        </table:table-row>
        <table:table-row table:style-name="ro2">
          <table:table-cell office:value-type="float" office:value="126">
            <text:p>126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formula="of:=AVERAGE([.B128:.AF128])" office:value-type="float" office:value="0.193548387096774">
            <text:p>0,1935483871</text:p>
          </table:table-cell>
          <table:table-cell table:formula="of:=STDEVPA([.B128:.AF128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27">
            <text:p>127</text:p>
          </table:table-cell>
          <table:table-cell table:number-columns-repeated="31" office:value-type="float" office:value="0">
            <text:p>0</text:p>
          </table:table-cell>
          <table:table-cell table:formula="of:=AVERAGE([.B129:.AF129])" office:value-type="float" office:value="0">
            <text:p>0</text:p>
          </table:table-cell>
          <table:table-cell table:formula="of:=STDEVPA([.B129:.AF12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28">
            <text:p>128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130:.AF130])" office:value-type="float" office:value="0.0645161290322581">
            <text:p>0,064516129</text:p>
          </table:table-cell>
          <table:table-cell table:formula="of:=STDEVPA([.B130:.AF13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29">
            <text:p>129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131:.AF131])" office:value-type="float" office:value="0.193548387096774">
            <text:p>0,1935483871</text:p>
          </table:table-cell>
          <table:table-cell table:formula="of:=STDEVPA([.B131:.AF131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32:.AF132])" office:value-type="float" office:value="1.93548387096774">
            <text:p>1,935483871</text:p>
          </table:table-cell>
          <table:table-cell table:formula="of:=STDEVPA([.B132:.AF132])" office:value-type="float" office:value="5.75822264172508">
            <text:p>5,7582226417</text:p>
          </table:table-cell>
          <table:table-cell table:number-columns-repeated="990"/>
        </table:table-row>
        <table:table-row table:style-name="ro2"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33:.AF133])" office:value-type="float" office:value="0.580645161290323">
            <text:p>0,5806451613</text:p>
          </table:table-cell>
          <table:table-cell table:formula="of:=STDEVPA([.B133:.AF133])" office:value-type="float" office:value="1.69960514481542">
            <text:p>1,6996051448</text:p>
          </table:table-cell>
          <table:table-cell table:number-columns-repeated="990"/>
        </table:table-row>
        <table:table-row table:style-name="ro2">
          <table:table-cell office:value-type="float" office:value="132">
            <text:p>1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AVERAGE([.B134:.AF134])" office:value-type="float" office:value="0.225806451612903">
            <text:p>0,2258064516</text:p>
          </table:table-cell>
          <table:table-cell table:formula="of:=STDEVPA([.B134:.AF134])" office:value-type="float" office:value="0.791473815895826">
            <text:p>0,7914738159</text:p>
          </table:table-cell>
          <table:table-cell table:number-columns-repeated="990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formula="of:=AVERAGE([.B135:.AF135])" office:value-type="float" office:value="0.0967741935483871">
            <text:p>0,0967741935</text:p>
          </table:table-cell>
          <table:table-cell table:formula="of:=STDEVPA([.B135:.AF135])" office:value-type="float" office:value="0.295650044835861">
            <text:p>0,2956500448</text:p>
          </table:table-cell>
          <table:table-cell table:number-columns-repeated="990"/>
        </table:table-row>
        <table:table-row table:style-name="ro2">
          <table:table-cell office:value-type="float" office:value="134">
            <text:p>13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36:.AF136])" office:value-type="float" office:value="0.258064516129032">
            <text:p>0,2580645161</text:p>
          </table:table-cell>
          <table:table-cell table:formula="of:=STDEVPA([.B136:.AF136])" office:value-type="float" office:value="0.716971315190092">
            <text:p>0,7169713152</text:p>
          </table:table-cell>
          <table:table-cell table:number-columns-repeated="990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37:.AF137])" office:value-type="float" office:value="1">
            <text:p>1</text:p>
          </table:table-cell>
          <table:table-cell table:formula="of:=STDEVPA([.B137:.AF137])" office:value-type="float" office:value="1.79605302026775">
            <text:p>1,7960530203</text:p>
          </table:table-cell>
          <table:table-cell table:number-columns-repeated="990"/>
        </table:table-row>
        <table:table-row table:style-name="ro2"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138:.AF138])" office:value-type="float" office:value="0.580645161290323">
            <text:p>0,5806451613</text:p>
          </table:table-cell>
          <table:table-cell table:formula="of:=STDEVPA([.B138:.AF138])" office:value-type="float" office:value="1.0402913223611">
            <text:p>1,0402913224</text:p>
          </table:table-cell>
          <table:table-cell table:number-columns-repeated="990"/>
        </table:table-row>
        <table:table-row table:style-name="ro2"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139:.AF139])" office:value-type="float" office:value="0.387096774193548">
            <text:p>0,3870967742</text:p>
          </table:table-cell>
          <table:table-cell table:formula="of:=STDEVPA([.B139:.AF139])" office:value-type="float" office:value="0.703787878363594">
            <text:p>0,7037878784</text:p>
          </table:table-cell>
          <table:table-cell table:number-columns-repeated="990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140:.AF140])" office:value-type="float" office:value="0.419354838709677">
            <text:p>0,4193548387</text:p>
          </table:table-cell>
          <table:table-cell table:formula="of:=STDEVPA([.B140:.AF140])" office:value-type="float" office:value="1.18523697231444">
            <text:p>1,1852369723</text:p>
          </table:table-cell>
          <table:table-cell table:number-columns-repeated="990"/>
        </table:table-row>
        <table:table-row table:style-name="ro2">
          <table:table-cell office:value-type="float" office:value="139">
            <text:p>139</text:p>
          </table:table-cell>
          <table:table-cell table:number-columns-repeated="31" office:value-type="float" office:value="0">
            <text:p>0</text:p>
          </table:table-cell>
          <table:table-cell table:formula="of:=AVERAGE([.B141:.AF141])" office:value-type="float" office:value="0">
            <text:p>0</text:p>
          </table:table-cell>
          <table:table-cell table:formula="of:=STDEVPA([.B141:.AF14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42:.AF142])" office:value-type="float" office:value="0.774193548387097">
            <text:p>0,7741935484</text:p>
          </table:table-cell>
          <table:table-cell table:formula="of:=STDEVPA([.B142:.AF142])" office:value-type="float" office:value="1.09867008812428">
            <text:p>1,0986700881</text:p>
          </table:table-cell>
          <table:table-cell table:number-columns-repeated="990"/>
        </table:table-row>
        <table:table-row table:style-name="ro2">
          <table:table-cell office:value-type="float" office:value="141">
            <text:p>141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AVERAGE([.B143:.AF143])" office:value-type="float" office:value="0.451612903225806">
            <text:p>0,4516129032</text:p>
          </table:table-cell>
          <table:table-cell table:formula="of:=STDEVPA([.B143:.AF143])" office:value-type="float" office:value="1.81105404485396">
            <text:p>1,8110540449</text:p>
          </table:table-cell>
          <table:table-cell table:number-columns-repeated="990"/>
        </table:table-row>
        <table:table-row table:style-name="ro2">
          <table:table-cell office:value-type="float" office:value="142">
            <text:p>14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44:.AF144])" office:value-type="float" office:value="0.258064516129032">
            <text:p>0,2580645161</text:p>
          </table:table-cell>
          <table:table-cell table:formula="of:=STDEVPA([.B144:.AF144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143">
            <text:p>143</text:p>
          </table:table-cell>
          <table:table-cell table:number-columns-repeated="31" office:value-type="float" office:value="0">
            <text:p>0</text:p>
          </table:table-cell>
          <table:table-cell table:formula="of:=AVERAGE([.B145:.AF145])" office:value-type="float" office:value="0">
            <text:p>0</text:p>
          </table:table-cell>
          <table:table-cell table:formula="of:=STDEVPA([.B145:.AF14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4">
            <text:p>144</text:p>
          </table:table-cell>
          <table:table-cell table:number-columns-repeated="31" office:value-type="float" office:value="0">
            <text:p>0</text:p>
          </table:table-cell>
          <table:table-cell table:formula="of:=AVERAGE([.B146:.AF146])" office:value-type="float" office:value="0">
            <text:p>0</text:p>
          </table:table-cell>
          <table:table-cell table:formula="of:=STDEVPA([.B146:.AF14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5">
            <text:p>145</text:p>
          </table:table-cell>
          <table:table-cell table:number-columns-repeated="31" office:value-type="float" office:value="0">
            <text:p>0</text:p>
          </table:table-cell>
          <table:table-cell table:formula="of:=AVERAGE([.B147:.AF147])" office:value-type="float" office:value="0">
            <text:p>0</text:p>
          </table:table-cell>
          <table:table-cell table:formula="of:=STDEVPA([.B147:.AF14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48:.AF148])" office:value-type="float" office:value="0.129032258064516">
            <text:p>0,1290322581</text:p>
          </table:table-cell>
          <table:table-cell table:formula="of:=STDEVPA([.B148:.AF148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47">
            <text:p>147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149:.AF149])" office:value-type="float" office:value="0.451612903225806">
            <text:p>0,4516129032</text:p>
          </table:table-cell>
          <table:table-cell table:formula="of:=STDEVPA([.B149:.AF149])" office:value-type="float" office:value="1.81105404485396">
            <text:p>1,8110540449</text:p>
          </table:table-cell>
          <table:table-cell table:number-columns-repeated="990"/>
        </table:table-row>
        <table:table-row table:style-name="ro2">
          <table:table-cell office:value-type="float" office:value="148">
            <text:p>148</text:p>
          </table:table-cell>
          <table:table-cell table:number-columns-repeated="31" office:value-type="float" office:value="0">
            <text:p>0</text:p>
          </table:table-cell>
          <table:table-cell table:formula="of:=AVERAGE([.B150:.AF150])" office:value-type="float" office:value="0">
            <text:p>0</text:p>
          </table:table-cell>
          <table:table-cell table:formula="of:=STDEVPA([.B150:.AF15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9">
            <text:p>149</text:p>
          </table:table-cell>
          <table:table-cell table:number-columns-repeated="1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float" office:value="0">
            <text:p>0</text:p>
          </table:table-cell>
          <table:table-cell table:formula="of:=AVERAGE([.B151:.AF151])" office:value-type="float" office:value="0.32258064516129">
            <text:p>0,3225806452</text:p>
          </table:table-cell>
          <table:table-cell table:formula="of:=STDEVPA([.B151:.AF151])" office:value-type="float" office:value="1.76684695969408">
            <text:p>1,7668469597</text:p>
          </table:table-cell>
          <table:table-cell table:number-columns-repeated="990"/>
        </table:table-row>
        <table:table-row table:style-name="ro2">
          <table:table-cell office:value-type="float" office:value="150">
            <text:p>150</text:p>
          </table:table-cell>
          <table:table-cell table:number-columns-repeated="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52:.AF152])" office:value-type="float" office:value="0.0645161290322581">
            <text:p>0,064516129</text:p>
          </table:table-cell>
          <table:table-cell table:formula="of:=STDEVPA([.B152:.AF15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table:number-columns-repeated="30" office:value-type="float" office:value="0">
            <text:p>0</text:p>
          </table:table-cell>
          <table:table-cell table:formula="of:=AVERAGE([.B153:.AF153])" office:value-type="float" office:value="0.0645161290322581">
            <text:p>0,064516129</text:p>
          </table:table-cell>
          <table:table-cell table:formula="of:=STDEVPA([.B153:.AF15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52">
            <text:p>15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54:.AF154])" office:value-type="float" office:value="0.129032258064516">
            <text:p>0,1290322581</text:p>
          </table:table-cell>
          <table:table-cell table:formula="of:=STDEVPA([.B154:.AF154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53">
            <text:p>153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155:.AF155])" office:value-type="float" office:value="0.0645161290322581">
            <text:p>0,064516129</text:p>
          </table:table-cell>
          <table:table-cell table:formula="of:=STDEVPA([.B155:.AF155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156:.AF156])" office:value-type="float" office:value="0.129032258064516">
            <text:p>0,1290322581</text:p>
          </table:table-cell>
          <table:table-cell table:formula="of:=STDEVPA([.B156:.AF156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55">
            <text:p>155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AVERAGE([.B157:.AF157])" office:value-type="float" office:value="0.451612903225806">
            <text:p>0,4516129032</text:p>
          </table:table-cell>
          <table:table-cell table:formula="of:=STDEVPA([.B157:.AF157])" office:value-type="float" office:value="1.81105404485396">
            <text:p>1,8110540449</text:p>
          </table:table-cell>
          <table:table-cell table:number-columns-repeated="990"/>
        </table:table-row>
        <table:table-row table:style-name="ro2"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table:formula="of:=AVERAGE([.B158:.AF158])" office:value-type="float" office:value="0.129032258064516">
            <text:p>0,1290322581</text:p>
          </table:table-cell>
          <table:table-cell table:formula="of:=STDEVPA([.B158:.AF158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57">
            <text:p>157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59:.AF159])" office:value-type="float" office:value="0.161290322580645">
            <text:p>0,1612903226</text:p>
          </table:table-cell>
          <table:table-cell table:formula="of:=STDEVPA([.B159:.AF159])" office:value-type="float" office:value="0.627168454684632">
            <text:p>0,6271684547</text:p>
          </table:table-cell>
          <table:table-cell table:number-columns-repeated="990"/>
        </table:table-row>
        <table:table-row table:style-name="ro2">
          <table:table-cell office:value-type="float" office:value="158">
            <text:p>158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formula="of:=AVERAGE([.B160:.AF160])" office:value-type="float" office:value="0.258064516129032">
            <text:p>0,2580645161</text:p>
          </table:table-cell>
          <table:table-cell table:formula="of:=STDEVPA([.B160:.AF160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159">
            <text:p>159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161:.AF161])" office:value-type="float" office:value="0.129032258064516">
            <text:p>0,1290322581</text:p>
          </table:table-cell>
          <table:table-cell table:formula="of:=STDEVPA([.B161:.AF161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60">
            <text:p>160</text:p>
          </table:table-cell>
          <table:table-cell table:number-columns-repeated="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62:.AF162])" office:value-type="float" office:value="0.0645161290322581">
            <text:p>0,064516129</text:p>
          </table:table-cell>
          <table:table-cell table:formula="of:=STDEVPA([.B162:.AF16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61">
            <text:p>161</text:p>
          </table:table-cell>
          <table:table-cell table:number-columns-repeated="9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1" office:value-type="float" office:value="0">
            <text:p>0</text:p>
          </table:table-cell>
          <table:table-cell table:formula="of:=AVERAGE([.B163:.AF163])" office:value-type="float" office:value="0.451612903225806">
            <text:p>0,4516129032</text:p>
          </table:table-cell>
          <table:table-cell table:formula="of:=STDEVPA([.B163:.AF163])" office:value-type="float" office:value="2.47358574357172">
            <text:p>2,4735857436</text:p>
          </table:table-cell>
          <table:table-cell table:number-columns-repeated="990"/>
        </table:table-row>
        <table:table-row table:style-name="ro2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64:.AF164])" office:value-type="float" office:value="0.774193548387097">
            <text:p>0,7741935484</text:p>
          </table:table-cell>
          <table:table-cell table:formula="of:=STDEVPA([.B164:.AF164])" office:value-type="float" office:value="2.47190245944104">
            <text:p>2,4719024594</text:p>
          </table:table-cell>
          <table:table-cell table:number-columns-repeated="990"/>
        </table:table-row>
        <table:table-row table:style-name="ro2">
          <table:table-cell office:value-type="float" office:value="163">
            <text:p>16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office:value-type="float" office:value="0">
            <text:p>0</text:p>
          </table:table-cell>
          <table:table-cell table:formula="of:=AVERAGE([.B165:.AF165])" office:value-type="float" office:value="0.0645161290322581">
            <text:p>0,064516129</text:p>
          </table:table-cell>
          <table:table-cell table:formula="of:=STDEVPA([.B165:.AF165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64">
            <text:p>164</text:p>
          </table:table-cell>
          <table:table-cell table:number-columns-repeated="2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66:.AF166])" office:value-type="float" office:value="0.129032258064516">
            <text:p>0,1290322581</text:p>
          </table:table-cell>
          <table:table-cell table:formula="of:=STDEVPA([.B166:.AF166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formula="of:=AVERAGE([.B167:.AF167])" office:value-type="float" office:value="0.258064516129032">
            <text:p>0,2580645161</text:p>
          </table:table-cell>
          <table:table-cell table:formula="of:=STDEVPA([.B167:.AF167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166">
            <text:p>166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float" office:value="0">
            <text:p>0</text:p>
          </table:table-cell>
          <table:table-cell table:formula="of:=AVERAGE([.B168:.AF168])" office:value-type="float" office:value="0.0645161290322581">
            <text:p>0,064516129</text:p>
          </table:table-cell>
          <table:table-cell table:formula="of:=STDEVPA([.B168:.AF16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67">
            <text:p>167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  <table:table-cell table:formula="of:=AVERAGE([.B169:.AF169])" office:value-type="float" office:value="0.0645161290322581">
            <text:p>0,064516129</text:p>
          </table:table-cell>
          <table:table-cell table:formula="of:=STDEVPA([.B169:.AF16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68">
            <text:p>168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70:.AF170])" office:value-type="float" office:value="0.032258064516129">
            <text:p>0,0322580645</text:p>
          </table:table-cell>
          <table:table-cell table:formula="of:=STDEVPA([.B170:.AF170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69">
            <text:p>169</text:p>
          </table:table-cell>
          <table:table-cell table:number-columns-repeated="31" office:value-type="float" office:value="0">
            <text:p>0</text:p>
          </table:table-cell>
          <table:table-cell table:formula="of:=AVERAGE([.B171:.AF171])" office:value-type="float" office:value="0">
            <text:p>0</text:p>
          </table:table-cell>
          <table:table-cell table:formula="of:=STDEVPA([.B171:.AF17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0">
            <text:p>17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172:.AF172])" office:value-type="float" office:value="0.129032258064516">
            <text:p>0,1290322581</text:p>
          </table:table-cell>
          <table:table-cell table:formula="of:=STDEVPA([.B172:.AF172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formula="of:=AVERAGE([.B173:.AF173])" office:value-type="float" office:value="0.193548387096774">
            <text:p>0,1935483871</text:p>
          </table:table-cell>
          <table:table-cell table:formula="of:=STDEVPA([.B173:.AF173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72">
            <text:p>17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formula="of:=AVERAGE([.B174:.AF174])" office:value-type="float" office:value="0.032258064516129">
            <text:p>0,0322580645</text:p>
          </table:table-cell>
          <table:table-cell table:formula="of:=STDEVPA([.B174:.AF174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73">
            <text:p>173</text:p>
          </table:table-cell>
          <table:table-cell table:number-columns-repeated="31" office:value-type="float" office:value="0">
            <text:p>0</text:p>
          </table:table-cell>
          <table:table-cell table:formula="of:=AVERAGE([.B175:.AF175])" office:value-type="float" office:value="0">
            <text:p>0</text:p>
          </table:table-cell>
          <table:table-cell table:formula="of:=STDEVPA([.B175:.AF17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4">
            <text:p>174</text:p>
          </table:table-cell>
          <table:table-cell table:number-columns-repeated="31" office:value-type="float" office:value="0">
            <text:p>0</text:p>
          </table:table-cell>
          <table:table-cell table:formula="of:=AVERAGE([.B176:.AF176])" office:value-type="float" office:value="0">
            <text:p>0</text:p>
          </table:table-cell>
          <table:table-cell table:formula="of:=STDEVPA([.B176:.AF17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5">
            <text:p>175</text:p>
          </table:table-cell>
          <table:table-cell table:number-columns-repeated="31" office:value-type="float" office:value="0">
            <text:p>0</text:p>
          </table:table-cell>
          <table:table-cell table:formula="of:=AVERAGE([.B177:.AF177])" office:value-type="float" office:value="0">
            <text:p>0</text:p>
          </table:table-cell>
          <table:table-cell table:formula="of:=STDEVPA([.B177:.AF17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formula="of:=AVERAGE([.B178:.AF178])" office:value-type="float" office:value="0.129032258064516">
            <text:p>0,1290322581</text:p>
          </table:table-cell>
          <table:table-cell table:formula="of:=STDEVPA([.B178:.AF178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77">
            <text:p>177</text:p>
          </table:table-cell>
          <table:table-cell table:number-columns-repeated="31" office:value-type="float" office:value="0">
            <text:p>0</text:p>
          </table:table-cell>
          <table:table-cell table:formula="of:=AVERAGE([.B179:.AF179])" office:value-type="float" office:value="0">
            <text:p>0</text:p>
          </table:table-cell>
          <table:table-cell table:formula="of:=STDEVPA([.B179:.AF17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8">
            <text:p>178</text:p>
          </table:table-cell>
          <table:table-cell table:number-columns-repeated="31" office:value-type="float" office:value="0">
            <text:p>0</text:p>
          </table:table-cell>
          <table:table-cell table:formula="of:=AVERAGE([.B180:.AF180])" office:value-type="float" office:value="0">
            <text:p>0</text:p>
          </table:table-cell>
          <table:table-cell table:formula="of:=STDEVPA([.B180:.AF18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9">
            <text:p>179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table:formula="of:=AVERAGE([.B181:.AF181])" office:value-type="float" office:value="0.0645161290322581">
            <text:p>0,064516129</text:p>
          </table:table-cell>
          <table:table-cell table:formula="of:=STDEVPA([.B181:.AF18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80">
            <text:p>180</text:p>
          </table:table-cell>
          <table:table-cell table:number-columns-repeated="2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182:.AF182])" office:value-type="float" office:value="0.0645161290322581">
            <text:p>0,064516129</text:p>
          </table:table-cell>
          <table:table-cell table:formula="of:=STDEVPA([.B182:.AF18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81">
            <text:p>181</text:p>
          </table:table-cell>
          <table:table-cell table:number-columns-repeated="31" office:value-type="float" office:value="0">
            <text:p>0</text:p>
          </table:table-cell>
          <table:table-cell table:formula="of:=AVERAGE([.B183:.AF183])" office:value-type="float" office:value="0">
            <text:p>0</text:p>
          </table:table-cell>
          <table:table-cell table:formula="of:=STDEVPA([.B183:.AF18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2">
            <text:p>18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184:.AF184])" office:value-type="float" office:value="0.0967741935483871">
            <text:p>0,0967741935</text:p>
          </table:table-cell>
          <table:table-cell table:formula="of:=STDEVPA([.B184:.AF184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183">
            <text:p>183</text:p>
          </table:table-cell>
          <table:table-cell table:number-columns-repeated="31" office:value-type="float" office:value="0">
            <text:p>0</text:p>
          </table:table-cell>
          <table:table-cell table:formula="of:=AVERAGE([.B185:.AF185])" office:value-type="float" office:value="0">
            <text:p>0</text:p>
          </table:table-cell>
          <table:table-cell table:formula="of:=STDEVPA([.B185:.AF18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4">
            <text:p>184</text:p>
          </table:table-cell>
          <table:table-cell table:number-columns-repeated="31" office:value-type="float" office:value="0">
            <text:p>0</text:p>
          </table:table-cell>
          <table:table-cell table:formula="of:=AVERAGE([.B186:.AF186])" office:value-type="float" office:value="0">
            <text:p>0</text:p>
          </table:table-cell>
          <table:table-cell table:formula="of:=STDEVPA([.B186:.AF18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5">
            <text:p>18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87:.AF187])" office:value-type="float" office:value="0.0967741935483871">
            <text:p>0,0967741935</text:p>
          </table:table-cell>
          <table:table-cell table:formula="of:=STDEVPA([.B187:.AF187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186">
            <text:p>186</text:p>
          </table:table-cell>
          <table:table-cell table:number-columns-repeated="31" office:value-type="float" office:value="0">
            <text:p>0</text:p>
          </table:table-cell>
          <table:table-cell table:formula="of:=AVERAGE([.B188:.AF188])" office:value-type="float" office:value="0">
            <text:p>0</text:p>
          </table:table-cell>
          <table:table-cell table:formula="of:=STDEVPA([.B188:.AF188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7">
            <text:p>187</text:p>
          </table:table-cell>
          <table:table-cell table:number-columns-repeated="2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AVERAGE([.B189:.AF189])" office:value-type="float" office:value="0.645161290322581">
            <text:p>0,6451612903</text:p>
          </table:table-cell>
          <table:table-cell table:formula="of:=STDEVPA([.B189:.AF189])" office:value-type="float" office:value="3.53369391938817">
            <text:p>3,5336939194</text:p>
          </table:table-cell>
          <table:table-cell table:number-columns-repeated="990"/>
        </table:table-row>
        <table:table-row table:style-name="ro2">
          <table:table-cell office:value-type="float" office:value="188">
            <text:p>188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190:.AF190])" office:value-type="float" office:value="0.258064516129032">
            <text:p>0,2580645161</text:p>
          </table:table-cell>
          <table:table-cell table:formula="of:=STDEVPA([.B190:.AF190])" office:value-type="float" office:value="0.620496260053914">
            <text:p>0,6204962601</text:p>
          </table:table-cell>
          <table:table-cell table:number-columns-repeated="990"/>
        </table:table-row>
        <table:table-row table:style-name="ro2">
          <table:table-cell office:value-type="float" office:value="189">
            <text:p>189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VERAGE([.B191:.AF191])" office:value-type="float" office:value="0.193548387096774">
            <text:p>0,1935483871</text:p>
          </table:table-cell>
          <table:table-cell table:formula="of:=STDEVPA([.B191:.AF191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table:formula="of:=AVERAGE([.B192:.AF192])" office:value-type="float" office:value="0.032258064516129">
            <text:p>0,0322580645</text:p>
          </table:table-cell>
          <table:table-cell table:formula="of:=STDEVPA([.B192:.AF192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91">
            <text:p>19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AVERAGE([.B193:.AF193])" office:value-type="float" office:value="0.290322580645161">
            <text:p>0,2903225806</text:p>
          </table:table-cell>
          <table:table-cell table:formula="of:=STDEVPA([.B193:.AF193])" office:value-type="float" office:value="0.681248776836867">
            <text:p>0,6812487768</text:p>
          </table:table-cell>
          <table:table-cell table:number-columns-repeated="990"/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194:.AF194])" office:value-type="float" office:value="0.225806451612903">
            <text:p>0,2258064516</text:p>
          </table:table-cell>
          <table:table-cell table:formula="of:=STDEVPA([.B194:.AF194])" office:value-type="float" office:value="0.606931862007315">
            <text:p>0,606931862</text:p>
          </table:table-cell>
          <table:table-cell table:number-columns-repeated="990"/>
        </table:table-row>
        <table:table-row table:style-name="ro2">
          <table:table-cell office:value-type="float" office:value="193">
            <text:p>193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2" office:value-type="float" office:value="0">
            <text:p>0</text:p>
          </table:table-cell>
          <table:table-cell table:formula="of:=AVERAGE([.B195:.AF195])" office:value-type="float" office:value="0.387096774193548">
            <text:p>0,3870967742</text:p>
          </table:table-cell>
          <table:table-cell table:formula="of:=STDEVPA([.B195:.AF195])" office:value-type="float" office:value="2.1202163516329">
            <text:p>2,1202163516</text:p>
          </table:table-cell>
          <table:table-cell table:number-columns-repeated="990"/>
        </table:table-row>
        <table:table-row table:style-name="ro2"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formula="of:=AVERAGE([.B196:.AF196])" office:value-type="float" office:value="0.548387096774194">
            <text:p>0,5483870968</text:p>
          </table:table-cell>
          <table:table-cell table:formula="of:=STDEVPA([.B196:.AF196])" office:value-type="float" office:value="1.56243626300804">
            <text:p>1,562436263</text:p>
          </table:table-cell>
          <table:table-cell table:number-columns-repeated="990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formula="of:=AVERAGE([.B197:.AF197])" office:value-type="float" office:value="0.161290322580645">
            <text:p>0,1612903226</text:p>
          </table:table-cell>
          <table:table-cell table:formula="of:=STDEVPA([.B197:.AF197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6" office:value-type="float" office:value="0">
            <text:p>0</text:p>
          </table:table-cell>
          <table:table-cell table:formula="of:=AVERAGE([.B198:.AF198])" office:value-type="float" office:value="0.774193548387097">
            <text:p>0,7741935484</text:p>
          </table:table-cell>
          <table:table-cell table:formula="of:=STDEVPA([.B198:.AF198])" office:value-type="float" office:value="3.54427914705042">
            <text:p>3,5442791471</text:p>
          </table:table-cell>
          <table:table-cell table:number-columns-repeated="990"/>
        </table:table-row>
        <table:table-row table:style-name="ro2">
          <table:table-cell office:value-type="float" office:value="197">
            <text:p>197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99:.AF199])" office:value-type="float" office:value="0.0967741935483871">
            <text:p>0,0967741935</text:p>
          </table:table-cell>
          <table:table-cell table:formula="of:=STDEVPA([.B199:.AF199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198">
            <text:p>198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formula="of:=AVERAGE([.B200:.AF200])" office:value-type="float" office:value="0.129032258064516">
            <text:p>0,1290322581</text:p>
          </table:table-cell>
          <table:table-cell table:formula="of:=STDEVPA([.B200:.AF200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99">
            <text:p>199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201:.AF201])" office:value-type="float" office:value="0.193548387096774">
            <text:p>0,1935483871</text:p>
          </table:table-cell>
          <table:table-cell table:formula="of:=STDEVPA([.B201:.AF201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00">
            <text:p>200</text:p>
          </table:table-cell>
          <table:table-cell table:number-columns-repeated="31" office:value-type="float" office:value="0">
            <text:p>0</text:p>
          </table:table-cell>
          <table:table-cell table:formula="of:=AVERAGE([.B202:.AF202])" office:value-type="float" office:value="0">
            <text:p>0</text:p>
          </table:table-cell>
          <table:table-cell table:formula="of:=STDEVPA([.B202:.AF20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01">
            <text:p>201</text:p>
          </table:table-cell>
          <table:table-cell table:number-columns-repeated="2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AVERAGE([.B203:.AF203])" office:value-type="float" office:value="0.129032258064516">
            <text:p>0,1290322581</text:p>
          </table:table-cell>
          <table:table-cell table:formula="of:=STDEVPA([.B203:.AF203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02">
            <text:p>202</text:p>
          </table:table-cell>
          <table:table-cell table:number-columns-repeated="30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AVERAGE([.B204:.AF204])" office:value-type="float" office:value="0.709677419354839">
            <text:p>0,7096774194</text:p>
          </table:table-cell>
          <table:table-cell table:formula="of:=STDEVPA([.B204:.AF204])" office:value-type="float" office:value="3.88706331132698">
            <text:p>3,8870633113</text:p>
          </table:table-cell>
          <table:table-cell table:number-columns-repeated="990"/>
        </table:table-row>
        <table:table-row table:style-name="ro2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205:.AF205])" office:value-type="float" office:value="0.193548387096774">
            <text:p>0,1935483871</text:p>
          </table:table-cell>
          <table:table-cell table:formula="of:=STDEVPA([.B205:.AF205])" office:value-type="float" office:value="0.533965979266027">
            <text:p>0,5339659793</text:p>
          </table:table-cell>
          <table:table-cell table:number-columns-repeated="990"/>
        </table:table-row>
        <table:table-row table:style-name="ro2">
          <table:table-cell office:value-type="float" office:value="204">
            <text:p>204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206:.AF206])" office:value-type="float" office:value="0.129032258064516">
            <text:p>0,1290322581</text:p>
          </table:table-cell>
          <table:table-cell table:formula="of:=STDEVPA([.B206:.AF206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05">
            <text:p>20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207:.AF207])" office:value-type="float" office:value="0.193548387096774">
            <text:p>0,1935483871</text:p>
          </table:table-cell>
          <table:table-cell table:formula="of:=STDEVPA([.B207:.AF207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6" office:value-type="float" office:value="0">
            <text:p>0</text:p>
          </table:table-cell>
          <table:table-cell table:formula="of:=AVERAGE([.B208:.AF208])" office:value-type="float" office:value="0.0645161290322581">
            <text:p>0,064516129</text:p>
          </table:table-cell>
          <table:table-cell table:formula="of:=STDEVPA([.B208:.AF20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07">
            <text:p>207</text:p>
          </table:table-cell>
          <table:table-cell table:number-columns-repeated="31" office:value-type="float" office:value="0">
            <text:p>0</text:p>
          </table:table-cell>
          <table:table-cell table:formula="of:=AVERAGE([.B209:.AF209])" office:value-type="float" office:value="0">
            <text:p>0</text:p>
          </table:table-cell>
          <table:table-cell table:formula="of:=STDEVPA([.B209:.AF20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9" office:value-type="float" office:value="0">
            <text:p>0</text:p>
          </table:table-cell>
          <table:table-cell table:formula="of:=AVERAGE([.B210:.AF210])" office:value-type="float" office:value="0.709677419354839">
            <text:p>0,7096774194</text:p>
          </table:table-cell>
          <table:table-cell table:formula="of:=STDEVPA([.B210:.AF210])" office:value-type="float" office:value="2.89820354131822">
            <text:p>2,8982035413</text:p>
          </table:table-cell>
          <table:table-cell table:number-columns-repeated="990"/>
        </table:table-row>
        <table:table-row table:style-name="ro2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formula="of:=AVERAGE([.B211:.AF211])" office:value-type="float" office:value="0.838709677419355">
            <text:p>0,8387096774</text:p>
          </table:table-cell>
          <table:table-cell table:formula="of:=STDEVPA([.B211:.AF211])" office:value-type="float" office:value="2.99566110096616">
            <text:p>2,995661101</text:p>
          </table:table-cell>
          <table:table-cell table:number-columns-repeated="990"/>
        </table:table-row>
        <table:table-row table:style-name="ro2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formula="of:=AVERAGE([.B212:.AF212])" office:value-type="float" office:value="0.129032258064516">
            <text:p>0,1290322581</text:p>
          </table:table-cell>
          <table:table-cell table:formula="of:=STDEVPA([.B212:.AF212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table:formula="of:=AVERAGE([.B213:.AF213])" office:value-type="float" office:value="0.193548387096774">
            <text:p>0,1935483871</text:p>
          </table:table-cell>
          <table:table-cell table:formula="of:=STDEVPA([.B213:.AF213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12">
            <text:p>21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214:.AF214])" office:value-type="float" office:value="0.0967741935483871">
            <text:p>0,0967741935</text:p>
          </table:table-cell>
          <table:table-cell table:formula="of:=STDEVPA([.B214:.AF214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213">
            <text:p>213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215:.AF215])" office:value-type="float" office:value="0.161290322580645">
            <text:p>0,1612903226</text:p>
          </table:table-cell>
          <table:table-cell table:formula="of:=STDEVPA([.B215:.AF215])" office:value-type="float" office:value="0.722753435561551">
            <text:p>0,7227534356</text:p>
          </table:table-cell>
          <table:table-cell table:number-columns-repeated="990"/>
        </table:table-row>
        <table:table-row table:style-name="ro2">
          <table:table-cell office:value-type="float" office:value="214">
            <text:p>214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216:.AF216])" office:value-type="float" office:value="0.032258064516129">
            <text:p>0,0322580645</text:p>
          </table:table-cell>
          <table:table-cell table:formula="of:=STDEVPA([.B216:.AF216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215">
            <text:p>215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17:.AF217])" office:value-type="float" office:value="0.0666666666666667">
            <text:p>0,0666666667</text:p>
          </table:table-cell>
          <table:table-cell table:formula="of:=STDEVPA([.B217:.AF217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16">
            <text:p>216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18:.AF218])" office:value-type="float" office:value="0.0666666666666667">
            <text:p>0,0666666667</text:p>
          </table:table-cell>
          <table:table-cell table:formula="of:=STDEVPA([.B218:.AF21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17">
            <text:p>217</text:p>
          </table:table-cell>
          <table:table-cell table:number-columns-repeated="2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19:.AF219])" office:value-type="float" office:value="0">
            <text:p>0</text:p>
          </table:table-cell>
          <table:table-cell table:formula="of:=STDEVPA([.B219:.AF21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18">
            <text:p>218</text:p>
          </table:table-cell>
          <table:table-cell table:number-columns-repeated="2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0:.AF220])" office:value-type="float" office:value="0">
            <text:p>0</text:p>
          </table:table-cell>
          <table:table-cell table:formula="of:=STDEVPA([.B220:.AF22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19">
            <text:p>219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AVERAGE([.B221:.AF221])" office:value-type="float" office:value="0.166666666666667">
            <text:p>0,1666666667</text:p>
          </table:table-cell>
          <table:table-cell table:formula="of:=STDEVPA([.B221:.AF221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20">
            <text:p>220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222:.AF222])" office:value-type="float" office:value="0.166666666666667">
            <text:p>0,1666666667</text:p>
          </table:table-cell>
          <table:table-cell table:formula="of:=STDEVPA([.B222:.AF222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21">
            <text:p>22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3:.AF223])" office:value-type="float" office:value="0.0666666666666667">
            <text:p>0,0666666667</text:p>
          </table:table-cell>
          <table:table-cell table:formula="of:=STDEVPA([.B223:.AF223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222">
            <text:p>22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4:.AF224])" office:value-type="float" office:value="0.103448275862069">
            <text:p>0,1034482759</text:p>
          </table:table-cell>
          <table:table-cell table:formula="of:=STDEVPA([.B224:.AF224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223">
            <text:p>22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5:.AF225])" office:value-type="float" office:value="0.0344827586206897">
            <text:p>0,0344827586</text:p>
          </table:table-cell>
          <table:table-cell table:formula="of:=STDEVPA([.B225:.AF225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224">
            <text:p>22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6:.AF226])" office:value-type="float" office:value="0">
            <text:p>0</text:p>
          </table:table-cell>
          <table:table-cell table:formula="of:=STDEVPA([.B226:.AF22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25">
            <text:p>22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7:.AF227])" office:value-type="float" office:value="0">
            <text:p>0</text:p>
          </table:table-cell>
          <table:table-cell table:formula="of:=STDEVPA([.B227:.AF22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26">
            <text:p>22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28:.AF228])" office:value-type="float" office:value="0.0689655172413793">
            <text:p>0,0689655172</text:p>
          </table:table-cell>
          <table:table-cell table:formula="of:=STDEVPA([.B228:.AF22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29:.AF229])" office:value-type="float" office:value="0.107142857142857">
            <text:p>0,1071428571</text:p>
          </table:table-cell>
          <table:table-cell table:formula="of:=STDEVPA([.B229:.AF229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228">
            <text:p>22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30:.AF230])" office:value-type="float" office:value="0.178571428571429">
            <text:p>0,1785714286</text:p>
          </table:table-cell>
          <table:table-cell table:formula="of:=STDEVPA([.B230:.AF230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31:.AF231])" office:value-type="float" office:value="0.107142857142857">
            <text:p>0,1071428571</text:p>
          </table:table-cell>
          <table:table-cell table:formula="of:=STDEVPA([.B231:.AF231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230">
            <text:p>23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2:.AF232])" office:value-type="float" office:value="0">
            <text:p>0</text:p>
          </table:table-cell>
          <table:table-cell table:formula="of:=STDEVPA([.B232:.AF23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31">
            <text:p>23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3:.AF233])" office:value-type="float" office:value="0.0740740740740741">
            <text:p>0,0740740741</text:p>
          </table:table-cell>
          <table:table-cell table:formula="of:=STDEVPA([.B233:.AF23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32">
            <text:p>23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234:.AF234])" office:value-type="float" office:value="0.148148148148148">
            <text:p>0,1481481481</text:p>
          </table:table-cell>
          <table:table-cell table:formula="of:=STDEVPA([.B234:.AF234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33">
            <text:p>23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5:.AF235])" office:value-type="float" office:value="0">
            <text:p>0</text:p>
          </table:table-cell>
          <table:table-cell table:formula="of:=STDEVPA([.B235:.AF23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6:.AF236])" office:value-type="float" office:value="0.148148148148148">
            <text:p>0,1481481481</text:p>
          </table:table-cell>
          <table:table-cell table:formula="of:=STDEVPA([.B236:.AF236])" office:value-type="float" office:value="0.420593703561461">
            <text:p>0,4205937036</text:p>
          </table:table-cell>
          <table:table-cell table:number-columns-repeated="990"/>
        </table:table-row>
        <table:table-row table:style-name="ro2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7:.AF237])" office:value-type="float" office:value="0.0740740740740741">
            <text:p>0,0740740741</text:p>
          </table:table-cell>
          <table:table-cell table:formula="of:=STDEVPA([.B237:.AF237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8:.AF238])" office:value-type="float" office:value="0.148148148148148">
            <text:p>0,1481481481</text:p>
          </table:table-cell>
          <table:table-cell table:formula="of:=STDEVPA([.B238:.AF238])" office:value-type="float" office:value="0.420593703561461">
            <text:p>0,4205937036</text:p>
          </table:table-cell>
          <table:table-cell table:number-columns-repeated="990"/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9:.AF239])" office:value-type="float" office:value="0.08">
            <text:p>0,08</text:p>
          </table:table-cell>
          <table:table-cell table:formula="of:=STDEVPA([.B239:.AF23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0:.AF240])" office:value-type="float" office:value="0.08">
            <text:p>0,08</text:p>
          </table:table-cell>
          <table:table-cell table:formula="of:=STDEVPA([.B240:.AF24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1:.AF241])" office:value-type="float" office:value="0.16">
            <text:p>0,16</text:p>
          </table:table-cell>
          <table:table-cell table:formula="of:=STDEVPA([.B241:.AF241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2:.AF242])" office:value-type="float" office:value="0.08">
            <text:p>0,08</text:p>
          </table:table-cell>
          <table:table-cell table:formula="of:=STDEVPA([.B242:.AF24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3:.AF243])" office:value-type="float" office:value="0.16">
            <text:p>0,16</text:p>
          </table:table-cell>
          <table:table-cell table:formula="of:=STDEVPA([.B243:.AF243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4:.AF244])" office:value-type="float" office:value="0">
            <text:p>0</text:p>
          </table:table-cell>
          <table:table-cell table:formula="of:=STDEVPA([.B244:.AF24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5:.AF245])" office:value-type="float" office:value="0">
            <text:p>0</text:p>
          </table:table-cell>
          <table:table-cell table:formula="of:=STDEVPA([.B245:.AF24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6:.AF246])" office:value-type="float" office:value="0">
            <text:p>0</text:p>
          </table:table-cell>
          <table:table-cell table:formula="of:=STDEVPA([.B246:.AF24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7:.AF247])" office:value-type="float" office:value="0">
            <text:p>0</text:p>
          </table:table-cell>
          <table:table-cell table:formula="of:=STDEVPA([.B247:.AF24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8:.AF248])" office:value-type="float" office:value="0">
            <text:p>0</text:p>
          </table:table-cell>
          <table:table-cell table:formula="of:=STDEVPA([.B248:.AF248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9:.AF249])" office:value-type="float" office:value="0">
            <text:p>0</text:p>
          </table:table-cell>
          <table:table-cell table:formula="of:=STDEVPA([.B249:.AF24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0:.AF250])" office:value-type="float" office:value="0.08">
            <text:p>0,08</text:p>
          </table:table-cell>
          <table:table-cell table:formula="of:=STDEVPA([.B250:.AF25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1:.AF251])" office:value-type="float" office:value="0.16">
            <text:p>0,16</text:p>
          </table:table-cell>
          <table:table-cell table:formula="of:=STDEVPA([.B251:.AF251])" office:value-type="float" office:value="0.706738783877634">
            <text:p>0,7067387839</text:p>
          </table:table-cell>
          <table:table-cell table:number-columns-repeated="990"/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2:.AF252])" office:value-type="float" office:value="0.16">
            <text:p>0,16</text:p>
          </table:table-cell>
          <table:table-cell table:formula="of:=STDEVPA([.B252:.AF252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3:.AF253])" office:value-type="float" office:value="0.24">
            <text:p>0,24</text:p>
          </table:table-cell>
          <table:table-cell table:formula="of:=STDEVPA([.B253:.AF253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4:.AF254])" office:value-type="float" office:value="0.16">
            <text:p>0,16</text:p>
          </table:table-cell>
          <table:table-cell table:formula="of:=STDEVPA([.B254:.AF254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5:.AF255])" office:value-type="float" office:value="0.4">
            <text:p>0,4</text:p>
          </table:table-cell>
          <table:table-cell table:formula="of:=STDEVPA([.B255:.AF255])" office:value-type="float" office:value="0.893961707132324">
            <text:p>0,8939617071</text:p>
          </table:table-cell>
          <table:table-cell table:number-columns-repeated="990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6:.AF256])" office:value-type="float" office:value="0.32">
            <text:p>0,32</text:p>
          </table:table-cell>
          <table:table-cell table:formula="of:=STDEVPA([.B256:.AF256])" office:value-type="float" office:value="0.620496260053914">
            <text:p>0,6204962601</text:p>
          </table:table-cell>
          <table:table-cell table:number-columns-repeated="990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7:.AF257])" office:value-type="float" office:value="0.52">
            <text:p>0,52</text:p>
          </table:table-cell>
          <table:table-cell table:formula="of:=STDEVPA([.B257:.AF257])" office:value-type="float" office:value="0.752380889657458">
            <text:p>0,7523808897</text:p>
          </table:table-cell>
          <table:table-cell table:number-columns-repeated="990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8:.AF258])" office:value-type="float" office:value="0.12">
            <text:p>0,12</text:p>
          </table:table-cell>
          <table:table-cell table:formula="of:=STDEVPA([.B258:.AF258])" office:value-type="float" office:value="0.295650044835861">
            <text:p>0,2956500448</text:p>
          </table:table-cell>
          <table:table-cell table:number-columns-repeated="990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9:.AF259])" office:value-type="float" office:value="0.2">
            <text:p>0,2</text:p>
          </table:table-cell>
          <table:table-cell table:formula="of:=STDEVPA([.B259:.AF259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0:.AF260])" office:value-type="float" office:value="0.291666666666667">
            <text:p>0,2916666667</text:p>
          </table:table-cell>
          <table:table-cell table:formula="of:=STDEVPA([.B260:.AF260])" office:value-type="float" office:value="0.606931862007315">
            <text:p>0,606931862</text:p>
          </table:table-cell>
          <table:table-cell table:number-columns-repeated="990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1:.AF261])" office:value-type="float" office:value="0.333333333333333">
            <text:p>0,3333333333</text:p>
          </table:table-cell>
          <table:table-cell table:formula="of:=STDEVPA([.B261:.AF261])" office:value-type="float" office:value="0.620496260053914">
            <text:p>0,6204962601</text:p>
          </table:table-cell>
          <table:table-cell table:number-columns-repeated="990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2:.AF262])" office:value-type="float" office:value="0.391304347826087">
            <text:p>0,3913043478</text:p>
          </table:table-cell>
          <table:table-cell table:formula="of:=STDEVPA([.B262:.AF262])" office:value-type="float" office:value="0.632126385234369">
            <text:p>0,6321263852</text:p>
          </table:table-cell>
          <table:table-cell table:number-columns-repeated="990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3:.AF263])" office:value-type="float" office:value="0.318181818181818">
            <text:p>0,3181818182</text:p>
          </table:table-cell>
          <table:table-cell table:formula="of:=STDEVPA([.B263:.AF263])" office:value-type="float" office:value="0.606931862007315">
            <text:p>0,606931862</text:p>
          </table:table-cell>
          <table:table-cell table:number-columns-repeated="990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64:.AF264])" office:value-type="float" office:value="0.545454545454545">
            <text:p>0,5454545455</text:p>
          </table:table-cell>
          <table:table-cell table:formula="of:=STDEVPA([.B264:.AF264])" office:value-type="float" office:value="0.487086092598113">
            <text:p>0,4870860926</text:p>
          </table:table-cell>
          <table:table-cell table:number-columns-repeated="990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65:.AF265])" office:value-type="float" office:value="0.681818181818182">
            <text:p>0,6818181818</text:p>
          </table:table-cell>
          <table:table-cell table:formula="of:=STDEVPA([.B265:.AF265])" office:value-type="float" office:value="0.560585393451057">
            <text:p>0,5605853935</text:p>
          </table:table-cell>
          <table:table-cell table:number-columns-repeated="990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66:.AF266])" office:value-type="float" office:value="0.619047619047619">
            <text:p>0,619047619</text:p>
          </table:table-cell>
          <table:table-cell table:formula="of:=STDEVPA([.B266:.AF266])" office:value-type="float" office:value="0.493453501315431">
            <text:p>0,4934535013</text:p>
          </table:table-cell>
          <table:table-cell table:number-columns-repeated="990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7:.AF267])" office:value-type="float" office:value="0.523809523809524">
            <text:p>0,5238095238</text:p>
          </table:table-cell>
          <table:table-cell table:formula="of:=STDEVPA([.B267:.AF267])" office:value-type="float" office:value="0.598297967451336">
            <text:p>0,5982979675</text:p>
          </table:table-cell>
          <table:table-cell table:number-columns-repeated="990"/>
        </table:table-row>
        <table:table-row table:style-name="ro2">
          <table:table-cell office:value-type="float" office:value="266">
            <text:p>266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68:.AF268])" office:value-type="float" office:value="0.555555555555556">
            <text:p>0,5555555556</text:p>
          </table:table-cell>
          <table:table-cell table:formula="of:=STDEVPA([.B268:.AF268])" office:value-type="float" office:value="0.589537641370873">
            <text:p>0,5895376414</text:p>
          </table:table-cell>
          <table:table-cell table:number-columns-repeated="990"/>
        </table:table-row>
        <table:table-row table:style-name="ro2">
          <table:table-cell office:value-type="float" office:value="267">
            <text:p>267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269:.AF269])" office:value-type="float" office:value="1.35714285714286">
            <text:p>1,3571428571</text:p>
          </table:table-cell>
          <table:table-cell table:formula="of:=STDEVPA([.B269:.AF269])" office:value-type="float" office:value="0.867975744972497">
            <text:p>0,867975745</text:p>
          </table:table-cell>
          <table:table-cell table:number-columns-repeated="990"/>
        </table:table-row>
        <table:table-row table:style-name="ro2">
          <table:table-cell office:value-type="float" office:value="268">
            <text:p>268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-</text:p>
          </table:table-cell>
          <table:table-cell table:formula="of:=AVERAGE([.B270:.AF270])" office:value-type="float" office:value="0.75">
            <text:p>0,75</text:p>
          </table:table-cell>
          <table:table-cell table:formula="of:=STDEVPA([.B270:.AF270])" office:value-type="float" office:value="0.389775676567567">
            <text:p>0,3897756766</text:p>
          </table:table-cell>
          <table:table-cell table:number-columns-repeated="990"/>
        </table:table-row>
        <table:table-row table:style-name="ro2">
          <table:table-cell office:value-type="float" office:value="269">
            <text:p>269</text:p>
          </table:table-cell>
          <table:table-cell table:number-columns-repeated="4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4" office:value-type="string">
            <text:p>-</text:p>
          </table:table-cell>
          <table:table-cell table:formula="of:=AVERAGE([.B271:.AF271])" office:value-type="float" office:value="1">
            <text:p>1</text:p>
          </table:table-cell>
          <table:table-cell table:formula="of:=STDEVPA([.B271:.AF27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70">
            <text:p>270</text:p>
          </table:table-cell>
          <table:table-cell table:number-columns-repeated="6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4" office:value-type="string">
            <text:p>-</text:p>
          </table:table-cell>
          <table:table-cell table:formula="of:=AVERAGE([.B272:.AF272])" office:value-type="float" office:value="2">
            <text:p>2</text:p>
          </table:table-cell>
          <table:table-cell table:formula="of:=STDEVPA([.B272:.AF272])" office:value-type="float" office:value="0.353369391938817">
            <text:p>0,3533693919</text:p>
          </table:table-cell>
          <table:table-cell table:number-columns-repeated="990"/>
        </table:table-row>
        <table:table-row table:style-name="ro2" table:number-rows-repeated="10483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ce3"/>
        <table:table-column table:style-name="co4" table:number-columns-repeated="990" table:default-cell-style-name="Default"/>
        <table:table-row table:style-name="ro3">
          <table:table-cell table:style-name="ce1" office:value-type="string">
            <text:p>Time</text:p>
          </table:table-cell>
          <table:table-cell table:style-name="ce1" office:value-type="string">
            <text:p>stat-140325-141141-1.txt</text:p>
          </table:table-cell>
          <table:table-cell table:style-name="ce1" office:value-type="string">
            <text:p>stat-140325-141803-2.txt</text:p>
          </table:table-cell>
          <table:table-cell table:style-name="ce1" office:value-type="string">
            <text:p>stat-140325-142325-3.txt</text:p>
          </table:table-cell>
          <table:table-cell table:style-name="ce1" office:value-type="string">
            <text:p>stat-140325-142843-4.txt</text:p>
          </table:table-cell>
          <table:table-cell table:style-name="ce1" office:value-type="string">
            <text:p>stat-140325-143543-5.txt</text:p>
          </table:table-cell>
          <table:table-cell table:style-name="ce1" office:value-type="string">
            <text:p>stat-140325-144118-6.txt</text:p>
          </table:table-cell>
          <table:table-cell table:style-name="ce1" office:value-type="string">
            <text:p>stat-140325-144646-7.txt</text:p>
          </table:table-cell>
          <table:table-cell table:style-name="ce1" office:value-type="string">
            <text:p>stat-140325-145638-8.txt</text:p>
          </table:table-cell>
          <table:table-cell table:style-name="ce1" office:value-type="string">
            <text:p>stat-140325-150236-9.txt</text:p>
          </table:table-cell>
          <table:table-cell table:style-name="ce1" office:value-type="string">
            <text:p>stat-140325-150735-10.txt</text:p>
          </table:table-cell>
          <table:table-cell table:style-name="ce1" office:value-type="string">
            <text:p>stat-140325-151320-11.txt</text:p>
          </table:table-cell>
          <table:table-cell table:style-name="ce1" office:value-type="string">
            <text:p>stat-140325-151904-12.txt</text:p>
          </table:table-cell>
          <table:table-cell table:style-name="ce1" office:value-type="string">
            <text:p>stat-140325-152845-13.txt</text:p>
          </table:table-cell>
          <table:table-cell table:style-name="ce1" office:value-type="string">
            <text:p>stat-140325-153619-14.txt</text:p>
          </table:table-cell>
          <table:table-cell table:style-name="ce1" office:value-type="string">
            <text:p>stat-140325-155215-15.txt</text:p>
          </table:table-cell>
          <table:table-cell table:style-name="ce1" office:value-type="string">
            <text:p>stat-140325-160153-16.txt</text:p>
          </table:table-cell>
          <table:table-cell table:style-name="ce1" office:value-type="string">
            <text:p>stat-140325-160905-17.txt</text:p>
          </table:table-cell>
          <table:table-cell table:style-name="ce1" office:value-type="string">
            <text:p>stat-140325-161439-18.txt</text:p>
          </table:table-cell>
          <table:table-cell table:style-name="ce1" office:value-type="string">
            <text:p>stat-140326-194006-19.txt</text:p>
          </table:table-cell>
          <table:table-cell table:style-name="ce1" office:value-type="string">
            <text:p>stat-140326-195448-20.txt</text:p>
          </table:table-cell>
          <table:table-cell table:style-name="ce1" office:value-type="string">
            <text:p>stat-140326-201658-21.txt</text:p>
          </table:table-cell>
          <table:table-cell table:style-name="ce1" office:value-type="string">
            <text:p>stat-140326-202232-22.txt</text:p>
          </table:table-cell>
          <table:table-cell table:style-name="ce1" office:value-type="string">
            <text:p>stat-140326-203101-23.txt</text:p>
          </table:table-cell>
          <table:table-cell table:style-name="ce1" office:value-type="string">
            <text:p>stat-140326-203643-24.txt</text:p>
          </table:table-cell>
          <table:table-cell table:style-name="ce1" office:value-type="string">
            <text:p>stat-140326-204304-25.txt</text:p>
          </table:table-cell>
          <table:table-cell table:style-name="ce1" office:value-type="string">
            <text:p>stat-140326-205109-26.txt</text:p>
          </table:table-cell>
          <table:table-cell table:style-name="ce1" office:value-type="string">
            <text:p>stat-140326-210819-27.txt</text:p>
          </table:table-cell>
          <table:table-cell table:style-name="ce1" office:value-type="string">
            <text:p>stat-140326-211411-28.txt</text:p>
          </table:table-cell>
          <table:table-cell table:style-name="ce1" office:value-type="string">
            <text:p>stat-140326-212003-29.txt</text:p>
          </table:table-cell>
          <table:table-cell table:style-name="ce1" office:value-type="string">
            <text:p>stat-140326-212551-30.txt</text:p>
          </table:table-cell>
          <table:table-cell table:style-name="ce1" office:value-type="string">
            <text:p>stat-140326-213212-31.txt</text:p>
          </table:table-cell>
          <table:table-cell table:style-name="ce2" office:value-type="string">
            <text:p>Attacker Flow</text:p>
          </table:table-cell>
          <table:table-cell table:style-name="ce2" office:value-type="string">
            <text:p>Standard Deviation – Attacker</text:p>
          </table:table-cell>
          <table:table-cell table:style-name="ce1" table:number-columns-repeated="99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AVERAGE([.B2:.AF2])" office:value-type="float" office:value="2.35483870967742">
            <text:p>2,3548387097</text:p>
          </table:table-cell>
          <table:table-cell table:formula="of:=STDEVPA([.B2:.AF2])" office:value-type="float" office:value="0.899762947160087">
            <text:p>0,8997629472</text:p>
          </table:table-cell>
          <table:table-cell table:number-columns-repeated="990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3:.AF3])" office:value-type="float" office:value="0.516129032258065">
            <text:p>0,5161290323</text:p>
          </table:table-cell>
          <table:table-cell table:formula="of:=STDEVPA([.B3:.AF3])" office:value-type="float" office:value="0.665798949695171">
            <text:p>0,6657989497</text:p>
          </table:table-cell>
          <table:table-cell table:number-columns-repeated="990"/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B4:.AF4])" office:value-type="float" office:value="0.225806451612903">
            <text:p>0,2258064516</text:p>
          </table:table-cell>
          <table:table-cell table:formula="of:=STDEVPA([.B4:.AF4])" office:value-type="float" office:value="0.418112303123088">
            <text:p>0,4181123031</text:p>
          </table:table-cell>
          <table:table-cell table:number-columns-repeated="99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5:.AF5])" office:value-type="float" office:value="1.19354838709677">
            <text:p>1,1935483871</text:p>
          </table:table-cell>
          <table:table-cell table:formula="of:=STDEVPA([.B5:.AF5])" office:value-type="float" office:value="0.964510734692004">
            <text:p>0,9645107347</text:p>
          </table:table-cell>
          <table:table-cell table:number-columns-repeated="99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6:.AF6])" office:value-type="float" office:value="5.87096774193548">
            <text:p>5,8709677419</text:p>
          </table:table-cell>
          <table:table-cell table:formula="of:=STDEVPA([.B6:.AF6])" office:value-type="float" office:value="1.36173360769067">
            <text:p>1,3617336077</text:p>
          </table:table-cell>
          <table:table-cell table:number-columns-repeated="990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formula="of:=AVERAGE([.B7:.AF7])" office:value-type="float" office:value="1.80645161290323">
            <text:p>1,8064516129</text:p>
          </table:table-cell>
          <table:table-cell table:formula="of:=STDEVPA([.B7:.AF7])" office:value-type="float" office:value="0.737010300567475">
            <text:p>0,7370103006</text:p>
          </table:table-cell>
          <table:table-cell table:number-columns-repeated="990"/>
        </table:table-row>
        <table:table-row table:style-name="ro2">
          <table:table-cell office:value-type="float" office:value="6">
            <text:p>6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formula="of:=AVERAGE([.B8:.AF8])" office:value-type="float" office:value="1.03225806451613">
            <text:p>1,0322580645</text:p>
          </table:table-cell>
          <table:table-cell table:formula="of:=STDEVPA([.B8:.AF8])" office:value-type="float" office:value="0.309408485375014">
            <text:p>0,3094084854</text:p>
          </table:table-cell>
          <table:table-cell table:number-columns-repeated="990"/>
        </table:table-row>
        <table:table-row table:style-name="ro2"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AVERAGE([.B9:.AF9])" office:value-type="float" office:value="0.0645161290322581">
            <text:p>0,064516129</text:p>
          </table:table-cell>
          <table:table-cell table:formula="of:=STDEVPA([.B9:.AF9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formula="of:=AVERAGE([.B10:.AF10])" office:value-type="float" office:value="0.0645161290322581">
            <text:p>0,064516129</text:p>
          </table:table-cell>
          <table:table-cell table:formula="of:=STDEVPA([.B10:.AF1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formula="of:=AVERAGE([.B11:.AF11])" office:value-type="float" office:value="1.80645161290323">
            <text:p>1,8064516129</text:p>
          </table:table-cell>
          <table:table-cell table:formula="of:=STDEVPA([.B11:.AF11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12:.AF12])" office:value-type="float" office:value="0.193548387096774">
            <text:p>0,1935483871</text:p>
          </table:table-cell>
          <table:table-cell table:formula="of:=STDEVPA([.B12:.AF12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1">
            <text:p>11</text:p>
          </table:table-cell>
          <table:table-cell table:number-columns-repeated="31" office:value-type="float" office:value="0">
            <text:p>0</text:p>
          </table:table-cell>
          <table:table-cell table:formula="of:=AVERAGE([.B13:.AF13])" office:value-type="float" office:value="0">
            <text:p>0</text:p>
          </table:table-cell>
          <table:table-cell table:formula="of:=STDEVPA([.B13:.AF1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2">
            <text:p>12</text:p>
          </table:table-cell>
          <table:table-cell table:number-columns-repeated="31" office:value-type="float" office:value="0">
            <text:p>0</text:p>
          </table:table-cell>
          <table:table-cell table:formula="of:=AVERAGE([.B14:.AF14])" office:value-type="float" office:value="0">
            <text:p>0</text:p>
          </table:table-cell>
          <table:table-cell table:formula="of:=STDEVPA([.B14:.AF1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3">
            <text:p>13</text:p>
          </table:table-cell>
          <table:table-cell table:number-columns-repeated="31" office:value-type="float" office:value="0">
            <text:p>0</text:p>
          </table:table-cell>
          <table:table-cell table:formula="of:=AVERAGE([.B15:.AF15])" office:value-type="float" office:value="0">
            <text:p>0</text:p>
          </table:table-cell>
          <table:table-cell table:formula="of:=STDEVPA([.B15:.AF1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">
            <text:p>14</text:p>
          </table:table-cell>
          <table:table-cell table:number-columns-repeated="31" office:value-type="float" office:value="0">
            <text:p>0</text:p>
          </table:table-cell>
          <table:table-cell table:formula="of:=AVERAGE([.B16:.AF16])" office:value-type="float" office:value="0">
            <text:p>0</text:p>
          </table:table-cell>
          <table:table-cell table:formula="of:=STDEVPA([.B16:.AF1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">
            <text:p>15</text:p>
          </table:table-cell>
          <table:table-cell table:number-columns-repeated="31" office:value-type="float" office:value="0">
            <text:p>0</text:p>
          </table:table-cell>
          <table:table-cell table:formula="of:=AVERAGE([.B17:.AF17])" office:value-type="float" office:value="0">
            <text:p>0</text:p>
          </table:table-cell>
          <table:table-cell table:formula="of:=STDEVPA([.B17:.AF1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6">
            <text:p>16</text:p>
          </table:table-cell>
          <table:table-cell table:number-columns-repeated="31" office:value-type="float" office:value="0">
            <text:p>0</text:p>
          </table:table-cell>
          <table:table-cell table:formula="of:=AVERAGE([.B18:.AF18])" office:value-type="float" office:value="0">
            <text:p>0</text:p>
          </table:table-cell>
          <table:table-cell table:formula="of:=STDEVPA([.B18:.AF18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">
            <text:p>17</text:p>
          </table:table-cell>
          <table:table-cell table:number-columns-repeated="31" office:value-type="float" office:value="0">
            <text:p>0</text:p>
          </table:table-cell>
          <table:table-cell table:formula="of:=AVERAGE([.B19:.AF19])" office:value-type="float" office:value="0">
            <text:p>0</text:p>
          </table:table-cell>
          <table:table-cell table:formula="of:=STDEVPA([.B19:.AF1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">
            <text:p>18</text:p>
          </table:table-cell>
          <table:table-cell table:number-columns-repeated="31" office:value-type="float" office:value="0">
            <text:p>0</text:p>
          </table:table-cell>
          <table:table-cell table:formula="of:=AVERAGE([.B20:.AF20])" office:value-type="float" office:value="0">
            <text:p>0</text:p>
          </table:table-cell>
          <table:table-cell table:formula="of:=STDEVPA([.B20:.AF2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9">
            <text:p>19</text:p>
          </table:table-cell>
          <table:table-cell table:number-columns-repeated="31" office:value-type="float" office:value="0">
            <text:p>0</text:p>
          </table:table-cell>
          <table:table-cell table:formula="of:=AVERAGE([.B21:.AF21])" office:value-type="float" office:value="0">
            <text:p>0</text:p>
          </table:table-cell>
          <table:table-cell table:formula="of:=STDEVPA([.B21:.AF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0">
            <text:p>20</text:p>
          </table:table-cell>
          <table:table-cell table:number-columns-repeated="31" office:value-type="float" office:value="0">
            <text:p>0</text:p>
          </table:table-cell>
          <table:table-cell table:formula="of:=AVERAGE([.B22:.AF22])" office:value-type="float" office:value="0">
            <text:p>0</text:p>
          </table:table-cell>
          <table:table-cell table:formula="of:=STDEVPA([.B22:.AF2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1">
            <text:p>21</text:p>
          </table:table-cell>
          <table:table-cell table:number-columns-repeated="31" office:value-type="float" office:value="0">
            <text:p>0</text:p>
          </table:table-cell>
          <table:table-cell table:formula="of:=AVERAGE([.B23:.AF23])" office:value-type="float" office:value="0">
            <text:p>0</text:p>
          </table:table-cell>
          <table:table-cell table:formula="of:=STDEVPA([.B23:.AF2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2">
            <text:p>22</text:p>
          </table:table-cell>
          <table:table-cell table:number-columns-repeated="31" office:value-type="float" office:value="0">
            <text:p>0</text:p>
          </table:table-cell>
          <table:table-cell table:formula="of:=AVERAGE([.B24:.AF24])" office:value-type="float" office:value="0">
            <text:p>0</text:p>
          </table:table-cell>
          <table:table-cell table:formula="of:=STDEVPA([.B24:.AF2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3">
            <text:p>23</text:p>
          </table:table-cell>
          <table:table-cell table:number-columns-repeated="17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13" office:value-type="float" office:value="0">
            <text:p>0</text:p>
          </table:table-cell>
          <table:table-cell table:formula="of:=AVERAGE([.B25:.AF25])" office:value-type="float" office:value="3.90322580645161">
            <text:p>3,9032258065</text:p>
          </table:table-cell>
          <table:table-cell table:formula="of:=STDEVPA([.B25:.AF25])" office:value-type="float" office:value="21.3788482122984">
            <text:p>21,3788482123</text:p>
          </table:table-cell>
          <table:table-cell table:number-columns-repeated="990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14">
            <text:p>114</text:p>
          </table:table-cell>
          <table:table-cell table:formula="of:=AVERAGE([.B26:.AF26])" office:value-type="float" office:value="47.6129032258064">
            <text:p>47,6129032258</text:p>
          </table:table-cell>
          <table:table-cell table:formula="of:=STDEVPA([.B26:.AF26])" office:value-type="float" office:value="47.1241855713691">
            <text:p>47,1241855714</text:p>
          </table:table-cell>
          <table:table-cell table:number-columns-repeated="99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AVERAGE([.B27:.AF27])" office:value-type="float" office:value="59.4838709677419">
            <text:p>59,4838709677</text:p>
          </table:table-cell>
          <table:table-cell table:formula="of:=STDEVPA([.B27:.AF27])" office:value-type="float" office:value="47.1297939926519">
            <text:p>47,1297939927</text:p>
          </table:table-cell>
          <table:table-cell table:number-columns-repeated="990"/>
        </table:table-row>
        <table:table-row table:style-name="ro2">
          <table:table-cell office:value-type="float" office:value="26">
            <text:p>26</text:p>
          </table:table-cell>
          <table:table-cell table:number-columns-repeated="7"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3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AVERAGE([.B28:.AF28])" office:value-type="float" office:value="8.06451612903226">
            <text:p>8,064516129</text:p>
          </table:table-cell>
          <table:table-cell table:formula="of:=STDEVPA([.B28:.AF28])" office:value-type="float" office:value="26.5754379490766">
            <text:p>26,5754379491</text:p>
          </table:table-cell>
          <table:table-cell table:number-columns-repeated="990"/>
        </table:table-row>
        <table:table-row table:style-name="ro2">
          <table:table-cell office:value-type="float" office:value="27">
            <text:p>27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table:formula="of:=AVERAGE([.B29:.AF29])" office:value-type="float" office:value="4.09677419354839">
            <text:p>4,0967741935</text:p>
          </table:table-cell>
          <table:table-cell table:formula="of:=STDEVPA([.B29:.AF29])" office:value-type="float" office:value="16.6003397530518">
            <text:p>16,6003397531</text:p>
          </table:table-cell>
          <table:table-cell table:number-columns-repeated="990"/>
        </table:table-row>
        <table:table-row table:style-name="ro2">
          <table:table-cell office:value-type="float" office:value="28">
            <text:p>28</text:p>
          </table:table-cell>
          <table:table-cell table:number-columns-repeated="1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30:.AF30])" office:value-type="float" office:value="1.25806451612903">
            <text:p>1,2580645161</text:p>
          </table:table-cell>
          <table:table-cell table:formula="of:=STDEVPA([.B30:.AF30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29">
            <text:p>29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31:.AF31])" office:value-type="float" office:value="2.54838709677419">
            <text:p>2,5483870968</text:p>
          </table:table-cell>
          <table:table-cell table:formula="of:=STDEVPA([.B31:.AF31])" office:value-type="float" office:value="1.13133405914517">
            <text:p>1,1313340591</text:p>
          </table:table-cell>
          <table:table-cell table:number-columns-repeated="990"/>
        </table:table-row>
        <table:table-row table:style-name="ro2">
          <table:table-cell office:value-type="float" office:value="30">
            <text:p>3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32:.AF32])" office:value-type="float" office:value="1.32258064516129">
            <text:p>1,3225806452</text:p>
          </table:table-cell>
          <table:table-cell table:formula="of:=STDEVPA([.B32:.AF32])" office:value-type="float" office:value="0.893961707132324">
            <text:p>0,8939617071</text:p>
          </table:table-cell>
          <table:table-cell table:number-columns-repeated="990"/>
        </table:table-row>
        <table:table-row table:style-name="ro2">
          <table:table-cell office:value-type="float" office:value="31">
            <text:p>31</text:p>
          </table:table-cell>
          <table:table-cell table:number-columns-repeated="2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AVERAGE([.B33:.AF33])" office:value-type="float" office:value="1.35483870967742">
            <text:p>1,3548387097</text:p>
          </table:table-cell>
          <table:table-cell table:formula="of:=STDEVPA([.B33:.AF33])" office:value-type="float" office:value="0.968816607592336">
            <text:p>0,9688166076</text:p>
          </table:table-cell>
          <table:table-cell table:number-columns-repeated="990"/>
        </table:table-row>
        <table:table-row table:style-name="ro2">
          <table:table-cell office:value-type="float" office:value="32">
            <text:p>32</text:p>
          </table:table-cell>
          <table:table-cell table:number-columns-repeated="5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AVERAGE([.B34:.AF34])" office:value-type="float" office:value="4.80645161290323">
            <text:p>4,8064516129</text:p>
          </table:table-cell>
          <table:table-cell table:formula="of:=STDEVPA([.B34:.AF34])" office:value-type="float" office:value="3.315840328841">
            <text:p>3,3158403288</text:p>
          </table:table-cell>
          <table:table-cell table:number-columns-repeated="990"/>
        </table:table-row>
        <table:table-row table:style-name="ro2">
          <table:table-cell office:value-type="float" office:value="33">
            <text:p>33</text:p>
          </table:table-cell>
          <table:table-cell table:number-columns-repeated="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6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6" office:value-type="float" office:value="1">
            <text:p>1</text:p>
          </table:table-cell>
          <table:table-cell table:formula="of:=AVERAGE([.B35:.AF35])" office:value-type="float" office:value="6">
            <text:p>6</text:p>
          </table:table-cell>
          <table:table-cell table:formula="of:=STDEVPA([.B35:.AF35])" office:value-type="float" office:value="14.2262819026685">
            <text:p>14,2262819027</text:p>
          </table:table-cell>
          <table:table-cell table:number-columns-repeated="99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5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6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AVERAGE([.B36:.AF36])" office:value-type="float" office:value="39.5161290322581">
            <text:p>39,5161290323</text:p>
          </table:table-cell>
          <table:table-cell table:formula="of:=STDEVPA([.B36:.AF36])" office:value-type="float" office:value="23.7104454560703">
            <text:p>23,7104454561</text:p>
          </table:table-cell>
          <table:table-cell table:number-columns-repeated="990"/>
        </table:table-row>
        <table:table-row table:style-name="ro2">
          <table:table-cell office:value-type="float" office:value="35">
            <text:p>35</text:p>
          </table:table-cell>
          <table:table-cell table:number-columns-repeated="7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3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AVERAGE([.B37:.AF37])" office:value-type="float" office:value="8.29032258064516">
            <text:p>8,2903225806</text:p>
          </table:table-cell>
          <table:table-cell table:formula="of:=STDEVPA([.B37:.AF37])" office:value-type="float" office:value="16.768237155864">
            <text:p>16,7682371559</text:p>
          </table:table-cell>
          <table:table-cell table:number-columns-repeated="990"/>
        </table:table-row>
        <table:table-row table:style-name="ro2">
          <table:table-cell office:value-type="float" office:value="36">
            <text:p>36</text:p>
          </table:table-cell>
          <table:table-cell table:number-columns-repeated="11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formula="of:=AVERAGE([.B38:.AF38])" office:value-type="float" office:value="2.41935483870968">
            <text:p>2,4193548387</text:p>
          </table:table-cell>
          <table:table-cell table:formula="of:=STDEVPA([.B38:.AF38])" office:value-type="float" office:value="7.78656491221605">
            <text:p>7,7865649122</text:p>
          </table:table-cell>
          <table:table-cell table:number-columns-repeated="990"/>
        </table:table-row>
        <table:table-row table:style-name="ro2">
          <table:table-cell office:value-type="float" office:value="37">
            <text:p>37</text:p>
          </table:table-cell>
          <table:table-cell table:number-columns-repeated="11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table:formula="of:=AVERAGE([.B39:.AF39])" office:value-type="float" office:value="3.09677419354839">
            <text:p>3,0967741935</text:p>
          </table:table-cell>
          <table:table-cell table:formula="of:=STDEVPA([.B39:.AF39])" office:value-type="float" office:value="9.59285634313259">
            <text:p>9,5928563431</text:p>
          </table:table-cell>
          <table:table-cell table:number-columns-repeated="990"/>
        </table:table-row>
        <table:table-row table:style-name="ro2">
          <table:table-cell office:value-type="float" office:value="38">
            <text:p>38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6" office:value-type="float" office:value="1">
            <text:p>1</text:p>
          </table:table-cell>
          <table:table-cell table:formula="of:=AVERAGE([.B40:.AF40])" office:value-type="float" office:value="1.06451612903226">
            <text:p>1,064516129</text:p>
          </table:table-cell>
          <table:table-cell table:formula="of:=STDEVPA([.B40:.AF4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41:.AF41])" office:value-type="float" office:value="1.03225806451613">
            <text:p>1,0322580645</text:p>
          </table:table-cell>
          <table:table-cell table:formula="of:=STDEVPA([.B41:.AF41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40">
            <text:p>40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42:.AF42])" office:value-type="float" office:value="1.12903225806452">
            <text:p>1,1290322581</text:p>
          </table:table-cell>
          <table:table-cell table:formula="of:=STDEVPA([.B42:.AF42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41">
            <text:p>41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0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43:.AF43])" office:value-type="float" office:value="1.12903225806452">
            <text:p>1,1290322581</text:p>
          </table:table-cell>
          <table:table-cell table:formula="of:=STDEVPA([.B43:.AF43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42">
            <text:p>42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44:.AF44])" office:value-type="float" office:value="1.09677419354839">
            <text:p>1,0967741935</text:p>
          </table:table-cell>
          <table:table-cell table:formula="of:=STDEVPA([.B44:.AF44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AVERAGE([.B45:.AF45])" office:value-type="float" office:value="2.32258064516129">
            <text:p>2,3225806452</text:p>
          </table:table-cell>
          <table:table-cell table:formula="of:=STDEVPA([.B45:.AF45])" office:value-type="float" office:value="1.11838295634579">
            <text:p>1,1183829563</text:p>
          </table:table-cell>
          <table:table-cell table:number-columns-repeated="99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46:.AF46])" office:value-type="float" office:value="1.38709677419355">
            <text:p>1,3870967742</text:p>
          </table:table-cell>
          <table:table-cell table:formula="of:=STDEVPA([.B46:.AF46])" office:value-type="float" office:value="0.790157981542961">
            <text:p>0,7901579815</text:p>
          </table:table-cell>
          <table:table-cell table:number-columns-repeated="990"/>
        </table:table-row>
        <table:table-row table:style-name="ro2"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47:.AF47])" office:value-type="float" office:value="1.25806451612903">
            <text:p>1,2580645161</text:p>
          </table:table-cell>
          <table:table-cell table:formula="of:=STDEVPA([.B47:.AF47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48:.AF48])" office:value-type="float" office:value="1.2258064516129">
            <text:p>1,2258064516</text:p>
          </table:table-cell>
          <table:table-cell table:formula="of:=STDEVPA([.B48:.AF48])" office:value-type="float" office:value="0.705264874486304">
            <text:p>0,7052648745</text:p>
          </table:table-cell>
          <table:table-cell table:number-columns-repeated="990"/>
        </table:table-row>
        <table:table-row table:style-name="ro2">
          <table:table-cell office:value-type="float" office:value="47">
            <text:p>47</text:p>
          </table:table-cell>
          <table:table-cell table:number-columns-repeated="1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49:.AF49])" office:value-type="float" office:value="1.19354838709677">
            <text:p>1,1935483871</text:p>
          </table:table-cell>
          <table:table-cell table:formula="of:=STDEVPA([.B49:.AF49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48">
            <text:p>48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50:.AF50])" office:value-type="float" office:value="1.45161290322581">
            <text:p>1,4516129032</text:p>
          </table:table-cell>
          <table:table-cell table:formula="of:=STDEVPA([.B50:.AF50])" office:value-type="float" office:value="0.836224606246176">
            <text:p>0,8362246062</text:p>
          </table:table-cell>
          <table:table-cell table:number-columns-repeated="990"/>
        </table:table-row>
        <table:table-row table:style-name="ro2">
          <table:table-cell office:value-type="float" office:value="49">
            <text:p>49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6" office:value-type="float" office:value="1">
            <text:p>1</text:p>
          </table:table-cell>
          <table:table-cell table:formula="of:=AVERAGE([.B51:.AF51])" office:value-type="float" office:value="1.12903225806452">
            <text:p>1,1290322581</text:p>
          </table:table-cell>
          <table:table-cell table:formula="of:=STDEVPA([.B51:.AF51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52:.AF52])" office:value-type="float" office:value="1.16129032258065">
            <text:p>1,1612903226</text:p>
          </table:table-cell>
          <table:table-cell table:formula="of:=STDEVPA([.B52:.AF52])" office:value-type="float" office:value="0.627168454684632">
            <text:p>0,6271684547</text:p>
          </table:table-cell>
          <table:table-cell table:number-columns-repeated="99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53:.AF53])" office:value-type="float" office:value="1.25806451612903">
            <text:p>1,2580645161</text:p>
          </table:table-cell>
          <table:table-cell table:formula="of:=STDEVPA([.B53:.AF53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formula="of:=AVERAGE([.B54:.AF54])" office:value-type="float" office:value="0.967741935483871">
            <text:p>0,9677419355</text:p>
          </table:table-cell>
          <table:table-cell table:formula="of:=STDEVPA([.B54:.AF54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53">
            <text:p>5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55:.AF55])" office:value-type="float" office:value="1.19354838709677">
            <text:p>1,1935483871</text:p>
          </table:table-cell>
          <table:table-cell table:formula="of:=STDEVPA([.B55:.AF55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54">
            <text:p>54</text:p>
          </table:table-cell>
          <table:table-cell table:number-columns-repeated="17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table:formula="of:=AVERAGE([.B56:.AF56])" office:value-type="float" office:value="1.12903225806452">
            <text:p>1,1290322581</text:p>
          </table:table-cell>
          <table:table-cell table:formula="of:=STDEVPA([.B56:.AF56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9" office:value-type="float" office:value="1">
            <text:p>1</text:p>
          </table:table-cell>
          <table:table-cell table:formula="of:=AVERAGE([.B57:.AF57])" office:value-type="float" office:value="0.967741935483871">
            <text:p>0,9677419355</text:p>
          </table:table-cell>
          <table:table-cell table:formula="of:=STDEVPA([.B57:.AF57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56">
            <text:p>56</text:p>
          </table:table-cell>
          <table:table-cell table:number-columns-repeated="2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58:.AF58])" office:value-type="float" office:value="1.06451612903226">
            <text:p>1,064516129</text:p>
          </table:table-cell>
          <table:table-cell table:formula="of:=STDEVPA([.B58:.AF5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57">
            <text:p>57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" office:value-type="float" office:value="1">
            <text:p>1</text:p>
          </table:table-cell>
          <table:table-cell table:formula="of:=AVERAGE([.B59:.AF59])" office:value-type="float" office:value="1.06451612903226">
            <text:p>1,064516129</text:p>
          </table:table-cell>
          <table:table-cell table:formula="of:=STDEVPA([.B59:.AF5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58">
            <text:p>58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0" office:value-type="float" office:value="1">
            <text:p>1</text:p>
          </table:table-cell>
          <table:table-cell table:formula="of:=AVERAGE([.B60:.AF60])" office:value-type="float" office:value="1.06451612903226">
            <text:p>1,064516129</text:p>
          </table:table-cell>
          <table:table-cell table:formula="of:=STDEVPA([.B60:.AF6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59">
            <text:p>59</text:p>
          </table:table-cell>
          <table:table-cell table:number-columns-repeated="31" office:value-type="float" office:value="1">
            <text:p>1</text:p>
          </table:table-cell>
          <table:table-cell table:formula="of:=AVERAGE([.B61:.AF61])" office:value-type="float" office:value="1">
            <text:p>1</text:p>
          </table:table-cell>
          <table:table-cell table:formula="of:=STDEVPA([.B61:.AF6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 office:value-type="float" office:value="1">
            <text:p>1</text:p>
          </table:table-cell>
          <table:table-cell table:formula="of:=AVERAGE([.B62:.AF62])" office:value-type="float" office:value="0.967741935483871">
            <text:p>0,9677419355</text:p>
          </table:table-cell>
          <table:table-cell table:formula="of:=STDEVPA([.B62:.AF62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61">
            <text:p>61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6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63:.AF63])" office:value-type="float" office:value="1.19354838709677">
            <text:p>1,1935483871</text:p>
          </table:table-cell>
          <table:table-cell table:formula="of:=STDEVPA([.B63:.AF63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62">
            <text:p>62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formula="of:=AVERAGE([.B64:.AF64])" office:value-type="float" office:value="1.03225806451613">
            <text:p>1,0322580645</text:p>
          </table:table-cell>
          <table:table-cell table:formula="of:=STDEVPA([.B64:.AF64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63">
            <text:p>63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formula="of:=AVERAGE([.B65:.AF65])" office:value-type="float" office:value="0.967741935483871">
            <text:p>0,9677419355</text:p>
          </table:table-cell>
          <table:table-cell table:formula="of:=STDEVPA([.B65:.AF65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64">
            <text:p>64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2" office:value-type="float" office:value="1">
            <text:p>1</text:p>
          </table:table-cell>
          <table:table-cell table:formula="of:=AVERAGE([.B66:.AF66])" office:value-type="float" office:value="1.06451612903226">
            <text:p>1,064516129</text:p>
          </table:table-cell>
          <table:table-cell table:formula="of:=STDEVPA([.B66:.AF66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65">
            <text:p>65</text:p>
          </table:table-cell>
          <table:table-cell table:number-columns-repeated="17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3" office:value-type="float" office:value="1">
            <text:p>1</text:p>
          </table:table-cell>
          <table:table-cell table:formula="of:=AVERAGE([.B67:.AF67])" office:value-type="float" office:value="1.45161290322581">
            <text:p>1,4516129032</text:p>
          </table:table-cell>
          <table:table-cell table:formula="of:=STDEVPA([.B67:.AF67])" office:value-type="float" office:value="2.47358574357172">
            <text:p>2,4735857436</text:p>
          </table:table-cell>
          <table:table-cell table:number-columns-repeated="990"/>
        </table:table-row>
        <table:table-row table:style-name="ro2">
          <table:table-cell office:value-type="float" office:value="66">
            <text:p>66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15">
            <text:p>15</text:p>
          </table:table-cell>
          <table:table-cell table:formula="of:=AVERAGE([.B68:.AF68])" office:value-type="float" office:value="6.96774193548387">
            <text:p>6,9677419355</text:p>
          </table:table-cell>
          <table:table-cell table:formula="of:=STDEVPA([.B68:.AF68])" office:value-type="float" office:value="6.84616149088006">
            <text:p>6,8461614909</text:p>
          </table:table-cell>
          <table:table-cell table:number-columns-repeated="990"/>
        </table:table-row>
        <table:table-row table:style-name="ro2">
          <table:table-cell office:value-type="float" office:value="67">
            <text:p>67</text:p>
          </table:table-cell>
          <table:table-cell table:number-columns-repeated="7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formula="of:=AVERAGE([.B69:.AF69])" office:value-type="float" office:value="6.38709677419355">
            <text:p>6,3870967742</text:p>
          </table:table-cell>
          <table:table-cell table:formula="of:=STDEVPA([.B69:.AF69])" office:value-type="float" office:value="6.84707340050661">
            <text:p>6,8470734005</text:p>
          </table:table-cell>
          <table:table-cell table:number-columns-repeated="99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70:.AF70])" office:value-type="float" office:value="2.64516129032258">
            <text:p>2,6451612903</text:p>
          </table:table-cell>
          <table:table-cell table:formula="of:=STDEVPA([.B70:.AF70])" office:value-type="float" office:value="4.00442003449877">
            <text:p>4,0044200345</text:p>
          </table:table-cell>
          <table:table-cell table:number-columns-repeated="990"/>
        </table:table-row>
        <table:table-row table:style-name="ro2">
          <table:table-cell office:value-type="float" office:value="69">
            <text:p>69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5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table:formula="of:=AVERAGE([.B71:.AF71])" office:value-type="float" office:value="1.96774193548387">
            <text:p>1,9677419355</text:p>
          </table:table-cell>
          <table:table-cell table:formula="of:=STDEVPA([.B71:.AF71])" office:value-type="float" office:value="3.44059138734797">
            <text:p>3,4405913873</text:p>
          </table:table-cell>
          <table:table-cell table:number-columns-repeated="990"/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72:.AF72])" office:value-type="float" office:value="1.19354838709677">
            <text:p>1,1935483871</text:p>
          </table:table-cell>
          <table:table-cell table:formula="of:=STDEVPA([.B72:.AF72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71">
            <text:p>71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73:.AF73])" office:value-type="float" office:value="1.54838709677419">
            <text:p>1,5483870968</text:p>
          </table:table-cell>
          <table:table-cell table:formula="of:=STDEVPA([.B73:.AF73])" office:value-type="float" office:value="0.944891517153343">
            <text:p>0,9448915172</text:p>
          </table:table-cell>
          <table:table-cell table:number-columns-repeated="990"/>
        </table:table-row>
        <table:table-row table:style-name="ro2">
          <table:table-cell office:value-type="float" office:value="72">
            <text:p>7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13" office:value-type="float" office:value="1">
            <text:p>1</text:p>
          </table:table-cell>
          <table:table-cell table:formula="of:=AVERAGE([.B74:.AF74])" office:value-type="float" office:value="2">
            <text:p>2</text:p>
          </table:table-cell>
          <table:table-cell table:formula="of:=STDEVPA([.B74:.AF74])" office:value-type="float" office:value="3.22290191817771">
            <text:p>3,2229019182</text:p>
          </table:table-cell>
          <table:table-cell table:number-columns-repeated="99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9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19">
            <text:p>19</text:p>
          </table:table-cell>
          <table:table-cell table:formula="of:=AVERAGE([.B75:.AF75])" office:value-type="float" office:value="11.0645161290323">
            <text:p>11,064516129</text:p>
          </table:table-cell>
          <table:table-cell table:formula="of:=STDEVPA([.B75:.AF75])" office:value-type="float" office:value="8.76185090134966">
            <text:p>8,7618509013</text:p>
          </table:table-cell>
          <table:table-cell table:number-columns-repeated="99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table:number-columns-repeated="1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AVERAGE([.B76:.AF76])" office:value-type="float" office:value="6.12903225806452">
            <text:p>6,1290322581</text:p>
          </table:table-cell>
          <table:table-cell table:formula="of:=STDEVPA([.B76:.AF76])" office:value-type="float" office:value="7.93010570439199">
            <text:p>7,9301057044</text:p>
          </table:table-cell>
          <table:table-cell table:number-columns-repeated="990"/>
        </table:table-row>
        <table:table-row table:style-name="ro2">
          <table:table-cell office:value-type="float" office:value="75">
            <text:p>75</text:p>
          </table:table-cell>
          <table:table-cell table:number-columns-repeated="8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formula="of:=AVERAGE([.B77:.AF77])" office:value-type="float" office:value="2.83870967741935">
            <text:p>2,8387096774</text:p>
          </table:table-cell>
          <table:table-cell table:formula="of:=STDEVPA([.B77:.AF77])" office:value-type="float" office:value="5.34063409424537">
            <text:p>5,3406340942</text:p>
          </table:table-cell>
          <table:table-cell table:number-columns-repeated="99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78:.AF78])" office:value-type="float" office:value="1.19354838709677">
            <text:p>1,1935483871</text:p>
          </table:table-cell>
          <table:table-cell table:formula="of:=STDEVPA([.B78:.AF78])" office:value-type="float" office:value="3.33524052272589">
            <text:p>3,3352405227</text:p>
          </table:table-cell>
          <table:table-cell table:number-columns-repeated="990"/>
        </table:table-row>
        <table:table-row table:style-name="ro2">
          <table:table-cell office:value-type="float" office:value="77">
            <text:p>7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79:.AF79])" office:value-type="float" office:value="0.290322580645161">
            <text:p>0,2903225806</text:p>
          </table:table-cell>
          <table:table-cell table:formula="of:=STDEVPA([.B79:.AF79])" office:value-type="float" office:value="0.578850272416979">
            <text:p>0,5788502724</text:p>
          </table:table-cell>
          <table:table-cell table:number-columns-repeated="990"/>
        </table:table-row>
        <table:table-row table:style-name="ro2"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AVERAGE([.B80:.AF80])" office:value-type="float" office:value="0.161290322580645">
            <text:p>0,1612903226</text:p>
          </table:table-cell>
          <table:table-cell table:formula="of:=STDEVPA([.B80:.AF80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79">
            <text:p>79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AVERAGE([.B81:.AF81])" office:value-type="float" office:value="0.129032258064516">
            <text:p>0,1290322581</text:p>
          </table:table-cell>
          <table:table-cell table:formula="of:=STDEVPA([.B81:.AF81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80">
            <text:p>80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formula="of:=AVERAGE([.B82:.AF82])" office:value-type="float" office:value="0.161290322580645">
            <text:p>0,1612903226</text:p>
          </table:table-cell>
          <table:table-cell table:formula="of:=STDEVPA([.B82:.AF82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83:.AF83])" office:value-type="float" office:value="0.612903225806452">
            <text:p>0,6129032258</text:p>
          </table:table-cell>
          <table:table-cell table:formula="of:=STDEVPA([.B83:.AF83])" office:value-type="float" office:value="0.549335044062142">
            <text:p>0,5493350441</text:p>
          </table:table-cell>
          <table:table-cell table:number-columns-repeated="990"/>
        </table:table-row>
        <table:table-row table:style-name="ro2">
          <table:table-cell office:value-type="float" office:value="82">
            <text:p>82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84:.AF84])" office:value-type="float" office:value="0.838709677419355">
            <text:p>0,8387096774</text:p>
          </table:table-cell>
          <table:table-cell table:formula="of:=STDEVPA([.B84:.AF84])" office:value-type="float" office:value="0.367798524225528">
            <text:p>0,3677985242</text:p>
          </table:table-cell>
          <table:table-cell table:number-columns-repeated="990"/>
        </table:table-row>
        <table:table-row table:style-name="ro2">
          <table:table-cell office:value-type="float" office:value="83">
            <text:p>8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formula="of:=AVERAGE([.B85:.AF85])" office:value-type="float" office:value="0.935483870967742">
            <text:p>0,935483871</text:p>
          </table:table-cell>
          <table:table-cell table:formula="of:=STDEVPA([.B85:.AF85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86:.AF86])" office:value-type="float" office:value="0.451612903225806">
            <text:p>0,4516129032</text:p>
          </table:table-cell>
          <table:table-cell table:formula="of:=STDEVPA([.B86:.AF86])" office:value-type="float" office:value="0.497653181307791">
            <text:p>0,4976531813</text:p>
          </table:table-cell>
          <table:table-cell table:number-columns-repeated="990"/>
        </table:table-row>
        <table:table-row table:style-name="ro2">
          <table:table-cell office:value-type="float" office:value="85">
            <text:p>8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87:.AF87])" office:value-type="float" office:value="0.161290322580645">
            <text:p>0,1612903226</text:p>
          </table:table-cell>
          <table:table-cell table:formula="of:=STDEVPA([.B87:.AF87])" office:value-type="float" office:value="0.367798524225528">
            <text:p>0,3677985242</text:p>
          </table:table-cell>
          <table:table-cell table:number-columns-repeated="990"/>
        </table:table-row>
        <table:table-row table:style-name="ro2">
          <table:table-cell office:value-type="float" office:value="86">
            <text:p>86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formula="of:=AVERAGE([.B88:.AF88])" office:value-type="float" office:value="0.161290322580645">
            <text:p>0,1612903226</text:p>
          </table:table-cell>
          <table:table-cell table:formula="of:=STDEVPA([.B88:.AF88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8" office:value-type="float" office:value="0">
            <text:p>0</text:p>
          </table:table-cell>
          <table:table-cell table:formula="of:=AVERAGE([.B89:.AF89])" office:value-type="float" office:value="0.129032258064516">
            <text:p>0,1290322581</text:p>
          </table:table-cell>
          <table:table-cell table:formula="of:=STDEVPA([.B89:.AF89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88">
            <text:p>8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AVERAGE([.B90:.AF90])" office:value-type="float" office:value="0.32258064516129">
            <text:p>0,3225806452</text:p>
          </table:table-cell>
          <table:table-cell table:formula="of:=STDEVPA([.B90:.AF90])" office:value-type="float" office:value="0.735597048451057">
            <text:p>0,7355970485</text:p>
          </table:table-cell>
          <table:table-cell table:number-columns-repeated="990"/>
        </table:table-row>
        <table:table-row table:style-name="ro2">
          <table:table-cell office:value-type="float" office:value="89">
            <text:p>89</text:p>
          </table:table-cell>
          <table:table-cell table:number-columns-repeated="2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91:.AF91])" office:value-type="float" office:value="0.0645161290322581">
            <text:p>0,064516129</text:p>
          </table:table-cell>
          <table:table-cell table:formula="of:=STDEVPA([.B91:.AF9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90">
            <text:p>90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92:.AF92])" office:value-type="float" office:value="0.0645161290322581">
            <text:p>0,064516129</text:p>
          </table:table-cell>
          <table:table-cell table:formula="of:=STDEVPA([.B92:.AF92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91">
            <text:p>91</text:p>
          </table:table-cell>
          <table:table-cell table:number-columns-repeated="31" office:value-type="float" office:value="0">
            <text:p>0</text:p>
          </table:table-cell>
          <table:table-cell table:formula="of:=AVERAGE([.B93:.AF93])" office:value-type="float" office:value="0">
            <text:p>0</text:p>
          </table:table-cell>
          <table:table-cell table:formula="of:=STDEVPA([.B93:.AF9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92">
            <text:p>92</text:p>
          </table:table-cell>
          <table:table-cell table:number-columns-repeated="31" office:value-type="float" office:value="0">
            <text:p>0</text:p>
          </table:table-cell>
          <table:table-cell table:formula="of:=AVERAGE([.B94:.AF94])" office:value-type="float" office:value="0">
            <text:p>0</text:p>
          </table:table-cell>
          <table:table-cell table:formula="of:=STDEVPA([.B94:.AF9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93">
            <text:p>93</text:p>
          </table:table-cell>
          <table:table-cell table:number-columns-repeated="31" office:value-type="float" office:value="0">
            <text:p>0</text:p>
          </table:table-cell>
          <table:table-cell table:formula="of:=AVERAGE([.B95:.AF95])" office:value-type="float" office:value="0">
            <text:p>0</text:p>
          </table:table-cell>
          <table:table-cell table:formula="of:=STDEVPA([.B95:.AF9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94">
            <text:p>94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96:.AF96])" office:value-type="float" office:value="0.645161290322581">
            <text:p>0,6451612903</text:p>
          </table:table-cell>
          <table:table-cell table:formula="of:=STDEVPA([.B96:.AF96])" office:value-type="float" office:value="0.934927532012222">
            <text:p>0,934927532</text:p>
          </table:table-cell>
          <table:table-cell table:number-columns-repeated="99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formula="of:=AVERAGE([.B97:.AF97])" office:value-type="float" office:value="0.193548387096774">
            <text:p>0,1935483871</text:p>
          </table:table-cell>
          <table:table-cell table:formula="of:=STDEVPA([.B97:.AF97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96">
            <text:p>96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AVERAGE([.B98:.AF98])" office:value-type="float" office:value="0.193548387096774">
            <text:p>0,1935483871</text:p>
          </table:table-cell>
          <table:table-cell table:formula="of:=STDEVPA([.B98:.AF98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97">
            <text:p>97</text:p>
          </table:table-cell>
          <table:table-cell table:number-columns-repeated="31" office:value-type="float" office:value="0">
            <text:p>0</text:p>
          </table:table-cell>
          <table:table-cell table:formula="of:=AVERAGE([.B99:.AF99])" office:value-type="float" office:value="0">
            <text:p>0</text:p>
          </table:table-cell>
          <table:table-cell table:formula="of:=STDEVPA([.B99:.AF9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98">
            <text:p>98</text:p>
          </table:table-cell>
          <table:table-cell table:number-columns-repeated="31" office:value-type="float" office:value="0">
            <text:p>0</text:p>
          </table:table-cell>
          <table:table-cell table:formula="of:=AVERAGE([.B100:.AF100])" office:value-type="float" office:value="0">
            <text:p>0</text:p>
          </table:table-cell>
          <table:table-cell table:formula="of:=STDEVPA([.B100:.AF10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99">
            <text:p>99</text:p>
          </table:table-cell>
          <table:table-cell table:number-columns-repeated="1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AVERAGE([.B101:.AF101])" office:value-type="float" office:value="0.516129032258065">
            <text:p>0,5161290323</text:p>
          </table:table-cell>
          <table:table-cell table:formula="of:=STDEVPA([.B101:.AF101])" office:value-type="float" office:value="1.13225346934092">
            <text:p>1,1322534693</text:p>
          </table:table-cell>
          <table:table-cell table:number-columns-repeated="990"/>
        </table:table-row>
        <table:table-row table:style-name="ro2">
          <table:table-cell office:value-type="float" office:value="100">
            <text:p>100</text:p>
          </table:table-cell>
          <table:table-cell table:number-columns-repeated="1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table:formula="of:=AVERAGE([.B102:.AF102])" office:value-type="float" office:value="0.129032258064516">
            <text:p>0,1290322581</text:p>
          </table:table-cell>
          <table:table-cell table:formula="of:=STDEVPA([.B102:.AF102])" office:value-type="float" office:value="0.706738783877634">
            <text:p>0,7067387839</text:p>
          </table:table-cell>
          <table:table-cell table:number-columns-repeated="990"/>
        </table:table-row>
        <table:table-row table:style-name="ro2">
          <table:table-cell office:value-type="float" office:value="101">
            <text:p>101</text:p>
          </table:table-cell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formula="of:=AVERAGE([.B103:.AF103])" office:value-type="float" office:value="0.0645161290322581">
            <text:p>0,064516129</text:p>
          </table:table-cell>
          <table:table-cell table:formula="of:=STDEVPA([.B103:.AF103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02">
            <text:p>102</text:p>
          </table:table-cell>
          <table:table-cell table:number-columns-repeated="31" office:value-type="float" office:value="0">
            <text:p>0</text:p>
          </table:table-cell>
          <table:table-cell table:formula="of:=AVERAGE([.B104:.AF104])" office:value-type="float" office:value="0">
            <text:p>0</text:p>
          </table:table-cell>
          <table:table-cell table:formula="of:=STDEVPA([.B104:.AF10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03">
            <text:p>103</text:p>
          </table:table-cell>
          <table:table-cell table:number-columns-repeated="31" office:value-type="float" office:value="0">
            <text:p>0</text:p>
          </table:table-cell>
          <table:table-cell table:formula="of:=AVERAGE([.B105:.AF105])" office:value-type="float" office:value="0">
            <text:p>0</text:p>
          </table:table-cell>
          <table:table-cell table:formula="of:=STDEVPA([.B105:.AF10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04">
            <text:p>104</text:p>
          </table:table-cell>
          <table:table-cell table:number-columns-repeated="17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3" office:value-type="float" office:value="0">
            <text:p>0</text:p>
          </table:table-cell>
          <table:table-cell table:formula="of:=AVERAGE([.B106:.AF106])" office:value-type="float" office:value="0.67741935483871">
            <text:p>0,6774193548</text:p>
          </table:table-cell>
          <table:table-cell table:formula="of:=STDEVPA([.B106:.AF106])" office:value-type="float" office:value="3.71037861535758">
            <text:p>3,7103786154</text:p>
          </table:table-cell>
          <table:table-cell table:number-columns-repeated="990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 office:value-type="float" office:value="21">
            <text:p>21</text:p>
          </table:table-cell>
          <table:table-cell table:formula="of:=AVERAGE([.B107:.AF107])" office:value-type="float" office:value="10.3225806451613">
            <text:p>10,3225806452</text:p>
          </table:table-cell>
          <table:table-cell table:formula="of:=STDEVPA([.B107:.AF107])" office:value-type="float" office:value="10.3748675756001">
            <text:p>10,3748675756</text:p>
          </table:table-cell>
          <table:table-cell table:number-columns-repeated="990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table:formula="of:=AVERAGE([.B108:.AF108])" office:value-type="float" office:value="8.70967741935484">
            <text:p>8,7096774194</text:p>
          </table:table-cell>
          <table:table-cell table:formula="of:=STDEVPA([.B108:.AF108])" office:value-type="float" office:value="8.40197192056759">
            <text:p>8,4019719206</text:p>
          </table:table-cell>
          <table:table-cell table:number-columns-repeated="99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3" office:value-type="float" office:value="25">
            <text:p>25</text:p>
          </table:table-cell>
          <table:table-cell table:formula="of:=AVERAGE([.B109:.AF109])" office:value-type="float" office:value="16.5806451612903">
            <text:p>16,5806451613</text:p>
          </table:table-cell>
          <table:table-cell table:formula="of:=STDEVPA([.B109:.AF109])" office:value-type="float" office:value="9.56058505953172">
            <text:p>9,5605850595</text:p>
          </table:table-cell>
          <table:table-cell table:number-columns-repeated="99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4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AVERAGE([.B110:.AF110])" office:value-type="float" office:value="9.2258064516129">
            <text:p>9,2258064516</text:p>
          </table:table-cell>
          <table:table-cell table:formula="of:=STDEVPA([.B110:.AF110])" office:value-type="float" office:value="10.727443484096">
            <text:p>10,7274434841</text:p>
          </table:table-cell>
          <table:table-cell table:number-columns-repeated="990"/>
        </table:table-row>
        <table:table-row table:style-name="ro2">
          <table:table-cell office:value-type="float" office:value="109">
            <text:p>109</text:p>
          </table:table-cell>
          <table:table-cell table:number-columns-repeated="7" office:value-type="float" office:value="1">
            <text:p>1</text:p>
          </table:table-cell>
          <table:table-cell table:number-columns-repeated="4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table:formula="of:=AVERAGE([.B111:.AF111])" office:value-type="float" office:value="5.90322580645161">
            <text:p>5,9032258065</text:p>
          </table:table-cell>
          <table:table-cell table:formula="of:=STDEVPA([.B111:.AF111])" office:value-type="float" office:value="9.33379167399442">
            <text:p>9,333791674</text:p>
          </table:table-cell>
          <table:table-cell table:number-columns-repeated="990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AVERAGE([.B112:.AF112])" office:value-type="float" office:value="3.96774193548387">
            <text:p>3,9677419355</text:p>
          </table:table-cell>
          <table:table-cell table:formula="of:=STDEVPA([.B112:.AF112])" office:value-type="float" office:value="8.14182301440647">
            <text:p>8,1418230144</text:p>
          </table:table-cell>
          <table:table-cell table:number-columns-repeated="990"/>
        </table:table-row>
        <table:table-row table:style-name="ro2">
          <table:table-cell office:value-type="float" office:value="111">
            <text:p>1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AVERAGE([.B113:.AF113])" office:value-type="float" office:value="1.35483870967742">
            <text:p>1,3548387097</text:p>
          </table:table-cell>
          <table:table-cell table:formula="of:=STDEVPA([.B113:.AF113])" office:value-type="float" office:value="0.968816607592336">
            <text:p>0,9688166076</text:p>
          </table:table-cell>
          <table:table-cell table:number-columns-repeated="990"/>
        </table:table-row>
        <table:table-row table:style-name="ro2">
          <table:table-cell office:value-type="float" office:value="112">
            <text:p>11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2" office:value-type="float" office:value="1">
            <text:p>1</text:p>
          </table:table-cell>
          <table:table-cell table:formula="of:=AVERAGE([.B114:.AF114])" office:value-type="float" office:value="1.12903225806452">
            <text:p>1,1290322581</text:p>
          </table:table-cell>
          <table:table-cell table:formula="of:=STDEVPA([.B114:.AF114])" office:value-type="float" office:value="0.491340200378316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13">
            <text:p>11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1" office:value-type="float" office:value="1">
            <text:p>1</text:p>
          </table:table-cell>
          <table:table-cell table:formula="of:=AVERAGE([.B115:.AF115])" office:value-type="float" office:value="1.06451612903226">
            <text:p>1,064516129</text:p>
          </table:table-cell>
          <table:table-cell table:formula="of:=STDEVPA([.B115:.AF115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14">
            <text:p>114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16:.AF116])" office:value-type="float" office:value="1.12903225806452">
            <text:p>1,1290322581</text:p>
          </table:table-cell>
          <table:table-cell table:formula="of:=STDEVPA([.B116:.AF116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15">
            <text:p>115</text:p>
          </table:table-cell>
          <table:table-cell table:number-columns-repeated="2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17:.AF117])" office:value-type="float" office:value="1.19354838709677">
            <text:p>1,1935483871</text:p>
          </table:table-cell>
          <table:table-cell table:formula="of:=STDEVPA([.B117:.AF117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16">
            <text:p>116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118:.AF118])" office:value-type="float" office:value="1.12903225806452">
            <text:p>1,1290322581</text:p>
          </table:table-cell>
          <table:table-cell table:formula="of:=STDEVPA([.B118:.AF118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17">
            <text:p>117</text:p>
          </table:table-cell>
          <table:table-cell table:number-columns-repeated="31" office:value-type="float" office:value="1">
            <text:p>1</text:p>
          </table:table-cell>
          <table:table-cell table:formula="of:=AVERAGE([.B119:.AF119])" office:value-type="float" office:value="1">
            <text:p>1</text:p>
          </table:table-cell>
          <table:table-cell table:formula="of:=STDEVPA([.B119:.AF11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18">
            <text:p>118</text:p>
          </table:table-cell>
          <table:table-cell table:number-columns-repeated="8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10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formula="of:=AVERAGE([.B120:.AF120])" office:value-type="float" office:value="4">
            <text:p>4</text:p>
          </table:table-cell>
          <table:table-cell table:formula="of:=STDEVPA([.B120:.AF120])" office:value-type="float" office:value="10.664986426802">
            <text:p>10,6649864268</text:p>
          </table:table-cell>
          <table:table-cell table:number-columns-repeated="990"/>
        </table:table-row>
        <table:table-row table:style-name="ro2">
          <table:table-cell office:value-type="float" office:value="119">
            <text:p>119</text:p>
          </table:table-cell>
          <table:table-cell table:number-columns-repeated="1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21:.AF121])" office:value-type="float" office:value="1.19354838709677">
            <text:p>1,1935483871</text:p>
          </table:table-cell>
          <table:table-cell table:formula="of:=STDEVPA([.B121:.AF121])" office:value-type="float" office:value="0.779551353135134">
            <text:p>0,7795513531</text:p>
          </table:table-cell>
          <table:table-cell table:number-columns-repeated="990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122:.AF122])" office:value-type="float" office:value="1.16129032258065">
            <text:p>1,1612903226</text:p>
          </table:table-cell>
          <table:table-cell table:formula="of:=STDEVPA([.B122:.AF122])" office:value-type="float" office:value="0.807096516335277">
            <text:p>0,8070965163</text:p>
          </table:table-cell>
          <table:table-cell table:number-columns-repeated="990"/>
        </table:table-row>
        <table:table-row table:style-name="ro2">
          <table:table-cell office:value-type="float" office:value="121">
            <text:p>121</text:p>
          </table:table-cell>
          <table:table-cell table:number-columns-repeated="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formula="of:=AVERAGE([.B123:.AF123])" office:value-type="float" office:value="1.03225806451613">
            <text:p>1,0322580645</text:p>
          </table:table-cell>
          <table:table-cell table:formula="of:=STDEVPA([.B123:.AF123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22">
            <text:p>122</text:p>
          </table:table-cell>
          <table:table-cell table:number-columns-repeated="1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formula="of:=AVERAGE([.B124:.AF124])" office:value-type="float" office:value="1.03225806451613">
            <text:p>1,0322580645</text:p>
          </table:table-cell>
          <table:table-cell table:formula="of:=STDEVPA([.B124:.AF124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23">
            <text:p>12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125:.AF125])" office:value-type="float" office:value="1.12903225806452">
            <text:p>1,1290322581</text:p>
          </table:table-cell>
          <table:table-cell table:formula="of:=STDEVPA([.B125:.AF125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24">
            <text:p>124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AVERAGE([.B126:.AF126])" office:value-type="float" office:value="2">
            <text:p>2</text:p>
          </table:table-cell>
          <table:table-cell table:formula="of:=STDEVPA([.B126:.AF126])" office:value-type="float" office:value="4.9578871670592">
            <text:p>4,9578871671</text:p>
          </table:table-cell>
          <table:table-cell table:number-columns-repeated="990"/>
        </table:table-row>
        <table:table-row table:style-name="ro2">
          <table:table-cell office:value-type="float" office:value="125">
            <text:p>125</text:p>
          </table:table-cell>
          <table:table-cell table:number-columns-repeated="10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9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B127:.AF127])" office:value-type="float" office:value="1.32258064516129">
            <text:p>1,3225806452</text:p>
          </table:table-cell>
          <table:table-cell table:formula="of:=STDEVPA([.B127:.AF127])" office:value-type="float" office:value="1.25433690936926">
            <text:p>1,2543369094</text:p>
          </table:table-cell>
          <table:table-cell table:number-columns-repeated="990"/>
        </table:table-row>
        <table:table-row table:style-name="ro2"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8" office:value-type="float" office:value="1">
            <text:p>1</text:p>
          </table:table-cell>
          <table:table-cell table:formula="of:=AVERAGE([.B128:.AF128])" office:value-type="float" office:value="1.06451612903226">
            <text:p>1,064516129</text:p>
          </table:table-cell>
          <table:table-cell table:formula="of:=STDEVPA([.B128:.AF128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formula="of:=AVERAGE([.B129:.AF129])" office:value-type="float" office:value="1.38709677419355">
            <text:p>1,3870967742</text:p>
          </table:table-cell>
          <table:table-cell table:formula="of:=STDEVPA([.B129:.AF129])" office:value-type="float" office:value="1.06793195853206">
            <text:p>1,0679319585</text:p>
          </table:table-cell>
          <table:table-cell table:number-columns-repeated="990"/>
        </table:table-row>
        <table:table-row table:style-name="ro2">
          <table:table-cell office:value-type="float" office:value="128">
            <text:p>128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130:.AF130])" office:value-type="float" office:value="1.06451612903226">
            <text:p>1,064516129</text:p>
          </table:table-cell>
          <table:table-cell table:formula="of:=STDEVPA([.B130:.AF13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29">
            <text:p>129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131:.AF131])" office:value-type="float" office:value="1.09677419354839">
            <text:p>1,0967741935</text:p>
          </table:table-cell>
          <table:table-cell table:formula="of:=STDEVPA([.B131:.AF131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32:.AF132])" office:value-type="float" office:value="2.54838709677419">
            <text:p>2,5483870968</text:p>
          </table:table-cell>
          <table:table-cell table:formula="of:=STDEVPA([.B132:.AF132])" office:value-type="float" office:value="5.19825472993128">
            <text:p>5,1982547299</text:p>
          </table:table-cell>
          <table:table-cell table:number-columns-repeated="990"/>
        </table:table-row>
        <table:table-row table:style-name="ro2"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" office:value-type="float" office:value="1">
            <text:p>1</text:p>
          </table:table-cell>
          <table:table-cell table:formula="of:=AVERAGE([.B133:.AF133])" office:value-type="float" office:value="1.61290322580645">
            <text:p>1,6129032258</text:p>
          </table:table-cell>
          <table:table-cell table:formula="of:=STDEVPA([.B133:.AF133])" office:value-type="float" office:value="2.90358420726854">
            <text:p>2,9035842073</text:p>
          </table:table-cell>
          <table:table-cell table:number-columns-repeated="990"/>
        </table:table-row>
        <table:table-row table:style-name="ro2"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8" office:value-type="float" office:value="1">
            <text:p>1</text:p>
          </table:table-cell>
          <table:table-cell table:formula="of:=AVERAGE([.B134:.AF134])" office:value-type="float" office:value="1.12903225806452">
            <text:p>1,1290322581</text:p>
          </table:table-cell>
          <table:table-cell table:formula="of:=STDEVPA([.B134:.AF134])" office:value-type="float" office:value="0.706738783877634">
            <text:p>0,7067387839</text:p>
          </table:table-cell>
          <table:table-cell table:number-columns-repeated="990"/>
        </table:table-row>
        <table:table-row table:style-name="ro2">
          <table:table-cell office:value-type="float" office:value="133">
            <text:p>13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B135:.AF135])" office:value-type="float" office:value="1.09677419354839">
            <text:p>1,0967741935</text:p>
          </table:table-cell>
          <table:table-cell table:formula="of:=STDEVPA([.B135:.AF135])" office:value-type="float" office:value="0.734181075918777">
            <text:p>0,7341810759</text:p>
          </table:table-cell>
          <table:table-cell table:number-columns-repeated="990"/>
        </table:table-row>
        <table:table-row table:style-name="ro2">
          <table:table-cell office:value-type="float" office:value="134">
            <text:p>134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1" office:value-type="float" office:value="1">
            <text:p>1</text:p>
          </table:table-cell>
          <table:table-cell table:formula="of:=AVERAGE([.B136:.AF136])" office:value-type="float" office:value="1.58064516129032">
            <text:p>1,5806451613</text:p>
          </table:table-cell>
          <table:table-cell table:formula="of:=STDEVPA([.B136:.AF136])" office:value-type="float" office:value="2.2255726852465">
            <text:p>2,2255726852</text:p>
          </table:table-cell>
          <table:table-cell table:number-columns-repeated="990"/>
        </table:table-row>
        <table:table-row table:style-name="ro2"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7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37:.AF137])" office:value-type="float" office:value="1.12903225806452">
            <text:p>1,1290322581</text:p>
          </table:table-cell>
          <table:table-cell table:formula="of:=STDEVPA([.B137:.AF137])" office:value-type="float" office:value="0.491340200378316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formula="of:=AVERAGE([.B138:.AF138])" office:value-type="float" office:value="1.19354838709677">
            <text:p>1,1935483871</text:p>
          </table:table-cell>
          <table:table-cell table:formula="of:=STDEVPA([.B138:.AF138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37">
            <text:p>137</text:p>
          </table:table-cell>
          <table:table-cell table:number-columns-repeated="1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table:formula="of:=AVERAGE([.B139:.AF139])" office:value-type="float" office:value="0.935483870967742">
            <text:p>0,935483871</text:p>
          </table:table-cell>
          <table:table-cell table:formula="of:=STDEVPA([.B139:.AF139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138">
            <text:p>138</text:p>
          </table:table-cell>
          <table:table-cell table:number-columns-repeated="30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40:.AF140])" office:value-type="float" office:value="1.06451612903226">
            <text:p>1,064516129</text:p>
          </table:table-cell>
          <table:table-cell table:formula="of:=STDEVPA([.B140:.AF14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formula="of:=AVERAGE([.B141:.AF141])" office:value-type="float" office:value="1.45161290322581">
            <text:p>1,4516129032</text:p>
          </table:table-cell>
          <table:table-cell table:formula="of:=STDEVPA([.B141:.AF141])" office:value-type="float" office:value="1.10245209617">
            <text:p>1,1024520962</text:p>
          </table:table-cell>
          <table:table-cell table:number-columns-repeated="990"/>
        </table:table-row>
        <table:table-row table:style-name="ro2">
          <table:table-cell office:value-type="float" office:value="140">
            <text:p>140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42:.AF142])" office:value-type="float" office:value="1.12903225806452">
            <text:p>1,1290322581</text:p>
          </table:table-cell>
          <table:table-cell table:formula="of:=STDEVPA([.B142:.AF142])" office:value-type="float" office:value="0.491340200378316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formula="of:=AVERAGE([.B143:.AF143])" office:value-type="float" office:value="1.64516129032258">
            <text:p>1,6451612903</text:p>
          </table:table-cell>
          <table:table-cell table:formula="of:=STDEVPA([.B143:.AF143])" office:value-type="float" office:value="1.85869165043715">
            <text:p>1,8586916504</text:p>
          </table:table-cell>
          <table:table-cell table:number-columns-repeated="990"/>
        </table:table-row>
        <table:table-row table:style-name="ro2">
          <table:table-cell office:value-type="float" office:value="142">
            <text:p>142</text:p>
          </table:table-cell>
          <table:table-cell table:number-columns-repeated="31" office:value-type="float" office:value="1">
            <text:p>1</text:p>
          </table:table-cell>
          <table:table-cell table:formula="of:=AVERAGE([.B144:.AF144])" office:value-type="float" office:value="1">
            <text:p>1</text:p>
          </table:table-cell>
          <table:table-cell table:formula="of:=STDEVPA([.B144:.AF14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43">
            <text:p>14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45:.AF145])" office:value-type="float" office:value="1.16129032258065">
            <text:p>1,1612903226</text:p>
          </table:table-cell>
          <table:table-cell table:formula="of:=STDEVPA([.B145:.AF145])" office:value-type="float" office:value="0.627168454684632">
            <text:p>0,6271684547</text:p>
          </table:table-cell>
          <table:table-cell table:number-columns-repeated="990"/>
        </table:table-row>
        <table:table-row table:style-name="ro2">
          <table:table-cell office:value-type="float" office:value="144">
            <text:p>14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7" office:value-type="float" office:value="1">
            <text:p>1</text:p>
          </table:table-cell>
          <table:table-cell table:formula="of:=AVERAGE([.B146:.AF146])" office:value-type="float" office:value="1.06451612903226">
            <text:p>1,064516129</text:p>
          </table:table-cell>
          <table:table-cell table:formula="of:=STDEVPA([.B146:.AF146])" office:value-type="float" office:value="0.435185082684904">
            <text:p>0,4351850827</text:p>
          </table:table-cell>
          <table:table-cell table:number-columns-repeated="990"/>
        </table:table-row>
        <table:table-row table:style-name="ro2">
          <table:table-cell office:value-type="float" office:value="145">
            <text:p>145</text:p>
          </table:table-cell>
          <table:table-cell table:number-columns-repeated="1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147:.AF147])" office:value-type="float" office:value="1.12903225806452">
            <text:p>1,1290322581</text:p>
          </table:table-cell>
          <table:table-cell table:formula="of:=STDEVPA([.B147:.AF147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9" office:value-type="float" office:value="1">
            <text:p>1</text:p>
          </table:table-cell>
          <table:table-cell table:formula="of:=AVERAGE([.B148:.AF148])" office:value-type="float" office:value="0.967741935483871">
            <text:p>0,9677419355</text:p>
          </table:table-cell>
          <table:table-cell table:formula="of:=STDEVPA([.B148:.AF148])" office:value-type="float" office:value="0.176684695969409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47">
            <text:p>14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49:.AF149])" office:value-type="float" office:value="1.03225806451613">
            <text:p>1,0322580645</text:p>
          </table:table-cell>
          <table:table-cell table:formula="of:=STDEVPA([.B149:.AF149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48">
            <text:p>148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1" office:value-type="float" office:value="1">
            <text:p>1</text:p>
          </table:table-cell>
          <table:table-cell table:formula="of:=AVERAGE([.B150:.AF150])" office:value-type="float" office:value="1.06451612903226">
            <text:p>1,064516129</text:p>
          </table:table-cell>
          <table:table-cell table:formula="of:=STDEVPA([.B150:.AF150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49">
            <text:p>149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table:formula="of:=AVERAGE([.B151:.AF151])" office:value-type="float" office:value="0.935483870967742">
            <text:p>0,935483871</text:p>
          </table:table-cell>
          <table:table-cell table:formula="of:=STDEVPA([.B151:.AF151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150">
            <text:p>150</text:p>
          </table:table-cell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B152:.AF152])" office:value-type="float" office:value="1.74193548387097">
            <text:p>1,7419354839</text:p>
          </table:table-cell>
          <table:table-cell table:formula="of:=STDEVPA([.B152:.AF152])" office:value-type="float" office:value="2.48826590653895">
            <text:p>2,4882659065</text:p>
          </table:table-cell>
          <table:table-cell table:number-columns-repeated="990"/>
        </table:table-row>
        <table:table-row table:style-name="ro2">
          <table:table-cell office:value-type="float" office:value="151">
            <text:p>15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53:.AF153])" office:value-type="float" office:value="1.03225806451613">
            <text:p>1,0322580645</text:p>
          </table:table-cell>
          <table:table-cell table:formula="of:=STDEVPA([.B153:.AF153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52">
            <text:p>152</text:p>
          </table:table-cell>
          <table:table-cell table:number-columns-repeated="31" office:value-type="float" office:value="1">
            <text:p>1</text:p>
          </table:table-cell>
          <table:table-cell table:formula="of:=AVERAGE([.B154:.AF154])" office:value-type="float" office:value="1">
            <text:p>1</text:p>
          </table:table-cell>
          <table:table-cell table:formula="of:=STDEVPA([.B154:.AF15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3">
            <text:p>15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155:.AF155])" office:value-type="float" office:value="1.03225806451613">
            <text:p>1,0322580645</text:p>
          </table:table-cell>
          <table:table-cell table:formula="of:=STDEVPA([.B155:.AF155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54">
            <text:p>154</text:p>
          </table:table-cell>
          <table:table-cell table:number-columns-repeated="31" office:value-type="float" office:value="1">
            <text:p>1</text:p>
          </table:table-cell>
          <table:table-cell table:formula="of:=AVERAGE([.B156:.AF156])" office:value-type="float" office:value="1">
            <text:p>1</text:p>
          </table:table-cell>
          <table:table-cell table:formula="of:=STDEVPA([.B156:.AF15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5">
            <text:p>155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6" office:value-type="float" office:value="1">
            <text:p>1</text:p>
          </table:table-cell>
          <table:table-cell table:formula="of:=AVERAGE([.B157:.AF157])" office:value-type="float" office:value="1.03225806451613">
            <text:p>1,0322580645</text:p>
          </table:table-cell>
          <table:table-cell table:formula="of:=STDEVPA([.B157:.AF157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8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AVERAGE([.B158:.AF158])" office:value-type="float" office:value="1.45161290322581">
            <text:p>1,4516129032</text:p>
          </table:table-cell>
          <table:table-cell table:formula="of:=STDEVPA([.B158:.AF158])" office:value-type="float" office:value="1.81105404485396">
            <text:p>1,8110540449</text:p>
          </table:table-cell>
          <table:table-cell table:number-columns-repeated="990"/>
        </table:table-row>
        <table:table-row table:style-name="ro2">
          <table:table-cell office:value-type="float" office:value="157">
            <text:p>157</text:p>
          </table:table-cell>
          <table:table-cell table:number-columns-repeated="31" office:value-type="float" office:value="1">
            <text:p>1</text:p>
          </table:table-cell>
          <table:table-cell table:formula="of:=AVERAGE([.B159:.AF159])" office:value-type="float" office:value="1">
            <text:p>1</text:p>
          </table:table-cell>
          <table:table-cell table:formula="of:=STDEVPA([.B159:.AF159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8">
            <text:p>158</text:p>
          </table:table-cell>
          <table:table-cell table:number-columns-repeated="31" office:value-type="float" office:value="1">
            <text:p>1</text:p>
          </table:table-cell>
          <table:table-cell table:formula="of:=AVERAGE([.B160:.AF160])" office:value-type="float" office:value="1">
            <text:p>1</text:p>
          </table:table-cell>
          <table:table-cell table:formula="of:=STDEVPA([.B160:.AF16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59">
            <text:p>159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table:formula="of:=AVERAGE([.B161:.AF161])" office:value-type="float" office:value="1.25806451612903">
            <text:p>1,2580645161</text:p>
          </table:table-cell>
          <table:table-cell table:formula="of:=STDEVPA([.B161:.AF161])" office:value-type="float" office:value="0.670471280349243">
            <text:p>0,6704712803</text:p>
          </table:table-cell>
          <table:table-cell table:number-columns-repeated="990"/>
        </table:table-row>
        <table:table-row table:style-name="ro2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AVERAGE([.B162:.AF162])" office:value-type="float" office:value="1.09677419354839">
            <text:p>1,0967741935</text:p>
          </table:table-cell>
          <table:table-cell table:formula="of:=STDEVPA([.B162:.AF162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161">
            <text:p>161</text:p>
          </table:table-cell>
          <table:table-cell table:number-columns-repeated="9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1" office:value-type="float" office:value="1">
            <text:p>1</text:p>
          </table:table-cell>
          <table:table-cell table:formula="of:=AVERAGE([.B163:.AF163])" office:value-type="float" office:value="1.45161290322581">
            <text:p>1,4516129032</text:p>
          </table:table-cell>
          <table:table-cell table:formula="of:=STDEVPA([.B163:.AF163])" office:value-type="float" office:value="2.47358574357172">
            <text:p>2,4735857436</text:p>
          </table:table-cell>
          <table:table-cell table:number-columns-repeated="990"/>
        </table:table-row>
        <table:table-row table:style-name="ro2">
          <table:table-cell office:value-type="float" office:value="162">
            <text:p>16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9" office:value-type="float" office:value="1">
            <text:p>1</text:p>
          </table:table-cell>
          <table:table-cell table:formula="of:=AVERAGE([.B164:.AF164])" office:value-type="float" office:value="1.64516129032258">
            <text:p>1,6451612903</text:p>
          </table:table-cell>
          <table:table-cell table:formula="of:=STDEVPA([.B164:.AF164])" office:value-type="float" office:value="2.45670100189158">
            <text:p>2,4567010019</text:p>
          </table:table-cell>
          <table:table-cell table:number-columns-repeated="990"/>
        </table:table-row>
        <table:table-row table:style-name="ro2">
          <table:table-cell office:value-type="float" office:value="163">
            <text:p>163</text:p>
          </table:table-cell>
          <table:table-cell table:number-columns-repeated="31" office:value-type="float" office:value="1">
            <text:p>1</text:p>
          </table:table-cell>
          <table:table-cell table:formula="of:=AVERAGE([.B165:.AF165])" office:value-type="float" office:value="1">
            <text:p>1</text:p>
          </table:table-cell>
          <table:table-cell table:formula="of:=STDEVPA([.B165:.AF16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64">
            <text:p>164</text:p>
          </table:table-cell>
          <table:table-cell table:number-columns-repeated="2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formula="of:=AVERAGE([.B166:.AF166])" office:value-type="float" office:value="0.967741935483871">
            <text:p>0,9677419355</text:p>
          </table:table-cell>
          <table:table-cell table:formula="of:=STDEVPA([.B166:.AF166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65">
            <text:p>165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9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67:.AF167])" office:value-type="float" office:value="1.12903225806452">
            <text:p>1,1290322581</text:p>
          </table:table-cell>
          <table:table-cell table:formula="of:=STDEVPA([.B167:.AF167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formula="of:=AVERAGE([.B168:.AF168])" office:value-type="float" office:value="1.35483870967742">
            <text:p>1,3548387097</text:p>
          </table:table-cell>
          <table:table-cell table:formula="of:=STDEVPA([.B168:.AF168])" office:value-type="float" office:value="0.824949151777059">
            <text:p>0,8249491518</text:p>
          </table:table-cell>
          <table:table-cell table:number-columns-repeated="990"/>
        </table:table-row>
        <table:table-row table:style-name="ro2">
          <table:table-cell office:value-type="float" office:value="167">
            <text:p>167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table:formula="of:=AVERAGE([.B169:.AF169])" office:value-type="float" office:value="1.12903225806452">
            <text:p>1,1290322581</text:p>
          </table:table-cell>
          <table:table-cell table:formula="of:=STDEVPA([.B169:.AF169])" office:value-type="float" office:value="0.491340200378317">
            <text:p>0,4913402004</text:p>
          </table:table-cell>
          <table:table-cell table:number-columns-repeated="990"/>
        </table:table-row>
        <table:table-row table:style-name="ro2">
          <table:table-cell office:value-type="float" office:value="168">
            <text:p>168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formula="of:=AVERAGE([.B170:.AF170])" office:value-type="float" office:value="1.19354838709677">
            <text:p>1,1935483871</text:p>
          </table:table-cell>
          <table:table-cell table:formula="of:=STDEVPA([.B170:.AF170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69">
            <text:p>169</text:p>
          </table:table-cell>
          <table:table-cell table:number-columns-repeated="1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table:formula="of:=AVERAGE([.B171:.AF171])" office:value-type="float" office:value="1.06451612903226">
            <text:p>1,064516129</text:p>
          </table:table-cell>
          <table:table-cell table:formula="of:=STDEVPA([.B171:.AF17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70">
            <text:p>170</text:p>
          </table:table-cell>
          <table:table-cell table:number-columns-repeated="31" office:value-type="float" office:value="1">
            <text:p>1</text:p>
          </table:table-cell>
          <table:table-cell table:formula="of:=AVERAGE([.B172:.AF172])" office:value-type="float" office:value="1">
            <text:p>1</text:p>
          </table:table-cell>
          <table:table-cell table:formula="of:=STDEVPA([.B172:.AF17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1">
            <text:p>17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AVERAGE([.B173:.AF173])" office:value-type="float" office:value="1.29032258064516">
            <text:p>1,2903225806</text:p>
          </table:table-cell>
          <table:table-cell table:formula="of:=STDEVPA([.B173:.AF173])" office:value-type="float" office:value="0.681248776836867">
            <text:p>0,6812487768</text:p>
          </table:table-cell>
          <table:table-cell table:number-columns-repeated="990"/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8" office:value-type="float" office:value="1">
            <text:p>1</text:p>
          </table:table-cell>
          <table:table-cell table:formula="of:=AVERAGE([.B174:.AF174])" office:value-type="float" office:value="1.06451612903226">
            <text:p>1,064516129</text:p>
          </table:table-cell>
          <table:table-cell table:formula="of:=STDEVPA([.B174:.AF174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73">
            <text:p>17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6" office:value-type="float" office:value="1">
            <text:p>1</text:p>
          </table:table-cell>
          <table:table-cell table:formula="of:=AVERAGE([.B175:.AF175])" office:value-type="float" office:value="1.06451612903226">
            <text:p>1,064516129</text:p>
          </table:table-cell>
          <table:table-cell table:formula="of:=STDEVPA([.B175:.AF175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74">
            <text:p>174</text:p>
          </table:table-cell>
          <table:table-cell table:number-columns-repeated="31" office:value-type="float" office:value="1">
            <text:p>1</text:p>
          </table:table-cell>
          <table:table-cell table:formula="of:=AVERAGE([.B176:.AF176])" office:value-type="float" office:value="1">
            <text:p>1</text:p>
          </table:table-cell>
          <table:table-cell table:formula="of:=STDEVPA([.B176:.AF176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5">
            <text:p>175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5" office:value-type="float" office:value="1">
            <text:p>1</text:p>
          </table:table-cell>
          <table:table-cell table:formula="of:=AVERAGE([.B177:.AF177])" office:value-type="float" office:value="1.03225806451613">
            <text:p>1,0322580645</text:p>
          </table:table-cell>
          <table:table-cell table:formula="of:=STDEVPA([.B177:.AF177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76">
            <text:p>176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AVERAGE([.B178:.AF178])" office:value-type="float" office:value="1.03225806451613">
            <text:p>1,0322580645</text:p>
          </table:table-cell>
          <table:table-cell table:formula="of:=STDEVPA([.B178:.AF178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77">
            <text:p>177</text:p>
          </table:table-cell>
          <table:table-cell table:number-columns-repeated="11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9" office:value-type="float" office:value="1">
            <text:p>1</text:p>
          </table:table-cell>
          <table:table-cell table:formula="of:=AVERAGE([.B179:.AF179])" office:value-type="float" office:value="1.06451612903226">
            <text:p>1,064516129</text:p>
          </table:table-cell>
          <table:table-cell table:formula="of:=STDEVPA([.B179:.AF17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78">
            <text:p>178</text:p>
          </table:table-cell>
          <table:table-cell table:number-columns-repeated="31" office:value-type="float" office:value="1">
            <text:p>1</text:p>
          </table:table-cell>
          <table:table-cell table:formula="of:=AVERAGE([.B180:.AF180])" office:value-type="float" office:value="1">
            <text:p>1</text:p>
          </table:table-cell>
          <table:table-cell table:formula="of:=STDEVPA([.B180:.AF180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79">
            <text:p>179</text:p>
          </table:table-cell>
          <table:table-cell table:number-columns-repeated="31" office:value-type="float" office:value="1">
            <text:p>1</text:p>
          </table:table-cell>
          <table:table-cell table:formula="of:=AVERAGE([.B181:.AF181])" office:value-type="float" office:value="1">
            <text:p>1</text:p>
          </table:table-cell>
          <table:table-cell table:formula="of:=STDEVPA([.B181:.AF18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0">
            <text:p>180</text:p>
          </table:table-cell>
          <table:table-cell table:number-columns-repeated="31" office:value-type="float" office:value="1">
            <text:p>1</text:p>
          </table:table-cell>
          <table:table-cell table:formula="of:=AVERAGE([.B182:.AF182])" office:value-type="float" office:value="1">
            <text:p>1</text:p>
          </table:table-cell>
          <table:table-cell table:formula="of:=STDEVPA([.B182:.AF182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1">
            <text:p>181</text:p>
          </table:table-cell>
          <table:table-cell table:number-columns-repeated="31" office:value-type="float" office:value="1">
            <text:p>1</text:p>
          </table:table-cell>
          <table:table-cell table:formula="of:=AVERAGE([.B183:.AF183])" office:value-type="float" office:value="1">
            <text:p>1</text:p>
          </table:table-cell>
          <table:table-cell table:formula="of:=STDEVPA([.B183:.AF18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2">
            <text:p>182</text:p>
          </table:table-cell>
          <table:table-cell table:number-columns-repeated="31" office:value-type="float" office:value="1">
            <text:p>1</text:p>
          </table:table-cell>
          <table:table-cell table:formula="of:=AVERAGE([.B184:.AF184])" office:value-type="float" office:value="1">
            <text:p>1</text:p>
          </table:table-cell>
          <table:table-cell table:formula="of:=STDEVPA([.B184:.AF18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3">
            <text:p>183</text:p>
          </table:table-cell>
          <table:table-cell table:number-columns-repeated="31" office:value-type="float" office:value="1">
            <text:p>1</text:p>
          </table:table-cell>
          <table:table-cell table:formula="of:=AVERAGE([.B185:.AF185])" office:value-type="float" office:value="1">
            <text:p>1</text:p>
          </table:table-cell>
          <table:table-cell table:formula="of:=STDEVPA([.B185:.AF185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4">
            <text:p>184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table:formula="of:=AVERAGE([.B186:.AF186])" office:value-type="float" office:value="1.03225806451613">
            <text:p>1,0322580645</text:p>
          </table:table-cell>
          <table:table-cell table:formula="of:=STDEVPA([.B186:.AF186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85">
            <text:p>185</text:p>
          </table:table-cell>
          <table:table-cell table:number-columns-repeated="31" office:value-type="float" office:value="1">
            <text:p>1</text:p>
          </table:table-cell>
          <table:table-cell table:formula="of:=AVERAGE([.B187:.AF187])" office:value-type="float" office:value="1">
            <text:p>1</text:p>
          </table:table-cell>
          <table:table-cell table:formula="of:=STDEVPA([.B187:.AF18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186">
            <text:p>186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table:formula="of:=AVERAGE([.B188:.AF188])" office:value-type="float" office:value="1.03225806451613">
            <text:p>1,0322580645</text:p>
          </table:table-cell>
          <table:table-cell table:formula="of:=STDEVPA([.B188:.AF188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87">
            <text:p>187</text:p>
          </table:table-cell>
          <table:table-cell table:number-columns-repeated="25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5" office:value-type="float" office:value="1">
            <text:p>1</text:p>
          </table:table-cell>
          <table:table-cell table:formula="of:=AVERAGE([.B189:.AF189])" office:value-type="float" office:value="1.58064516129032">
            <text:p>1,5806451613</text:p>
          </table:table-cell>
          <table:table-cell table:formula="of:=STDEVPA([.B189:.AF189])" office:value-type="float" office:value="3.18032452744935">
            <text:p>3,1803245274</text:p>
          </table:table-cell>
          <table:table-cell table:number-columns-repeated="990"/>
        </table:table-row>
        <table:table-row table:style-name="ro2">
          <table:table-cell office:value-type="float" office:value="188">
            <text:p>188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AVERAGE([.B190:.AF190])" office:value-type="float" office:value="1.19354838709677">
            <text:p>1,1935483871</text:p>
          </table:table-cell>
          <table:table-cell table:formula="of:=STDEVPA([.B190:.AF190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189">
            <text:p>189</text:p>
          </table:table-cell>
          <table:table-cell table:number-columns-repeated="2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formula="of:=AVERAGE([.B191:.AF191])" office:value-type="float" office:value="1.06451612903226">
            <text:p>1,064516129</text:p>
          </table:table-cell>
          <table:table-cell table:formula="of:=STDEVPA([.B191:.AF19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190">
            <text:p>190</text:p>
          </table:table-cell>
          <table:table-cell table:number-columns-repeated="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2:.AF192])" office:value-type="float" office:value="0.967741935483871">
            <text:p>0,9677419355</text:p>
          </table:table-cell>
          <table:table-cell table:formula="of:=STDEVPA([.B192:.AF192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91">
            <text:p>191</text:p>
          </table:table-cell>
          <table:table-cell table:number-columns-repeated="1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193:.AF193])" office:value-type="float" office:value="1.12903225806452">
            <text:p>1,1290322581</text:p>
          </table:table-cell>
          <table:table-cell table:formula="of:=STDEVPA([.B193:.AF193])" office:value-type="float" office:value="0.65951768710519">
            <text:p>0,6595176871</text:p>
          </table:table-cell>
          <table:table-cell table:number-columns-repeated="990"/>
        </table:table-row>
        <table:table-row table:style-name="ro2">
          <table:table-cell office:value-type="float" office:value="192">
            <text:p>19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8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formula="of:=AVERAGE([.B194:.AF194])" office:value-type="float" office:value="1.16129032258065">
            <text:p>1,1612903226</text:p>
          </table:table-cell>
          <table:table-cell table:formula="of:=STDEVPA([.B194:.AF194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193">
            <text:p>193</text:p>
          </table:table-cell>
          <table:table-cell table:number-columns-repeated="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5:.AF195])" office:value-type="float" office:value="0.967741935483871">
            <text:p>0,9677419355</text:p>
          </table:table-cell>
          <table:table-cell table:formula="of:=STDEVPA([.B195:.AF195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194">
            <text:p>194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6:.AF196])" office:value-type="float" office:value="0.935483870967742">
            <text:p>0,935483871</text:p>
          </table:table-cell>
          <table:table-cell table:formula="of:=STDEVPA([.B196:.AF196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195">
            <text:p>195</text:p>
          </table:table-cell>
          <table:table-cell table:number-columns-repeated="20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7:.AF197])" office:value-type="float" office:value="1.03225806451613">
            <text:p>1,0322580645</text:p>
          </table:table-cell>
          <table:table-cell table:formula="of:=STDEVPA([.B197:.AF197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96">
            <text:p>196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8:.AF198])" office:value-type="float" office:value="1.09677419354839">
            <text:p>1,0967741935</text:p>
          </table:table-cell>
          <table:table-cell table:formula="of:=STDEVPA([.B198:.AF198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197">
            <text:p>197</text:p>
          </table:table-cell>
          <table:table-cell table:number-columns-repeated="8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199:.AF199])" office:value-type="float" office:value="2.19354838709677">
            <text:p>2,1935483871</text:p>
          </table:table-cell>
          <table:table-cell table:formula="of:=STDEVPA([.B199:.AF199])" office:value-type="float" office:value="4.68642070474389">
            <text:p>4,6864207047</text:p>
          </table:table-cell>
          <table:table-cell table:number-columns-repeated="990"/>
        </table:table-row>
        <table:table-row table:style-name="ro2">
          <table:table-cell office:value-type="float" office:value="198">
            <text:p>198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200:.AF200])" office:value-type="float" office:value="1.03225806451613">
            <text:p>1,0322580645</text:p>
          </table:table-cell>
          <table:table-cell table:formula="of:=STDEVPA([.B200:.AF200])" office:value-type="float" office:value="0.400312053096479">
            <text:p>0,4003120531</text:p>
          </table:table-cell>
          <table:table-cell table:number-columns-repeated="990"/>
        </table:table-row>
        <table:table-row table:style-name="ro2">
          <table:table-cell office:value-type="float" office:value="199">
            <text:p>1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201:.AF201])" office:value-type="float" office:value="1">
            <text:p>1</text:p>
          </table:table-cell>
          <table:table-cell table:formula="of:=STDEVPA([.B201:.AF201])" office:value-type="float" office:value="0.43994134506406">
            <text:p>0,4399413451</text:p>
          </table:table-cell>
          <table:table-cell table:number-columns-repeated="990"/>
        </table:table-row>
        <table:table-row table:style-name="ro2">
          <table:table-cell office:value-type="float" office:value="200">
            <text:p>20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formula="of:=AVERAGE([.B202:.AF202])" office:value-type="float" office:value="0.935483870967742">
            <text:p>0,935483871</text:p>
          </table:table-cell>
          <table:table-cell table:formula="of:=STDEVPA([.B202:.AF202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table:formula="of:=AVERAGE([.B203:.AF203])" office:value-type="float" office:value="0.967741935483871">
            <text:p>0,9677419355</text:p>
          </table:table-cell>
          <table:table-cell table:formula="of:=STDEVPA([.B203:.AF203])" office:value-type="float" office:value="0.474094788925776">
            <text:p>0,4740947889</text:p>
          </table:table-cell>
          <table:table-cell table:number-columns-repeated="990"/>
        </table:table-row>
        <table:table-row table:style-name="ro2">
          <table:table-cell office:value-type="float" office:value="202">
            <text:p>20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5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AVERAGE([.B204:.AF204])" office:value-type="float" office:value="1.70967741935484">
            <text:p>1,7096774194</text:p>
          </table:table-cell>
          <table:table-cell table:formula="of:=STDEVPA([.B204:.AF204])" office:value-type="float" office:value="3.20477011794059">
            <text:p>3,2047701179</text:p>
          </table:table-cell>
          <table:table-cell table:number-columns-repeated="990"/>
        </table:table-row>
        <table:table-row table:style-name="ro2">
          <table:table-cell office:value-type="float" office:value="203">
            <text:p>203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205:.AF205])" office:value-type="float" office:value="0.870967741935484">
            <text:p>0,8709677419</text:p>
          </table:table-cell>
          <table:table-cell table:formula="of:=STDEVPA([.B205:.AF205])" office:value-type="float" office:value="0.335235640174621">
            <text:p>0,3352356402</text:p>
          </table:table-cell>
          <table:table-cell table:number-columns-repeated="990"/>
        </table:table-row>
        <table:table-row table:style-name="ro2">
          <table:table-cell office:value-type="float" office:value="204">
            <text:p>20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B206:.AF206])" office:value-type="float" office:value="1.03225806451613">
            <text:p>1,0322580645</text:p>
          </table:table-cell>
          <table:table-cell table:formula="of:=STDEVPA([.B206:.AF206])" office:value-type="float" office:value="0.594809319825348">
            <text:p>0,5948093198</text:p>
          </table:table-cell>
          <table:table-cell table:number-columns-repeated="990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07:.AF207])" office:value-type="float" office:value="1">
            <text:p>1</text:p>
          </table:table-cell>
          <table:table-cell table:formula="of:=STDEVPA([.B207:.AF207])" office:value-type="float" office:value="0.508000508000762">
            <text:p>0,508000508</text:p>
          </table:table-cell>
          <table:table-cell table:number-columns-repeated="990"/>
        </table:table-row>
        <table:table-row table:style-name="ro2">
          <table:table-cell office:value-type="float" office:value="206">
            <text:p>206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08:.AF208])" office:value-type="float" office:value="1.03333333333333">
            <text:p>1,0333333333</text:p>
          </table:table-cell>
          <table:table-cell table:formula="of:=STDEVPA([.B208:.AF208])" office:value-type="float" office:value="0.622171016838255">
            <text:p>0,6221710168</text:p>
          </table:table-cell>
          <table:table-cell table:number-columns-repeated="990"/>
        </table:table-row>
        <table:table-row table:style-name="ro2">
          <table:table-cell office:value-type="float" office:value="207">
            <text:p>207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09:.AF209])" office:value-type="float" office:value="0.966666666666667">
            <text:p>0,9666666667</text:p>
          </table:table-cell>
          <table:table-cell table:formula="of:=STDEVPA([.B209:.AF20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08">
            <text:p>208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0:.AF210])" office:value-type="float" office:value="0.9">
            <text:p>0,9</text:p>
          </table:table-cell>
          <table:table-cell table:formula="of:=STDEVPA([.B210:.AF210])" office:value-type="float" office:value="0.335235640174621">
            <text:p>0,3352356402</text:p>
          </table:table-cell>
          <table:table-cell table:number-columns-repeated="990"/>
        </table:table-row>
        <table:table-row table:style-name="ro2">
          <table:table-cell office:value-type="float" office:value="209">
            <text:p>209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AVERAGE([.B211:.AF211])" office:value-type="float" office:value="2.3">
            <text:p>2,3</text:p>
          </table:table-cell>
          <table:table-cell table:formula="of:=STDEVPA([.B211:.AF211])" office:value-type="float" office:value="4.71585983963213">
            <text:p>4,7158598396</text:p>
          </table:table-cell>
          <table:table-cell table:number-columns-repeated="990"/>
        </table:table-row>
        <table:table-row table:style-name="ro2">
          <table:table-cell office:value-type="float" office:value="210">
            <text:p>210</text:p>
          </table:table-cell>
          <table:table-cell table:number-columns-repeated="2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2:.AF212])" office:value-type="float" office:value="0.966666666666667">
            <text:p>0,9666666667</text:p>
          </table:table-cell>
          <table:table-cell table:formula="of:=STDEVPA([.B212:.AF212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211">
            <text:p>211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3:.AF213])" office:value-type="float" office:value="1.16666666666667">
            <text:p>1,1666666667</text:p>
          </table:table-cell>
          <table:table-cell table:formula="of:=STDEVPA([.B213:.AF213])" office:value-type="float" office:value="0.65951768710519">
            <text:p>0,6595176871</text:p>
          </table:table-cell>
          <table:table-cell table:number-columns-repeated="990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4:.AF214])" office:value-type="float" office:value="0.933333333333333">
            <text:p>0,9333333333</text:p>
          </table:table-cell>
          <table:table-cell table:formula="of:=STDEVPA([.B214:.AF214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213">
            <text:p>2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5:.AF215])" office:value-type="float" office:value="0.928571428571429">
            <text:p>0,9285714286</text:p>
          </table:table-cell>
          <table:table-cell table:formula="of:=STDEVPA([.B215:.AF215])" office:value-type="float" office:value="0.573431897891328">
            <text:p>0,5734318979</text:p>
          </table:table-cell>
          <table:table-cell table:number-columns-repeated="990"/>
        </table:table-row>
        <table:table-row table:style-name="ro2">
          <table:table-cell office:value-type="float" office:value="214">
            <text:p>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16:.AF216])" office:value-type="float" office:value="0.964285714285714">
            <text:p>0,9642857143</text:p>
          </table:table-cell>
          <table:table-cell table:formula="of:=STDEVPA([.B216:.AF216])" office:value-type="float" office:value="0.420593703561461">
            <text:p>0,4205937036</text:p>
          </table:table-cell>
          <table:table-cell table:number-columns-repeated="990"/>
        </table:table-row>
        <table:table-row table:style-name="ro2"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table:formula="of:=AVERAGE([.B217:.AF217])" office:value-type="float" office:value="0.928571428571429">
            <text:p>0,9285714286</text:p>
          </table:table-cell>
          <table:table-cell table:formula="of:=STDEVPA([.B217:.AF217])" office:value-type="float" office:value="0.367798524225528">
            <text:p>0,3677985242</text:p>
          </table:table-cell>
          <table:table-cell table:number-columns-repeated="990"/>
        </table:table-row>
        <table:table-row table:style-name="ro2">
          <table:table-cell office:value-type="float" office:value="216">
            <text:p>2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table:formula="of:=AVERAGE([.B218:.AF218])" office:value-type="float" office:value="0.857142857142857">
            <text:p>0,8571428571</text:p>
          </table:table-cell>
          <table:table-cell table:formula="of:=STDEVPA([.B218:.AF218])" office:value-type="float" office:value="0.418112303123088">
            <text:p>0,4181123031</text:p>
          </table:table-cell>
          <table:table-cell table:number-columns-repeated="990"/>
        </table:table-row>
        <table:table-row table:style-name="ro2">
          <table:table-cell office:value-type="float" office:value="217">
            <text:p>2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table:formula="of:=AVERAGE([.B219:.AF219])" office:value-type="float" office:value="1">
            <text:p>1</text:p>
          </table:table-cell>
          <table:table-cell table:formula="of:=STDEVPA([.B219:.AF219])" office:value-type="float" office:value="0.530054087908225">
            <text:p>0,5300540879</text:p>
          </table:table-cell>
          <table:table-cell table:number-columns-repeated="990"/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20:.AF220])" office:value-type="float" office:value="1">
            <text:p>1</text:p>
          </table:table-cell>
          <table:table-cell table:formula="of:=STDEVPA([.B220:.AF220])" office:value-type="float" office:value="0.688843758195569">
            <text:p>0,6888437582</text:p>
          </table:table-cell>
          <table:table-cell table:number-columns-repeated="990"/>
        </table:table-row>
        <table:table-row table:style-name="ro2">
          <table:table-cell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221:.AF221])" office:value-type="float" office:value="0.964285714285714">
            <text:p>0,9642857143</text:p>
          </table:table-cell>
          <table:table-cell table:formula="of:=STDEVPA([.B221:.AF221])" office:value-type="float" office:value="0.553110587080072">
            <text:p>0,5531105871</text:p>
          </table:table-cell>
          <table:table-cell table:number-columns-repeated="990"/>
        </table:table-row>
        <table:table-row table:style-name="ro2">
          <table:table-cell office:value-type="float" office:value="220">
            <text:p>2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222:.AF222])" office:value-type="float" office:value="0.964285714285714">
            <text:p>0,9642857143</text:p>
          </table:table-cell>
          <table:table-cell table:formula="of:=STDEVPA([.B222:.AF222])" office:value-type="float" office:value="0.420593703561461">
            <text:p>0,4205937036</text:p>
          </table:table-cell>
          <table:table-cell table:number-columns-repeated="990"/>
        </table:table-row>
        <table:table-row table:style-name="ro2">
          <table:table-cell office:value-type="float" office:value="221">
            <text:p>2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3:.AF223])" office:value-type="float" office:value="1">
            <text:p>1</text:p>
          </table:table-cell>
          <table:table-cell table:formula="of:=STDEVPA([.B223:.AF223])" office:value-type="float" office:value="0.553110587080072">
            <text:p>0,5531105871</text:p>
          </table:table-cell>
          <table:table-cell table:number-columns-repeated="990"/>
        </table:table-row>
        <table:table-row table:style-name="ro2">
          <table:table-cell office:value-type="float" office:value="222">
            <text:p>222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4:.AF224])" office:value-type="float" office:value="1.07407407407407">
            <text:p>1,0740740741</text:p>
          </table:table-cell>
          <table:table-cell table:formula="of:=STDEVPA([.B224:.AF224])" office:value-type="float" office:value="0.503887075864945">
            <text:p>0,5038870759</text:p>
          </table:table-cell>
          <table:table-cell table:number-columns-repeated="990"/>
        </table:table-row>
        <table:table-row table:style-name="ro2">
          <table:table-cell office:value-type="float" office:value="223">
            <text:p>223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5:.AF225])" office:value-type="float" office:value="1">
            <text:p>1</text:p>
          </table:table-cell>
          <table:table-cell table:formula="of:=STDEVPA([.B225:.AF225])" office:value-type="float" office:value="0.335235640174621">
            <text:p>0,3352356402</text:p>
          </table:table-cell>
          <table:table-cell table:number-columns-repeated="990"/>
        </table:table-row>
        <table:table-row table:style-name="ro2">
          <table:table-cell office:value-type="float" office:value="224">
            <text:p>224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6:.AF226])" office:value-type="float" office:value="1">
            <text:p>1</text:p>
          </table:table-cell>
          <table:table-cell table:formula="of:=STDEVPA([.B226:.AF226])" office:value-type="float" office:value="0.335235640174621">
            <text:p>0,3352356402</text:p>
          </table:table-cell>
          <table:table-cell table:number-columns-repeated="990"/>
        </table:table-row>
        <table:table-row table:style-name="ro2"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7:.AF227])" office:value-type="float" office:value="0.962962962962963">
            <text:p>0,962962963</text:p>
          </table:table-cell>
          <table:table-cell table:formula="of:=STDEVPA([.B227:.AF227])" office:value-type="float" office:value="0.573431897891328">
            <text:p>0,5734318979</text:p>
          </table:table-cell>
          <table:table-cell table:number-columns-repeated="990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8:.AF228])" office:value-type="float" office:value="1">
            <text:p>1</text:p>
          </table:table-cell>
          <table:table-cell table:formula="of:=STDEVPA([.B228:.AF228])" office:value-type="float" office:value="0.553110587080072">
            <text:p>0,5531105871</text:p>
          </table:table-cell>
          <table:table-cell table:number-columns-repeated="990"/>
        </table:table-row>
        <table:table-row table:style-name="ro2">
          <table:table-cell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29:.AF229])" office:value-type="float" office:value="1.07407407407407">
            <text:p>1,0740740741</text:p>
          </table:table-cell>
          <table:table-cell table:formula="of:=STDEVPA([.B229:.AF229])" office:value-type="float" office:value="0.435185082684904">
            <text:p>0,4351850827</text:p>
          </table:table-cell>
          <table:table-cell table:number-columns-repeated="990"/>
        </table:table-row>
        <table:table-row table:style-name="ro2">
          <table:table-cell office:value-type="float" office:value="228">
            <text:p>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0:.AF230])" office:value-type="float" office:value="0.961538461538462">
            <text:p>0,9615384615</text:p>
          </table:table-cell>
          <table:table-cell table:formula="of:=STDEVPA([.B230:.AF230])" office:value-type="float" office:value="0.39507899077148">
            <text:p>0,3950789908</text:p>
          </table:table-cell>
          <table:table-cell table:number-columns-repeated="990"/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1:.AF231])" office:value-type="float" office:value="0.961538461538462">
            <text:p>0,9615384615</text:p>
          </table:table-cell>
          <table:table-cell table:formula="of:=STDEVPA([.B231:.AF231])" office:value-type="float" office:value="0.39507899077148">
            <text:p>0,3950789908</text:p>
          </table:table-cell>
          <table:table-cell table:number-columns-repeated="990"/>
        </table:table-row>
        <table:table-row table:style-name="ro2">
          <table:table-cell office:value-type="float" office:value="230">
            <text:p>2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2:.AF232])" office:value-type="float" office:value="0.961538461538462">
            <text:p>0,9615384615</text:p>
          </table:table-cell>
          <table:table-cell table:formula="of:=STDEVPA([.B232:.AF232])" office:value-type="float" office:value="0.39507899077148">
            <text:p>0,3950789908</text:p>
          </table:table-cell>
          <table:table-cell table:number-columns-repeated="990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3:.AF233])" office:value-type="float" office:value="0.923076923076923">
            <text:p>0,9230769231</text:p>
          </table:table-cell>
          <table:table-cell table:formula="of:=STDEVPA([.B233:.AF233])" office:value-type="float" office:value="0.418112303123088">
            <text:p>0,4181123031</text:p>
          </table:table-cell>
          <table:table-cell table:number-columns-repeated="990"/>
        </table:table-row>
        <table:table-row table:style-name="ro2">
          <table:table-cell office:value-type="float" office:value="232">
            <text:p>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4:.AF234])" office:value-type="float" office:value="1">
            <text:p>1</text:p>
          </table:table-cell>
          <table:table-cell table:formula="of:=STDEVPA([.B234:.AF234])" office:value-type="float" office:value="0.573431897891328">
            <text:p>0,5734318979</text:p>
          </table:table-cell>
          <table:table-cell table:number-columns-repeated="990"/>
        </table:table-row>
        <table:table-row table:style-name="ro2">
          <table:table-cell office:value-type="float" office:value="233">
            <text:p>2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5:.AF235])" office:value-type="float" office:value="1.15384615384615">
            <text:p>1,1538461538</text:p>
          </table:table-cell>
          <table:table-cell table:formula="of:=STDEVPA([.B235:.AF235])" office:value-type="float" office:value="0.782216493740783">
            <text:p>0,7822164937</text:p>
          </table:table-cell>
          <table:table-cell table:number-columns-repeated="990"/>
        </table:table-row>
        <table:table-row table:style-name="ro2">
          <table:table-cell office:value-type="float" office:value="234">
            <text:p>23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6:.AF236])" office:value-type="float" office:value="0.884615384615385">
            <text:p>0,8846153846</text:p>
          </table:table-cell>
          <table:table-cell table:formula="of:=STDEVPA([.B236:.AF236])" office:value-type="float" office:value="0.437569676330662">
            <text:p>0,4375696763</text:p>
          </table:table-cell>
          <table:table-cell table:number-columns-repeated="990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7:.AF237])" office:value-type="float" office:value="1.07692307692308">
            <text:p>1,0769230769</text:p>
          </table:table-cell>
          <table:table-cell table:formula="of:=STDEVPA([.B237:.AF237])" office:value-type="float" office:value="0.640304298105781">
            <text:p>0,6403042981</text:p>
          </table:table-cell>
          <table:table-cell table:number-columns-repeated="990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8:.AF238])" office:value-type="float" office:value="1.04">
            <text:p>1,04</text:p>
          </table:table-cell>
          <table:table-cell table:formula="of:=STDEVPA([.B238:.AF238])" office:value-type="float" office:value="0.722753435561551">
            <text:p>0,7227534356</text:p>
          </table:table-cell>
          <table:table-cell table:number-columns-repeated="990"/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39:.AF239])" office:value-type="float" office:value="0.88">
            <text:p>0,88</text:p>
          </table:table-cell>
          <table:table-cell table:formula="of:=STDEVPA([.B239:.AF239])" office:value-type="float" office:value="0.520145661180552">
            <text:p>0,5201456612</text:p>
          </table:table-cell>
          <table:table-cell table:number-columns-repeated="990"/>
        </table:table-row>
        <table:table-row table:style-name="ro2">
          <table:table-cell office:value-type="float" office:value="238">
            <text:p>2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40:.AF240])" office:value-type="float" office:value="0.84">
            <text:p>0,84</text:p>
          </table:table-cell>
          <table:table-cell table:formula="of:=STDEVPA([.B240:.AF240])" office:value-type="float" office:value="0.467463766006111">
            <text:p>0,467463766</text:p>
          </table:table-cell>
          <table:table-cell table:number-columns-repeated="990"/>
        </table:table-row>
        <table:table-row table:style-name="ro2">
          <table:table-cell office:value-type="float" office:value="239">
            <text:p>2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41:.AF241])" office:value-type="float" office:value="0.84">
            <text:p>0,84</text:p>
          </table:table-cell>
          <table:table-cell table:formula="of:=STDEVPA([.B241:.AF241])" office:value-type="float" office:value="0.467463766006111">
            <text:p>0,467463766</text:p>
          </table:table-cell>
          <table:table-cell table:number-columns-repeated="990"/>
        </table:table-row>
        <table:table-row table:style-name="ro2">
          <table:table-cell office:value-type="float" office:value="240">
            <text:p>2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2:.AF242])" office:value-type="float" office:value="0.52">
            <text:p>0,52</text:p>
          </table:table-cell>
          <table:table-cell table:formula="of:=STDEVPA([.B242:.AF242])" office:value-type="float" office:value="0.554988726905976">
            <text:p>0,5549887269</text:p>
          </table:table-cell>
          <table:table-cell table:number-columns-repeated="990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3:.AF243])" office:value-type="float" office:value="0.32">
            <text:p>0,32</text:p>
          </table:table-cell>
          <table:table-cell table:formula="of:=STDEVPA([.B243:.AF243])" office:value-type="float" office:value="0.437569676330663">
            <text:p>0,4375696763</text:p>
          </table:table-cell>
          <table:table-cell table:number-columns-repeated="990"/>
        </table:table-row>
        <table:table-row table:style-name="ro2"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4:.AF244])" office:value-type="float" office:value="0.2">
            <text:p>0,2</text:p>
          </table:table-cell>
          <table:table-cell table:formula="of:=STDEVPA([.B244:.AF244])" office:value-type="float" office:value="0.367798524225528">
            <text:p>0,3677985242</text:p>
          </table:table-cell>
          <table:table-cell table:number-columns-repeated="990"/>
        </table:table-row>
        <table:table-row table:style-name="ro2"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5:.AF245])" office:value-type="float" office:value="0.08">
            <text:p>0,08</text:p>
          </table:table-cell>
          <table:table-cell table:formula="of:=STDEVPA([.B245:.AF245])" office:value-type="float" office:value="0.245670100189158">
            <text:p>0,2456701002</text:p>
          </table:table-cell>
          <table:table-cell table:number-columns-repeated="990"/>
        </table:table-row>
        <table:table-row table:style-name="ro2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formula="of:=AVERAGE([.B246:.AF246])" office:value-type="float" office:value="0.2">
            <text:p>0,2</text:p>
          </table:table-cell>
          <table:table-cell table:formula="of:=STDEVPA([.B246:.AF246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7:.AF247])" office:value-type="float" office:value="0">
            <text:p>0</text:p>
          </table:table-cell>
          <table:table-cell table:formula="of:=STDEVPA([.B247:.AF247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8:.AF248])" office:value-type="float" office:value="0.04">
            <text:p>0,04</text:p>
          </table:table-cell>
          <table:table-cell table:formula="of:=STDEVPA([.B248:.AF248])" office:value-type="float" office:value="0.176684695969408">
            <text:p>0,176684696</text:p>
          </table:table-cell>
          <table:table-cell table:number-columns-repeated="990"/>
        </table:table-row>
        <table:table-row table:style-name="ro2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9:.AF249])" office:value-type="float" office:value="0.12">
            <text:p>0,12</text:p>
          </table:table-cell>
          <table:table-cell table:formula="of:=STDEVPA([.B249:.AF249])" office:value-type="float" office:value="0.295650044835861">
            <text:p>0,2956500448</text:p>
          </table:table-cell>
          <table:table-cell table:number-columns-repeated="990"/>
        </table:table-row>
        <table:table-row table:style-name="ro2"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0:.AF250])" office:value-type="float" office:value="0.12">
            <text:p>0,12</text:p>
          </table:table-cell>
          <table:table-cell table:formula="of:=STDEVPA([.B250:.AF250])" office:value-type="float" office:value="0.295650044835861">
            <text:p>0,2956500448</text:p>
          </table:table-cell>
          <table:table-cell table:number-columns-repeated="990"/>
        </table:table-row>
        <table:table-row table:style-name="ro2"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51:.AF251])" office:value-type="float" office:value="0.166666666666667">
            <text:p>0,1666666667</text:p>
          </table:table-cell>
          <table:table-cell table:formula="of:=STDEVPA([.B251:.AF251])" office:value-type="float" office:value="0.420593703561461">
            <text:p>0,4205937036</text:p>
          </table:table-cell>
          <table:table-cell table:number-columns-repeated="990"/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52:.AF252])" office:value-type="float" office:value="0.434782608695652">
            <text:p>0,4347826087</text:p>
          </table:table-cell>
          <table:table-cell table:formula="of:=STDEVPA([.B252:.AF252])" office:value-type="float" office:value="0.467463766006111">
            <text:p>0,467463766</text:p>
          </table:table-cell>
          <table:table-cell table:number-columns-repeated="990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53:.AF253])" office:value-type="float" office:value="0.565217391304348">
            <text:p>0,5652173913</text:p>
          </table:table-cell>
          <table:table-cell table:formula="of:=STDEVPA([.B253:.AF253])" office:value-type="float" office:value="0.493453501315431">
            <text:p>0,4934535013</text:p>
          </table:table-cell>
          <table:table-cell table:number-columns-repeated="990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54:.AF254])" office:value-type="float" office:value="0.956521739130435">
            <text:p>0,9565217391</text:p>
          </table:table-cell>
          <table:table-cell table:formula="of:=STDEVPA([.B254:.AF254])" office:value-type="float" office:value="0.632126385234369">
            <text:p>0,6321263852</text:p>
          </table:table-cell>
          <table:table-cell table:number-columns-repeated="990"/>
        </table:table-row>
        <table:table-row table:style-name="ro2">
          <table:table-cell office:value-type="float" office:value="253">
            <text:p>2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5:.AF255])" office:value-type="float" office:value="0.578947368421053">
            <text:p>0,5789473684</text:p>
          </table:table-cell>
          <table:table-cell table:formula="of:=STDEVPA([.B255:.AF255])" office:value-type="float" office:value="0.54170502012086">
            <text:p>0,5417050201</text:p>
          </table:table-cell>
          <table:table-cell table:number-columns-repeated="990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6:.AF256])" office:value-type="float" office:value="0.421052631578947">
            <text:p>0,4210526316</text:p>
          </table:table-cell>
          <table:table-cell table:formula="of:=STDEVPA([.B256:.AF256])" office:value-type="float" office:value="0.437569676330663">
            <text:p>0,4375696763</text:p>
          </table:table-cell>
          <table:table-cell table:number-columns-repeated="990"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7:.AF257])" office:value-type="float" office:value="0.631578947368421">
            <text:p>0,6315789474</text:p>
          </table:table-cell>
          <table:table-cell table:formula="of:=STDEVPA([.B257:.AF257])" office:value-type="float" office:value="0.703787878363594">
            <text:p>0,7037878784</text:p>
          </table:table-cell>
          <table:table-cell table:number-columns-repeated="990"/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8:.AF258])" office:value-type="float" office:value="0.294117647058823">
            <text:p>0,2941176471</text:p>
          </table:table-cell>
          <table:table-cell table:formula="of:=STDEVPA([.B258:.AF258])" office:value-type="float" office:value="0.514108950016427">
            <text:p>0,51410895</text:p>
          </table:table-cell>
          <table:table-cell table:number-columns-repeated="990"/>
        </table:table-row>
        <table:table-row table:style-name="ro2">
          <table:table-cell office:value-type="float" office:value="257">
            <text:p>25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9:.AF259])" office:value-type="float" office:value="0.375">
            <text:p>0,375</text:p>
          </table:table-cell>
          <table:table-cell table:formula="of:=STDEVPA([.B259:.AF259])" office:value-type="float" office:value="0.591300089671722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58">
            <text:p>25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0:.AF260])" office:value-type="float" office:value="0.428571428571429">
            <text:p>0,4285714286</text:p>
          </table:table-cell>
          <table:table-cell table:formula="of:=STDEVPA([.B260:.AF260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59">
            <text:p>259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261:.AF261])" office:value-type="float" office:value="0.428571428571429">
            <text:p>0,4285714286</text:p>
          </table:table-cell>
          <table:table-cell table:formula="of:=STDEVPA([.B261:.AF261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60">
            <text:p>260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2:.AF262])" office:value-type="float" office:value="0.428571428571429">
            <text:p>0,4285714286</text:p>
          </table:table-cell>
          <table:table-cell table:formula="of:=STDEVPA([.B262:.AF262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61">
            <text:p>261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3:.AF263])" office:value-type="float" office:value="0">
            <text:p>0</text:p>
          </table:table-cell>
          <table:table-cell table:formula="of:=STDEVPA([.B263:.AF263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62">
            <text:p>262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4:.AF264])" office:value-type="float" office:value="0">
            <text:p>0</text:p>
          </table:table-cell>
          <table:table-cell table:formula="of:=STDEVPA([.B264:.AF264])" office:value-type="float" office:value="0">
            <text:p>0</text:p>
          </table:table-cell>
          <table:table-cell table:number-columns-repeated="990"/>
        </table:table-row>
        <table:table-row table:style-name="ro2">
          <table:table-cell office:value-type="float" office:value="263">
            <text:p>263</text:p>
          </table:table-cell>
          <table:table-cell table:number-columns-repeated="3"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5:.AF265])" office:value-type="float" office:value="0.714285714285714">
            <text:p>0,7142857143</text:p>
          </table:table-cell>
          <table:table-cell table:formula="of:=STDEVPA([.B265:.AF265])" office:value-type="float" office:value="0.893961707132324">
            <text:p>0,8939617071</text:p>
          </table:table-cell>
          <table:table-cell table:number-columns-repeated="990"/>
        </table:table-row>
        <table:table-row table:style-name="ro2">
          <table:table-cell office:value-type="float" office:value="264">
            <text:p>26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6:.AF266])" office:value-type="float" office:value="0.153846153846154">
            <text:p>0,1538461538</text:p>
          </table:table-cell>
          <table:table-cell table:formula="of:=STDEVPA([.B266:.AF266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65">
            <text:p>265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7:.AF267])" office:value-type="float" office:value="0.769230769230769">
            <text:p>0,7692307692</text:p>
          </table:table-cell>
          <table:table-cell table:formula="of:=STDEVPA([.B267:.AF267])" office:value-type="float" office:value="0.735597048451057">
            <text:p>0,7355970485</text:p>
          </table:table-cell>
          <table:table-cell table:number-columns-repeated="990"/>
        </table:table-row>
        <table:table-row table:style-name="ro2">
          <table:table-cell office:value-type="float" office:value="266">
            <text:p>266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8:.AF268])" office:value-type="float" office:value="0.545454545454545">
            <text:p>0,5454545455</text:p>
          </table:table-cell>
          <table:table-cell table:formula="of:=STDEVPA([.B268:.AF268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67">
            <text:p>267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269:.AF269])" office:value-type="float" office:value="0.181818181818182">
            <text:p>0,1818181818</text:p>
          </table:table-cell>
          <table:table-cell table:formula="of:=STDEVPA([.B269:.AF269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68">
            <text:p>268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70:.AF270])" office:value-type="float" office:value="0.545454545454545">
            <text:p>0,5454545455</text:p>
          </table:table-cell>
          <table:table-cell table:formula="of:=STDEVPA([.B270:.AF270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69">
            <text:p>26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71:.AF271])" office:value-type="float" office:value="0.25">
            <text:p>0,25</text:p>
          </table:table-cell>
          <table:table-cell table:formula="of:=STDEVPA([.B271:.AF271])" office:value-type="float" office:value="0.353369391938817">
            <text:p>0,3533693919</text:p>
          </table:table-cell>
          <table:table-cell table:number-columns-repeated="990"/>
        </table:table-row>
        <table:table-row table:style-name="ro2">
          <table:table-cell office:value-type="float" office:value="270">
            <text:p>270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72:.AF272])" office:value-type="float" office:value="0.857142857142857">
            <text:p>0,8571428571</text:p>
          </table:table-cell>
          <table:table-cell table:formula="of:=STDEVPA([.B272:.AF272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71">
            <text:p>271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1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73:.AF273])" office:value-type="float" office:value="1.5">
            <text:p>1,5</text:p>
          </table:table-cell>
          <table:table-cell table:formula="of:=STDEVPA([.B273:.AF273])" office:value-type="float" office:value="0.591300089671721">
            <text:p>0,5913000897</text:p>
          </table:table-cell>
          <table:table-cell table:number-columns-repeated="990"/>
        </table:table-row>
        <table:table-row table:style-name="ro2">
          <table:table-cell office:value-type="float" office:value="272">
            <text:p>272</text:p>
          </table:table-cell>
          <table:table-cell table:number-columns-repeated="27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  <table:table-cell table:formula="of:=AVERAGE([.B274:.AF274])" office:value-type="float" office:value="2">
            <text:p>2</text:p>
          </table:table-cell>
          <table:table-cell table:formula="of:=STDEVPA([.B274:.AF274])" office:value-type="float" office:value="0.353369391938817">
            <text:p>0,3533693919</text:p>
          </table:table-cell>
          <table:table-cell table:number-columns-repeated="990"/>
        </table:table-row>
        <table:table-row table:style-name="ro2" table:number-rows-repeated="10483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gAttacker" table:style-name="ta1">
        <table:table-column table:style-name="co1" table:default-cell-style-name="Default"/>
        <table:table-column table:style-name="co3" table:number-columns-repeated="31" table:default-cell-style-name="Default"/>
        <table:table-column table:style-name="co4" table:default-cell-style-name="ce3"/>
        <table:table-column table:style-name="co4" table:number-columns-repeated="991" table:default-cell-style-name="Default"/>
        <table:table-row table:style-name="ro4">
          <table:table-cell table:style-name="ce1" office:value-type="string">
            <text:p>Time</text:p>
          </table:table-cell>
          <table:table-cell table:style-name="ce1" office:value-type="string">
            <text:p>stat-140325-141141-Porta8-1.txt</text:p>
          </table:table-cell>
          <table:table-cell table:style-name="ce1" office:value-type="string">
            <text:p>stat-140325-141803-Porta8-2.txt</text:p>
          </table:table-cell>
          <table:table-cell table:style-name="ce1" office:value-type="string">
            <text:p>stat-140325-142325-Porta8-3.txt</text:p>
          </table:table-cell>
          <table:table-cell table:style-name="ce1" office:value-type="string">
            <text:p>stat-140325-142843-Porta8-4.txt</text:p>
          </table:table-cell>
          <table:table-cell table:style-name="ce1" office:value-type="string">
            <text:p>stat-140325-143543-Porta8-5.txt</text:p>
          </table:table-cell>
          <table:table-cell table:style-name="ce1" office:value-type="string">
            <text:p>stat-140325-144118-Porta8-6.txt</text:p>
          </table:table-cell>
          <table:table-cell table:style-name="ce1" office:value-type="string">
            <text:p>stat-140325-144646-Porta8-7.txt</text:p>
          </table:table-cell>
          <table:table-cell table:style-name="ce1" office:value-type="string">
            <text:p>stat-140325-145638-Porta8-8.txt</text:p>
          </table:table-cell>
          <table:table-cell table:style-name="ce1" office:value-type="string">
            <text:p>stat-140325-150236-Porta8-9.txt</text:p>
          </table:table-cell>
          <table:table-cell table:style-name="ce1" office:value-type="string">
            <text:p>stat-140325-150735-Porta8-10.txt</text:p>
          </table:table-cell>
          <table:table-cell table:style-name="ce1" office:value-type="string">
            <text:p>stat-140325-151320-Porta8-11.txt</text:p>
          </table:table-cell>
          <table:table-cell table:style-name="ce1" office:value-type="string">
            <text:p>stat-140325-151904-Porta8-12.txt</text:p>
          </table:table-cell>
          <table:table-cell table:style-name="ce1" office:value-type="string">
            <text:p>stat-140325-152845-Porta8-13.txt</text:p>
          </table:table-cell>
          <table:table-cell table:style-name="ce1" office:value-type="string">
            <text:p>stat-140325-153619-Porta8-14.txt</text:p>
          </table:table-cell>
          <table:table-cell table:style-name="ce1" office:value-type="string">
            <text:p>stat-140325-155215-Porta8-15.txt</text:p>
          </table:table-cell>
          <table:table-cell table:style-name="ce1" office:value-type="string">
            <text:p>stat-140325-160153-Porta8-16.txt</text:p>
          </table:table-cell>
          <table:table-cell table:style-name="ce1" office:value-type="string">
            <text:p>stat-140325-160905-Porta8-17.txt</text:p>
          </table:table-cell>
          <table:table-cell table:style-name="ce1" office:value-type="string">
            <text:p>stat-140325-161439-Porta8-18.txt</text:p>
          </table:table-cell>
          <table:table-cell table:style-name="ce1" office:value-type="string">
            <text:p>stat-140326-194006-Porta8-19.txt</text:p>
          </table:table-cell>
          <table:table-cell table:style-name="ce1" office:value-type="string">
            <text:p>stat-140326-195448-Porta8-20.txt</text:p>
          </table:table-cell>
          <table:table-cell table:style-name="ce1" office:value-type="string">
            <text:p>stat-140326-201658-Porta8-21.txt</text:p>
          </table:table-cell>
          <table:table-cell table:style-name="ce1" office:value-type="string">
            <text:p>stat-140326-202232-Porta8-22.txt</text:p>
          </table:table-cell>
          <table:table-cell table:style-name="ce1" office:value-type="string">
            <text:p>stat-140326-203101-Porta8-23.txt</text:p>
          </table:table-cell>
          <table:table-cell table:style-name="ce1" office:value-type="string">
            <text:p>stat-140326-203643-Porta8-24.txt</text:p>
          </table:table-cell>
          <table:table-cell table:style-name="ce1" office:value-type="string">
            <text:p>stat-140326-204304-Porta8-25.txt</text:p>
          </table:table-cell>
          <table:table-cell table:style-name="ce1" office:value-type="string">
            <text:p>stat-140326-205109-Porta8-26.txt</text:p>
          </table:table-cell>
          <table:table-cell table:style-name="ce1" office:value-type="string">
            <text:p>stat-140326-210819-Porta8-27.txt</text:p>
          </table:table-cell>
          <table:table-cell table:style-name="ce1" office:value-type="string">
            <text:p>stat-140326-211411-Porta8-28.txt</text:p>
          </table:table-cell>
          <table:table-cell table:style-name="ce1" office:value-type="string">
            <text:p>stat-140326-212003-Porta8-29.txt</text:p>
          </table:table-cell>
          <table:table-cell table:style-name="ce1" office:value-type="string">
            <text:p>stat-140326-212551-Porta8-30.txt</text:p>
          </table:table-cell>
          <table:table-cell table:style-name="ce1" office:value-type="string">
            <text:p>stat-140326-213212-Porta8-31.txt</text:p>
          </table:table-cell>
          <table:table-cell table:style-name="ce2" office:value-type="string">
            <text:p>Average Attacker – Ping</text:p>
          </table:table-cell>
          <table:table-cell table:style-name="ce1" table:number-columns-repeated="991"/>
        </table:table-row>
        <table:table-row table:style-name="ro2">
          <table:table-cell table:number-columns-repeated="19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formula="of:=AVERAGE([.B2:.AF2])" office:value-type="float" office:value="0.516129032258065">
            <text:p>0,5161290323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3:.AF3])" office:value-type="float" office:value="1.07692307692308">
            <text:p>1,0769230769</text:p>
          </table:table-cell>
          <table:table-cell table:number-columns-repeated="991"/>
        </table:table-row>
        <table:table-row table:style-name="ro2">
          <table:table-cell office:value-type="float" office:value="2">
            <text:p>2</text:p>
          </table:table-cell>
          <table:table-cell table:number-columns-repeated="18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B4:.AF4])" office:value-type="float" office:value="0.692307692307692">
            <text:p>0,6923076923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:.AF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">
            <text:p>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:.AF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">
            <text:p>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:.AF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:.AF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">
            <text:p>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:.AF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">
            <text:p>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:.AF1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">
            <text:p>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:.AF1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:.AF1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">
            <text:p>1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:.AF1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">
            <text:p>1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:.AF1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">
            <text:p>1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:.AF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:.AF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">
            <text:p>1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:.AF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">
            <text:p>1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:.AF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">
            <text:p>1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:.AF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0:.AF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">
            <text:p>1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1:.AF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">
            <text:p>2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2:.AF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">
            <text:p>2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3:.AF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">
            <text:p>2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4:.AF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">
            <text:p>2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5:.AF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6:.AF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">
            <text:p>2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7:.AF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6">
            <text:p>2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8:.AF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7">
            <text:p>2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29:.AF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8">
            <text:p>2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0:.AF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9">
            <text:p>2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1:.AF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2:.AF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1">
            <text:p>3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3:.AF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2">
            <text:p>3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4:.AF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3">
            <text:p>3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5:.AF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4">
            <text:p>3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6:.AF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5">
            <text:p>3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7:.AF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6">
            <text:p>3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8:.AF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7">
            <text:p>3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39:.AF3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8">
            <text:p>3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0:.AF4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39">
            <text:p>3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1:.AF4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2:.AF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1">
            <text:p>4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3:.AF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2">
            <text:p>4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4:.AF4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3">
            <text:p>4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5:.AF4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4">
            <text:p>4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6:.AF4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5">
            <text:p>4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7:.AF4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6">
            <text:p>4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8:.AF4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7">
            <text:p>4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49:.AF4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8">
            <text:p>4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0:.AF5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49">
            <text:p>4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1:.AF5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2:.AF5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1">
            <text:p>5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3:.AF5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2">
            <text:p>5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4:.AF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3">
            <text:p>5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5:.AF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4">
            <text:p>5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6:.AF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5">
            <text:p>5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7:.AF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6">
            <text:p>5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8:.AF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7">
            <text:p>5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59:.AF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8">
            <text:p>5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0:.AF6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59">
            <text:p>5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1:.AF6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0">
            <text:p>6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2:.AF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1">
            <text:p>6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3:.AF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2">
            <text:p>6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4:.AF6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3">
            <text:p>6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5:.AF6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4">
            <text:p>6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6:.AF6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7:.AF6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6">
            <text:p>6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8:.AF6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7">
            <text:p>6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69:.AF6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8">
            <text:p>6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0:.AF7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69">
            <text:p>6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1:.AF7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0">
            <text:p>7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2:.AF7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1">
            <text:p>7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3:.AF7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2">
            <text:p>7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4:.AF7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3">
            <text:p>7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5:.AF7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4">
            <text:p>7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6:.AF7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5">
            <text:p>7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77:.AF7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76">
            <text:p>76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78:.AF78])" office:value-type="float" office:value="0.769230769230769">
            <text:p>0,7692307692</text:p>
          </table:table-cell>
          <table:table-cell table:number-columns-repeated="991"/>
        </table:table-row>
        <table:table-row table:style-name="ro2">
          <table:table-cell office:value-type="float" office:value="77">
            <text:p>77</text:p>
          </table:table-cell>
          <table:table-cell table:number-columns-repeated="18" office:value-type="string">
            <text:p>-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VERAGE([.B79:.AF79])" office:value-type="float" office:value="0.923076923076923">
            <text:p>0,9230769231</text:p>
          </table:table-cell>
          <table:table-cell table:number-columns-repeated="991"/>
        </table:table-row>
        <table:table-row table:style-name="ro2">
          <table:table-cell office:value-type="float" office:value="78">
            <text:p>7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1">
            <text:p>1</text:p>
          </table:table-cell>
          <table:table-cell table:formula="of:=AVERAGE([.B80:.AF80])" office:value-type="float" office:value="1">
            <text:p>1</text:p>
          </table:table-cell>
          <table:table-cell table:number-columns-repeated="991"/>
        </table:table-row>
        <table:table-row table:style-name="ro2">
          <table:table-cell office:value-type="float" office:value="79">
            <text:p>79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81:.AF81])" office:value-type="float" office:value="0.230769230769231">
            <text:p>0,2307692308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table:number-columns-repeated="18" office:value-type="string">
            <text:p>-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82:.AF82])" office:value-type="float" office:value="0.0769230769230769">
            <text:p>0,0769230769</text:p>
          </table:table-cell>
          <table:table-cell table:number-columns-repeated="991"/>
        </table:table-row>
        <table:table-row table:style-name="ro2">
          <table:table-cell office:value-type="float" office:value="81">
            <text:p>8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3:.AF8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2">
            <text:p>8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4:.AF8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3">
            <text:p>8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5:.AF8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4">
            <text:p>8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6:.AF8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5">
            <text:p>8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7:.AF8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6">
            <text:p>8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8:.AF8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7">
            <text:p>8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89:.AF8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8">
            <text:p>8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0:.AF9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89">
            <text:p>89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91:.AF91])" office:value-type="float" office:value="0.538461538461538">
            <text:p>0,5384615385</text:p>
          </table:table-cell>
          <table:table-cell table:number-columns-repeated="991"/>
        </table:table-row>
        <table:table-row table:style-name="ro2">
          <table:table-cell office:value-type="float" office:value="90">
            <text:p>90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B92:.AF92])" office:value-type="float" office:value="0.230769230769231">
            <text:p>0,2307692308</text:p>
          </table:table-cell>
          <table:table-cell table:number-columns-repeated="991"/>
        </table:table-row>
        <table:table-row table:style-name="ro2">
          <table:table-cell office:value-type="float" office:value="91">
            <text:p>91</text:p>
          </table:table-cell>
          <table:table-cell table:number-columns-repeated="18" office:value-type="string">
            <text:p>-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B93:.AF93])" office:value-type="float" office:value="0.0769230769230769">
            <text:p>0,0769230769</text:p>
          </table:table-cell>
          <table:table-cell table:number-columns-repeated="991"/>
        </table:table-row>
        <table:table-row table:style-name="ro2">
          <table:table-cell office:value-type="float" office:value="92">
            <text:p>9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4:.AF9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3">
            <text:p>9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5:.AF9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4">
            <text:p>9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6:.AF9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5">
            <text:p>9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7:.AF9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6">
            <text:p>9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8:.AF9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7">
            <text:p>9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99:.AF9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8">
            <text:p>9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0:.AF10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99">
            <text:p>9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1:.AF10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2:.AF10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1">
            <text:p>10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3:.AF10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2">
            <text:p>10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4:.AF10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3">
            <text:p>10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5:.AF10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4">
            <text:p>10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6:.AF10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5">
            <text:p>10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7:.AF10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6">
            <text:p>10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8:.AF10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7">
            <text:p>10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09:.AF10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8">
            <text:p>10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0:.AF11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09">
            <text:p>10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1:.AF11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0">
            <text:p>11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2:.AF11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1">
            <text:p>11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3:.AF11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2">
            <text:p>11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4:.AF11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3">
            <text:p>11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5:.AF1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4">
            <text:p>11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6:.AF1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5">
            <text:p>11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7:.AF1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6">
            <text:p>11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8:.AF1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7">
            <text:p>11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19:.AF1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8">
            <text:p>11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0:.AF1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19">
            <text:p>11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1:.AF1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2:.AF1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1">
            <text:p>12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3:.AF1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2">
            <text:p>12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4:.AF1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3">
            <text:p>12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5:.AF1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4">
            <text:p>12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6:.AF1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5">
            <text:p>12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7:.AF1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6">
            <text:p>12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8:.AF1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7">
            <text:p>12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29:.AF1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8">
            <text:p>12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0:.AF1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29">
            <text:p>12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1:.AF1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0">
            <text:p>13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2:.AF1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1">
            <text:p>13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3:.AF1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2">
            <text:p>13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4:.AF1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3">
            <text:p>13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5:.AF1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4">
            <text:p>13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6:.AF1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5">
            <text:p>13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7:.AF1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6">
            <text:p>13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8:.AF1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7">
            <text:p>13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39:.AF13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8">
            <text:p>13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0:.AF14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39">
            <text:p>13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1:.AF14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2:.AF1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1">
            <text:p>14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3:.AF1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2">
            <text:p>14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4:.AF14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3">
            <text:p>14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5:.AF14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4">
            <text:p>14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6:.AF14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5">
            <text:p>14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7:.AF14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6">
            <text:p>14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8:.AF14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7">
            <text:p>14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49:.AF14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8">
            <text:p>14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0:.AF15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49">
            <text:p>14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1:.AF15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0">
            <text:p>15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2:.AF15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1">
            <text:p>15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3:.AF15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2">
            <text:p>15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4:.AF1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3">
            <text:p>15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5:.AF1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4">
            <text:p>15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6:.AF1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5">
            <text:p>15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7:.AF1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6">
            <text:p>15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8:.AF1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7">
            <text:p>15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59:.AF1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8">
            <text:p>15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0:.AF16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59">
            <text:p>15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1:.AF16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2:.AF1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1">
            <text:p>16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3:.AF1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2">
            <text:p>16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4:.AF16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3">
            <text:p>16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5:.AF16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4">
            <text:p>16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6:.AF16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5">
            <text:p>16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7:.AF16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6">
            <text:p>16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8:.AF16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7">
            <text:p>16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69:.AF16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8">
            <text:p>16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0:.AF17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69">
            <text:p>16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1:.AF17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0">
            <text:p>17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2:.AF17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1">
            <text:p>17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3:.AF17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2">
            <text:p>17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4:.AF17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3">
            <text:p>17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5:.AF17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4">
            <text:p>17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6:.AF17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5">
            <text:p>17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7:.AF17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6">
            <text:p>17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8:.AF17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7">
            <text:p>17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79:.AF17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8">
            <text:p>17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0:.AF18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79">
            <text:p>17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1:.AF18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0">
            <text:p>18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2:.AF18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1">
            <text:p>18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3:.AF18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2">
            <text:p>18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4:.AF18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3">
            <text:p>18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5:.AF18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4">
            <text:p>18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6:.AF18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5">
            <text:p>185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7:.AF18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6">
            <text:p>186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8:.AF18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7">
            <text:p>187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89:.AF18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8">
            <text:p>188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0:.AF19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89">
            <text:p>189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1:.AF19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0">
            <text:p>190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2:.AF19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1">
            <text:p>191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3:.AF19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2">
            <text:p>192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4:.AF19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3">
            <text:p>193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5:.AF19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4">
            <text:p>194</text:p>
          </table:table-cell>
          <table:table-cell table:number-columns-repeated="18" office:value-type="string">
            <text:p>-</text:p>
          </table:table-cell>
          <table:table-cell table:number-columns-repeated="13" office:value-type="float" office:value="0">
            <text:p>0</text:p>
          </table:table-cell>
          <table:table-cell table:formula="of:=AVERAGE([.B196:.AF19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5">
            <text:p>195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197:.AF197])" office:value-type="float" office:value="0.0769230769230769">
            <text:p>0,0769230769</text:p>
          </table:table-cell>
          <table:table-cell table:number-columns-repeated="991"/>
        </table:table-row>
        <table:table-row table:style-name="ro2">
          <table:table-cell office:value-type="float" office:value="196">
            <text:p>196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198:.AF198])" office:value-type="float" office:value="0.0769230769230769">
            <text:p>0,0769230769</text:p>
          </table:table-cell>
          <table:table-cell table:number-columns-repeated="991"/>
        </table:table-row>
        <table:table-row table:style-name="ro2">
          <table:table-cell office:value-type="float" office:value="197">
            <text:p>197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B199:.AF199])" office:value-type="float" office:value="0.0769230769230769">
            <text:p>0,0769230769</text:p>
          </table:table-cell>
          <table:table-cell table:number-columns-repeated="991"/>
        </table:table-row>
        <table:table-row table:style-name="ro2">
          <table:table-cell office:value-type="float" office:value="198">
            <text:p>198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0:.AF20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199">
            <text:p>199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1:.AF20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0">
            <text:p>200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2:.AF20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1">
            <text:p>201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3:.AF20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2">
            <text:p>202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4:.AF20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3">
            <text:p>203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5:.AF20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4">
            <text:p>204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6:.AF20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5">
            <text:p>205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7:.AF20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6">
            <text:p>206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8:.AF20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7">
            <text:p>207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09:.AF20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8">
            <text:p>208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10:.AF21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09">
            <text:p>209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table:formula="of:=AVERAGE([.B211:.AF21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0">
            <text:p>210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12:.AF212])" office:value-type="float" office:value="0.0833333333333333">
            <text:p>0,0833333333</text:p>
          </table:table-cell>
          <table:table-cell table:number-columns-repeated="991"/>
        </table:table-row>
        <table:table-row table:style-name="ro2">
          <table:table-cell office:value-type="float" office:value="211">
            <text:p>211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13:.AF213])" office:value-type="float" office:value="0.0833333333333333">
            <text:p>0,0833333333</text:p>
          </table:table-cell>
          <table:table-cell table:number-columns-repeated="991"/>
        </table:table-row>
        <table:table-row table:style-name="ro2">
          <table:table-cell office:value-type="float" office:value="212">
            <text:p>212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B214:.AF214])" office:value-type="float" office:value="0.0833333333333333">
            <text:p>0,0833333333</text:p>
          </table:table-cell>
          <table:table-cell table:number-columns-repeated="991"/>
        </table:table-row>
        <table:table-row table:style-name="ro2">
          <table:table-cell office:value-type="float" office:value="213">
            <text:p>213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15:.AF21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4">
            <text:p>214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16:.AF21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5">
            <text:p>215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17:.AF21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6">
            <text:p>216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18:.AF21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7">
            <text:p>217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19:.AF21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8">
            <text:p>218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0:.AF22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19">
            <text:p>219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1:.AF22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0">
            <text:p>220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2:.AF22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1">
            <text:p>221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3:.AF22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2">
            <text:p>222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4:.AF22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3">
            <text:p>223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5:.AF22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4">
            <text:p>224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6:.AF22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5">
            <text:p>225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7:.AF22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6">
            <text:p>226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8:.AF22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7">
            <text:p>227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29:.AF22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8">
            <text:p>228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0:.AF230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29">
            <text:p>229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1:.AF231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0">
            <text:p>230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2:.AF23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1">
            <text:p>231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3:.AF23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2">
            <text:p>232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4:.AF23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3">
            <text:p>233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5:.AF23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4">
            <text:p>234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6:.AF23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5">
            <text:p>235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7:.AF23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6">
            <text:p>236</text:p>
          </table:table-cell>
          <table:table-cell table:number-columns-repeated="18" office:value-type="string">
            <text:p>-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8:.AF23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37">
            <text:p>237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39:.AF239])" office:value-type="float" office:value="0.0909090909090909">
            <text:p>0,0909090909</text:p>
          </table:table-cell>
          <table:table-cell table:number-columns-repeated="991"/>
        </table:table-row>
        <table:table-row table:style-name="ro2">
          <table:table-cell office:value-type="float" office:value="238">
            <text:p>238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0:.AF240])" office:value-type="float" office:value="0.0909090909090909">
            <text:p>0,0909090909</text:p>
          </table:table-cell>
          <table:table-cell table:number-columns-repeated="991"/>
        </table:table-row>
        <table:table-row table:style-name="ro2">
          <table:table-cell office:value-type="float" office:value="239">
            <text:p>239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1:.AF241])" office:value-type="float" office:value="0.0909090909090909">
            <text:p>0,0909090909</text:p>
          </table:table-cell>
          <table:table-cell table:number-columns-repeated="991"/>
        </table:table-row>
        <table:table-row table:style-name="ro2">
          <table:table-cell office:value-type="float" office:value="240">
            <text:p>240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2:.AF24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41">
            <text:p>241</text:p>
          </table:table-cell>
          <table:table-cell table:number-columns-repeated="18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3:.AF24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42">
            <text:p>242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4:.AF244])" office:value-type="float" office:value="0.1">
            <text:p>0,1</text:p>
          </table:table-cell>
          <table:table-cell table:number-columns-repeated="991"/>
        </table:table-row>
        <table:table-row table:style-name="ro2">
          <table:table-cell office:value-type="float" office:value="243">
            <text:p>243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5:.AF245])" office:value-type="float" office:value="0.1">
            <text:p>0,1</text:p>
          </table:table-cell>
          <table:table-cell table:number-columns-repeated="991"/>
        </table:table-row>
        <table:table-row table:style-name="ro2">
          <table:table-cell office:value-type="float" office:value="244">
            <text:p>244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</text:p>
          </table:table-cell>
          <table:table-cell table:formula="of:=AVERAGE([.B246:.AF246])" office:value-type="float" office:value="0.1">
            <text:p>0,1</text:p>
          </table:table-cell>
          <table:table-cell table:number-columns-repeated="991"/>
        </table:table-row>
        <table:table-row table:style-name="ro2">
          <table:table-cell office:value-type="float" office:value="245">
            <text:p>245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47:.AF247])" office:value-type="float" office:value="0.777777777777778">
            <text:p>0,7777777778</text:p>
          </table:table-cell>
          <table:table-cell table:number-columns-repeated="991"/>
        </table:table-row>
        <table:table-row table:style-name="ro2">
          <table:table-cell office:value-type="float" office:value="246">
            <text:p>246</text:p>
          </table:table-cell>
          <table:table-cell table:number-columns-repeated="18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48:.AF248])" office:value-type="float" office:value="0.888888888888889">
            <text:p>0,8888888889</text:p>
          </table:table-cell>
          <table:table-cell table:number-columns-repeated="991"/>
        </table:table-row>
        <table:table-row table:style-name="ro2">
          <table:table-cell office:value-type="float" office:value="247">
            <text:p>247</text:p>
          </table:table-cell>
          <table:table-cell table:number-columns-repeated="18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AVERAGE([.B249:.AF249])" office:value-type="float" office:value="0.888888888888889">
            <text:p>0,8888888889</text:p>
          </table:table-cell>
          <table:table-cell table:number-columns-repeated="991"/>
        </table:table-row>
        <table:table-row table:style-name="ro2">
          <table:table-cell office:value-type="float" office:value="248">
            <text:p>248</text:p>
          </table:table-cell>
          <table:table-cell table:number-columns-repeated="18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0:.AF250])" office:value-type="float" office:value="0.25">
            <text:p>0,25</text:p>
          </table:table-cell>
          <table:table-cell table:number-columns-repeated="991"/>
        </table:table-row>
        <table:table-row table:style-name="ro2">
          <table:table-cell office:value-type="float" office:value="249">
            <text:p>249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1:.AF251])" office:value-type="float" office:value="0.25">
            <text:p>0,25</text:p>
          </table:table-cell>
          <table:table-cell table:number-columns-repeated="991"/>
        </table:table-row>
        <table:table-row table:style-name="ro2">
          <table:table-cell office:value-type="float" office:value="250">
            <text:p>250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2:.AF252])" office:value-type="float" office:value="0.25">
            <text:p>0,25</text:p>
          </table:table-cell>
          <table:table-cell table:number-columns-repeated="991"/>
        </table:table-row>
        <table:table-row table:style-name="ro2">
          <table:table-cell office:value-type="float" office:value="251">
            <text:p>251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53:.AF253])" office:value-type="float" office:value="0.25">
            <text:p>0,25</text:p>
          </table:table-cell>
          <table:table-cell table:number-columns-repeated="991"/>
        </table:table-row>
        <table:table-row table:style-name="ro2">
          <table:table-cell office:value-type="float" office:value="252">
            <text:p>252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4:.AF254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3">
            <text:p>253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5:.AF255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4">
            <text:p>254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6:.AF256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5">
            <text:p>255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7:.AF257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6">
            <text:p>256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8:.AF258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7">
            <text:p>257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59:.AF259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58">
            <text:p>258</text:p>
          </table:table-cell>
          <table:table-cell table:number-columns-repeated="1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0:.AF260])" office:value-type="float" office:value="0.5">
            <text:p>0,5</text:p>
          </table:table-cell>
          <table:table-cell table:number-columns-repeated="991"/>
        </table:table-row>
        <table:table-row table:style-name="ro2">
          <table:table-cell office:value-type="float" office:value="259">
            <text:p>259</text:p>
          </table:table-cell>
          <table:table-cell table:number-columns-repeated="18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1:.AF261])" office:value-type="float" office:value="0.5">
            <text:p>0,5</text:p>
          </table:table-cell>
          <table:table-cell table:number-columns-repeated="991"/>
        </table:table-row>
        <table:table-row table:style-name="ro2">
          <table:table-cell office:value-type="float" office:value="260">
            <text:p>260</text:p>
          </table:table-cell>
          <table:table-cell table:number-columns-repeated="2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2:.AF262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61">
            <text:p>261</text:p>
          </table:table-cell>
          <table:table-cell table:number-columns-repeated="27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  <table:table-cell table:formula="of:=AVERAGE([.B263:.AF263])" office:value-type="float" office:value="0">
            <text:p>0</text:p>
          </table:table-cell>
          <table:table-cell table:number-columns-repeated="991"/>
        </table:table-row>
        <table:table-row table:style-name="ro2">
          <table:table-cell office:value-type="float" office:value="262">
            <text:p>262</text:p>
          </table:table-cell>
          <table:table-cell table:number-columns-repeated="27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formula="of:=AVERAGE([.B264:.AF264])" office:value-type="float" office:value="1">
            <text:p>1</text:p>
          </table:table-cell>
          <table:table-cell table:number-columns-repeated="991"/>
        </table:table-row>
        <table:table-row table:style-name="ro2" table:number-rows-repeated="10483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erage" table:style-name="ta1">
        <table:shapes>
          <draw:frame draw:z-index="0" draw:style-name="gr1" draw:text-style-name="P1" svg:width="21.39cm" svg:height="14.45cm" svg:x="16.954cm" svg:y="0cm">
            <draw:object draw:notify-on-update-of-ranges="Average.A2:Average.A272 Average.B1:Average.B1 Average.B2:Average.B272 Average.C1:Average.C1 Average.C2:Average.C272 Average.D1:Average.D1 Average.D2:Average.D27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.057cm" svg:height="13.608cm" svg:x="17.043cm" svg:y="18.875cm">
            <draw:object draw:notify-on-update-of-ranges="Average.B1:Average.B1 Average.B2:Average.B272 Average.F2:Average.F272 Average.F2:Average.F2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1.871cm" svg:height="11.874cm" svg:x="17.034cm" svg:y="33.386cm">
            <draw:object draw:notify-on-update-of-ranges="Average.C1:Average.C1 Average.C2:Average.C272 Average.G2:Average.G272 Average.G2:Average.G27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3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5">
          <table:table-cell table:style-name="ce1" office:value-type="string">
            <text:p>Time</text:p>
          </table:table-cell>
          <table:table-cell table:style-name="ce2" table:formula="of:=[$Victim.$AG$1]" office:value-type="string" office:string-value="Victim Flow">
            <text:p>Victim Flow</text:p>
          </table:table-cell>
          <table:table-cell table:style-name="ce2" table:formula="of:=[$Attacker.$AG$1]" office:value-type="string" office:string-value="Attacker Flow">
            <text:p>Attacker Flow</text:p>
          </table:table-cell>
          <table:table-cell table:style-name="ce2" office:value-type="string">
            <text:p>End of 1°/Begin of 2° Attack</text:p>
          </table:table-cell>
          <table:table-cell/>
          <table:table-cell table:style-name="ce2" table:formula="of:=[$Victim.$AH$1]" office:value-type="string" office:string-value="Standard Deviation – Victim">
            <text:p>Standard Deviation – Victim</text:p>
          </table:table-cell>
          <table:table-cell table:style-name="ce2" table:formula="of:=[$Attacker.$AH$1]" office:value-type="string" office:string-value="Standard Deviation – Attacker">
            <text:p>Standard Deviation – Attacker</text:p>
          </table:table-cell>
          <table:table-cell table:number-columns-repeated="5"/>
        </table:table-row>
        <table:table-row table:style-name="ro6">
          <table:table-cell office:value-type="float" office:value="0">
            <text:p>0</text:p>
          </table:table-cell>
          <table:table-cell table:formula="of:=[$Victim.$AG$2]" office:value-type="float" office:value="2.2258064516129">
            <text:p>2,2258064516</text:p>
          </table:table-cell>
          <table:table-cell table:formula="of:=[$Attacker.$AG$2]" office:value-type="float" office:value="2.35483870967742">
            <text:p>2,3548387097</text:p>
          </table:table-cell>
          <table:table-cell table:number-columns-repeated="2"/>
          <table:table-cell table:formula="of:=[$Victim.$AH$2]" office:value-type="float" office:value="1.49644045222493">
            <text:p>1,4964404522</text:p>
          </table:table-cell>
          <table:table-cell table:formula="of:=[$Attacker.$AH$2]" office:value-type="float" office:value="0.899762947160087">
            <text:p>0,8997629472</text:p>
          </table:table-cell>
          <table:table-cell table:number-columns-repeated="5"/>
        </table:table-row>
        <table:table-row table:style-name="ro6">
          <table:table-cell/>
          <table:table-cell table:formula="of:=[$Victim.$AG$3]" office:value-type="float" office:value="0.903225806451613">
            <text:p>0,9032258065</text:p>
          </table:table-cell>
          <table:table-cell table:formula="of:=[$Attacker.$AG$3]" office:value-type="float" office:value="0.516129032258065">
            <text:p>0,5161290323</text:p>
          </table:table-cell>
          <table:table-cell table:number-columns-repeated="2"/>
          <table:table-cell table:formula="of:=[$Victim.$AH$3]" office:value-type="float" office:value="1.4447868178425">
            <text:p>1,4447868178</text:p>
          </table:table-cell>
          <table:table-cell table:formula="of:=[$Attacker.$AH$3]" office:value-type="float" office:value="0.665798949695171">
            <text:p>0,6657989497</text:p>
          </table:table-cell>
          <table:table-cell table:number-columns-repeated="5"/>
        </table:table-row>
        <table:table-row table:style-name="ro6">
          <table:table-cell/>
          <table:table-cell table:formula="of:=[$Victim.$AG$4]" office:value-type="float" office:value="0.516129032258065">
            <text:p>0,5161290323</text:p>
          </table:table-cell>
          <table:table-cell table:formula="of:=[$Attacker.$AG$4]" office:value-type="float" office:value="0.225806451612903">
            <text:p>0,2258064516</text:p>
          </table:table-cell>
          <table:table-cell table:number-columns-repeated="2"/>
          <table:table-cell table:formula="of:=[$Victim.$AH$4]" office:value-type="float" office:value="0.911254638182293">
            <text:p>0,9112546382</text:p>
          </table:table-cell>
          <table:table-cell table:formula="of:=[$Attacker.$AH$4]" office:value-type="float" office:value="0.418112303123088">
            <text:p>0,4181123031</text:p>
          </table:table-cell>
          <table:table-cell table:number-columns-repeated="5"/>
        </table:table-row>
        <table:table-row table:style-name="ro6">
          <table:table-cell/>
          <table:table-cell table:formula="of:=[$Victim.$AG$5]" office:value-type="float" office:value="0.516129032258065">
            <text:p>0,5161290323</text:p>
          </table:table-cell>
          <table:table-cell table:formula="of:=[$Attacker.$AG$5]" office:value-type="float" office:value="1.19354838709677">
            <text:p>1,1935483871</text:p>
          </table:table-cell>
          <table:table-cell table:number-columns-repeated="2"/>
          <table:table-cell table:formula="of:=[$Victim.$AH$5]" office:value-type="float" office:value="1.18786791222722">
            <text:p>1,1878679122</text:p>
          </table:table-cell>
          <table:table-cell table:formula="of:=[$Attacker.$AH$5]" office:value-type="float" office:value="0.964510734692004">
            <text:p>0,9645107347</text:p>
          </table:table-cell>
          <table:table-cell table:number-columns-repeated="5"/>
        </table:table-row>
        <table:table-row table:style-name="ro6">
          <table:table-cell/>
          <table:table-cell table:formula="of:=[$Victim.$AG$6]" office:value-type="float" office:value="3.7741935483871">
            <text:p>3,7741935484</text:p>
          </table:table-cell>
          <table:table-cell table:formula="of:=[$Attacker.$AG$6]" office:value-type="float" office:value="5.87096774193548">
            <text:p>5,8709677419</text:p>
          </table:table-cell>
          <table:table-cell table:number-columns-repeated="2"/>
          <table:table-cell table:formula="of:=[$Victim.$AH$6]" office:value-type="float" office:value="1.86148878016174">
            <text:p>1,8614887802</text:p>
          </table:table-cell>
          <table:table-cell table:formula="of:=[$Attacker.$AH$6]" office:value-type="float" office:value="1.36173360769067">
            <text:p>1,3617336077</text:p>
          </table:table-cell>
          <table:table-cell table:number-columns-repeated="5"/>
        </table:table-row>
        <table:table-row table:style-name="ro6">
          <table:table-cell/>
          <table:table-cell table:formula="of:=[$Victim.$AG$7]" office:value-type="float" office:value="1.32258064516129">
            <text:p>1,3225806452</text:p>
          </table:table-cell>
          <table:table-cell table:formula="of:=[$Attacker.$AG$7]" office:value-type="float" office:value="1.80645161290323">
            <text:p>1,8064516129</text:p>
          </table:table-cell>
          <table:table-cell table:number-columns-repeated="2"/>
          <table:table-cell table:formula="of:=[$Victim.$AH$7]" office:value-type="float" office:value="1.11838295634579">
            <text:p>1,1183829563</text:p>
          </table:table-cell>
          <table:table-cell table:formula="of:=[$Attacker.$AH$7]" office:value-type="float" office:value="0.737010300567475">
            <text:p>0,7370103006</text:p>
          </table:table-cell>
          <table:table-cell table:number-columns-repeated="5"/>
        </table:table-row>
        <table:table-row table:style-name="ro6">
          <table:table-cell/>
          <table:table-cell table:formula="of:=[$Victim.$AG$8]" office:value-type="float" office:value="0.709677419354839">
            <text:p>0,7096774194</text:p>
          </table:table-cell>
          <table:table-cell table:formula="of:=[$Attacker.$AG$8]" office:value-type="float" office:value="1.03225806451613">
            <text:p>1,0322580645</text:p>
          </table:table-cell>
          <table:table-cell table:number-columns-repeated="2"/>
          <table:table-cell table:formula="of:=[$Victim.$AH$8]" office:value-type="float" office:value="1.08341004024172">
            <text:p>1,0834100402</text:p>
          </table:table-cell>
          <table:table-cell table:formula="of:=[$Attacker.$AH$8]" office:value-type="float" office:value="0.309408485375014">
            <text:p>0,3094084854</text:p>
          </table:table-cell>
          <table:table-cell table:number-columns-repeated="5"/>
        </table:table-row>
        <table:table-row table:style-name="ro6">
          <table:table-cell/>
          <table:table-cell table:formula="of:=[$Victim.$AG$9]" office:value-type="float" office:value="0.870967741935484">
            <text:p>0,8709677419</text:p>
          </table:table-cell>
          <table:table-cell table:formula="of:=[$Attacker.$AG$9]" office:value-type="float" office:value="0.0645161290322581">
            <text:p>0,064516129</text:p>
          </table:table-cell>
          <table:table-cell table:number-columns-repeated="2"/>
          <table:table-cell table:formula="of:=[$Victim.$AH$9]" office:value-type="float" office:value="0.553110587080073">
            <text:p>0,5531105871</text:p>
          </table:table-cell>
          <table:table-cell table:formula="of:=[$Attacker.$AH$9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10]" office:value-type="float" office:value="0.967741935483871">
            <text:p>0,9677419355</text:p>
          </table:table-cell>
          <table:table-cell table:formula="of:=[$Attacker.$AG$10]" office:value-type="float" office:value="0.0645161290322581">
            <text:p>0,064516129</text:p>
          </table:table-cell>
          <table:table-cell table:number-columns-repeated="2"/>
          <table:table-cell table:formula="of:=[$Victim.$AH$10]" office:value-type="float" office:value="0.646772182443982">
            <text:p>0,6467721824</text:p>
          </table:table-cell>
          <table:table-cell table:formula="of:=[$Attacker.$AH$10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1]" office:value-type="float" office:value="2.16129032258064">
            <text:p>2,1612903226</text:p>
          </table:table-cell>
          <table:table-cell table:formula="of:=[$Attacker.$AG$11]" office:value-type="float" office:value="1.80645161290323">
            <text:p>1,8064516129</text:p>
          </table:table-cell>
          <table:table-cell table:number-columns-repeated="2"/>
          <table:table-cell table:formula="of:=[$Victim.$AH$11]" office:value-type="float" office:value="1.27245696279458">
            <text:p>1,2724569628</text:p>
          </table:table-cell>
          <table:table-cell table:formula="of:=[$Attacker.$AH$11]" office:value-type="float" office:value="0.779551353135134">
            <text:p>0,7795513531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table:formula="of:=[$Victim.$AG$12]" office:value-type="float" office:value="0.193548387096774">
            <text:p>0,1935483871</text:p>
          </table:table-cell>
          <table:table-cell table:formula="of:=[$Attacker.$AG$12]" office:value-type="float" office:value="0.193548387096774">
            <text:p>0,1935483871</text:p>
          </table:table-cell>
          <table:table-cell table:number-columns-repeated="2"/>
          <table:table-cell table:formula="of:=[$Victim.$AH$12]" office:value-type="float" office:value="0.737010300567475">
            <text:p>0,7370103006</text:p>
          </table:table-cell>
          <table:table-cell table:formula="of:=[$Attacker.$AH$12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13]" office:value-type="float" office:value="0">
            <text:p>0</text:p>
          </table:table-cell>
          <table:table-cell table:formula="of:=[$Attacker.$AG$13]" office:value-type="float" office:value="0">
            <text:p>0</text:p>
          </table:table-cell>
          <table:table-cell table:number-columns-repeated="2"/>
          <table:table-cell table:formula="of:=[$Victim.$AH$13]" office:value-type="float" office:value="0">
            <text:p>0</text:p>
          </table:table-cell>
          <table:table-cell table:formula="of:=[$Attacker.$AH$13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4]" office:value-type="float" office:value="0">
            <text:p>0</text:p>
          </table:table-cell>
          <table:table-cell table:formula="of:=[$Attacker.$AG$14]" office:value-type="float" office:value="0">
            <text:p>0</text:p>
          </table:table-cell>
          <table:table-cell table:number-columns-repeated="2"/>
          <table:table-cell table:formula="of:=[$Victim.$AH$14]" office:value-type="float" office:value="0">
            <text:p>0</text:p>
          </table:table-cell>
          <table:table-cell table:formula="of:=[$Attacker.$AH$1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5]" office:value-type="float" office:value="0">
            <text:p>0</text:p>
          </table:table-cell>
          <table:table-cell table:formula="of:=[$Attacker.$AG$15]" office:value-type="float" office:value="0">
            <text:p>0</text:p>
          </table:table-cell>
          <table:table-cell table:number-columns-repeated="2"/>
          <table:table-cell table:formula="of:=[$Victim.$AH$15]" office:value-type="float" office:value="0">
            <text:p>0</text:p>
          </table:table-cell>
          <table:table-cell table:formula="of:=[$Attacker.$AH$15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6]" office:value-type="float" office:value="0">
            <text:p>0</text:p>
          </table:table-cell>
          <table:table-cell table:formula="of:=[$Attacker.$AG$16]" office:value-type="float" office:value="0">
            <text:p>0</text:p>
          </table:table-cell>
          <table:table-cell table:number-columns-repeated="2"/>
          <table:table-cell table:formula="of:=[$Victim.$AH$16]" office:value-type="float" office:value="0">
            <text:p>0</text:p>
          </table:table-cell>
          <table:table-cell table:formula="of:=[$Attacker.$AH$16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7]" office:value-type="float" office:value="0">
            <text:p>0</text:p>
          </table:table-cell>
          <table:table-cell table:formula="of:=[$Attacker.$AG$17]" office:value-type="float" office:value="0">
            <text:p>0</text:p>
          </table:table-cell>
          <table:table-cell table:number-columns-repeated="2"/>
          <table:table-cell table:formula="of:=[$Victim.$AH$17]" office:value-type="float" office:value="0">
            <text:p>0</text:p>
          </table:table-cell>
          <table:table-cell table:formula="of:=[$Attacker.$AH$17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]" office:value-type="float" office:value="0">
            <text:p>0</text:p>
          </table:table-cell>
          <table:table-cell table:formula="of:=[$Attacker.$AG$18]" office:value-type="float" office:value="0">
            <text:p>0</text:p>
          </table:table-cell>
          <table:table-cell table:number-columns-repeated="2"/>
          <table:table-cell table:formula="of:=[$Victim.$AH$18]" office:value-type="float" office:value="0">
            <text:p>0</text:p>
          </table:table-cell>
          <table:table-cell table:formula="of:=[$Attacker.$AH$18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9]" office:value-type="float" office:value="0">
            <text:p>0</text:p>
          </table:table-cell>
          <table:table-cell table:formula="of:=[$Attacker.$AG$19]" office:value-type="float" office:value="0">
            <text:p>0</text:p>
          </table:table-cell>
          <table:table-cell table:number-columns-repeated="2"/>
          <table:table-cell table:formula="of:=[$Victim.$AH$19]" office:value-type="float" office:value="0">
            <text:p>0</text:p>
          </table:table-cell>
          <table:table-cell table:formula="of:=[$Attacker.$AH$19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0]" office:value-type="float" office:value="0">
            <text:p>0</text:p>
          </table:table-cell>
          <table:table-cell table:formula="of:=[$Attacker.$AG$20]" office:value-type="float" office:value="0">
            <text:p>0</text:p>
          </table:table-cell>
          <table:table-cell table:number-columns-repeated="2"/>
          <table:table-cell table:formula="of:=[$Victim.$AH$20]" office:value-type="float" office:value="0">
            <text:p>0</text:p>
          </table:table-cell>
          <table:table-cell table:formula="of:=[$Attacker.$AH$20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1]" office:value-type="float" office:value="0">
            <text:p>0</text:p>
          </table:table-cell>
          <table:table-cell table:formula="of:=[$Attacker.$AG$21]" office:value-type="float" office:value="0">
            <text:p>0</text:p>
          </table:table-cell>
          <table:table-cell table:number-columns-repeated="2"/>
          <table:table-cell table:formula="of:=[$Victim.$AH$21]" office:value-type="float" office:value="0">
            <text:p>0</text:p>
          </table:table-cell>
          <table:table-cell table:formula="of:=[$Attacker.$AH$21]" office:value-type="float" office:value="0">
            <text:p>0</text:p>
          </table:table-cell>
          <table:table-cell table:number-columns-repeated="5"/>
        </table:table-row>
        <table:table-row table:style-name="ro6">
          <table:table-cell office:value-type="float" office:value="20">
            <text:p>20</text:p>
          </table:table-cell>
          <table:table-cell table:formula="of:=[$Victim.$AG$22]" office:value-type="float" office:value="0">
            <text:p>0</text:p>
          </table:table-cell>
          <table:table-cell table:formula="of:=[$Attacker.$AG$22]" office:value-type="float" office:value="0">
            <text:p>0</text:p>
          </table:table-cell>
          <table:table-cell table:number-columns-repeated="2"/>
          <table:table-cell table:formula="of:=[$Victim.$AH$22]" office:value-type="float" office:value="0">
            <text:p>0</text:p>
          </table:table-cell>
          <table:table-cell table:formula="of:=[$Attacker.$AH$22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3]" office:value-type="float" office:value="11.3548387096774">
            <text:p>11,3548387097</text:p>
          </table:table-cell>
          <table:table-cell table:formula="of:=[$Attacker.$AG$23]" office:value-type="float" office:value="0">
            <text:p>0</text:p>
          </table:table-cell>
          <table:table-cell table:number-columns-repeated="2"/>
          <table:table-cell table:formula="of:=[$Victim.$AH$23]" office:value-type="float" office:value="34.7094375816153">
            <text:p>34,7094375816</text:p>
          </table:table-cell>
          <table:table-cell table:formula="of:=[$Attacker.$AH$23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4]" office:value-type="float" office:value="8.12903225806452">
            <text:p>8,1290322581</text:p>
          </table:table-cell>
          <table:table-cell table:formula="of:=[$Attacker.$AG$24]" office:value-type="float" office:value="0">
            <text:p>0</text:p>
          </table:table-cell>
          <table:table-cell table:number-columns-repeated="2"/>
          <table:table-cell table:formula="of:=[$Victim.$AH$24]" office:value-type="float" office:value="29.4155345567104">
            <text:p>29,4155345567</text:p>
          </table:table-cell>
          <table:table-cell table:formula="of:=[$Attacker.$AH$24]" office:value-type="float" office:value="0">
            <text:p>0</text:p>
          </table:table-cell>
          <table:table-cell table:number-columns-repeated="5"/>
        </table:table-row>
        <table:table-row table:style-name="ro7">
          <table:table-cell/>
          <table:table-cell table:formula="of:=[$Victim.$AG$25]" office:value-type="float" office:value="4.38709677419355">
            <text:p>4,3870967742</text:p>
          </table:table-cell>
          <table:table-cell table:formula="of:=[$Attacker.$AG$25]" office:value-type="float" office:value="3.90322580645161">
            <text:p>3,9032258065</text:p>
          </table:table-cell>
          <table:table-cell table:number-columns-repeated="2"/>
          <table:table-cell table:formula="of:=[$Victim.$AH$25]" office:value-type="float" office:value="21.2172744887879">
            <text:p>21,2172744888</text:p>
          </table:table-cell>
          <table:table-cell table:formula="of:=[$Attacker.$AH$25]" office:value-type="float" office:value="21.3788482122984">
            <text:p>21,3788482123</text:p>
          </table:table-cell>
          <table:table-cell/>
          <table:table-cell table:style-name="ce4" office:value-type="string">
            <text:p>Without Of-IDPS</text:p>
          </table:table-cell>
          <table:table-cell table:number-columns-repeated="3"/>
        </table:table-row>
        <table:table-row table:style-name="ro7">
          <table:table-cell/>
          <table:table-cell table:formula="of:=[$Victim.$AG$26]" office:value-type="float" office:value="53.1935483870968">
            <text:p>53,1935483871</text:p>
          </table:table-cell>
          <table:table-cell table:formula="of:=[$Attacker.$AG$26]" office:value-type="float" office:value="47.6129032258064">
            <text:p>47,6129032258</text:p>
          </table:table-cell>
          <table:table-cell table:number-columns-repeated="2"/>
          <table:table-cell table:formula="of:=[$Victim.$AH$26]" office:value-type="float" office:value="53.0401061613049">
            <text:p>53,0401061613</text:p>
          </table:table-cell>
          <table:table-cell table:formula="of:=[$Attacker.$AH$26]" office:value-type="float" office:value="47.1241855713691">
            <text:p>47,1241855714</text:p>
          </table:table-cell>
          <table:table-cell/>
          <table:table-cell table:style-name="ce4" office:value-type="string">
            <text:p>Quantity Packets – Victim</text:p>
          </table:table-cell>
          <table:table-cell office:value-type="float" office:value="508.948397435897">
            <text:p>508,9483974359</text:p>
          </table:table-cell>
          <table:table-cell table:number-columns-repeated="2"/>
        </table:table-row>
        <table:table-row table:style-name="ro7">
          <table:table-cell/>
          <table:table-cell table:formula="of:=[$Victim.$AG$27]" office:value-type="float" office:value="37.1290322580645">
            <text:p>37,1290322581</text:p>
          </table:table-cell>
          <table:table-cell table:formula="of:=[$Attacker.$AG$27]" office:value-type="float" office:value="59.4838709677419">
            <text:p>59,4838709677</text:p>
          </table:table-cell>
          <table:table-cell table:number-columns-repeated="2"/>
          <table:table-cell table:formula="of:=[$Victim.$AH$27]" office:value-type="float" office:value="47.5596345081346">
            <text:p>47,5596345081</text:p>
          </table:table-cell>
          <table:table-cell table:formula="of:=[$Attacker.$AH$27]" office:value-type="float" office:value="47.1297939926519">
            <text:p>47,1297939927</text:p>
          </table:table-cell>
          <table:table-cell/>
          <table:table-cell table:style-name="ce4" office:value-type="string">
            <text:p>Quantity Packets – Attacker</text:p>
          </table:table-cell>
          <table:table-cell office:value-type="float" office:value="631.444444444444">
            <text:p>631,4444444444</text:p>
          </table:table-cell>
          <table:table-cell table:number-columns-repeated="2"/>
        </table:table-row>
        <table:table-row table:style-name="ro6">
          <table:table-cell/>
          <table:table-cell table:formula="of:=[$Victim.$AG$28]" office:value-type="float" office:value="3.87096774193548">
            <text:p>3,8709677419</text:p>
          </table:table-cell>
          <table:table-cell table:formula="of:=[$Attacker.$AG$28]" office:value-type="float" office:value="8.06451612903226">
            <text:p>8,064516129</text:p>
          </table:table-cell>
          <table:table-cell table:number-columns-repeated="2"/>
          <table:table-cell table:formula="of:=[$Victim.$AH$28]" office:value-type="float" office:value="16.4919177379824">
            <text:p>16,491917738</text:p>
          </table:table-cell>
          <table:table-cell table:formula="of:=[$Attacker.$AH$28]" office:value-type="float" office:value="26.5754379490766">
            <text:p>26,5754379491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/>
          <table:table-cell table:formula="of:=[$Victim.$AG$29]" office:value-type="float" office:value="4.83870967741936">
            <text:p>4,8387096774</text:p>
          </table:table-cell>
          <table:table-cell table:formula="of:=[$Attacker.$AG$29]" office:value-type="float" office:value="4.09677419354839">
            <text:p>4,0967741935</text:p>
          </table:table-cell>
          <table:table-cell table:number-columns-repeated="2"/>
          <table:table-cell table:formula="of:=[$Victim.$AH$29]" office:value-type="float" office:value="21.0546091409222">
            <text:p>21,0546091409</text:p>
          </table:table-cell>
          <table:table-cell table:formula="of:=[$Attacker.$AH$29]" office:value-type="float" office:value="16.6003397530518">
            <text:p>16,6003397531</text:p>
          </table:table-cell>
          <table:table-cell/>
          <table:table-cell table:style-name="ce4" office:value-type="string">
            <text:p>with Of-IDPS</text:p>
          </table:table-cell>
          <table:table-cell table:number-columns-repeated="3"/>
        </table:table-row>
        <table:table-row table:style-name="ro7">
          <table:table-cell/>
          <table:table-cell table:formula="of:=[$Victim.$AG$30]" office:value-type="float" office:value="2.58064516129032">
            <text:p>2,5806451613</text:p>
          </table:table-cell>
          <table:table-cell table:formula="of:=[$Attacker.$AG$30]" office:value-type="float" office:value="1.25806451612903">
            <text:p>1,2580645161</text:p>
          </table:table-cell>
          <table:table-cell table:number-columns-repeated="2"/>
          <table:table-cell table:formula="of:=[$Victim.$AH$30]" office:value-type="float" office:value="1.15770054483396">
            <text:p>1,1577005448</text:p>
          </table:table-cell>
          <table:table-cell table:formula="of:=[$Attacker.$AH$30]" office:value-type="float" office:value="0.670471280349243">
            <text:p>0,6704712803</text:p>
          </table:table-cell>
          <table:table-cell/>
          <table:table-cell table:style-name="ce4" office:value-type="string">
            <text:p>Quantity Packets – Victim</text:p>
          </table:table-cell>
          <table:table-cell table:formula="of:=SUM([.B2:.B500])" office:value-type="float" office:value="348.754929553214">
            <text:p>348,7549295532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% difference from without Of-IDPS</text:p>
          </table:table-cell>
        </table:table-row>
        <table:table-row table:style-name="ro7">
          <table:table-cell/>
          <table:table-cell table:formula="of:=[$Victim.$AG$31]" office:value-type="float" office:value="3.16129032258064">
            <text:p>3,1612903226</text:p>
          </table:table-cell>
          <table:table-cell table:formula="of:=[$Attacker.$AG$31]" office:value-type="float" office:value="2.54838709677419">
            <text:p>2,5483870968</text:p>
          </table:table-cell>
          <table:table-cell table:number-columns-repeated="2"/>
          <table:table-cell table:formula="of:=[$Victim.$AH$31]" office:value-type="float" office:value="1.22070244699513">
            <text:p>1,220702447</text:p>
          </table:table-cell>
          <table:table-cell table:formula="of:=[$Attacker.$AH$31]" office:value-type="float" office:value="1.13133405914517">
            <text:p>1,1313340591</text:p>
          </table:table-cell>
          <table:table-cell/>
          <table:table-cell table:style-name="ce4" office:value-type="string">
            <text:p>Quantity Packets – Attacker</text:p>
          </table:table-cell>
          <table:table-cell table:formula="of:=SUM([.C2:.C500])" office:value-type="float" office:value="506.673539288588">
            <text:p>506,673539288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% difference from with Of-IDPS</text:p>
          </table:table-cell>
        </table:table-row>
        <table:table-row table:style-name="ro6">
          <table:table-cell office:value-type="float" office:value="30">
            <text:p>30</text:p>
          </table:table-cell>
          <table:table-cell table:formula="of:=[$Victim.$AG$32]" office:value-type="float" office:value="2.45161290322581">
            <text:p>2,4516129032</text:p>
          </table:table-cell>
          <table:table-cell table:formula="of:=[$Attacker.$AG$32]" office:value-type="float" office:value="1.32258064516129">
            <text:p>1,3225806452</text:p>
          </table:table-cell>
          <table:table-cell table:number-columns-repeated="2"/>
          <table:table-cell table:formula="of:=[$Victim.$AH$32]" office:value-type="float" office:value="1.31587600350781">
            <text:p>1,3158760035</text:p>
          </table:table-cell>
          <table:table-cell table:formula="of:=[$Attacker.$AH$32]" office:value-type="float" office:value="0.893961707132324">
            <text:p>0,8939617071</text:p>
          </table:table-cell>
          <table:table-cell table:number-columns-repeated="5"/>
        </table:table-row>
        <table:table-row table:style-name="ro2">
          <table:table-cell/>
          <table:table-cell table:formula="of:=[$Victim.$AG$33]" office:value-type="float" office:value="8.19354838709677">
            <text:p>8,1935483871</text:p>
          </table:table-cell>
          <table:table-cell table:formula="of:=[$Attacker.$AG$33]" office:value-type="float" office:value="1.35483870967742">
            <text:p>1,3548387097</text:p>
          </table:table-cell>
          <table:table-cell table:number-columns-repeated="2"/>
          <table:table-cell table:formula="of:=[$Victim.$AH$33]" office:value-type="float" office:value="15.1240448481959">
            <text:p>15,1240448482</text:p>
          </table:table-cell>
          <table:table-cell table:formula="of:=[$Attacker.$AH$33]" office:value-type="float" office:value="0.968816607592336">
            <text:p>0,9688166076</text:p>
          </table:table-cell>
          <table:table-cell table:number-columns-repeated="5"/>
        </table:table-row>
        <table:table-row table:style-name="ro2">
          <table:table-cell/>
          <table:table-cell table:formula="of:=[$Victim.$AG$34]" office:value-type="float" office:value="8.83870967741935">
            <text:p>8,8387096774</text:p>
          </table:table-cell>
          <table:table-cell table:formula="of:=[$Attacker.$AG$34]" office:value-type="float" office:value="4.80645161290323">
            <text:p>4,8064516129</text:p>
          </table:table-cell>
          <table:table-cell table:number-columns-repeated="2"/>
          <table:table-cell table:formula="of:=[$Victim.$AH$34]" office:value-type="float" office:value="15.1702101420654">
            <text:p>15,1702101421</text:p>
          </table:table-cell>
          <table:table-cell table:formula="of:=[$Attacker.$AH$34]" office:value-type="float" office:value="3.315840328841">
            <text:p>3,3158403288</text:p>
          </table:table-cell>
          <table:table-cell table:number-columns-repeated="5"/>
        </table:table-row>
        <table:table-row table:style-name="ro2">
          <table:table-cell/>
          <table:table-cell table:formula="of:=[$Victim.$AG$35]" office:value-type="float" office:value="10.258064516129">
            <text:p>10,2580645161</text:p>
          </table:table-cell>
          <table:table-cell table:formula="of:=[$Attacker.$AG$35]" office:value-type="float" office:value="6">
            <text:p>6</text:p>
          </table:table-cell>
          <table:table-cell table:number-columns-repeated="2"/>
          <table:table-cell table:formula="of:=[$Victim.$AH$35]" office:value-type="float" office:value="19.2420368815434">
            <text:p>19,2420368815</text:p>
          </table:table-cell>
          <table:table-cell table:formula="of:=[$Attacker.$AH$35]" office:value-type="float" office:value="14.2262819026685">
            <text:p>14,2262819027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/>
          <table:table-cell table:formula="of:=[$Victim.$AG$36]" office:value-type="float" office:value="29.9354838709677">
            <text:p>29,935483871</text:p>
          </table:table-cell>
          <table:table-cell table:formula="of:=[$Attacker.$AG$36]" office:value-type="float" office:value="39.5161290322581">
            <text:p>39,5161290323</text:p>
          </table:table-cell>
          <table:table-cell table:number-columns-repeated="2"/>
          <table:table-cell table:formula="of:=[$Victim.$AH$36]" office:value-type="float" office:value="26.5450748531515">
            <text:p>26,5450748532</text:p>
          </table:table-cell>
          <table:table-cell table:formula="of:=[$Attacker.$AH$36]" office:value-type="float" office:value="23.7104454560703">
            <text:p>23,710445456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6">
          <table:table-cell/>
          <table:table-cell table:formula="of:=[$Victim.$AG$37]" office:value-type="float" office:value="3.61290322580645">
            <text:p>3,6129032258</text:p>
          </table:table-cell>
          <table:table-cell table:formula="of:=[$Attacker.$AG$37]" office:value-type="float" office:value="8.29032258064516">
            <text:p>8,2903225806</text:p>
          </table:table-cell>
          <table:table-cell table:number-columns-repeated="2"/>
          <table:table-cell table:formula="of:=[$Victim.$AH$37]" office:value-type="float" office:value="12.2492328116705">
            <text:p>12,2492328117</text:p>
          </table:table-cell>
          <table:table-cell table:formula="of:=[$Attacker.$AH$37]" office:value-type="float" office:value="16.768237155864">
            <text:p>16,7682371559</text:p>
          </table:table-cell>
          <table:table-cell table:number-columns-repeated="5"/>
        </table:table-row>
        <table:table-row table:style-name="ro6">
          <table:table-cell/>
          <table:table-cell table:formula="of:=[$Victim.$AG$38]" office:value-type="float" office:value="2.12903225806452">
            <text:p>2,1290322581</text:p>
          </table:table-cell>
          <table:table-cell table:formula="of:=[$Attacker.$AG$38]" office:value-type="float" office:value="2.41935483870968">
            <text:p>2,4193548387</text:p>
          </table:table-cell>
          <table:table-cell table:number-columns-repeated="2"/>
          <table:table-cell table:formula="of:=[$Victim.$AH$38]" office:value-type="float" office:value="9.63776823143358">
            <text:p>9,6377682314</text:p>
          </table:table-cell>
          <table:table-cell table:formula="of:=[$Attacker.$AH$38]" office:value-type="float" office:value="7.78656491221605">
            <text:p>7,7865649122</text:p>
          </table:table-cell>
          <table:table-cell table:number-columns-repeated="5"/>
        </table:table-row>
        <table:table-row table:style-name="ro2">
          <table:table-cell/>
          <table:table-cell table:formula="of:=[$Victim.$AG$39]" office:value-type="float" office:value="0">
            <text:p>0</text:p>
          </table:table-cell>
          <table:table-cell table:formula="of:=[$Attacker.$AG$39]" office:value-type="float" office:value="3.09677419354839">
            <text:p>3,0967741935</text:p>
          </table:table-cell>
          <table:table-cell table:number-columns-repeated="2"/>
          <table:table-cell table:formula="of:=[$Victim.$AH$39]" office:value-type="float" office:value="0">
            <text:p>0</text:p>
          </table:table-cell>
          <table:table-cell table:formula="of:=[$Attacker.$AH$39]" office:value-type="float" office:value="9.59285634313259">
            <text:p>9,5928563431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/>
          <table:table-cell table:formula="of:=[$Victim.$AG$40]" office:value-type="float" office:value="0.0645161290322581">
            <text:p>0,064516129</text:p>
          </table:table-cell>
          <table:table-cell table:formula="of:=[$Attacker.$AG$40]" office:value-type="float" office:value="1.06451612903226">
            <text:p>1,064516129</text:p>
          </table:table-cell>
          <table:table-cell table:number-columns-repeated="2"/>
          <table:table-cell table:formula="of:=[$Victim.$AH$40]" office:value-type="float" office:value="0.353369391938817">
            <text:p>0,3533693919</text:p>
          </table:table-cell>
          <table:table-cell table:formula="of:=[$Attacker.$AH$40]" office:value-type="float" office:value="0.353369391938817">
            <text:p>0,3533693919</text:p>
          </table:table-cell>
          <table:table-cell/>
          <table:table-cell table:style-name="ce5"/>
          <table:table-cell table:style-name="ce4"/>
          <table:table-cell table:number-columns-repeated="2"/>
        </table:table-row>
        <table:table-row table:style-name="ro2">
          <table:table-cell/>
          <table:table-cell table:formula="of:=[$Victim.$AG$41]" office:value-type="float" office:value="0.193548387096774">
            <text:p>0,1935483871</text:p>
          </table:table-cell>
          <table:table-cell table:formula="of:=[$Attacker.$AG$41]" office:value-type="float" office:value="1.03225806451613">
            <text:p>1,0322580645</text:p>
          </table:table-cell>
          <table:table-cell table:number-columns-repeated="2"/>
          <table:table-cell table:formula="of:=[$Victim.$AH$41]" office:value-type="float" office:value="0.591300089671721">
            <text:p>0,5913000897</text:p>
          </table:table-cell>
          <table:table-cell table:formula="of:=[$Attacker.$AH$41]" office:value-type="float" office:value="0.400312053096479">
            <text:p>0,4003120531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Victim.$AG$42]" office:value-type="float" office:value="0.32258064516129">
            <text:p>0,3225806452</text:p>
          </table:table-cell>
          <table:table-cell table:formula="of:=[$Attacker.$AG$42]" office:value-type="float" office:value="1.12903225806452">
            <text:p>1,1290322581</text:p>
          </table:table-cell>
          <table:table-cell table:number-columns-repeated="2"/>
          <table:table-cell table:formula="of:=[$Victim.$AH$42]" office:value-type="float" office:value="0.735597048451057">
            <text:p>0,7355970485</text:p>
          </table:table-cell>
          <table:table-cell table:formula="of:=[$Attacker.$AH$42]" office:value-type="float" office:value="0.491340200378317">
            <text:p>0,4913402004</text:p>
          </table:table-cell>
          <table:table-cell/>
          <table:table-cell table:style-name="ce5"/>
          <table:table-cell/>
          <table:table-cell table:style-name="ce4" table:number-columns-repeated="2"/>
        </table:table-row>
        <table:table-row table:style-name="ro2">
          <table:table-cell/>
          <table:table-cell table:formula="of:=[$Victim.$AG$43]" office:value-type="float" office:value="0.193548387096774">
            <text:p>0,1935483871</text:p>
          </table:table-cell>
          <table:table-cell table:formula="of:=[$Attacker.$AG$43]" office:value-type="float" office:value="1.12903225806452">
            <text:p>1,1290322581</text:p>
          </table:table-cell>
          <table:table-cell table:number-columns-repeated="2"/>
          <table:table-cell table:formula="of:=[$Victim.$AH$43]" office:value-type="float" office:value="0.591300089671721">
            <text:p>0,5913000897</text:p>
          </table:table-cell>
          <table:table-cell table:formula="of:=[$Attacker.$AH$43]" office:value-type="float" office:value="0.491340200378317">
            <text:p>0,4913402004</text:p>
          </table:table-cell>
          <table:table-cell/>
          <table:table-cell table:style-name="ce4"/>
          <table:table-cell/>
          <table:table-cell table:style-name="ce4" table:number-columns-repeated="2"/>
        </table:table-row>
        <table:table-row table:style-name="ro2">
          <table:table-cell/>
          <table:table-cell table:formula="of:=[$Victim.$AG$44]" office:value-type="float" office:value="0.193548387096774">
            <text:p>0,1935483871</text:p>
          </table:table-cell>
          <table:table-cell table:formula="of:=[$Attacker.$AG$44]" office:value-type="float" office:value="1.09677419354839">
            <text:p>1,0967741935</text:p>
          </table:table-cell>
          <table:table-cell table:number-columns-repeated="2"/>
          <table:table-cell table:formula="of:=[$Victim.$AH$44]" office:value-type="float" office:value="0.533965979266027">
            <text:p>0,5339659793</text:p>
          </table:table-cell>
          <table:table-cell table:formula="of:=[$Attacker.$AH$44]" office:value-type="float" office:value="0.530054087908225">
            <text:p>0,5300540879</text:p>
          </table:table-cell>
          <table:table-cell table:number-columns-repeated="3"/>
          <table:table-cell table:style-name="ce4" table:number-columns-repeated="2"/>
        </table:table-row>
        <table:table-row table:style-name="ro6">
          <table:table-cell/>
          <table:table-cell table:formula="of:=[$Victim.$AG$45]" office:value-type="float" office:value="1.2258064516129">
            <text:p>1,2258064516</text:p>
          </table:table-cell>
          <table:table-cell table:formula="of:=[$Attacker.$AG$45]" office:value-type="float" office:value="2.32258064516129">
            <text:p>2,3225806452</text:p>
          </table:table-cell>
          <table:table-cell table:number-columns-repeated="2"/>
          <table:table-cell table:formula="of:=[$Victim.$AH$45]" office:value-type="float" office:value="1.31270902899199">
            <text:p>1,312709029</text:p>
          </table:table-cell>
          <table:table-cell table:formula="of:=[$Attacker.$AH$45]" office:value-type="float" office:value="1.11838295634579">
            <text:p>1,1183829563</text:p>
          </table:table-cell>
          <table:table-cell table:number-columns-repeated="5"/>
        </table:table-row>
        <table:table-row table:style-name="ro6">
          <table:table-cell/>
          <table:table-cell table:formula="of:=[$Victim.$AG$46]" office:value-type="float" office:value="0.580645161290323">
            <text:p>0,5806451613</text:p>
          </table:table-cell>
          <table:table-cell table:formula="of:=[$Attacker.$AG$46]" office:value-type="float" office:value="1.38709677419355">
            <text:p>1,3870967742</text:p>
          </table:table-cell>
          <table:table-cell table:number-columns-repeated="2"/>
          <table:table-cell table:formula="of:=[$Victim.$AH$46]" office:value-type="float" office:value="0.794098943554269">
            <text:p>0,7940989436</text:p>
          </table:table-cell>
          <table:table-cell table:formula="of:=[$Attacker.$AH$46]" office:value-type="float" office:value="0.790157981542961">
            <text:p>0,7901579815</text:p>
          </table:table-cell>
          <table:table-cell table:number-columns-repeated="5"/>
        </table:table-row>
        <table:table-row table:style-name="ro6">
          <table:table-cell/>
          <table:table-cell table:formula="of:=[$Victim.$AG$47]" office:value-type="float" office:value="0.258064516129032">
            <text:p>0,2580645161</text:p>
          </table:table-cell>
          <table:table-cell table:formula="of:=[$Attacker.$AG$47]" office:value-type="float" office:value="1.25806451612903">
            <text:p>1,2580645161</text:p>
          </table:table-cell>
          <table:table-cell table:number-columns-repeated="2"/>
          <table:table-cell table:formula="of:=[$Victim.$AH$47]" office:value-type="float" office:value="0.801922767397165">
            <text:p>0,8019227674</text:p>
          </table:table-cell>
          <table:table-cell table:formula="of:=[$Attacker.$AH$47]" office:value-type="float" office:value="0.670471280349243">
            <text:p>0,6704712803</text:p>
          </table:table-cell>
          <table:table-cell table:number-columns-repeated="5"/>
        </table:table-row>
        <table:table-row table:style-name="ro6">
          <table:table-cell/>
          <table:table-cell table:formula="of:=[$Victim.$AG$48]" office:value-type="float" office:value="0.0645161290322581">
            <text:p>0,064516129</text:p>
          </table:table-cell>
          <table:table-cell table:formula="of:=[$Attacker.$AG$48]" office:value-type="float" office:value="1.2258064516129">
            <text:p>1,2258064516</text:p>
          </table:table-cell>
          <table:table-cell table:number-columns-repeated="2"/>
          <table:table-cell table:formula="of:=[$Victim.$AH$48]" office:value-type="float" office:value="0.353369391938817">
            <text:p>0,3533693919</text:p>
          </table:table-cell>
          <table:table-cell table:formula="of:=[$Attacker.$AH$48]" office:value-type="float" office:value="0.705264874486304">
            <text:p>0,7052648745</text:p>
          </table:table-cell>
          <table:table-cell table:number-columns-repeated="5"/>
        </table:table-row>
        <table:table-row table:style-name="ro6">
          <table:table-cell/>
          <table:table-cell table:formula="of:=[$Victim.$AG$49]" office:value-type="float" office:value="0.0645161290322581">
            <text:p>0,064516129</text:p>
          </table:table-cell>
          <table:table-cell table:formula="of:=[$Attacker.$AG$49]" office:value-type="float" office:value="1.19354838709677">
            <text:p>1,1935483871</text:p>
          </table:table-cell>
          <table:table-cell table:number-columns-repeated="2"/>
          <table:table-cell table:formula="of:=[$Victim.$AH$49]" office:value-type="float" office:value="0.353369391938817">
            <text:p>0,3533693919</text:p>
          </table:table-cell>
          <table:table-cell table:formula="of:=[$Attacker.$AH$49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50]" office:value-type="float" office:value="0.387096774193548">
            <text:p>0,3870967742</text:p>
          </table:table-cell>
          <table:table-cell table:formula="of:=[$Attacker.$AG$50]" office:value-type="float" office:value="1.45161290322581">
            <text:p>1,4516129032</text:p>
          </table:table-cell>
          <table:table-cell table:number-columns-repeated="2"/>
          <table:table-cell table:formula="of:=[$Victim.$AH$50]" office:value-type="float" office:value="0.790157981542961">
            <text:p>0,7901579815</text:p>
          </table:table-cell>
          <table:table-cell table:formula="of:=[$Attacker.$AH$50]" office:value-type="float" office:value="0.836224606246176">
            <text:p>0,8362246062</text:p>
          </table:table-cell>
          <table:table-cell table:number-columns-repeated="5"/>
        </table:table-row>
        <table:table-row table:style-name="ro6">
          <table:table-cell/>
          <table:table-cell table:formula="of:=[$Victim.$AG$51]" office:value-type="float" office:value="0.258064516129032">
            <text:p>0,2580645161</text:p>
          </table:table-cell>
          <table:table-cell table:formula="of:=[$Attacker.$AG$51]" office:value-type="float" office:value="1.12903225806452">
            <text:p>1,1290322581</text:p>
          </table:table-cell>
          <table:table-cell table:number-columns-repeated="2"/>
          <table:table-cell table:formula="of:=[$Victim.$AH$51]" office:value-type="float" office:value="0.670471280349243">
            <text:p>0,6704712803</text:p>
          </table:table-cell>
          <table:table-cell table:formula="of:=[$Attacker.$AH$51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 office:value-type="float" office:value="50">
            <text:p>50</text:p>
          </table:table-cell>
          <table:table-cell table:formula="of:=[$Victim.$AG$52]" office:value-type="float" office:value="0.0645161290322581">
            <text:p>0,064516129</text:p>
          </table:table-cell>
          <table:table-cell table:formula="of:=[$Attacker.$AG$52]" office:value-type="float" office:value="1.16129032258065">
            <text:p>1,1612903226</text:p>
          </table:table-cell>
          <table:table-cell table:number-columns-repeated="2"/>
          <table:table-cell table:formula="of:=[$Victim.$AH$52]" office:value-type="float" office:value="0.353369391938817">
            <text:p>0,3533693919</text:p>
          </table:table-cell>
          <table:table-cell table:formula="of:=[$Attacker.$AH$52]" office:value-type="float" office:value="0.627168454684632">
            <text:p>0,6271684547</text:p>
          </table:table-cell>
          <table:table-cell table:number-columns-repeated="5"/>
        </table:table-row>
        <table:table-row table:style-name="ro6">
          <table:table-cell/>
          <table:table-cell table:formula="of:=[$Victim.$AG$53]" office:value-type="float" office:value="0.32258064516129">
            <text:p>0,3225806452</text:p>
          </table:table-cell>
          <table:table-cell table:formula="of:=[$Attacker.$AG$53]" office:value-type="float" office:value="1.25806451612903">
            <text:p>1,2580645161</text:p>
          </table:table-cell>
          <table:table-cell table:number-columns-repeated="2"/>
          <table:table-cell table:formula="of:=[$Victim.$AH$53]" office:value-type="float" office:value="0.893961707132324">
            <text:p>0,8939617071</text:p>
          </table:table-cell>
          <table:table-cell table:formula="of:=[$Attacker.$AH$53]" office:value-type="float" office:value="0.670471280349243">
            <text:p>0,6704712803</text:p>
          </table:table-cell>
          <table:table-cell table:number-columns-repeated="5"/>
        </table:table-row>
        <table:table-row table:style-name="ro6">
          <table:table-cell/>
          <table:table-cell table:formula="of:=[$Victim.$AG$54]" office:value-type="float" office:value="0.290322580645161">
            <text:p>0,2903225806</text:p>
          </table:table-cell>
          <table:table-cell table:formula="of:=[$Attacker.$AG$54]" office:value-type="float" office:value="0.967741935483871">
            <text:p>0,9677419355</text:p>
          </table:table-cell>
          <table:table-cell table:number-columns-repeated="2"/>
          <table:table-cell table:formula="of:=[$Victim.$AH$54]" office:value-type="float" office:value="0.681248776836867">
            <text:p>0,6812487768</text:p>
          </table:table-cell>
          <table:table-cell table:formula="of:=[$Attacker.$AH$54]" office:value-type="float" office:value="0.176684695969409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55]" office:value-type="float" office:value="0.225806451612903">
            <text:p>0,2258064516</text:p>
          </table:table-cell>
          <table:table-cell table:formula="of:=[$Attacker.$AG$55]" office:value-type="float" office:value="1.19354838709677">
            <text:p>1,1935483871</text:p>
          </table:table-cell>
          <table:table-cell table:number-columns-repeated="2"/>
          <table:table-cell table:formula="of:=[$Victim.$AH$55]" office:value-type="float" office:value="0.606931862007315">
            <text:p>0,606931862</text:p>
          </table:table-cell>
          <table:table-cell table:formula="of:=[$Attacker.$AH$55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56]" office:value-type="float" office:value="1.41935483870968">
            <text:p>1,4193548387</text:p>
          </table:table-cell>
          <table:table-cell table:formula="of:=[$Attacker.$AG$56]" office:value-type="float" office:value="1.12903225806452">
            <text:p>1,1290322581</text:p>
          </table:table-cell>
          <table:table-cell table:number-columns-repeated="2"/>
          <table:table-cell table:formula="of:=[$Victim.$AH$56]" office:value-type="float" office:value="1.2895158768585">
            <text:p>1,2895158769</text:p>
          </table:table-cell>
          <table:table-cell table:formula="of:=[$Attacker.$AH$56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57]" office:value-type="float" office:value="0.516129032258065">
            <text:p>0,5161290323</text:p>
          </table:table-cell>
          <table:table-cell table:formula="of:=[$Attacker.$AG$57]" office:value-type="float" office:value="0.967741935483871">
            <text:p>0,9677419355</text:p>
          </table:table-cell>
          <table:table-cell table:number-columns-repeated="2"/>
          <table:table-cell table:formula="of:=[$Victim.$AH$57]" office:value-type="float" office:value="0.979498480689612">
            <text:p>0,9794984807</text:p>
          </table:table-cell>
          <table:table-cell table:formula="of:=[$Attacker.$AH$57]" office:value-type="float" office:value="0.176684695969409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58]" office:value-type="float" office:value="0.0645161290322581">
            <text:p>0,064516129</text:p>
          </table:table-cell>
          <table:table-cell table:formula="of:=[$Attacker.$AG$58]" office:value-type="float" office:value="1.06451612903226">
            <text:p>1,064516129</text:p>
          </table:table-cell>
          <table:table-cell table:number-columns-repeated="2"/>
          <table:table-cell table:formula="of:=[$Victim.$AH$58]" office:value-type="float" office:value="0.353369391938817">
            <text:p>0,3533693919</text:p>
          </table:table-cell>
          <table:table-cell table:formula="of:=[$Attacker.$AH$58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59]" office:value-type="float" office:value="0.161290322580645">
            <text:p>0,1612903226</text:p>
          </table:table-cell>
          <table:table-cell table:formula="of:=[$Attacker.$AG$59]" office:value-type="float" office:value="1.06451612903226">
            <text:p>1,064516129</text:p>
          </table:table-cell>
          <table:table-cell table:number-columns-repeated="2"/>
          <table:table-cell table:formula="of:=[$Victim.$AH$59]" office:value-type="float" office:value="0.514108950016427">
            <text:p>0,51410895</text:p>
          </table:table-cell>
          <table:table-cell table:formula="of:=[$Attacker.$AH$59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60]" office:value-type="float" office:value="0.161290322580645">
            <text:p>0,1612903226</text:p>
          </table:table-cell>
          <table:table-cell table:formula="of:=[$Attacker.$AG$60]" office:value-type="float" office:value="1.06451612903226">
            <text:p>1,064516129</text:p>
          </table:table-cell>
          <table:table-cell table:number-columns-repeated="2"/>
          <table:table-cell table:formula="of:=[$Victim.$AH$60]" office:value-type="float" office:value="0.514108950016427">
            <text:p>0,51410895</text:p>
          </table:table-cell>
          <table:table-cell table:formula="of:=[$Attacker.$AH$60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61]" office:value-type="float" office:value="0.451612903225806">
            <text:p>0,4516129032</text:p>
          </table:table-cell>
          <table:table-cell table:formula="of:=[$Attacker.$AG$61]" office:value-type="float" office:value="1">
            <text:p>1</text:p>
          </table:table-cell>
          <table:table-cell table:number-columns-repeated="2"/>
          <table:table-cell table:formula="of:=[$Victim.$AH$61]" office:value-type="float" office:value="0.836224606246176">
            <text:p>0,8362246062</text:p>
          </table:table-cell>
          <table:table-cell table:formula="of:=[$Attacker.$AH$61]" office:value-type="float" office:value="0">
            <text:p>0</text:p>
          </table:table-cell>
          <table:table-cell table:number-columns-repeated="5"/>
        </table:table-row>
        <table:table-row table:style-name="ro6">
          <table:table-cell office:value-type="float" office:value="60">
            <text:p>60</text:p>
          </table:table-cell>
          <table:table-cell table:formula="of:=[$Victim.$AG$62]" office:value-type="float" office:value="0.258064516129032">
            <text:p>0,2580645161</text:p>
          </table:table-cell>
          <table:table-cell table:formula="of:=[$Attacker.$AG$62]" office:value-type="float" office:value="0.967741935483871">
            <text:p>0,9677419355</text:p>
          </table:table-cell>
          <table:table-cell table:number-columns-repeated="2"/>
          <table:table-cell table:formula="of:=[$Victim.$AH$62]" office:value-type="float" office:value="0.670471280349243">
            <text:p>0,6704712803</text:p>
          </table:table-cell>
          <table:table-cell table:formula="of:=[$Attacker.$AH$62]" office:value-type="float" office:value="0.176684695969409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63]" office:value-type="float" office:value="0.0645161290322581">
            <text:p>0,064516129</text:p>
          </table:table-cell>
          <table:table-cell table:formula="of:=[$Attacker.$AG$63]" office:value-type="float" office:value="1.19354838709677">
            <text:p>1,1935483871</text:p>
          </table:table-cell>
          <table:table-cell table:number-columns-repeated="2"/>
          <table:table-cell table:formula="of:=[$Victim.$AH$63]" office:value-type="float" office:value="0.353369391938817">
            <text:p>0,3533693919</text:p>
          </table:table-cell>
          <table:table-cell table:formula="of:=[$Attacker.$AH$63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64]" office:value-type="float" office:value="0.0645161290322581">
            <text:p>0,064516129</text:p>
          </table:table-cell>
          <table:table-cell table:formula="of:=[$Attacker.$AG$64]" office:value-type="float" office:value="1.03225806451613">
            <text:p>1,0322580645</text:p>
          </table:table-cell>
          <table:table-cell table:number-columns-repeated="2"/>
          <table:table-cell table:formula="of:=[$Victim.$AH$64]" office:value-type="float" office:value="0.353369391938817">
            <text:p>0,3533693919</text:p>
          </table:table-cell>
          <table:table-cell table:formula="of:=[$Attacker.$AH$64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65]" office:value-type="float" office:value="1.03225806451613">
            <text:p>1,0322580645</text:p>
          </table:table-cell>
          <table:table-cell table:formula="of:=[$Attacker.$AG$65]" office:value-type="float" office:value="0.967741935483871">
            <text:p>0,9677419355</text:p>
          </table:table-cell>
          <table:table-cell table:number-columns-repeated="2"/>
          <table:table-cell table:formula="of:=[$Victim.$AH$65]" office:value-type="float" office:value="3.44059138734797">
            <text:p>3,4405913873</text:p>
          </table:table-cell>
          <table:table-cell table:formula="of:=[$Attacker.$AH$65]" office:value-type="float" office:value="0.176684695969409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66]" office:value-type="float" office:value="0.967741935483871">
            <text:p>0,9677419355</text:p>
          </table:table-cell>
          <table:table-cell table:formula="of:=[$Attacker.$AG$66]" office:value-type="float" office:value="1.06451612903226">
            <text:p>1,064516129</text:p>
          </table:table-cell>
          <table:table-cell table:number-columns-repeated="2"/>
          <table:table-cell table:formula="of:=[$Victim.$AH$66]" office:value-type="float" office:value="2.74136616480392">
            <text:p>2,7413661648</text:p>
          </table:table-cell>
          <table:table-cell table:formula="of:=[$Attacker.$AH$66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67]" office:value-type="float" office:value="1.45161290322581">
            <text:p>1,4516129032</text:p>
          </table:table-cell>
          <table:table-cell table:formula="of:=[$Attacker.$AG$67]" office:value-type="float" office:value="1.45161290322581">
            <text:p>1,4516129032</text:p>
          </table:table-cell>
          <table:table-cell table:number-columns-repeated="2"/>
          <table:table-cell table:formula="of:=[$Victim.$AH$67]" office:value-type="float" office:value="3.44391665327026">
            <text:p>3,4439166533</text:p>
          </table:table-cell>
          <table:table-cell table:formula="of:=[$Attacker.$AH$67]" office:value-type="float" office:value="2.47358574357172">
            <text:p>2,4735857436</text:p>
          </table:table-cell>
          <table:table-cell table:number-columns-repeated="5"/>
        </table:table-row>
        <table:table-row table:style-name="ro6">
          <table:table-cell/>
          <table:table-cell table:formula="of:=[$Victim.$AG$68]" office:value-type="float" office:value="6.74193548387097">
            <text:p>6,7419354839</text:p>
          </table:table-cell>
          <table:table-cell table:formula="of:=[$Attacker.$AG$68]" office:value-type="float" office:value="6.96774193548387">
            <text:p>6,9677419355</text:p>
          </table:table-cell>
          <table:table-cell table:number-columns-repeated="2"/>
          <table:table-cell table:formula="of:=[$Victim.$AH$68]" office:value-type="float" office:value="6.33967406272942">
            <text:p>6,3396740627</text:p>
          </table:table-cell>
          <table:table-cell table:formula="of:=[$Attacker.$AH$68]" office:value-type="float" office:value="6.84616149088006">
            <text:p>6,8461614909</text:p>
          </table:table-cell>
          <table:table-cell table:number-columns-repeated="5"/>
        </table:table-row>
        <table:table-row table:style-name="ro6">
          <table:table-cell/>
          <table:table-cell table:formula="of:=[$Victim.$AG$69]" office:value-type="float" office:value="3.90322580645161">
            <text:p>3,9032258065</text:p>
          </table:table-cell>
          <table:table-cell table:formula="of:=[$Attacker.$AG$69]" office:value-type="float" office:value="6.38709677419355">
            <text:p>6,3870967742</text:p>
          </table:table-cell>
          <table:table-cell table:number-columns-repeated="2"/>
          <table:table-cell table:formula="of:=[$Victim.$AH$69]" office:value-type="float" office:value="5.59005360185321">
            <text:p>5,5900536019</text:p>
          </table:table-cell>
          <table:table-cell table:formula="of:=[$Attacker.$AH$69]" office:value-type="float" office:value="6.84707340050661">
            <text:p>6,8470734005</text:p>
          </table:table-cell>
          <table:table-cell table:number-columns-repeated="5"/>
        </table:table-row>
        <table:table-row table:style-name="ro6">
          <table:table-cell/>
          <table:table-cell table:formula="of:=[$Victim.$AG$70]" office:value-type="float" office:value="1.35483870967742">
            <text:p>1,3548387097</text:p>
          </table:table-cell>
          <table:table-cell table:formula="of:=[$Attacker.$AG$70]" office:value-type="float" office:value="2.64516129032258">
            <text:p>2,6451612903</text:p>
          </table:table-cell>
          <table:table-cell table:number-columns-repeated="2"/>
          <table:table-cell table:formula="of:=[$Victim.$AH$70]" office:value-type="float" office:value="1.53556519166605">
            <text:p>1,5355651917</text:p>
          </table:table-cell>
          <table:table-cell table:formula="of:=[$Attacker.$AH$70]" office:value-type="float" office:value="4.00442003449877">
            <text:p>4,0044200345</text:p>
          </table:table-cell>
          <table:table-cell table:number-columns-repeated="5"/>
        </table:table-row>
        <table:table-row table:style-name="ro6">
          <table:table-cell/>
          <table:table-cell table:formula="of:=[$Victim.$AG$71]" office:value-type="float" office:value="2.96774193548387">
            <text:p>2,9677419355</text:p>
          </table:table-cell>
          <table:table-cell table:formula="of:=[$Attacker.$AG$71]" office:value-type="float" office:value="1.96774193548387">
            <text:p>1,9677419355</text:p>
          </table:table-cell>
          <table:table-cell table:number-columns-repeated="2"/>
          <table:table-cell table:formula="of:=[$Victim.$AH$71]" office:value-type="float" office:value="4.41028029953874">
            <text:p>4,4102802995</text:p>
          </table:table-cell>
          <table:table-cell table:formula="of:=[$Attacker.$AH$71]" office:value-type="float" office:value="3.44059138734797">
            <text:p>3,4405913873</text:p>
          </table:table-cell>
          <table:table-cell table:number-columns-repeated="5"/>
        </table:table-row>
        <table:table-row table:style-name="ro6">
          <table:table-cell office:value-type="float" office:value="70">
            <text:p>70</text:p>
          </table:table-cell>
          <table:table-cell table:formula="of:=[$Victim.$AG$72]" office:value-type="float" office:value="1.64516129032258">
            <text:p>1,6451612903</text:p>
          </table:table-cell>
          <table:table-cell table:formula="of:=[$Attacker.$AG$72]" office:value-type="float" office:value="1.19354838709677">
            <text:p>1,1935483871</text:p>
          </table:table-cell>
          <table:table-cell table:number-columns-repeated="2"/>
          <table:table-cell table:formula="of:=[$Victim.$AH$72]" office:value-type="float" office:value="2.82327180477949">
            <text:p>2,8232718048</text:p>
          </table:table-cell>
          <table:table-cell table:formula="of:=[$Attacker.$AH$72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73]" office:value-type="float" office:value="2.64516129032258">
            <text:p>2,6451612903</text:p>
          </table:table-cell>
          <table:table-cell table:formula="of:=[$Attacker.$AG$73]" office:value-type="float" office:value="1.54838709677419">
            <text:p>1,5483870968</text:p>
          </table:table-cell>
          <table:table-cell table:number-columns-repeated="2"/>
          <table:table-cell table:formula="of:=[$Victim.$AH$73]" office:value-type="float" office:value="5.7784269937737">
            <text:p>5,7784269938</text:p>
          </table:table-cell>
          <table:table-cell table:formula="of:=[$Attacker.$AH$73]" office:value-type="float" office:value="0.944891517153343">
            <text:p>0,9448915172</text:p>
          </table:table-cell>
          <table:table-cell table:number-columns-repeated="5"/>
        </table:table-row>
        <table:table-row table:style-name="ro6">
          <table:table-cell/>
          <table:table-cell table:formula="of:=[$Victim.$AG$74]" office:value-type="float" office:value="2.25806451612903">
            <text:p>2,2580645161</text:p>
          </table:table-cell>
          <table:table-cell table:formula="of:=[$Attacker.$AG$74]" office:value-type="float" office:value="2">
            <text:p>2</text:p>
          </table:table-cell>
          <table:table-cell table:number-columns-repeated="2"/>
          <table:table-cell table:formula="of:=[$Victim.$AH$74]" office:value-type="float" office:value="3.35979782355911">
            <text:p>3,3597978236</text:p>
          </table:table-cell>
          <table:table-cell table:formula="of:=[$Attacker.$AH$74]" office:value-type="float" office:value="3.22290191817771">
            <text:p>3,2229019182</text:p>
          </table:table-cell>
          <table:table-cell table:number-columns-repeated="5"/>
        </table:table-row>
        <table:table-row table:style-name="ro6">
          <table:table-cell/>
          <table:table-cell table:formula="of:=[$Victim.$AG$75]" office:value-type="float" office:value="10.7741935483871">
            <text:p>10,7741935484</text:p>
          </table:table-cell>
          <table:table-cell table:formula="of:=[$Attacker.$AG$75]" office:value-type="float" office:value="11.0645161290323">
            <text:p>11,064516129</text:p>
          </table:table-cell>
          <table:table-cell table:number-columns-repeated="2"/>
          <table:table-cell table:formula="of:=[$Victim.$AH$75]" office:value-type="float" office:value="9.13945603456247">
            <text:p>9,1394560346</text:p>
          </table:table-cell>
          <table:table-cell table:formula="of:=[$Attacker.$AH$75]" office:value-type="float" office:value="8.76185090134966">
            <text:p>8,7618509013</text:p>
          </table:table-cell>
          <table:table-cell table:number-columns-repeated="5"/>
        </table:table-row>
        <table:table-row table:style-name="ro6">
          <table:table-cell/>
          <table:table-cell table:formula="of:=[$Victim.$AG$76]" office:value-type="float" office:value="5.41935483870968">
            <text:p>5,4193548387</text:p>
          </table:table-cell>
          <table:table-cell table:formula="of:=[$Attacker.$AG$76]" office:value-type="float" office:value="6.12903225806452">
            <text:p>6,1290322581</text:p>
          </table:table-cell>
          <table:table-cell table:number-columns-repeated="2"/>
          <table:table-cell table:formula="of:=[$Victim.$AH$76]" office:value-type="float" office:value="6.96893657620169">
            <text:p>6,9689365762</text:p>
          </table:table-cell>
          <table:table-cell table:formula="of:=[$Attacker.$AH$76]" office:value-type="float" office:value="7.93010570439199">
            <text:p>7,9301057044</text:p>
          </table:table-cell>
          <table:table-cell table:number-columns-repeated="5"/>
        </table:table-row>
        <table:table-row table:style-name="ro6">
          <table:table-cell/>
          <table:table-cell table:formula="of:=[$Victim.$AG$77]" office:value-type="float" office:value="3.35483870967742">
            <text:p>3,3548387097</text:p>
          </table:table-cell>
          <table:table-cell table:formula="of:=[$Attacker.$AG$77]" office:value-type="float" office:value="2.83870967741935">
            <text:p>2,8387096774</text:p>
          </table:table-cell>
          <table:table-cell table:number-columns-repeated="2"/>
          <table:table-cell table:formula="of:=[$Victim.$AH$77]" office:value-type="float" office:value="5.50394806741707">
            <text:p>5,5039480674</text:p>
          </table:table-cell>
          <table:table-cell table:formula="of:=[$Attacker.$AH$77]" office:value-type="float" office:value="5.34063409424537">
            <text:p>5,3406340942</text:p>
          </table:table-cell>
          <table:table-cell table:number-columns-repeated="5"/>
        </table:table-row>
        <table:table-row table:style-name="ro6">
          <table:table-cell/>
          <table:table-cell table:formula="of:=[$Victim.$AG$78]" office:value-type="float" office:value="0.645161290322581">
            <text:p>0,6451612903</text:p>
          </table:table-cell>
          <table:table-cell table:formula="of:=[$Attacker.$AG$78]" office:value-type="float" office:value="1.19354838709677">
            <text:p>1,1935483871</text:p>
          </table:table-cell>
          <table:table-cell office:value-type="float" office:value="0">
            <text:p>0</text:p>
          </table:table-cell>
          <table:table-cell/>
          <table:table-cell table:formula="of:=[$Victim.$AH$78]" office:value-type="float" office:value="0.934927532012222">
            <text:p>0,934927532</text:p>
          </table:table-cell>
          <table:table-cell table:formula="of:=[$Attacker.$AH$78]" office:value-type="float" office:value="3.33524052272589">
            <text:p>3,3352405227</text:p>
          </table:table-cell>
          <table:table-cell table:number-columns-repeated="5"/>
        </table:table-row>
        <table:table-row table:style-name="ro6">
          <table:table-cell/>
          <table:table-cell table:formula="of:=[$Victim.$AG$79]" office:value-type="float" office:value="0.32258064516129">
            <text:p>0,3225806452</text:p>
          </table:table-cell>
          <table:table-cell table:formula="of:=[$Attacker.$AG$79]" office:value-type="float" office:value="0.290322580645161">
            <text:p>0,2903225806</text:p>
          </table:table-cell>
          <table:table-cell office:value-type="float" office:value="60">
            <text:p>60</text:p>
          </table:table-cell>
          <table:table-cell/>
          <table:table-cell table:formula="of:=[$Victim.$AH$79]" office:value-type="float" office:value="0.735597048451057">
            <text:p>0,7355970485</text:p>
          </table:table-cell>
          <table:table-cell table:formula="of:=[$Attacker.$AH$79]" office:value-type="float" office:value="0.578850272416979">
            <text:p>0,5788502724</text:p>
          </table:table-cell>
          <table:table-cell table:number-columns-repeated="5"/>
        </table:table-row>
        <table:table-row table:style-name="ro6">
          <table:table-cell/>
          <table:table-cell table:formula="of:=[$Victim.$AG$80]" office:value-type="float" office:value="0">
            <text:p>0</text:p>
          </table:table-cell>
          <table:table-cell table:formula="of:=[$Attacker.$AG$80]" office:value-type="float" office:value="0.161290322580645">
            <text:p>0,1612903226</text:p>
          </table:table-cell>
          <table:table-cell office:value-type="float" office:value="60">
            <text:p>60</text:p>
          </table:table-cell>
          <table:table-cell/>
          <table:table-cell table:formula="of:=[$Victim.$AH$80]" office:value-type="float" office:value="0">
            <text:p>0</text:p>
          </table:table-cell>
          <table:table-cell table:formula="of:=[$Attacker.$AH$80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81]" office:value-type="float" office:value="0.193548387096774">
            <text:p>0,1935483871</text:p>
          </table:table-cell>
          <table:table-cell table:formula="of:=[$Attacker.$AG$81]" office:value-type="float" office:value="0.129032258064516">
            <text:p>0,1290322581</text:p>
          </table:table-cell>
          <table:table-cell office:value-type="float" office:value="60">
            <text:p>60</text:p>
          </table:table-cell>
          <table:table-cell/>
          <table:table-cell table:formula="of:=[$Victim.$AH$81]" office:value-type="float" office:value="0.591300089671721">
            <text:p>0,5913000897</text:p>
          </table:table-cell>
          <table:table-cell table:formula="of:=[$Attacker.$AH$81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 office:value-type="float" office:value="80">
            <text:p>80</text:p>
          </table:table-cell>
          <table:table-cell table:formula="of:=[$Victim.$AG$82]" office:value-type="float" office:value="0.0645161290322581">
            <text:p>0,064516129</text:p>
          </table:table-cell>
          <table:table-cell table:formula="of:=[$Attacker.$AG$82]" office:value-type="float" office:value="0.161290322580645">
            <text:p>0,1612903226</text:p>
          </table:table-cell>
          <table:table-cell office:value-type="float" office:value="60">
            <text:p>60</text:p>
          </table:table-cell>
          <table:table-cell/>
          <table:table-cell table:formula="of:=[$Victim.$AH$82]" office:value-type="float" office:value="0.353369391938817">
            <text:p>0,3533693919</text:p>
          </table:table-cell>
          <table:table-cell table:formula="of:=[$Attacker.$AH$82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83]" office:value-type="float" office:value="0.0645161290322581">
            <text:p>0,064516129</text:p>
          </table:table-cell>
          <table:table-cell table:formula="of:=[$Attacker.$AG$83]" office:value-type="float" office:value="0.612903225806452">
            <text:p>0,6129032258</text:p>
          </table:table-cell>
          <table:table-cell office:value-type="float" office:value="60">
            <text:p>60</text:p>
          </table:table-cell>
          <table:table-cell/>
          <table:table-cell table:formula="of:=[$Victim.$AH$83]" office:value-type="float" office:value="0.353369391938817">
            <text:p>0,3533693919</text:p>
          </table:table-cell>
          <table:table-cell table:formula="of:=[$Attacker.$AH$83]" office:value-type="float" office:value="0.549335044062142">
            <text:p>0,5493350441</text:p>
          </table:table-cell>
          <table:table-cell table:number-columns-repeated="5"/>
        </table:table-row>
        <table:table-row table:style-name="ro6">
          <table:table-cell/>
          <table:table-cell table:formula="of:=[$Victim.$AG$84]" office:value-type="float" office:value="0.645161290322581">
            <text:p>0,6451612903</text:p>
          </table:table-cell>
          <table:table-cell table:formula="of:=[$Attacker.$AG$84]" office:value-type="float" office:value="0.838709677419355">
            <text:p>0,8387096774</text:p>
          </table:table-cell>
          <table:table-cell office:value-type="float" office:value="60">
            <text:p>60</text:p>
          </table:table-cell>
          <table:table-cell/>
          <table:table-cell table:formula="of:=[$Victim.$AH$84]" office:value-type="float" office:value="0.934927532012222">
            <text:p>0,934927532</text:p>
          </table:table-cell>
          <table:table-cell table:formula="of:=[$Attacker.$AH$84]" office:value-type="float" office:value="0.367798524225528">
            <text:p>0,3677985242</text:p>
          </table:table-cell>
          <table:table-cell table:number-columns-repeated="5"/>
        </table:table-row>
        <table:table-row table:style-name="ro6">
          <table:table-cell/>
          <table:table-cell table:formula="of:=[$Victim.$AG$85]" office:value-type="float" office:value="0.193548387096774">
            <text:p>0,1935483871</text:p>
          </table:table-cell>
          <table:table-cell table:formula="of:=[$Attacker.$AG$85]" office:value-type="float" office:value="0.935483870967742">
            <text:p>0,935483871</text:p>
          </table:table-cell>
          <table:table-cell office:value-type="float" office:value="60">
            <text:p>60</text:p>
          </table:table-cell>
          <table:table-cell/>
          <table:table-cell table:formula="of:=[$Victim.$AH$85]" office:value-type="float" office:value="0.591300089671721">
            <text:p>0,5913000897</text:p>
          </table:table-cell>
          <table:table-cell table:formula="of:=[$Attacker.$AH$85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86]" office:value-type="float" office:value="0.193548387096774">
            <text:p>0,1935483871</text:p>
          </table:table-cell>
          <table:table-cell table:formula="of:=[$Attacker.$AG$86]" office:value-type="float" office:value="0.451612903225806">
            <text:p>0,4516129032</text:p>
          </table:table-cell>
          <table:table-cell office:value-type="float" office:value="60">
            <text:p>60</text:p>
          </table:table-cell>
          <table:table-cell/>
          <table:table-cell table:formula="of:=[$Victim.$AH$86]" office:value-type="float" office:value="0.591300089671721">
            <text:p>0,5913000897</text:p>
          </table:table-cell>
          <table:table-cell table:formula="of:=[$Attacker.$AH$86]" office:value-type="float" office:value="0.497653181307791">
            <text:p>0,4976531813</text:p>
          </table:table-cell>
          <table:table-cell table:number-columns-repeated="5"/>
        </table:table-row>
        <table:table-row table:style-name="ro6">
          <table:table-cell/>
          <table:table-cell table:formula="of:=[$Victim.$AG$87]" office:value-type="float" office:value="0">
            <text:p>0</text:p>
          </table:table-cell>
          <table:table-cell table:formula="of:=[$Attacker.$AG$87]" office:value-type="float" office:value="0.161290322580645">
            <text:p>0,1612903226</text:p>
          </table:table-cell>
          <table:table-cell office:value-type="float" office:value="60">
            <text:p>60</text:p>
          </table:table-cell>
          <table:table-cell/>
          <table:table-cell table:formula="of:=[$Victim.$AH$87]" office:value-type="float" office:value="0">
            <text:p>0</text:p>
          </table:table-cell>
          <table:table-cell table:formula="of:=[$Attacker.$AH$87]" office:value-type="float" office:value="0.367798524225528">
            <text:p>0,3677985242</text:p>
          </table:table-cell>
          <table:table-cell table:number-columns-repeated="5"/>
        </table:table-row>
        <table:table-row table:style-name="ro6">
          <table:table-cell/>
          <table:table-cell table:formula="of:=[$Victim.$AG$88]" office:value-type="float" office:value="0.129032258064516">
            <text:p>0,1290322581</text:p>
          </table:table-cell>
          <table:table-cell table:formula="of:=[$Attacker.$AG$88]" office:value-type="float" office:value="0.161290322580645">
            <text:p>0,1612903226</text:p>
          </table:table-cell>
          <table:table-cell office:value-type="float" office:value="60">
            <text:p>60</text:p>
          </table:table-cell>
          <table:table-cell/>
          <table:table-cell table:formula="of:=[$Victim.$AH$88]" office:value-type="float" office:value="0.491340200378317">
            <text:p>0,4913402004</text:p>
          </table:table-cell>
          <table:table-cell table:formula="of:=[$Attacker.$AH$88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89]" office:value-type="float" office:value="0.193548387096774">
            <text:p>0,1935483871</text:p>
          </table:table-cell>
          <table:table-cell table:formula="of:=[$Attacker.$AG$89]" office:value-type="float" office:value="0.129032258064516">
            <text:p>0,1290322581</text:p>
          </table:table-cell>
          <table:table-cell office:value-type="float" office:value="60">
            <text:p>60</text:p>
          </table:table-cell>
          <table:table-cell/>
          <table:table-cell table:formula="of:=[$Victim.$AH$89]" office:value-type="float" office:value="0.591300089671721">
            <text:p>0,5913000897</text:p>
          </table:table-cell>
          <table:table-cell table:formula="of:=[$Attacker.$AH$89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90]" office:value-type="float" office:value="0.258064516129032">
            <text:p>0,2580645161</text:p>
          </table:table-cell>
          <table:table-cell table:formula="of:=[$Attacker.$AG$90]" office:value-type="float" office:value="0.32258064516129">
            <text:p>0,3225806452</text:p>
          </table:table-cell>
          <table:table-cell office:value-type="float" office:value="60">
            <text:p>60</text:p>
          </table:table-cell>
          <table:table-cell/>
          <table:table-cell table:formula="of:=[$Victim.$AH$90]" office:value-type="float" office:value="0.670471280349243">
            <text:p>0,6704712803</text:p>
          </table:table-cell>
          <table:table-cell table:formula="of:=[$Attacker.$AH$90]" office:value-type="float" office:value="0.735597048451057">
            <text:p>0,7355970485</text:p>
          </table:table-cell>
          <table:table-cell table:number-columns-repeated="5"/>
        </table:table-row>
        <table:table-row table:style-name="ro6">
          <table:table-cell/>
          <table:table-cell table:formula="of:=[$Victim.$AG$91]" office:value-type="float" office:value="0.161290322580645">
            <text:p>0,1612903226</text:p>
          </table:table-cell>
          <table:table-cell table:formula="of:=[$Attacker.$AG$91]" office:value-type="float" office:value="0.0645161290322581">
            <text:p>0,064516129</text:p>
          </table:table-cell>
          <table:table-cell office:value-type="float" office:value="60">
            <text:p>60</text:p>
          </table:table-cell>
          <table:table-cell/>
          <table:table-cell table:formula="of:=[$Victim.$AH$91]" office:value-type="float" office:value="0.514108950016427">
            <text:p>0,51410895</text:p>
          </table:table-cell>
          <table:table-cell table:formula="of:=[$Attacker.$AH$91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 office:value-type="float" office:value="90">
            <text:p>90</text:p>
          </table:table-cell>
          <table:table-cell table:formula="of:=[$Victim.$AG$92]" office:value-type="float" office:value="0.032258064516129">
            <text:p>0,0322580645</text:p>
          </table:table-cell>
          <table:table-cell table:formula="of:=[$Attacker.$AG$92]" office:value-type="float" office:value="0.0645161290322581">
            <text:p>0,064516129</text:p>
          </table:table-cell>
          <table:table-cell office:value-type="float" office:value="60">
            <text:p>60</text:p>
          </table:table-cell>
          <table:table-cell/>
          <table:table-cell table:formula="of:=[$Victim.$AH$92]" office:value-type="float" office:value="0.176684695969409">
            <text:p>0,176684696</text:p>
          </table:table-cell>
          <table:table-cell table:formula="of:=[$Attacker.$AH$92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93]" office:value-type="float" office:value="0.129032258064516">
            <text:p>0,1290322581</text:p>
          </table:table-cell>
          <table:table-cell table:formula="of:=[$Attacker.$AG$93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$Victim.$AH$93]" office:value-type="float" office:value="0.335235640174621">
            <text:p>0,3352356402</text:p>
          </table:table-cell>
          <table:table-cell table:formula="of:=[$Attacker.$AH$93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94]" office:value-type="float" office:value="0.193548387096774">
            <text:p>0,1935483871</text:p>
          </table:table-cell>
          <table:table-cell table:formula="of:=[$Attacker.$AG$94]" office:value-type="float" office:value="0">
            <text:p>0</text:p>
          </table:table-cell>
          <table:table-cell table:number-columns-repeated="2"/>
          <table:table-cell table:formula="of:=[$Victim.$AH$94]" office:value-type="float" office:value="0.39507899077148">
            <text:p>0,3950789908</text:p>
          </table:table-cell>
          <table:table-cell table:formula="of:=[$Attacker.$AH$9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95]" office:value-type="float" office:value="0.645161290322581">
            <text:p>0,6451612903</text:p>
          </table:table-cell>
          <table:table-cell table:formula="of:=[$Attacker.$AG$95]" office:value-type="float" office:value="0">
            <text:p>0</text:p>
          </table:table-cell>
          <table:table-cell table:number-columns-repeated="2"/>
          <table:table-cell table:formula="of:=[$Victim.$AH$95]" office:value-type="float" office:value="0.478464418522301">
            <text:p>0,4784644185</text:p>
          </table:table-cell>
          <table:table-cell table:formula="of:=[$Attacker.$AH$95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96]" office:value-type="float" office:value="0.741935483870968">
            <text:p>0,7419354839</text:p>
          </table:table-cell>
          <table:table-cell table:formula="of:=[$Attacker.$AG$96]" office:value-type="float" office:value="0.645161290322581">
            <text:p>0,6451612903</text:p>
          </table:table-cell>
          <table:table-cell table:number-columns-repeated="2"/>
          <table:table-cell table:formula="of:=[$Victim.$AH$96]" office:value-type="float" office:value="0.437569676330663">
            <text:p>0,4375696763</text:p>
          </table:table-cell>
          <table:table-cell table:formula="of:=[$Attacker.$AH$96]" office:value-type="float" office:value="0.934927532012222">
            <text:p>0,934927532</text:p>
          </table:table-cell>
          <table:table-cell table:number-columns-repeated="5"/>
        </table:table-row>
        <table:table-row table:style-name="ro6">
          <table:table-cell/>
          <table:table-cell table:formula="of:=[$Victim.$AG$97]" office:value-type="float" office:value="0.838709677419355">
            <text:p>0,8387096774</text:p>
          </table:table-cell>
          <table:table-cell table:formula="of:=[$Attacker.$AG$97]" office:value-type="float" office:value="0.193548387096774">
            <text:p>0,1935483871</text:p>
          </table:table-cell>
          <table:table-cell table:number-columns-repeated="2"/>
          <table:table-cell table:formula="of:=[$Victim.$AH$97]" office:value-type="float" office:value="0.367798524225528">
            <text:p>0,3677985242</text:p>
          </table:table-cell>
          <table:table-cell table:formula="of:=[$Attacker.$AH$97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98]" office:value-type="float" office:value="0.483870967741936">
            <text:p>0,4838709677</text:p>
          </table:table-cell>
          <table:table-cell table:formula="of:=[$Attacker.$AG$98]" office:value-type="float" office:value="0.193548387096774">
            <text:p>0,1935483871</text:p>
          </table:table-cell>
          <table:table-cell table:number-columns-repeated="2"/>
          <table:table-cell table:formula="of:=[$Victim.$AH$98]" office:value-type="float" office:value="0.615444646075449">
            <text:p>0,6154446461</text:p>
          </table:table-cell>
          <table:table-cell table:formula="of:=[$Attacker.$AH$98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99]" office:value-type="float" office:value="0.0967741935483871">
            <text:p>0,0967741935</text:p>
          </table:table-cell>
          <table:table-cell table:formula="of:=[$Attacker.$AG$99]" office:value-type="float" office:value="0">
            <text:p>0</text:p>
          </table:table-cell>
          <table:table-cell table:number-columns-repeated="2"/>
          <table:table-cell table:formula="of:=[$Victim.$AH$99]" office:value-type="float" office:value="0.295650044835861">
            <text:p>0,2956500448</text:p>
          </table:table-cell>
          <table:table-cell table:formula="of:=[$Attacker.$AH$99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00]" office:value-type="float" office:value="0.451612903225806">
            <text:p>0,4516129032</text:p>
          </table:table-cell>
          <table:table-cell table:formula="of:=[$Attacker.$AG$100]" office:value-type="float" office:value="0">
            <text:p>0</text:p>
          </table:table-cell>
          <table:table-cell table:number-columns-repeated="2"/>
          <table:table-cell table:formula="of:=[$Victim.$AH$100]" office:value-type="float" office:value="0.836224606246176">
            <text:p>0,8362246062</text:p>
          </table:table-cell>
          <table:table-cell table:formula="of:=[$Attacker.$AH$100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01]" office:value-type="float" office:value="0.32258064516129">
            <text:p>0,3225806452</text:p>
          </table:table-cell>
          <table:table-cell table:formula="of:=[$Attacker.$AG$101]" office:value-type="float" office:value="0.516129032258065">
            <text:p>0,5161290323</text:p>
          </table:table-cell>
          <table:table-cell table:number-columns-repeated="2"/>
          <table:table-cell table:formula="of:=[$Victim.$AH$101]" office:value-type="float" office:value="0.735597048451057">
            <text:p>0,7355970485</text:p>
          </table:table-cell>
          <table:table-cell table:formula="of:=[$Attacker.$AH$101]" office:value-type="float" office:value="1.13225346934092">
            <text:p>1,1322534693</text:p>
          </table:table-cell>
          <table:table-cell table:number-columns-repeated="5"/>
        </table:table-row>
        <table:table-row table:style-name="ro6">
          <table:table-cell office:value-type="float" office:value="100">
            <text:p>100</text:p>
          </table:table-cell>
          <table:table-cell table:formula="of:=[$Victim.$AG$102]" office:value-type="float" office:value="0.129032258064516">
            <text:p>0,1290322581</text:p>
          </table:table-cell>
          <table:table-cell table:formula="of:=[$Attacker.$AG$102]" office:value-type="float" office:value="0.129032258064516">
            <text:p>0,1290322581</text:p>
          </table:table-cell>
          <table:table-cell table:number-columns-repeated="2"/>
          <table:table-cell table:formula="of:=[$Victim.$AH$102]" office:value-type="float" office:value="0.491340200378317">
            <text:p>0,4913402004</text:p>
          </table:table-cell>
          <table:table-cell table:formula="of:=[$Attacker.$AH$102]" office:value-type="float" office:value="0.706738783877634">
            <text:p>0,7067387839</text:p>
          </table:table-cell>
          <table:table-cell table:number-columns-repeated="5"/>
        </table:table-row>
        <table:table-row table:style-name="ro6">
          <table:table-cell/>
          <table:table-cell table:formula="of:=[$Victim.$AG$103]" office:value-type="float" office:value="0.0645161290322581">
            <text:p>0,064516129</text:p>
          </table:table-cell>
          <table:table-cell table:formula="of:=[$Attacker.$AG$103]" office:value-type="float" office:value="0.0645161290322581">
            <text:p>0,064516129</text:p>
          </table:table-cell>
          <table:table-cell table:number-columns-repeated="2"/>
          <table:table-cell table:formula="of:=[$Victim.$AH$103]" office:value-type="float" office:value="0.353369391938817">
            <text:p>0,3533693919</text:p>
          </table:table-cell>
          <table:table-cell table:formula="of:=[$Attacker.$AH$103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04]" office:value-type="float" office:value="0.32258064516129">
            <text:p>0,3225806452</text:p>
          </table:table-cell>
          <table:table-cell table:formula="of:=[$Attacker.$AG$104]" office:value-type="float" office:value="0">
            <text:p>0</text:p>
          </table:table-cell>
          <table:table-cell table:number-columns-repeated="2"/>
          <table:table-cell table:formula="of:=[$Victim.$AH$104]" office:value-type="float" office:value="1.76684695969408">
            <text:p>1,7668469597</text:p>
          </table:table-cell>
          <table:table-cell table:formula="of:=[$Attacker.$AH$10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05]" office:value-type="float" office:value="1.32258064516129">
            <text:p>1,3225806452</text:p>
          </table:table-cell>
          <table:table-cell table:formula="of:=[$Attacker.$AG$105]" office:value-type="float" office:value="0">
            <text:p>0</text:p>
          </table:table-cell>
          <table:table-cell table:number-columns-repeated="2"/>
          <table:table-cell table:formula="of:=[$Victim.$AH$105]" office:value-type="float" office:value="3.14578157655094">
            <text:p>3,1457815766</text:p>
          </table:table-cell>
          <table:table-cell table:formula="of:=[$Attacker.$AH$105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06]" office:value-type="float" office:value="1.51612903225806">
            <text:p>1,5161290323</text:p>
          </table:table-cell>
          <table:table-cell table:formula="of:=[$Attacker.$AG$106]" office:value-type="float" office:value="0.67741935483871">
            <text:p>0,6774193548</text:p>
          </table:table-cell>
          <table:table-cell table:number-columns-repeated="2"/>
          <table:table-cell table:formula="of:=[$Victim.$AH$106]" office:value-type="float" office:value="4.5922161895688">
            <text:p>4,5922161896</text:p>
          </table:table-cell>
          <table:table-cell table:formula="of:=[$Attacker.$AH$106]" office:value-type="float" office:value="3.71037861535758">
            <text:p>3,7103786154</text:p>
          </table:table-cell>
          <table:table-cell table:number-columns-repeated="5"/>
        </table:table-row>
        <table:table-row table:style-name="ro6">
          <table:table-cell/>
          <table:table-cell table:formula="of:=[$Victim.$AG$107]" office:value-type="float" office:value="7">
            <text:p>7</text:p>
          </table:table-cell>
          <table:table-cell table:formula="of:=[$Attacker.$AG$107]" office:value-type="float" office:value="10.3225806451613">
            <text:p>10,3225806452</text:p>
          </table:table-cell>
          <table:table-cell table:number-columns-repeated="2"/>
          <table:table-cell table:formula="of:=[$Victim.$AH$107]" office:value-type="float" office:value="7.14820076617525">
            <text:p>7,1482007662</text:p>
          </table:table-cell>
          <table:table-cell table:formula="of:=[$Attacker.$AH$107]" office:value-type="float" office:value="10.3748675756001">
            <text:p>10,3748675756</text:p>
          </table:table-cell>
          <table:table-cell table:number-columns-repeated="5"/>
        </table:table-row>
        <table:table-row table:style-name="ro6">
          <table:table-cell/>
          <table:table-cell table:formula="of:=[$Victim.$AG$108]" office:value-type="float" office:value="5.16129032258065">
            <text:p>5,1612903226</text:p>
          </table:table-cell>
          <table:table-cell table:formula="of:=[$Attacker.$AG$108]" office:value-type="float" office:value="8.70967741935484">
            <text:p>8,7096774194</text:p>
          </table:table-cell>
          <table:table-cell table:number-columns-repeated="2"/>
          <table:table-cell table:formula="of:=[$Victim.$AH$108]" office:value-type="float" office:value="6.00052026880653">
            <text:p>6,0005202688</text:p>
          </table:table-cell>
          <table:table-cell table:formula="of:=[$Attacker.$AH$108]" office:value-type="float" office:value="8.40197192056759">
            <text:p>8,4019719206</text:p>
          </table:table-cell>
          <table:table-cell table:number-columns-repeated="5"/>
        </table:table-row>
        <table:table-row table:style-name="ro6">
          <table:table-cell/>
          <table:table-cell table:formula="of:=[$Victim.$AG$109]" office:value-type="float" office:value="11.741935483871">
            <text:p>11,7419354839</text:p>
          </table:table-cell>
          <table:table-cell table:formula="of:=[$Attacker.$AG$109]" office:value-type="float" office:value="16.5806451612903">
            <text:p>16,5806451613</text:p>
          </table:table-cell>
          <table:table-cell table:number-columns-repeated="2"/>
          <table:table-cell table:formula="of:=[$Victim.$AH$109]" office:value-type="float" office:value="10.1344756279692">
            <text:p>10,134475628</text:p>
          </table:table-cell>
          <table:table-cell table:formula="of:=[$Attacker.$AH$109]" office:value-type="float" office:value="9.56058505953172">
            <text:p>9,5605850595</text:p>
          </table:table-cell>
          <table:table-cell table:number-columns-repeated="5"/>
        </table:table-row>
        <table:table-row table:style-name="ro6">
          <table:table-cell/>
          <table:table-cell table:formula="of:=[$Victim.$AG$110]" office:value-type="float" office:value="7.03225806451613">
            <text:p>7,0322580645</text:p>
          </table:table-cell>
          <table:table-cell table:formula="of:=[$Attacker.$AG$110]" office:value-type="float" office:value="9.2258064516129">
            <text:p>9,2258064516</text:p>
          </table:table-cell>
          <table:table-cell table:number-columns-repeated="2"/>
          <table:table-cell table:formula="of:=[$Victim.$AH$110]" office:value-type="float" office:value="10.0946612238215">
            <text:p>10,0946612238</text:p>
          </table:table-cell>
          <table:table-cell table:formula="of:=[$Attacker.$AH$110]" office:value-type="float" office:value="10.727443484096">
            <text:p>10,7274434841</text:p>
          </table:table-cell>
          <table:table-cell table:number-columns-repeated="5"/>
        </table:table-row>
        <table:table-row table:style-name="ro6">
          <table:table-cell/>
          <table:table-cell table:formula="of:=[$Victim.$AG$111]" office:value-type="float" office:value="3.2258064516129">
            <text:p>3,2258064516</text:p>
          </table:table-cell>
          <table:table-cell table:formula="of:=[$Attacker.$AG$111]" office:value-type="float" office:value="5.90322580645161">
            <text:p>5,9032258065</text:p>
          </table:table-cell>
          <table:table-cell table:number-columns-repeated="2"/>
          <table:table-cell table:formula="of:=[$Victim.$AH$111]" office:value-type="float" office:value="8.02700955612686">
            <text:p>8,0270095561</text:p>
          </table:table-cell>
          <table:table-cell table:formula="of:=[$Attacker.$AH$111]" office:value-type="float" office:value="9.33379167399442">
            <text:p>9,333791674</text:p>
          </table:table-cell>
          <table:table-cell table:number-columns-repeated="5"/>
        </table:table-row>
        <table:table-row table:style-name="ro6">
          <table:table-cell office:value-type="float" office:value="110">
            <text:p>110</text:p>
          </table:table-cell>
          <table:table-cell table:formula="of:=[$Victim.$AG$112]" office:value-type="float" office:value="3.16129032258064">
            <text:p>3,1612903226</text:p>
          </table:table-cell>
          <table:table-cell table:formula="of:=[$Attacker.$AG$112]" office:value-type="float" office:value="3.96774193548387">
            <text:p>3,9677419355</text:p>
          </table:table-cell>
          <table:table-cell table:number-columns-repeated="2"/>
          <table:table-cell table:formula="of:=[$Victim.$AH$112]" office:value-type="float" office:value="10.8690052789767">
            <text:p>10,869005279</text:p>
          </table:table-cell>
          <table:table-cell table:formula="of:=[$Attacker.$AH$112]" office:value-type="float" office:value="8.14182301440647">
            <text:p>8,1418230144</text:p>
          </table:table-cell>
          <table:table-cell table:number-columns-repeated="5"/>
        </table:table-row>
        <table:table-row table:style-name="ro6">
          <table:table-cell/>
          <table:table-cell table:formula="of:=[$Victim.$AG$113]" office:value-type="float" office:value="0.387096774193548">
            <text:p>0,3870967742</text:p>
          </table:table-cell>
          <table:table-cell table:formula="of:=[$Attacker.$AG$113]" office:value-type="float" office:value="1.35483870967742">
            <text:p>1,3548387097</text:p>
          </table:table-cell>
          <table:table-cell table:number-columns-repeated="2"/>
          <table:table-cell table:formula="of:=[$Victim.$AH$113]" office:value-type="float" office:value="0.93936901797168">
            <text:p>0,939369018</text:p>
          </table:table-cell>
          <table:table-cell table:formula="of:=[$Attacker.$AH$113]" office:value-type="float" office:value="0.968816607592336">
            <text:p>0,9688166076</text:p>
          </table:table-cell>
          <table:table-cell table:number-columns-repeated="5"/>
        </table:table-row>
        <table:table-row table:style-name="ro6">
          <table:table-cell/>
          <table:table-cell table:formula="of:=[$Victim.$AG$114]" office:value-type="float" office:value="0.129032258064516">
            <text:p>0,1290322581</text:p>
          </table:table-cell>
          <table:table-cell table:formula="of:=[$Attacker.$AG$114]" office:value-type="float" office:value="1.12903225806452">
            <text:p>1,1290322581</text:p>
          </table:table-cell>
          <table:table-cell table:number-columns-repeated="2"/>
          <table:table-cell table:formula="of:=[$Victim.$AH$114]" office:value-type="float" office:value="0.491340200378317">
            <text:p>0,4913402004</text:p>
          </table:table-cell>
          <table:table-cell table:formula="of:=[$Attacker.$AH$114]" office:value-type="float" office:value="0.491340200378316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15]" office:value-type="float" office:value="0.0645161290322581">
            <text:p>0,064516129</text:p>
          </table:table-cell>
          <table:table-cell table:formula="of:=[$Attacker.$AG$115]" office:value-type="float" office:value="1.06451612903226">
            <text:p>1,064516129</text:p>
          </table:table-cell>
          <table:table-cell table:number-columns-repeated="2"/>
          <table:table-cell table:formula="of:=[$Victim.$AH$115]" office:value-type="float" office:value="0.353369391938817">
            <text:p>0,3533693919</text:p>
          </table:table-cell>
          <table:table-cell table:formula="of:=[$Attacker.$AH$115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16]" office:value-type="float" office:value="0">
            <text:p>0</text:p>
          </table:table-cell>
          <table:table-cell table:formula="of:=[$Attacker.$AG$116]" office:value-type="float" office:value="1.12903225806452">
            <text:p>1,1290322581</text:p>
          </table:table-cell>
          <table:table-cell table:number-columns-repeated="2"/>
          <table:table-cell table:formula="of:=[$Victim.$AH$116]" office:value-type="float" office:value="0">
            <text:p>0</text:p>
          </table:table-cell>
          <table:table-cell table:formula="of:=[$Attacker.$AH$116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17]" office:value-type="float" office:value="1.61290322580645">
            <text:p>1,6129032258</text:p>
          </table:table-cell>
          <table:table-cell table:formula="of:=[$Attacker.$AG$117]" office:value-type="float" office:value="1.19354838709677">
            <text:p>1,1935483871</text:p>
          </table:table-cell>
          <table:table-cell table:number-columns-repeated="2"/>
          <table:table-cell table:formula="of:=[$Victim.$AH$117]" office:value-type="float" office:value="7.77787357686736">
            <text:p>7,7778735769</text:p>
          </table:table-cell>
          <table:table-cell table:formula="of:=[$Attacker.$AH$117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118]" office:value-type="float" office:value="0.193548387096774">
            <text:p>0,1935483871</text:p>
          </table:table-cell>
          <table:table-cell table:formula="of:=[$Attacker.$AG$118]" office:value-type="float" office:value="1.12903225806452">
            <text:p>1,1290322581</text:p>
          </table:table-cell>
          <table:table-cell table:number-columns-repeated="2"/>
          <table:table-cell table:formula="of:=[$Victim.$AH$118]" office:value-type="float" office:value="0.779551353135134">
            <text:p>0,7795513531</text:p>
          </table:table-cell>
          <table:table-cell table:formula="of:=[$Attacker.$AH$118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19]" office:value-type="float" office:value="1.2258064516129">
            <text:p>1,2258064516</text:p>
          </table:table-cell>
          <table:table-cell table:formula="of:=[$Attacker.$AG$119]" office:value-type="float" office:value="1">
            <text:p>1</text:p>
          </table:table-cell>
          <table:table-cell table:number-columns-repeated="2"/>
          <table:table-cell table:formula="of:=[$Victim.$AH$119]" office:value-type="float" office:value="6.35868558855932">
            <text:p>6,3586855886</text:p>
          </table:table-cell>
          <table:table-cell table:formula="of:=[$Attacker.$AH$119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20]" office:value-type="float" office:value="0.32258064516129">
            <text:p>0,3225806452</text:p>
          </table:table-cell>
          <table:table-cell table:formula="of:=[$Attacker.$AG$120]" office:value-type="float" office:value="4">
            <text:p>4</text:p>
          </table:table-cell>
          <table:table-cell table:number-columns-repeated="2"/>
          <table:table-cell table:formula="of:=[$Victim.$AH$120]" office:value-type="float" office:value="1.25433690936926">
            <text:p>1,2543369094</text:p>
          </table:table-cell>
          <table:table-cell table:formula="of:=[$Attacker.$AH$120]" office:value-type="float" office:value="10.664986426802">
            <text:p>10,6649864268</text:p>
          </table:table-cell>
          <table:table-cell table:number-columns-repeated="5"/>
        </table:table-row>
        <table:table-row table:style-name="ro6">
          <table:table-cell/>
          <table:table-cell table:formula="of:=[$Victim.$AG$121]" office:value-type="float" office:value="0.129032258064516">
            <text:p>0,1290322581</text:p>
          </table:table-cell>
          <table:table-cell table:formula="of:=[$Attacker.$AG$121]" office:value-type="float" office:value="1.19354838709677">
            <text:p>1,1935483871</text:p>
          </table:table-cell>
          <table:table-cell table:number-columns-repeated="2"/>
          <table:table-cell table:formula="of:=[$Victim.$AH$121]" office:value-type="float" office:value="0.706738783877634">
            <text:p>0,7067387839</text:p>
          </table:table-cell>
          <table:table-cell table:formula="of:=[$Attacker.$AH$121]" office:value-type="float" office:value="0.779551353135134">
            <text:p>0,7795513531</text:p>
          </table:table-cell>
          <table:table-cell table:number-columns-repeated="5"/>
        </table:table-row>
        <table:table-row table:style-name="ro6">
          <table:table-cell office:value-type="float" office:value="120">
            <text:p>120</text:p>
          </table:table-cell>
          <table:table-cell table:formula="of:=[$Victim.$AG$122]" office:value-type="float" office:value="0.193548387096774">
            <text:p>0,1935483871</text:p>
          </table:table-cell>
          <table:table-cell table:formula="of:=[$Attacker.$AG$122]" office:value-type="float" office:value="1.16129032258065">
            <text:p>1,1612903226</text:p>
          </table:table-cell>
          <table:table-cell table:number-columns-repeated="2"/>
          <table:table-cell table:formula="of:=[$Victim.$AH$122]" office:value-type="float" office:value="0.779551353135134">
            <text:p>0,7795513531</text:p>
          </table:table-cell>
          <table:table-cell table:formula="of:=[$Attacker.$AH$122]" office:value-type="float" office:value="0.807096516335277">
            <text:p>0,8070965163</text:p>
          </table:table-cell>
          <table:table-cell table:number-columns-repeated="5"/>
        </table:table-row>
        <table:table-row table:style-name="ro6">
          <table:table-cell/>
          <table:table-cell table:formula="of:=[$Victim.$AG$123]" office:value-type="float" office:value="0.0645161290322581">
            <text:p>0,064516129</text:p>
          </table:table-cell>
          <table:table-cell table:formula="of:=[$Attacker.$AG$123]" office:value-type="float" office:value="1.03225806451613">
            <text:p>1,0322580645</text:p>
          </table:table-cell>
          <table:table-cell table:number-columns-repeated="2"/>
          <table:table-cell table:formula="of:=[$Victim.$AH$123]" office:value-type="float" office:value="0.353369391938817">
            <text:p>0,3533693919</text:p>
          </table:table-cell>
          <table:table-cell table:formula="of:=[$Attacker.$AH$123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24]" office:value-type="float" office:value="0.129032258064516">
            <text:p>0,1290322581</text:p>
          </table:table-cell>
          <table:table-cell table:formula="of:=[$Attacker.$AG$124]" office:value-type="float" office:value="1.03225806451613">
            <text:p>1,0322580645</text:p>
          </table:table-cell>
          <table:table-cell table:number-columns-repeated="2"/>
          <table:table-cell table:formula="of:=[$Victim.$AH$124]" office:value-type="float" office:value="0.491340200378317">
            <text:p>0,4913402004</text:p>
          </table:table-cell>
          <table:table-cell table:formula="of:=[$Attacker.$AH$124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25]" office:value-type="float" office:value="0.193548387096774">
            <text:p>0,1935483871</text:p>
          </table:table-cell>
          <table:table-cell table:formula="of:=[$Attacker.$AG$125]" office:value-type="float" office:value="1.12903225806452">
            <text:p>1,1290322581</text:p>
          </table:table-cell>
          <table:table-cell table:number-columns-repeated="2"/>
          <table:table-cell table:formula="of:=[$Victim.$AH$125]" office:value-type="float" office:value="0.779551353135134">
            <text:p>0,7795513531</text:p>
          </table:table-cell>
          <table:table-cell table:formula="of:=[$Attacker.$AH$125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26]" office:value-type="float" office:value="1.29032258064516">
            <text:p>1,2903225806</text:p>
          </table:table-cell>
          <table:table-cell table:formula="of:=[$Attacker.$AG$126]" office:value-type="float" office:value="2">
            <text:p>2</text:p>
          </table:table-cell>
          <table:table-cell table:number-columns-repeated="2"/>
          <table:table-cell table:formula="of:=[$Victim.$AH$126]" office:value-type="float" office:value="5.36532203517208">
            <text:p>5,3653220352</text:p>
          </table:table-cell>
          <table:table-cell table:formula="of:=[$Attacker.$AH$126]" office:value-type="float" office:value="4.9578871670592">
            <text:p>4,9578871671</text:p>
          </table:table-cell>
          <table:table-cell table:number-columns-repeated="5"/>
        </table:table-row>
        <table:table-row table:style-name="ro6">
          <table:table-cell/>
          <table:table-cell table:formula="of:=[$Victim.$AG$127]" office:value-type="float" office:value="0.387096774193548">
            <text:p>0,3870967742</text:p>
          </table:table-cell>
          <table:table-cell table:formula="of:=[$Attacker.$AG$127]" office:value-type="float" office:value="1.32258064516129">
            <text:p>1,3225806452</text:p>
          </table:table-cell>
          <table:table-cell table:number-columns-repeated="2"/>
          <table:table-cell table:formula="of:=[$Victim.$AH$127]" office:value-type="float" office:value="0.93936901797168">
            <text:p>0,939369018</text:p>
          </table:table-cell>
          <table:table-cell table:formula="of:=[$Attacker.$AH$127]" office:value-type="float" office:value="1.25433690936926">
            <text:p>1,2543369094</text:p>
          </table:table-cell>
          <table:table-cell table:number-columns-repeated="5"/>
        </table:table-row>
        <table:table-row table:style-name="ro6">
          <table:table-cell/>
          <table:table-cell table:formula="of:=[$Victim.$AG$128]" office:value-type="float" office:value="0.193548387096774">
            <text:p>0,1935483871</text:p>
          </table:table-cell>
          <table:table-cell table:formula="of:=[$Attacker.$AG$128]" office:value-type="float" office:value="1.06451612903226">
            <text:p>1,064516129</text:p>
          </table:table-cell>
          <table:table-cell table:number-columns-repeated="2"/>
          <table:table-cell table:formula="of:=[$Victim.$AH$128]" office:value-type="float" office:value="0.779551353135134">
            <text:p>0,7795513531</text:p>
          </table:table-cell>
          <table:table-cell table:formula="of:=[$Attacker.$AH$128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29]" office:value-type="float" office:value="0">
            <text:p>0</text:p>
          </table:table-cell>
          <table:table-cell table:formula="of:=[$Attacker.$AG$129]" office:value-type="float" office:value="1.38709677419355">
            <text:p>1,3870967742</text:p>
          </table:table-cell>
          <table:table-cell table:number-columns-repeated="2"/>
          <table:table-cell table:formula="of:=[$Victim.$AH$129]" office:value-type="float" office:value="0">
            <text:p>0</text:p>
          </table:table-cell>
          <table:table-cell table:formula="of:=[$Attacker.$AH$129]" office:value-type="float" office:value="1.06793195853206">
            <text:p>1,0679319585</text:p>
          </table:table-cell>
          <table:table-cell table:number-columns-repeated="5"/>
        </table:table-row>
        <table:table-row table:style-name="ro6">
          <table:table-cell/>
          <table:table-cell table:formula="of:=[$Victim.$AG$130]" office:value-type="float" office:value="0.0645161290322581">
            <text:p>0,064516129</text:p>
          </table:table-cell>
          <table:table-cell table:formula="of:=[$Attacker.$AG$130]" office:value-type="float" office:value="1.06451612903226">
            <text:p>1,064516129</text:p>
          </table:table-cell>
          <table:table-cell table:number-columns-repeated="2"/>
          <table:table-cell table:formula="of:=[$Victim.$AH$130]" office:value-type="float" office:value="0.353369391938817">
            <text:p>0,3533693919</text:p>
          </table:table-cell>
          <table:table-cell table:formula="of:=[$Attacker.$AH$130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31]" office:value-type="float" office:value="0.193548387096774">
            <text:p>0,1935483871</text:p>
          </table:table-cell>
          <table:table-cell table:formula="of:=[$Attacker.$AG$131]" office:value-type="float" office:value="1.09677419354839">
            <text:p>1,0967741935</text:p>
          </table:table-cell>
          <table:table-cell table:number-columns-repeated="2"/>
          <table:table-cell table:formula="of:=[$Victim.$AH$131]" office:value-type="float" office:value="0.779551353135134">
            <text:p>0,7795513531</text:p>
          </table:table-cell>
          <table:table-cell table:formula="of:=[$Attacker.$AH$131]" office:value-type="float" office:value="0.530054087908225">
            <text:p>0,5300540879</text:p>
          </table:table-cell>
          <table:table-cell table:number-columns-repeated="5"/>
        </table:table-row>
        <table:table-row table:style-name="ro6">
          <table:table-cell office:value-type="float" office:value="130">
            <text:p>130</text:p>
          </table:table-cell>
          <table:table-cell table:formula="of:=[$Victim.$AG$132]" office:value-type="float" office:value="1.93548387096774">
            <text:p>1,935483871</text:p>
          </table:table-cell>
          <table:table-cell table:formula="of:=[$Attacker.$AG$132]" office:value-type="float" office:value="2.54838709677419">
            <text:p>2,5483870968</text:p>
          </table:table-cell>
          <table:table-cell table:number-columns-repeated="2"/>
          <table:table-cell table:formula="of:=[$Victim.$AH$132]" office:value-type="float" office:value="5.75822264172508">
            <text:p>5,7582226417</text:p>
          </table:table-cell>
          <table:table-cell table:formula="of:=[$Attacker.$AH$132]" office:value-type="float" office:value="5.19825472993128">
            <text:p>5,1982547299</text:p>
          </table:table-cell>
          <table:table-cell table:number-columns-repeated="5"/>
        </table:table-row>
        <table:table-row table:style-name="ro6">
          <table:table-cell/>
          <table:table-cell table:formula="of:=[$Victim.$AG$133]" office:value-type="float" office:value="0.580645161290323">
            <text:p>0,5806451613</text:p>
          </table:table-cell>
          <table:table-cell table:formula="of:=[$Attacker.$AG$133]" office:value-type="float" office:value="1.61290322580645">
            <text:p>1,6129032258</text:p>
          </table:table-cell>
          <table:table-cell table:number-columns-repeated="2"/>
          <table:table-cell table:formula="of:=[$Victim.$AH$133]" office:value-type="float" office:value="1.69960514481542">
            <text:p>1,6996051448</text:p>
          </table:table-cell>
          <table:table-cell table:formula="of:=[$Attacker.$AH$133]" office:value-type="float" office:value="2.90358420726854">
            <text:p>2,9035842073</text:p>
          </table:table-cell>
          <table:table-cell table:number-columns-repeated="5"/>
        </table:table-row>
        <table:table-row table:style-name="ro6">
          <table:table-cell/>
          <table:table-cell table:formula="of:=[$Victim.$AG$134]" office:value-type="float" office:value="0.225806451612903">
            <text:p>0,2258064516</text:p>
          </table:table-cell>
          <table:table-cell table:formula="of:=[$Attacker.$AG$134]" office:value-type="float" office:value="1.12903225806452">
            <text:p>1,1290322581</text:p>
          </table:table-cell>
          <table:table-cell table:number-columns-repeated="2"/>
          <table:table-cell table:formula="of:=[$Victim.$AH$134]" office:value-type="float" office:value="0.791473815895826">
            <text:p>0,7914738159</text:p>
          </table:table-cell>
          <table:table-cell table:formula="of:=[$Attacker.$AH$134]" office:value-type="float" office:value="0.706738783877634">
            <text:p>0,7067387839</text:p>
          </table:table-cell>
          <table:table-cell table:number-columns-repeated="5"/>
        </table:table-row>
        <table:table-row table:style-name="ro6">
          <table:table-cell/>
          <table:table-cell table:formula="of:=[$Victim.$AG$135]" office:value-type="float" office:value="0.0967741935483871">
            <text:p>0,0967741935</text:p>
          </table:table-cell>
          <table:table-cell table:formula="of:=[$Attacker.$AG$135]" office:value-type="float" office:value="1.09677419354839">
            <text:p>1,0967741935</text:p>
          </table:table-cell>
          <table:table-cell table:number-columns-repeated="2"/>
          <table:table-cell table:formula="of:=[$Victim.$AH$135]" office:value-type="float" office:value="0.295650044835861">
            <text:p>0,2956500448</text:p>
          </table:table-cell>
          <table:table-cell table:formula="of:=[$Attacker.$AH$135]" office:value-type="float" office:value="0.734181075918777">
            <text:p>0,7341810759</text:p>
          </table:table-cell>
          <table:table-cell table:number-columns-repeated="5"/>
        </table:table-row>
        <table:table-row table:style-name="ro6">
          <table:table-cell/>
          <table:table-cell table:formula="of:=[$Victim.$AG$136]" office:value-type="float" office:value="0.258064516129032">
            <text:p>0,2580645161</text:p>
          </table:table-cell>
          <table:table-cell table:formula="of:=[$Attacker.$AG$136]" office:value-type="float" office:value="1.58064516129032">
            <text:p>1,5806451613</text:p>
          </table:table-cell>
          <table:table-cell table:number-columns-repeated="2"/>
          <table:table-cell table:formula="of:=[$Victim.$AH$136]" office:value-type="float" office:value="0.716971315190092">
            <text:p>0,7169713152</text:p>
          </table:table-cell>
          <table:table-cell table:formula="of:=[$Attacker.$AH$136]" office:value-type="float" office:value="2.2255726852465">
            <text:p>2,2255726852</text:p>
          </table:table-cell>
          <table:table-cell table:number-columns-repeated="5"/>
        </table:table-row>
        <table:table-row table:style-name="ro6">
          <table:table-cell/>
          <table:table-cell table:formula="of:=[$Victim.$AG$137]" office:value-type="float" office:value="1">
            <text:p>1</text:p>
          </table:table-cell>
          <table:table-cell table:formula="of:=[$Attacker.$AG$137]" office:value-type="float" office:value="1.12903225806452">
            <text:p>1,1290322581</text:p>
          </table:table-cell>
          <table:table-cell table:number-columns-repeated="2"/>
          <table:table-cell table:formula="of:=[$Victim.$AH$137]" office:value-type="float" office:value="1.79605302026775">
            <text:p>1,7960530203</text:p>
          </table:table-cell>
          <table:table-cell table:formula="of:=[$Attacker.$AH$137]" office:value-type="float" office:value="0.491340200378316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38]" office:value-type="float" office:value="0.580645161290323">
            <text:p>0,5806451613</text:p>
          </table:table-cell>
          <table:table-cell table:formula="of:=[$Attacker.$AG$138]" office:value-type="float" office:value="1.19354838709677">
            <text:p>1,1935483871</text:p>
          </table:table-cell>
          <table:table-cell table:number-columns-repeated="2"/>
          <table:table-cell table:formula="of:=[$Victim.$AH$138]" office:value-type="float" office:value="1.0402913223611">
            <text:p>1,0402913224</text:p>
          </table:table-cell>
          <table:table-cell table:formula="of:=[$Attacker.$AH$138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139]" office:value-type="float" office:value="0.387096774193548">
            <text:p>0,3870967742</text:p>
          </table:table-cell>
          <table:table-cell table:formula="of:=[$Attacker.$AG$139]" office:value-type="float" office:value="0.935483870967742">
            <text:p>0,935483871</text:p>
          </table:table-cell>
          <table:table-cell table:number-columns-repeated="2"/>
          <table:table-cell table:formula="of:=[$Victim.$AH$139]" office:value-type="float" office:value="0.703787878363594">
            <text:p>0,7037878784</text:p>
          </table:table-cell>
          <table:table-cell table:formula="of:=[$Attacker.$AH$139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140]" office:value-type="float" office:value="0.419354838709677">
            <text:p>0,4193548387</text:p>
          </table:table-cell>
          <table:table-cell table:formula="of:=[$Attacker.$AG$140]" office:value-type="float" office:value="1.06451612903226">
            <text:p>1,064516129</text:p>
          </table:table-cell>
          <table:table-cell table:number-columns-repeated="2"/>
          <table:table-cell table:formula="of:=[$Victim.$AH$140]" office:value-type="float" office:value="1.18523697231444">
            <text:p>1,1852369723</text:p>
          </table:table-cell>
          <table:table-cell table:formula="of:=[$Attacker.$AH$140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41]" office:value-type="float" office:value="0">
            <text:p>0</text:p>
          </table:table-cell>
          <table:table-cell table:formula="of:=[$Attacker.$AG$141]" office:value-type="float" office:value="1.45161290322581">
            <text:p>1,4516129032</text:p>
          </table:table-cell>
          <table:table-cell table:number-columns-repeated="2"/>
          <table:table-cell table:formula="of:=[$Victim.$AH$141]" office:value-type="float" office:value="0">
            <text:p>0</text:p>
          </table:table-cell>
          <table:table-cell table:formula="of:=[$Attacker.$AH$141]" office:value-type="float" office:value="1.10245209617">
            <text:p>1,1024520962</text:p>
          </table:table-cell>
          <table:table-cell table:number-columns-repeated="5"/>
        </table:table-row>
        <table:table-row table:style-name="ro6">
          <table:table-cell office:value-type="float" office:value="140">
            <text:p>140</text:p>
          </table:table-cell>
          <table:table-cell table:formula="of:=[$Victim.$AG$142]" office:value-type="float" office:value="0.774193548387097">
            <text:p>0,7741935484</text:p>
          </table:table-cell>
          <table:table-cell table:formula="of:=[$Attacker.$AG$142]" office:value-type="float" office:value="1.12903225806452">
            <text:p>1,1290322581</text:p>
          </table:table-cell>
          <table:table-cell table:number-columns-repeated="2"/>
          <table:table-cell table:formula="of:=[$Victim.$AH$142]" office:value-type="float" office:value="1.09867008812428">
            <text:p>1,0986700881</text:p>
          </table:table-cell>
          <table:table-cell table:formula="of:=[$Attacker.$AH$142]" office:value-type="float" office:value="0.491340200378316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43]" office:value-type="float" office:value="0.451612903225806">
            <text:p>0,4516129032</text:p>
          </table:table-cell>
          <table:table-cell table:formula="of:=[$Attacker.$AG$143]" office:value-type="float" office:value="1.64516129032258">
            <text:p>1,6451612903</text:p>
          </table:table-cell>
          <table:table-cell table:number-columns-repeated="2"/>
          <table:table-cell table:formula="of:=[$Victim.$AH$143]" office:value-type="float" office:value="1.81105404485396">
            <text:p>1,8110540449</text:p>
          </table:table-cell>
          <table:table-cell table:formula="of:=[$Attacker.$AH$143]" office:value-type="float" office:value="1.85869165043715">
            <text:p>1,8586916504</text:p>
          </table:table-cell>
          <table:table-cell table:number-columns-repeated="5"/>
        </table:table-row>
        <table:table-row table:style-name="ro6">
          <table:table-cell/>
          <table:table-cell table:formula="of:=[$Victim.$AG$144]" office:value-type="float" office:value="0.258064516129032">
            <text:p>0,2580645161</text:p>
          </table:table-cell>
          <table:table-cell table:formula="of:=[$Attacker.$AG$144]" office:value-type="float" office:value="1">
            <text:p>1</text:p>
          </table:table-cell>
          <table:table-cell table:number-columns-repeated="2"/>
          <table:table-cell table:formula="of:=[$Victim.$AH$144]" office:value-type="float" office:value="0.670471280349243">
            <text:p>0,6704712803</text:p>
          </table:table-cell>
          <table:table-cell table:formula="of:=[$Attacker.$AH$14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45]" office:value-type="float" office:value="0">
            <text:p>0</text:p>
          </table:table-cell>
          <table:table-cell table:formula="of:=[$Attacker.$AG$145]" office:value-type="float" office:value="1.16129032258065">
            <text:p>1,1612903226</text:p>
          </table:table-cell>
          <table:table-cell table:number-columns-repeated="2"/>
          <table:table-cell table:formula="of:=[$Victim.$AH$145]" office:value-type="float" office:value="0">
            <text:p>0</text:p>
          </table:table-cell>
          <table:table-cell table:formula="of:=[$Attacker.$AH$145]" office:value-type="float" office:value="0.627168454684632">
            <text:p>0,6271684547</text:p>
          </table:table-cell>
          <table:table-cell table:number-columns-repeated="5"/>
        </table:table-row>
        <table:table-row table:style-name="ro6">
          <table:table-cell/>
          <table:table-cell table:formula="of:=[$Victim.$AG$146]" office:value-type="float" office:value="0">
            <text:p>0</text:p>
          </table:table-cell>
          <table:table-cell table:formula="of:=[$Attacker.$AG$146]" office:value-type="float" office:value="1.06451612903226">
            <text:p>1,064516129</text:p>
          </table:table-cell>
          <table:table-cell table:number-columns-repeated="2"/>
          <table:table-cell table:formula="of:=[$Victim.$AH$146]" office:value-type="float" office:value="0">
            <text:p>0</text:p>
          </table:table-cell>
          <table:table-cell table:formula="of:=[$Attacker.$AH$146]" office:value-type="float" office:value="0.435185082684904">
            <text:p>0,4351850827</text:p>
          </table:table-cell>
          <table:table-cell table:number-columns-repeated="5"/>
        </table:table-row>
        <table:table-row table:style-name="ro6">
          <table:table-cell/>
          <table:table-cell table:formula="of:=[$Victim.$AG$147]" office:value-type="float" office:value="0">
            <text:p>0</text:p>
          </table:table-cell>
          <table:table-cell table:formula="of:=[$Attacker.$AG$147]" office:value-type="float" office:value="1.12903225806452">
            <text:p>1,1290322581</text:p>
          </table:table-cell>
          <table:table-cell table:number-columns-repeated="2"/>
          <table:table-cell table:formula="of:=[$Victim.$AH$147]" office:value-type="float" office:value="0">
            <text:p>0</text:p>
          </table:table-cell>
          <table:table-cell table:formula="of:=[$Attacker.$AH$147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48]" office:value-type="float" office:value="0.129032258064516">
            <text:p>0,1290322581</text:p>
          </table:table-cell>
          <table:table-cell table:formula="of:=[$Attacker.$AG$148]" office:value-type="float" office:value="0.967741935483871">
            <text:p>0,9677419355</text:p>
          </table:table-cell>
          <table:table-cell table:number-columns-repeated="2"/>
          <table:table-cell table:formula="of:=[$Victim.$AH$148]" office:value-type="float" office:value="0.491340200378317">
            <text:p>0,4913402004</text:p>
          </table:table-cell>
          <table:table-cell table:formula="of:=[$Attacker.$AH$148]" office:value-type="float" office:value="0.176684695969409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149]" office:value-type="float" office:value="0.451612903225806">
            <text:p>0,4516129032</text:p>
          </table:table-cell>
          <table:table-cell table:formula="of:=[$Attacker.$AG$149]" office:value-type="float" office:value="1.03225806451613">
            <text:p>1,0322580645</text:p>
          </table:table-cell>
          <table:table-cell table:number-columns-repeated="2"/>
          <table:table-cell table:formula="of:=[$Victim.$AH$149]" office:value-type="float" office:value="1.81105404485396">
            <text:p>1,8110540449</text:p>
          </table:table-cell>
          <table:table-cell table:formula="of:=[$Attacker.$AH$149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50]" office:value-type="float" office:value="0">
            <text:p>0</text:p>
          </table:table-cell>
          <table:table-cell table:formula="of:=[$Attacker.$AG$150]" office:value-type="float" office:value="1.06451612903226">
            <text:p>1,064516129</text:p>
          </table:table-cell>
          <table:table-cell table:number-columns-repeated="2"/>
          <table:table-cell table:formula="of:=[$Victim.$AH$150]" office:value-type="float" office:value="0">
            <text:p>0</text:p>
          </table:table-cell>
          <table:table-cell table:formula="of:=[$Attacker.$AH$150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51]" office:value-type="float" office:value="0.32258064516129">
            <text:p>0,3225806452</text:p>
          </table:table-cell>
          <table:table-cell table:formula="of:=[$Attacker.$AG$151]" office:value-type="float" office:value="0.935483870967742">
            <text:p>0,935483871</text:p>
          </table:table-cell>
          <table:table-cell table:number-columns-repeated="2"/>
          <table:table-cell table:formula="of:=[$Victim.$AH$151]" office:value-type="float" office:value="1.76684695969408">
            <text:p>1,7668469597</text:p>
          </table:table-cell>
          <table:table-cell table:formula="of:=[$Attacker.$AH$151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 office:value-type="float" office:value="150">
            <text:p>150</text:p>
          </table:table-cell>
          <table:table-cell table:formula="of:=[$Victim.$AG$152]" office:value-type="float" office:value="0.0645161290322581">
            <text:p>0,064516129</text:p>
          </table:table-cell>
          <table:table-cell table:formula="of:=[$Attacker.$AG$152]" office:value-type="float" office:value="1.74193548387097">
            <text:p>1,7419354839</text:p>
          </table:table-cell>
          <table:table-cell table:number-columns-repeated="2"/>
          <table:table-cell table:formula="of:=[$Victim.$AH$152]" office:value-type="float" office:value="0.353369391938817">
            <text:p>0,3533693919</text:p>
          </table:table-cell>
          <table:table-cell table:formula="of:=[$Attacker.$AH$152]" office:value-type="float" office:value="2.48826590653895">
            <text:p>2,4882659065</text:p>
          </table:table-cell>
          <table:table-cell table:number-columns-repeated="5"/>
        </table:table-row>
        <table:table-row table:style-name="ro6">
          <table:table-cell/>
          <table:table-cell table:formula="of:=[$Victim.$AG$153]" office:value-type="float" office:value="0.0645161290322581">
            <text:p>0,064516129</text:p>
          </table:table-cell>
          <table:table-cell table:formula="of:=[$Attacker.$AG$153]" office:value-type="float" office:value="1.03225806451613">
            <text:p>1,0322580645</text:p>
          </table:table-cell>
          <table:table-cell table:number-columns-repeated="2"/>
          <table:table-cell table:formula="of:=[$Victim.$AH$153]" office:value-type="float" office:value="0.353369391938817">
            <text:p>0,3533693919</text:p>
          </table:table-cell>
          <table:table-cell table:formula="of:=[$Attacker.$AH$153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54]" office:value-type="float" office:value="0.129032258064516">
            <text:p>0,1290322581</text:p>
          </table:table-cell>
          <table:table-cell table:formula="of:=[$Attacker.$AG$154]" office:value-type="float" office:value="1">
            <text:p>1</text:p>
          </table:table-cell>
          <table:table-cell table:number-columns-repeated="2"/>
          <table:table-cell table:formula="of:=[$Victim.$AH$154]" office:value-type="float" office:value="0.491340200378317">
            <text:p>0,4913402004</text:p>
          </table:table-cell>
          <table:table-cell table:formula="of:=[$Attacker.$AH$15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55]" office:value-type="float" office:value="0.0645161290322581">
            <text:p>0,064516129</text:p>
          </table:table-cell>
          <table:table-cell table:formula="of:=[$Attacker.$AG$155]" office:value-type="float" office:value="1.03225806451613">
            <text:p>1,0322580645</text:p>
          </table:table-cell>
          <table:table-cell table:number-columns-repeated="2"/>
          <table:table-cell table:formula="of:=[$Victim.$AH$155]" office:value-type="float" office:value="0.353369391938817">
            <text:p>0,3533693919</text:p>
          </table:table-cell>
          <table:table-cell table:formula="of:=[$Attacker.$AH$155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56]" office:value-type="float" office:value="0.129032258064516">
            <text:p>0,1290322581</text:p>
          </table:table-cell>
          <table:table-cell table:formula="of:=[$Attacker.$AG$156]" office:value-type="float" office:value="1">
            <text:p>1</text:p>
          </table:table-cell>
          <table:table-cell table:number-columns-repeated="2"/>
          <table:table-cell table:formula="of:=[$Victim.$AH$156]" office:value-type="float" office:value="0.491340200378317">
            <text:p>0,4913402004</text:p>
          </table:table-cell>
          <table:table-cell table:formula="of:=[$Attacker.$AH$156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57]" office:value-type="float" office:value="0.451612903225806">
            <text:p>0,4516129032</text:p>
          </table:table-cell>
          <table:table-cell table:formula="of:=[$Attacker.$AG$157]" office:value-type="float" office:value="1.03225806451613">
            <text:p>1,0322580645</text:p>
          </table:table-cell>
          <table:table-cell table:number-columns-repeated="2"/>
          <table:table-cell table:formula="of:=[$Victim.$AH$157]" office:value-type="float" office:value="1.81105404485396">
            <text:p>1,8110540449</text:p>
          </table:table-cell>
          <table:table-cell table:formula="of:=[$Attacker.$AH$157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58]" office:value-type="float" office:value="0.129032258064516">
            <text:p>0,1290322581</text:p>
          </table:table-cell>
          <table:table-cell table:formula="of:=[$Attacker.$AG$158]" office:value-type="float" office:value="1.45161290322581">
            <text:p>1,4516129032</text:p>
          </table:table-cell>
          <table:table-cell table:number-columns-repeated="2"/>
          <table:table-cell table:formula="of:=[$Victim.$AH$158]" office:value-type="float" office:value="0.491340200378317">
            <text:p>0,4913402004</text:p>
          </table:table-cell>
          <table:table-cell table:formula="of:=[$Attacker.$AH$158]" office:value-type="float" office:value="1.81105404485396">
            <text:p>1,8110540449</text:p>
          </table:table-cell>
          <table:table-cell table:number-columns-repeated="5"/>
        </table:table-row>
        <table:table-row table:style-name="ro6">
          <table:table-cell/>
          <table:table-cell table:formula="of:=[$Victim.$AG$159]" office:value-type="float" office:value="0.161290322580645">
            <text:p>0,1612903226</text:p>
          </table:table-cell>
          <table:table-cell table:formula="of:=[$Attacker.$AG$159]" office:value-type="float" office:value="1">
            <text:p>1</text:p>
          </table:table-cell>
          <table:table-cell table:number-columns-repeated="2"/>
          <table:table-cell table:formula="of:=[$Victim.$AH$159]" office:value-type="float" office:value="0.627168454684632">
            <text:p>0,6271684547</text:p>
          </table:table-cell>
          <table:table-cell table:formula="of:=[$Attacker.$AH$159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60]" office:value-type="float" office:value="0.258064516129032">
            <text:p>0,2580645161</text:p>
          </table:table-cell>
          <table:table-cell table:formula="of:=[$Attacker.$AG$160]" office:value-type="float" office:value="1">
            <text:p>1</text:p>
          </table:table-cell>
          <table:table-cell table:number-columns-repeated="2"/>
          <table:table-cell table:formula="of:=[$Victim.$AH$160]" office:value-type="float" office:value="0.670471280349243">
            <text:p>0,6704712803</text:p>
          </table:table-cell>
          <table:table-cell table:formula="of:=[$Attacker.$AH$160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61]" office:value-type="float" office:value="0.129032258064516">
            <text:p>0,1290322581</text:p>
          </table:table-cell>
          <table:table-cell table:formula="of:=[$Attacker.$AG$161]" office:value-type="float" office:value="1.25806451612903">
            <text:p>1,2580645161</text:p>
          </table:table-cell>
          <table:table-cell table:number-columns-repeated="2"/>
          <table:table-cell table:formula="of:=[$Victim.$AH$161]" office:value-type="float" office:value="0.491340200378317">
            <text:p>0,4913402004</text:p>
          </table:table-cell>
          <table:table-cell table:formula="of:=[$Attacker.$AH$161]" office:value-type="float" office:value="0.670471280349243">
            <text:p>0,6704712803</text:p>
          </table:table-cell>
          <table:table-cell table:number-columns-repeated="5"/>
        </table:table-row>
        <table:table-row table:style-name="ro6">
          <table:table-cell office:value-type="float" office:value="160">
            <text:p>160</text:p>
          </table:table-cell>
          <table:table-cell table:formula="of:=[$Victim.$AG$162]" office:value-type="float" office:value="0.0645161290322581">
            <text:p>0,064516129</text:p>
          </table:table-cell>
          <table:table-cell table:formula="of:=[$Attacker.$AG$162]" office:value-type="float" office:value="1.09677419354839">
            <text:p>1,0967741935</text:p>
          </table:table-cell>
          <table:table-cell table:number-columns-repeated="2"/>
          <table:table-cell table:formula="of:=[$Victim.$AH$162]" office:value-type="float" office:value="0.353369391938817">
            <text:p>0,3533693919</text:p>
          </table:table-cell>
          <table:table-cell table:formula="of:=[$Attacker.$AH$162]" office:value-type="float" office:value="0.530054087908225">
            <text:p>0,5300540879</text:p>
          </table:table-cell>
          <table:table-cell table:number-columns-repeated="5"/>
        </table:table-row>
        <table:table-row table:style-name="ro6">
          <table:table-cell/>
          <table:table-cell table:formula="of:=[$Victim.$AG$163]" office:value-type="float" office:value="0.451612903225806">
            <text:p>0,4516129032</text:p>
          </table:table-cell>
          <table:table-cell table:formula="of:=[$Attacker.$AG$163]" office:value-type="float" office:value="1.45161290322581">
            <text:p>1,4516129032</text:p>
          </table:table-cell>
          <table:table-cell table:number-columns-repeated="2"/>
          <table:table-cell table:formula="of:=[$Victim.$AH$163]" office:value-type="float" office:value="2.47358574357172">
            <text:p>2,4735857436</text:p>
          </table:table-cell>
          <table:table-cell table:formula="of:=[$Attacker.$AH$163]" office:value-type="float" office:value="2.47358574357172">
            <text:p>2,4735857436</text:p>
          </table:table-cell>
          <table:table-cell table:number-columns-repeated="5"/>
        </table:table-row>
        <table:table-row table:style-name="ro6">
          <table:table-cell/>
          <table:table-cell table:formula="of:=[$Victim.$AG$164]" office:value-type="float" office:value="0.774193548387097">
            <text:p>0,7741935484</text:p>
          </table:table-cell>
          <table:table-cell table:formula="of:=[$Attacker.$AG$164]" office:value-type="float" office:value="1.64516129032258">
            <text:p>1,6451612903</text:p>
          </table:table-cell>
          <table:table-cell table:number-columns-repeated="2"/>
          <table:table-cell table:formula="of:=[$Victim.$AH$164]" office:value-type="float" office:value="2.47190245944104">
            <text:p>2,4719024594</text:p>
          </table:table-cell>
          <table:table-cell table:formula="of:=[$Attacker.$AH$164]" office:value-type="float" office:value="2.45670100189158">
            <text:p>2,4567010019</text:p>
          </table:table-cell>
          <table:table-cell table:number-columns-repeated="5"/>
        </table:table-row>
        <table:table-row table:style-name="ro6">
          <table:table-cell/>
          <table:table-cell table:formula="of:=[$Victim.$AG$165]" office:value-type="float" office:value="0.0645161290322581">
            <text:p>0,064516129</text:p>
          </table:table-cell>
          <table:table-cell table:formula="of:=[$Attacker.$AG$165]" office:value-type="float" office:value="1">
            <text:p>1</text:p>
          </table:table-cell>
          <table:table-cell table:number-columns-repeated="2"/>
          <table:table-cell table:formula="of:=[$Victim.$AH$165]" office:value-type="float" office:value="0.353369391938817">
            <text:p>0,3533693919</text:p>
          </table:table-cell>
          <table:table-cell table:formula="of:=[$Attacker.$AH$165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66]" office:value-type="float" office:value="0.129032258064516">
            <text:p>0,1290322581</text:p>
          </table:table-cell>
          <table:table-cell table:formula="of:=[$Attacker.$AG$166]" office:value-type="float" office:value="0.967741935483871">
            <text:p>0,9677419355</text:p>
          </table:table-cell>
          <table:table-cell table:number-columns-repeated="2"/>
          <table:table-cell table:formula="of:=[$Victim.$AH$166]" office:value-type="float" office:value="0.491340200378317">
            <text:p>0,4913402004</text:p>
          </table:table-cell>
          <table:table-cell table:formula="of:=[$Attacker.$AH$166]" office:value-type="float" office:value="0.176684695969408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167]" office:value-type="float" office:value="0.258064516129032">
            <text:p>0,2580645161</text:p>
          </table:table-cell>
          <table:table-cell table:formula="of:=[$Attacker.$AG$167]" office:value-type="float" office:value="1.12903225806452">
            <text:p>1,1290322581</text:p>
          </table:table-cell>
          <table:table-cell table:number-columns-repeated="2"/>
          <table:table-cell table:formula="of:=[$Victim.$AH$167]" office:value-type="float" office:value="0.670471280349243">
            <text:p>0,6704712803</text:p>
          </table:table-cell>
          <table:table-cell table:formula="of:=[$Attacker.$AH$167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68]" office:value-type="float" office:value="0.0645161290322581">
            <text:p>0,064516129</text:p>
          </table:table-cell>
          <table:table-cell table:formula="of:=[$Attacker.$AG$168]" office:value-type="float" office:value="1.35483870967742">
            <text:p>1,3548387097</text:p>
          </table:table-cell>
          <table:table-cell table:number-columns-repeated="2"/>
          <table:table-cell table:formula="of:=[$Victim.$AH$168]" office:value-type="float" office:value="0.353369391938817">
            <text:p>0,3533693919</text:p>
          </table:table-cell>
          <table:table-cell table:formula="of:=[$Attacker.$AH$168]" office:value-type="float" office:value="0.824949151777059">
            <text:p>0,8249491518</text:p>
          </table:table-cell>
          <table:table-cell table:number-columns-repeated="5"/>
        </table:table-row>
        <table:table-row table:style-name="ro6">
          <table:table-cell/>
          <table:table-cell table:formula="of:=[$Victim.$AG$169]" office:value-type="float" office:value="0.0645161290322581">
            <text:p>0,064516129</text:p>
          </table:table-cell>
          <table:table-cell table:formula="of:=[$Attacker.$AG$169]" office:value-type="float" office:value="1.12903225806452">
            <text:p>1,1290322581</text:p>
          </table:table-cell>
          <table:table-cell table:number-columns-repeated="2"/>
          <table:table-cell table:formula="of:=[$Victim.$AH$169]" office:value-type="float" office:value="0.353369391938817">
            <text:p>0,3533693919</text:p>
          </table:table-cell>
          <table:table-cell table:formula="of:=[$Attacker.$AH$169]" office:value-type="float" office:value="0.491340200378317">
            <text:p>0,4913402004</text:p>
          </table:table-cell>
          <table:table-cell table:number-columns-repeated="5"/>
        </table:table-row>
        <table:table-row table:style-name="ro6">
          <table:table-cell/>
          <table:table-cell table:formula="of:=[$Victim.$AG$170]" office:value-type="float" office:value="0.032258064516129">
            <text:p>0,0322580645</text:p>
          </table:table-cell>
          <table:table-cell table:formula="of:=[$Attacker.$AG$170]" office:value-type="float" office:value="1.19354838709677">
            <text:p>1,1935483871</text:p>
          </table:table-cell>
          <table:table-cell table:number-columns-repeated="2"/>
          <table:table-cell table:formula="of:=[$Victim.$AH$170]" office:value-type="float" office:value="0.176684695969408">
            <text:p>0,176684696</text:p>
          </table:table-cell>
          <table:table-cell table:formula="of:=[$Attacker.$AH$170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171]" office:value-type="float" office:value="0">
            <text:p>0</text:p>
          </table:table-cell>
          <table:table-cell table:formula="of:=[$Attacker.$AG$171]" office:value-type="float" office:value="1.06451612903226">
            <text:p>1,064516129</text:p>
          </table:table-cell>
          <table:table-cell table:number-columns-repeated="2"/>
          <table:table-cell table:formula="of:=[$Victim.$AH$171]" office:value-type="float" office:value="0">
            <text:p>0</text:p>
          </table:table-cell>
          <table:table-cell table:formula="of:=[$Attacker.$AH$171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 office:value-type="float" office:value="170">
            <text:p>170</text:p>
          </table:table-cell>
          <table:table-cell table:formula="of:=[$Victim.$AG$172]" office:value-type="float" office:value="0.129032258064516">
            <text:p>0,1290322581</text:p>
          </table:table-cell>
          <table:table-cell table:formula="of:=[$Attacker.$AG$172]" office:value-type="float" office:value="1">
            <text:p>1</text:p>
          </table:table-cell>
          <table:table-cell table:number-columns-repeated="2"/>
          <table:table-cell table:formula="of:=[$Victim.$AH$172]" office:value-type="float" office:value="0.491340200378317">
            <text:p>0,4913402004</text:p>
          </table:table-cell>
          <table:table-cell table:formula="of:=[$Attacker.$AH$172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73]" office:value-type="float" office:value="0.193548387096774">
            <text:p>0,1935483871</text:p>
          </table:table-cell>
          <table:table-cell table:formula="of:=[$Attacker.$AG$173]" office:value-type="float" office:value="1.29032258064516">
            <text:p>1,2903225806</text:p>
          </table:table-cell>
          <table:table-cell table:number-columns-repeated="2"/>
          <table:table-cell table:formula="of:=[$Victim.$AH$173]" office:value-type="float" office:value="0.591300089671721">
            <text:p>0,5913000897</text:p>
          </table:table-cell>
          <table:table-cell table:formula="of:=[$Attacker.$AH$173]" office:value-type="float" office:value="0.681248776836867">
            <text:p>0,6812487768</text:p>
          </table:table-cell>
          <table:table-cell table:number-columns-repeated="5"/>
        </table:table-row>
        <table:table-row table:style-name="ro6">
          <table:table-cell/>
          <table:table-cell table:formula="of:=[$Victim.$AG$174]" office:value-type="float" office:value="0.032258064516129">
            <text:p>0,0322580645</text:p>
          </table:table-cell>
          <table:table-cell table:formula="of:=[$Attacker.$AG$174]" office:value-type="float" office:value="1.06451612903226">
            <text:p>1,064516129</text:p>
          </table:table-cell>
          <table:table-cell table:number-columns-repeated="2"/>
          <table:table-cell table:formula="of:=[$Victim.$AH$174]" office:value-type="float" office:value="0.176684695969409">
            <text:p>0,176684696</text:p>
          </table:table-cell>
          <table:table-cell table:formula="of:=[$Attacker.$AH$174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75]" office:value-type="float" office:value="0">
            <text:p>0</text:p>
          </table:table-cell>
          <table:table-cell table:formula="of:=[$Attacker.$AG$175]" office:value-type="float" office:value="1.06451612903226">
            <text:p>1,064516129</text:p>
          </table:table-cell>
          <table:table-cell table:number-columns-repeated="2"/>
          <table:table-cell table:formula="of:=[$Victim.$AH$175]" office:value-type="float" office:value="0">
            <text:p>0</text:p>
          </table:table-cell>
          <table:table-cell table:formula="of:=[$Attacker.$AH$175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76]" office:value-type="float" office:value="0">
            <text:p>0</text:p>
          </table:table-cell>
          <table:table-cell table:formula="of:=[$Attacker.$AG$176]" office:value-type="float" office:value="1">
            <text:p>1</text:p>
          </table:table-cell>
          <table:table-cell table:number-columns-repeated="2"/>
          <table:table-cell table:formula="of:=[$Victim.$AH$176]" office:value-type="float" office:value="0">
            <text:p>0</text:p>
          </table:table-cell>
          <table:table-cell table:formula="of:=[$Attacker.$AH$176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77]" office:value-type="float" office:value="0">
            <text:p>0</text:p>
          </table:table-cell>
          <table:table-cell table:formula="of:=[$Attacker.$AG$177]" office:value-type="float" office:value="1.03225806451613">
            <text:p>1,0322580645</text:p>
          </table:table-cell>
          <table:table-cell table:number-columns-repeated="2"/>
          <table:table-cell table:formula="of:=[$Victim.$AH$177]" office:value-type="float" office:value="0">
            <text:p>0</text:p>
          </table:table-cell>
          <table:table-cell table:formula="of:=[$Attacker.$AH$177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78]" office:value-type="float" office:value="0.129032258064516">
            <text:p>0,1290322581</text:p>
          </table:table-cell>
          <table:table-cell table:formula="of:=[$Attacker.$AG$178]" office:value-type="float" office:value="1.03225806451613">
            <text:p>1,0322580645</text:p>
          </table:table-cell>
          <table:table-cell table:number-columns-repeated="2"/>
          <table:table-cell table:formula="of:=[$Victim.$AH$178]" office:value-type="float" office:value="0.491340200378317">
            <text:p>0,4913402004</text:p>
          </table:table-cell>
          <table:table-cell table:formula="of:=[$Attacker.$AH$178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79]" office:value-type="float" office:value="0">
            <text:p>0</text:p>
          </table:table-cell>
          <table:table-cell table:formula="of:=[$Attacker.$AG$179]" office:value-type="float" office:value="1.06451612903226">
            <text:p>1,064516129</text:p>
          </table:table-cell>
          <table:table-cell table:number-columns-repeated="2"/>
          <table:table-cell table:formula="of:=[$Victim.$AH$179]" office:value-type="float" office:value="0">
            <text:p>0</text:p>
          </table:table-cell>
          <table:table-cell table:formula="of:=[$Attacker.$AH$179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180]" office:value-type="float" office:value="0">
            <text:p>0</text:p>
          </table:table-cell>
          <table:table-cell table:formula="of:=[$Attacker.$AG$180]" office:value-type="float" office:value="1">
            <text:p>1</text:p>
          </table:table-cell>
          <table:table-cell table:number-columns-repeated="2"/>
          <table:table-cell table:formula="of:=[$Victim.$AH$180]" office:value-type="float" office:value="0">
            <text:p>0</text:p>
          </table:table-cell>
          <table:table-cell table:formula="of:=[$Attacker.$AH$180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1]" office:value-type="float" office:value="0.0645161290322581">
            <text:p>0,064516129</text:p>
          </table:table-cell>
          <table:table-cell table:formula="of:=[$Attacker.$AG$181]" office:value-type="float" office:value="1">
            <text:p>1</text:p>
          </table:table-cell>
          <table:table-cell table:number-columns-repeated="2"/>
          <table:table-cell table:formula="of:=[$Victim.$AH$181]" office:value-type="float" office:value="0.353369391938817">
            <text:p>0,3533693919</text:p>
          </table:table-cell>
          <table:table-cell table:formula="of:=[$Attacker.$AH$181]" office:value-type="float" office:value="0">
            <text:p>0</text:p>
          </table:table-cell>
          <table:table-cell table:number-columns-repeated="5"/>
        </table:table-row>
        <table:table-row table:style-name="ro6">
          <table:table-cell office:value-type="float" office:value="180">
            <text:p>180</text:p>
          </table:table-cell>
          <table:table-cell table:formula="of:=[$Victim.$AG$182]" office:value-type="float" office:value="0.0645161290322581">
            <text:p>0,064516129</text:p>
          </table:table-cell>
          <table:table-cell table:formula="of:=[$Attacker.$AG$182]" office:value-type="float" office:value="1">
            <text:p>1</text:p>
          </table:table-cell>
          <table:table-cell table:number-columns-repeated="2"/>
          <table:table-cell table:formula="of:=[$Victim.$AH$182]" office:value-type="float" office:value="0.353369391938817">
            <text:p>0,3533693919</text:p>
          </table:table-cell>
          <table:table-cell table:formula="of:=[$Attacker.$AH$182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3]" office:value-type="float" office:value="0">
            <text:p>0</text:p>
          </table:table-cell>
          <table:table-cell table:formula="of:=[$Attacker.$AG$183]" office:value-type="float" office:value="1">
            <text:p>1</text:p>
          </table:table-cell>
          <table:table-cell table:number-columns-repeated="2"/>
          <table:table-cell table:formula="of:=[$Victim.$AH$183]" office:value-type="float" office:value="0">
            <text:p>0</text:p>
          </table:table-cell>
          <table:table-cell table:formula="of:=[$Attacker.$AH$183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4]" office:value-type="float" office:value="0.0967741935483871">
            <text:p>0,0967741935</text:p>
          </table:table-cell>
          <table:table-cell table:formula="of:=[$Attacker.$AG$184]" office:value-type="float" office:value="1">
            <text:p>1</text:p>
          </table:table-cell>
          <table:table-cell table:number-columns-repeated="2"/>
          <table:table-cell table:formula="of:=[$Victim.$AH$184]" office:value-type="float" office:value="0.389775676567567">
            <text:p>0,3897756766</text:p>
          </table:table-cell>
          <table:table-cell table:formula="of:=[$Attacker.$AH$18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5]" office:value-type="float" office:value="0">
            <text:p>0</text:p>
          </table:table-cell>
          <table:table-cell table:formula="of:=[$Attacker.$AG$185]" office:value-type="float" office:value="1">
            <text:p>1</text:p>
          </table:table-cell>
          <table:table-cell table:number-columns-repeated="2"/>
          <table:table-cell table:formula="of:=[$Victim.$AH$185]" office:value-type="float" office:value="0">
            <text:p>0</text:p>
          </table:table-cell>
          <table:table-cell table:formula="of:=[$Attacker.$AH$185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6]" office:value-type="float" office:value="0">
            <text:p>0</text:p>
          </table:table-cell>
          <table:table-cell table:formula="of:=[$Attacker.$AG$186]" office:value-type="float" office:value="1.03225806451613">
            <text:p>1,0322580645</text:p>
          </table:table-cell>
          <table:table-cell table:number-columns-repeated="2"/>
          <table:table-cell table:formula="of:=[$Victim.$AH$186]" office:value-type="float" office:value="0">
            <text:p>0</text:p>
          </table:table-cell>
          <table:table-cell table:formula="of:=[$Attacker.$AH$186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87]" office:value-type="float" office:value="0.0967741935483871">
            <text:p>0,0967741935</text:p>
          </table:table-cell>
          <table:table-cell table:formula="of:=[$Attacker.$AG$187]" office:value-type="float" office:value="1">
            <text:p>1</text:p>
          </table:table-cell>
          <table:table-cell table:number-columns-repeated="2"/>
          <table:table-cell table:formula="of:=[$Victim.$AH$187]" office:value-type="float" office:value="0.389775676567567">
            <text:p>0,3897756766</text:p>
          </table:table-cell>
          <table:table-cell table:formula="of:=[$Attacker.$AH$187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188]" office:value-type="float" office:value="0">
            <text:p>0</text:p>
          </table:table-cell>
          <table:table-cell table:formula="of:=[$Attacker.$AG$188]" office:value-type="float" office:value="1.03225806451613">
            <text:p>1,0322580645</text:p>
          </table:table-cell>
          <table:table-cell table:number-columns-repeated="2"/>
          <table:table-cell table:formula="of:=[$Victim.$AH$188]" office:value-type="float" office:value="0">
            <text:p>0</text:p>
          </table:table-cell>
          <table:table-cell table:formula="of:=[$Attacker.$AH$188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89]" office:value-type="float" office:value="0.645161290322581">
            <text:p>0,6451612903</text:p>
          </table:table-cell>
          <table:table-cell table:formula="of:=[$Attacker.$AG$189]" office:value-type="float" office:value="1.58064516129032">
            <text:p>1,5806451613</text:p>
          </table:table-cell>
          <table:table-cell table:number-columns-repeated="2"/>
          <table:table-cell table:formula="of:=[$Victim.$AH$189]" office:value-type="float" office:value="3.53369391938817">
            <text:p>3,5336939194</text:p>
          </table:table-cell>
          <table:table-cell table:formula="of:=[$Attacker.$AH$189]" office:value-type="float" office:value="3.18032452744935">
            <text:p>3,1803245274</text:p>
          </table:table-cell>
          <table:table-cell table:number-columns-repeated="5"/>
        </table:table-row>
        <table:table-row table:style-name="ro6">
          <table:table-cell/>
          <table:table-cell table:formula="of:=[$Victim.$AG$190]" office:value-type="float" office:value="0.258064516129032">
            <text:p>0,2580645161</text:p>
          </table:table-cell>
          <table:table-cell table:formula="of:=[$Attacker.$AG$190]" office:value-type="float" office:value="1.19354838709677">
            <text:p>1,1935483871</text:p>
          </table:table-cell>
          <table:table-cell table:number-columns-repeated="2"/>
          <table:table-cell table:formula="of:=[$Victim.$AH$190]" office:value-type="float" office:value="0.620496260053914">
            <text:p>0,6204962601</text:p>
          </table:table-cell>
          <table:table-cell table:formula="of:=[$Attacker.$AH$190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191]" office:value-type="float" office:value="0.193548387096774">
            <text:p>0,1935483871</text:p>
          </table:table-cell>
          <table:table-cell table:formula="of:=[$Attacker.$AG$191]" office:value-type="float" office:value="1.06451612903226">
            <text:p>1,064516129</text:p>
          </table:table-cell>
          <table:table-cell table:number-columns-repeated="2"/>
          <table:table-cell table:formula="of:=[$Victim.$AH$191]" office:value-type="float" office:value="0.591300089671721">
            <text:p>0,5913000897</text:p>
          </table:table-cell>
          <table:table-cell table:formula="of:=[$Attacker.$AH$191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 office:value-type="float" office:value="190">
            <text:p>190</text:p>
          </table:table-cell>
          <table:table-cell table:formula="of:=[$Victim.$AG$192]" office:value-type="float" office:value="0.032258064516129">
            <text:p>0,0322580645</text:p>
          </table:table-cell>
          <table:table-cell table:formula="of:=[$Attacker.$AG$192]" office:value-type="float" office:value="0.967741935483871">
            <text:p>0,9677419355</text:p>
          </table:table-cell>
          <table:table-cell table:number-columns-repeated="2"/>
          <table:table-cell table:formula="of:=[$Victim.$AH$192]" office:value-type="float" office:value="0.176684695969409">
            <text:p>0,176684696</text:p>
          </table:table-cell>
          <table:table-cell table:formula="of:=[$Attacker.$AH$192]" office:value-type="float" office:value="0.176684695969408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193]" office:value-type="float" office:value="0.290322580645161">
            <text:p>0,2903225806</text:p>
          </table:table-cell>
          <table:table-cell table:formula="of:=[$Attacker.$AG$193]" office:value-type="float" office:value="1.12903225806452">
            <text:p>1,1290322581</text:p>
          </table:table-cell>
          <table:table-cell table:number-columns-repeated="2"/>
          <table:table-cell table:formula="of:=[$Victim.$AH$193]" office:value-type="float" office:value="0.681248776836867">
            <text:p>0,6812487768</text:p>
          </table:table-cell>
          <table:table-cell table:formula="of:=[$Attacker.$AH$193]" office:value-type="float" office:value="0.65951768710519">
            <text:p>0,6595176871</text:p>
          </table:table-cell>
          <table:table-cell table:number-columns-repeated="5"/>
        </table:table-row>
        <table:table-row table:style-name="ro6">
          <table:table-cell/>
          <table:table-cell table:formula="of:=[$Victim.$AG$194]" office:value-type="float" office:value="0.225806451612903">
            <text:p>0,2258064516</text:p>
          </table:table-cell>
          <table:table-cell table:formula="of:=[$Attacker.$AG$194]" office:value-type="float" office:value="1.16129032258065">
            <text:p>1,1612903226</text:p>
          </table:table-cell>
          <table:table-cell table:number-columns-repeated="2"/>
          <table:table-cell table:formula="of:=[$Victim.$AH$194]" office:value-type="float" office:value="0.606931862007315">
            <text:p>0,606931862</text:p>
          </table:table-cell>
          <table:table-cell table:formula="of:=[$Attacker.$AH$194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195]" office:value-type="float" office:value="0.387096774193548">
            <text:p>0,3870967742</text:p>
          </table:table-cell>
          <table:table-cell table:formula="of:=[$Attacker.$AG$195]" office:value-type="float" office:value="0.967741935483871">
            <text:p>0,9677419355</text:p>
          </table:table-cell>
          <table:table-cell table:number-columns-repeated="2"/>
          <table:table-cell table:formula="of:=[$Victim.$AH$195]" office:value-type="float" office:value="2.1202163516329">
            <text:p>2,1202163516</text:p>
          </table:table-cell>
          <table:table-cell table:formula="of:=[$Attacker.$AH$195]" office:value-type="float" office:value="0.176684695969408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196]" office:value-type="float" office:value="0.548387096774194">
            <text:p>0,5483870968</text:p>
          </table:table-cell>
          <table:table-cell table:formula="of:=[$Attacker.$AG$196]" office:value-type="float" office:value="0.935483870967742">
            <text:p>0,935483871</text:p>
          </table:table-cell>
          <table:table-cell table:number-columns-repeated="2"/>
          <table:table-cell table:formula="of:=[$Victim.$AH$196]" office:value-type="float" office:value="1.56243626300804">
            <text:p>1,562436263</text:p>
          </table:table-cell>
          <table:table-cell table:formula="of:=[$Attacker.$AH$196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197]" office:value-type="float" office:value="0.161290322580645">
            <text:p>0,1612903226</text:p>
          </table:table-cell>
          <table:table-cell table:formula="of:=[$Attacker.$AG$197]" office:value-type="float" office:value="1.03225806451613">
            <text:p>1,0322580645</text:p>
          </table:table-cell>
          <table:table-cell table:number-columns-repeated="2"/>
          <table:table-cell table:formula="of:=[$Victim.$AH$197]" office:value-type="float" office:value="0.514108950016427">
            <text:p>0,51410895</text:p>
          </table:table-cell>
          <table:table-cell table:formula="of:=[$Attacker.$AH$197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198]" office:value-type="float" office:value="0.774193548387097">
            <text:p>0,7741935484</text:p>
          </table:table-cell>
          <table:table-cell table:formula="of:=[$Attacker.$AG$198]" office:value-type="float" office:value="1.09677419354839">
            <text:p>1,0967741935</text:p>
          </table:table-cell>
          <table:table-cell table:number-columns-repeated="2"/>
          <table:table-cell table:formula="of:=[$Victim.$AH$198]" office:value-type="float" office:value="3.54427914705042">
            <text:p>3,5442791471</text:p>
          </table:table-cell>
          <table:table-cell table:formula="of:=[$Attacker.$AH$198]" office:value-type="float" office:value="0.530054087908225">
            <text:p>0,5300540879</text:p>
          </table:table-cell>
          <table:table-cell table:number-columns-repeated="5"/>
        </table:table-row>
        <table:table-row table:style-name="ro6">
          <table:table-cell/>
          <table:table-cell table:formula="of:=[$Victim.$AG$199]" office:value-type="float" office:value="0.0967741935483871">
            <text:p>0,0967741935</text:p>
          </table:table-cell>
          <table:table-cell table:formula="of:=[$Attacker.$AG$199]" office:value-type="float" office:value="2.19354838709677">
            <text:p>2,1935483871</text:p>
          </table:table-cell>
          <table:table-cell table:number-columns-repeated="2"/>
          <table:table-cell table:formula="of:=[$Victim.$AH$199]" office:value-type="float" office:value="0.389775676567567">
            <text:p>0,3897756766</text:p>
          </table:table-cell>
          <table:table-cell table:formula="of:=[$Attacker.$AH$199]" office:value-type="float" office:value="4.68642070474389">
            <text:p>4,6864207047</text:p>
          </table:table-cell>
          <table:table-cell table:number-columns-repeated="5"/>
        </table:table-row>
        <table:table-row table:style-name="ro6">
          <table:table-cell/>
          <table:table-cell table:formula="of:=[$Victim.$AG$200]" office:value-type="float" office:value="0.129032258064516">
            <text:p>0,1290322581</text:p>
          </table:table-cell>
          <table:table-cell table:formula="of:=[$Attacker.$AG$200]" office:value-type="float" office:value="1.03225806451613">
            <text:p>1,0322580645</text:p>
          </table:table-cell>
          <table:table-cell table:number-columns-repeated="2"/>
          <table:table-cell table:formula="of:=[$Victim.$AH$200]" office:value-type="float" office:value="0.491340200378317">
            <text:p>0,4913402004</text:p>
          </table:table-cell>
          <table:table-cell table:formula="of:=[$Attacker.$AH$200]" office:value-type="float" office:value="0.400312053096479">
            <text:p>0,4003120531</text:p>
          </table:table-cell>
          <table:table-cell table:number-columns-repeated="5"/>
        </table:table-row>
        <table:table-row table:style-name="ro6">
          <table:table-cell/>
          <table:table-cell table:formula="of:=[$Victim.$AG$201]" office:value-type="float" office:value="0.193548387096774">
            <text:p>0,1935483871</text:p>
          </table:table-cell>
          <table:table-cell table:formula="of:=[$Attacker.$AG$201]" office:value-type="float" office:value="1">
            <text:p>1</text:p>
          </table:table-cell>
          <table:table-cell table:number-columns-repeated="2"/>
          <table:table-cell table:formula="of:=[$Victim.$AH$201]" office:value-type="float" office:value="0.591300089671721">
            <text:p>0,5913000897</text:p>
          </table:table-cell>
          <table:table-cell table:formula="of:=[$Attacker.$AH$201]" office:value-type="float" office:value="0.43994134506406">
            <text:p>0,4399413451</text:p>
          </table:table-cell>
          <table:table-cell table:number-columns-repeated="5"/>
        </table:table-row>
        <table:table-row table:style-name="ro6">
          <table:table-cell office:value-type="float" office:value="200">
            <text:p>200</text:p>
          </table:table-cell>
          <table:table-cell table:formula="of:=[$Victim.$AG$202]" office:value-type="float" office:value="0">
            <text:p>0</text:p>
          </table:table-cell>
          <table:table-cell table:formula="of:=[$Attacker.$AG$202]" office:value-type="float" office:value="0.935483870967742">
            <text:p>0,935483871</text:p>
          </table:table-cell>
          <table:table-cell table:number-columns-repeated="2"/>
          <table:table-cell table:formula="of:=[$Victim.$AH$202]" office:value-type="float" office:value="0">
            <text:p>0</text:p>
          </table:table-cell>
          <table:table-cell table:formula="of:=[$Attacker.$AH$202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203]" office:value-type="float" office:value="0.129032258064516">
            <text:p>0,1290322581</text:p>
          </table:table-cell>
          <table:table-cell table:formula="of:=[$Attacker.$AG$203]" office:value-type="float" office:value="0.967741935483871">
            <text:p>0,9677419355</text:p>
          </table:table-cell>
          <table:table-cell table:number-columns-repeated="2"/>
          <table:table-cell table:formula="of:=[$Victim.$AH$203]" office:value-type="float" office:value="0.491340200378317">
            <text:p>0,4913402004</text:p>
          </table:table-cell>
          <table:table-cell table:formula="of:=[$Attacker.$AH$203]" office:value-type="float" office:value="0.474094788925776">
            <text:p>0,4740947889</text:p>
          </table:table-cell>
          <table:table-cell table:number-columns-repeated="5"/>
        </table:table-row>
        <table:table-row table:style-name="ro6">
          <table:table-cell/>
          <table:table-cell table:formula="of:=[$Victim.$AG$204]" office:value-type="float" office:value="0.709677419354839">
            <text:p>0,7096774194</text:p>
          </table:table-cell>
          <table:table-cell table:formula="of:=[$Attacker.$AG$204]" office:value-type="float" office:value="1.70967741935484">
            <text:p>1,7096774194</text:p>
          </table:table-cell>
          <table:table-cell table:number-columns-repeated="2"/>
          <table:table-cell table:formula="of:=[$Victim.$AH$204]" office:value-type="float" office:value="3.88706331132698">
            <text:p>3,8870633113</text:p>
          </table:table-cell>
          <table:table-cell table:formula="of:=[$Attacker.$AH$204]" office:value-type="float" office:value="3.20477011794059">
            <text:p>3,2047701179</text:p>
          </table:table-cell>
          <table:table-cell table:number-columns-repeated="5"/>
        </table:table-row>
        <table:table-row table:style-name="ro6">
          <table:table-cell/>
          <table:table-cell table:formula="of:=[$Victim.$AG$205]" office:value-type="float" office:value="0.193548387096774">
            <text:p>0,1935483871</text:p>
          </table:table-cell>
          <table:table-cell table:formula="of:=[$Attacker.$AG$205]" office:value-type="float" office:value="0.870967741935484">
            <text:p>0,8709677419</text:p>
          </table:table-cell>
          <table:table-cell table:number-columns-repeated="2"/>
          <table:table-cell table:formula="of:=[$Victim.$AH$205]" office:value-type="float" office:value="0.533965979266027">
            <text:p>0,5339659793</text:p>
          </table:table-cell>
          <table:table-cell table:formula="of:=[$Attacker.$AH$205]" office:value-type="float" office:value="0.335235640174621">
            <text:p>0,3352356402</text:p>
          </table:table-cell>
          <table:table-cell table:number-columns-repeated="5"/>
        </table:table-row>
        <table:table-row table:style-name="ro6">
          <table:table-cell/>
          <table:table-cell table:formula="of:=[$Victim.$AG$206]" office:value-type="float" office:value="0.129032258064516">
            <text:p>0,1290322581</text:p>
          </table:table-cell>
          <table:table-cell table:formula="of:=[$Attacker.$AG$206]" office:value-type="float" office:value="1.03225806451613">
            <text:p>1,0322580645</text:p>
          </table:table-cell>
          <table:table-cell table:number-columns-repeated="2"/>
          <table:table-cell table:formula="of:=[$Victim.$AH$206]" office:value-type="float" office:value="0.491340200378317">
            <text:p>0,4913402004</text:p>
          </table:table-cell>
          <table:table-cell table:formula="of:=[$Attacker.$AH$206]" office:value-type="float" office:value="0.594809319825348">
            <text:p>0,5948093198</text:p>
          </table:table-cell>
          <table:table-cell table:number-columns-repeated="5"/>
        </table:table-row>
        <table:table-row table:style-name="ro6">
          <table:table-cell/>
          <table:table-cell table:formula="of:=[$Victim.$AG$207]" office:value-type="float" office:value="0.193548387096774">
            <text:p>0,1935483871</text:p>
          </table:table-cell>
          <table:table-cell table:formula="of:=[$Attacker.$AG$207]" office:value-type="float" office:value="1">
            <text:p>1</text:p>
          </table:table-cell>
          <table:table-cell table:number-columns-repeated="2"/>
          <table:table-cell table:formula="of:=[$Victim.$AH$207]" office:value-type="float" office:value="0.591300089671721">
            <text:p>0,5913000897</text:p>
          </table:table-cell>
          <table:table-cell table:formula="of:=[$Attacker.$AH$207]" office:value-type="float" office:value="0.508000508000762">
            <text:p>0,508000508</text:p>
          </table:table-cell>
          <table:table-cell table:number-columns-repeated="5"/>
        </table:table-row>
        <table:table-row table:style-name="ro6">
          <table:table-cell/>
          <table:table-cell table:formula="of:=[$Victim.$AG$208]" office:value-type="float" office:value="0.0645161290322581">
            <text:p>0,064516129</text:p>
          </table:table-cell>
          <table:table-cell table:formula="of:=[$Attacker.$AG$208]" office:value-type="float" office:value="1.03333333333333">
            <text:p>1,0333333333</text:p>
          </table:table-cell>
          <table:table-cell table:number-columns-repeated="2"/>
          <table:table-cell table:formula="of:=[$Victim.$AH$208]" office:value-type="float" office:value="0.353369391938817">
            <text:p>0,3533693919</text:p>
          </table:table-cell>
          <table:table-cell table:formula="of:=[$Attacker.$AH$208]" office:value-type="float" office:value="0.622171016838255">
            <text:p>0,6221710168</text:p>
          </table:table-cell>
          <table:table-cell table:number-columns-repeated="5"/>
        </table:table-row>
        <table:table-row table:style-name="ro6">
          <table:table-cell/>
          <table:table-cell table:formula="of:=[$Victim.$AG$209]" office:value-type="float" office:value="0">
            <text:p>0</text:p>
          </table:table-cell>
          <table:table-cell table:formula="of:=[$Attacker.$AG$209]" office:value-type="float" office:value="0.966666666666667">
            <text:p>0,9666666667</text:p>
          </table:table-cell>
          <table:table-cell table:number-columns-repeated="2"/>
          <table:table-cell table:formula="of:=[$Victim.$AH$209]" office:value-type="float" office:value="0">
            <text:p>0</text:p>
          </table:table-cell>
          <table:table-cell table:formula="of:=[$Attacker.$AH$209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210]" office:value-type="float" office:value="0.709677419354839">
            <text:p>0,7096774194</text:p>
          </table:table-cell>
          <table:table-cell table:formula="of:=[$Attacker.$AG$210]" office:value-type="float" office:value="0.9">
            <text:p>0,9</text:p>
          </table:table-cell>
          <table:table-cell table:number-columns-repeated="2"/>
          <table:table-cell table:formula="of:=[$Victim.$AH$210]" office:value-type="float" office:value="2.89820354131822">
            <text:p>2,8982035413</text:p>
          </table:table-cell>
          <table:table-cell table:formula="of:=[$Attacker.$AH$210]" office:value-type="float" office:value="0.335235640174621">
            <text:p>0,3352356402</text:p>
          </table:table-cell>
          <table:table-cell table:number-columns-repeated="5"/>
        </table:table-row>
        <table:table-row table:style-name="ro6">
          <table:table-cell/>
          <table:table-cell table:formula="of:=[$Victim.$AG$211]" office:value-type="float" office:value="0.838709677419355">
            <text:p>0,8387096774</text:p>
          </table:table-cell>
          <table:table-cell table:formula="of:=[$Attacker.$AG$211]" office:value-type="float" office:value="2.3">
            <text:p>2,3</text:p>
          </table:table-cell>
          <table:table-cell table:number-columns-repeated="2"/>
          <table:table-cell table:formula="of:=[$Victim.$AH$211]" office:value-type="float" office:value="2.99566110096616">
            <text:p>2,995661101</text:p>
          </table:table-cell>
          <table:table-cell table:formula="of:=[$Attacker.$AH$211]" office:value-type="float" office:value="4.71585983963213">
            <text:p>4,7158598396</text:p>
          </table:table-cell>
          <table:table-cell table:number-columns-repeated="5"/>
        </table:table-row>
        <table:table-row table:style-name="ro6">
          <table:table-cell office:value-type="float" office:value="210">
            <text:p>210</text:p>
          </table:table-cell>
          <table:table-cell table:formula="of:=[$Victim.$AG$212]" office:value-type="float" office:value="0.129032258064516">
            <text:p>0,1290322581</text:p>
          </table:table-cell>
          <table:table-cell table:formula="of:=[$Attacker.$AG$212]" office:value-type="float" office:value="0.966666666666667">
            <text:p>0,9666666667</text:p>
          </table:table-cell>
          <table:table-cell table:number-columns-repeated="2"/>
          <table:table-cell table:formula="of:=[$Victim.$AH$212]" office:value-type="float" office:value="0.491340200378317">
            <text:p>0,4913402004</text:p>
          </table:table-cell>
          <table:table-cell table:formula="of:=[$Attacker.$AH$212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213]" office:value-type="float" office:value="0.193548387096774">
            <text:p>0,1935483871</text:p>
          </table:table-cell>
          <table:table-cell table:formula="of:=[$Attacker.$AG$213]" office:value-type="float" office:value="1.16666666666667">
            <text:p>1,1666666667</text:p>
          </table:table-cell>
          <table:table-cell table:number-columns-repeated="2"/>
          <table:table-cell table:formula="of:=[$Victim.$AH$213]" office:value-type="float" office:value="0.591300089671721">
            <text:p>0,5913000897</text:p>
          </table:table-cell>
          <table:table-cell table:formula="of:=[$Attacker.$AH$213]" office:value-type="float" office:value="0.65951768710519">
            <text:p>0,6595176871</text:p>
          </table:table-cell>
          <table:table-cell table:number-columns-repeated="5"/>
        </table:table-row>
        <table:table-row table:style-name="ro6">
          <table:table-cell/>
          <table:table-cell table:formula="of:=[$Victim.$AG$214]" office:value-type="float" office:value="0.0967741935483871">
            <text:p>0,0967741935</text:p>
          </table:table-cell>
          <table:table-cell table:formula="of:=[$Attacker.$AG$214]" office:value-type="float" office:value="0.933333333333333">
            <text:p>0,9333333333</text:p>
          </table:table-cell>
          <table:table-cell table:number-columns-repeated="2"/>
          <table:table-cell table:formula="of:=[$Victim.$AH$214]" office:value-type="float" office:value="0.389775676567567">
            <text:p>0,3897756766</text:p>
          </table:table-cell>
          <table:table-cell table:formula="of:=[$Attacker.$AH$214]" office:value-type="float" office:value="0.530054087908225">
            <text:p>0,5300540879</text:p>
          </table:table-cell>
          <table:table-cell table:number-columns-repeated="5"/>
        </table:table-row>
        <table:table-row table:style-name="ro6">
          <table:table-cell/>
          <table:table-cell table:formula="of:=[$Victim.$AG$215]" office:value-type="float" office:value="0.161290322580645">
            <text:p>0,1612903226</text:p>
          </table:table-cell>
          <table:table-cell table:formula="of:=[$Attacker.$AG$215]" office:value-type="float" office:value="0.928571428571429">
            <text:p>0,9285714286</text:p>
          </table:table-cell>
          <table:table-cell table:number-columns-repeated="2"/>
          <table:table-cell table:formula="of:=[$Victim.$AH$215]" office:value-type="float" office:value="0.722753435561551">
            <text:p>0,7227534356</text:p>
          </table:table-cell>
          <table:table-cell table:formula="of:=[$Attacker.$AH$215]" office:value-type="float" office:value="0.573431897891328">
            <text:p>0,5734318979</text:p>
          </table:table-cell>
          <table:table-cell table:number-columns-repeated="5"/>
        </table:table-row>
        <table:table-row table:style-name="ro6">
          <table:table-cell/>
          <table:table-cell table:formula="of:=[$Victim.$AG$216]" office:value-type="float" office:value="0.032258064516129">
            <text:p>0,0322580645</text:p>
          </table:table-cell>
          <table:table-cell table:formula="of:=[$Attacker.$AG$216]" office:value-type="float" office:value="0.964285714285714">
            <text:p>0,9642857143</text:p>
          </table:table-cell>
          <table:table-cell table:number-columns-repeated="2"/>
          <table:table-cell table:formula="of:=[$Victim.$AH$216]" office:value-type="float" office:value="0.176684695969408">
            <text:p>0,176684696</text:p>
          </table:table-cell>
          <table:table-cell table:formula="of:=[$Attacker.$AH$216]" office:value-type="float" office:value="0.420593703561461">
            <text:p>0,4205937036</text:p>
          </table:table-cell>
          <table:table-cell table:number-columns-repeated="5"/>
        </table:table-row>
        <table:table-row table:style-name="ro6">
          <table:table-cell/>
          <table:table-cell table:formula="of:=[$Victim.$AG$217]" office:value-type="float" office:value="0.0666666666666667">
            <text:p>0,0666666667</text:p>
          </table:table-cell>
          <table:table-cell table:formula="of:=[$Attacker.$AG$217]" office:value-type="float" office:value="0.928571428571429">
            <text:p>0,9285714286</text:p>
          </table:table-cell>
          <table:table-cell table:number-columns-repeated="2"/>
          <table:table-cell table:formula="of:=[$Victim.$AH$217]" office:value-type="float" office:value="0.353369391938817">
            <text:p>0,3533693919</text:p>
          </table:table-cell>
          <table:table-cell table:formula="of:=[$Attacker.$AH$217]" office:value-type="float" office:value="0.367798524225528">
            <text:p>0,3677985242</text:p>
          </table:table-cell>
          <table:table-cell table:number-columns-repeated="5"/>
        </table:table-row>
        <table:table-row table:style-name="ro6">
          <table:table-cell/>
          <table:table-cell table:formula="of:=[$Victim.$AG$218]" office:value-type="float" office:value="0.0666666666666667">
            <text:p>0,0666666667</text:p>
          </table:table-cell>
          <table:table-cell table:formula="of:=[$Attacker.$AG$218]" office:value-type="float" office:value="0.857142857142857">
            <text:p>0,8571428571</text:p>
          </table:table-cell>
          <table:table-cell table:number-columns-repeated="2"/>
          <table:table-cell table:formula="of:=[$Victim.$AH$218]" office:value-type="float" office:value="0.353369391938817">
            <text:p>0,3533693919</text:p>
          </table:table-cell>
          <table:table-cell table:formula="of:=[$Attacker.$AH$218]" office:value-type="float" office:value="0.418112303123088">
            <text:p>0,4181123031</text:p>
          </table:table-cell>
          <table:table-cell table:number-columns-repeated="5"/>
        </table:table-row>
        <table:table-row table:style-name="ro6">
          <table:table-cell/>
          <table:table-cell table:formula="of:=[$Victim.$AG$219]" office:value-type="float" office:value="0">
            <text:p>0</text:p>
          </table:table-cell>
          <table:table-cell table:formula="of:=[$Attacker.$AG$219]" office:value-type="float" office:value="1">
            <text:p>1</text:p>
          </table:table-cell>
          <table:table-cell table:number-columns-repeated="2"/>
          <table:table-cell table:formula="of:=[$Victim.$AH$219]" office:value-type="float" office:value="0">
            <text:p>0</text:p>
          </table:table-cell>
          <table:table-cell table:formula="of:=[$Attacker.$AH$219]" office:value-type="float" office:value="0.530054087908225">
            <text:p>0,5300540879</text:p>
          </table:table-cell>
          <table:table-cell table:number-columns-repeated="5"/>
        </table:table-row>
        <table:table-row table:style-name="ro6">
          <table:table-cell/>
          <table:table-cell table:formula="of:=[$Victim.$AG$220]" office:value-type="float" office:value="0">
            <text:p>0</text:p>
          </table:table-cell>
          <table:table-cell table:formula="of:=[$Attacker.$AG$220]" office:value-type="float" office:value="1">
            <text:p>1</text:p>
          </table:table-cell>
          <table:table-cell table:number-columns-repeated="2"/>
          <table:table-cell table:formula="of:=[$Victim.$AH$220]" office:value-type="float" office:value="0">
            <text:p>0</text:p>
          </table:table-cell>
          <table:table-cell table:formula="of:=[$Attacker.$AH$220]" office:value-type="float" office:value="0.688843758195569">
            <text:p>0,6888437582</text:p>
          </table:table-cell>
          <table:table-cell table:number-columns-repeated="5"/>
        </table:table-row>
        <table:table-row table:style-name="ro6">
          <table:table-cell/>
          <table:table-cell table:formula="of:=[$Victim.$AG$221]" office:value-type="float" office:value="0.166666666666667">
            <text:p>0,1666666667</text:p>
          </table:table-cell>
          <table:table-cell table:formula="of:=[$Attacker.$AG$221]" office:value-type="float" office:value="0.964285714285714">
            <text:p>0,9642857143</text:p>
          </table:table-cell>
          <table:table-cell table:number-columns-repeated="2"/>
          <table:table-cell table:formula="of:=[$Victim.$AH$221]" office:value-type="float" office:value="0.514108950016427">
            <text:p>0,51410895</text:p>
          </table:table-cell>
          <table:table-cell table:formula="of:=[$Attacker.$AH$221]" office:value-type="float" office:value="0.553110587080072">
            <text:p>0,5531105871</text:p>
          </table:table-cell>
          <table:table-cell table:number-columns-repeated="5"/>
        </table:table-row>
        <table:table-row table:style-name="ro6">
          <table:table-cell office:value-type="float" office:value="220">
            <text:p>220</text:p>
          </table:table-cell>
          <table:table-cell table:formula="of:=[$Victim.$AG$222]" office:value-type="float" office:value="0.166666666666667">
            <text:p>0,1666666667</text:p>
          </table:table-cell>
          <table:table-cell table:formula="of:=[$Attacker.$AG$222]" office:value-type="float" office:value="0.964285714285714">
            <text:p>0,9642857143</text:p>
          </table:table-cell>
          <table:table-cell table:number-columns-repeated="2"/>
          <table:table-cell table:formula="of:=[$Victim.$AH$222]" office:value-type="float" office:value="0.514108950016427">
            <text:p>0,51410895</text:p>
          </table:table-cell>
          <table:table-cell table:formula="of:=[$Attacker.$AH$222]" office:value-type="float" office:value="0.420593703561461">
            <text:p>0,4205937036</text:p>
          </table:table-cell>
          <table:table-cell table:number-columns-repeated="5"/>
        </table:table-row>
        <table:table-row table:style-name="ro6">
          <table:table-cell/>
          <table:table-cell table:formula="of:=[$Victim.$AG$223]" office:value-type="float" office:value="0.0666666666666667">
            <text:p>0,0666666667</text:p>
          </table:table-cell>
          <table:table-cell table:formula="of:=[$Attacker.$AG$223]" office:value-type="float" office:value="1">
            <text:p>1</text:p>
          </table:table-cell>
          <table:table-cell table:number-columns-repeated="2"/>
          <table:table-cell table:formula="of:=[$Victim.$AH$223]" office:value-type="float" office:value="0.245670100189158">
            <text:p>0,2456701002</text:p>
          </table:table-cell>
          <table:table-cell table:formula="of:=[$Attacker.$AH$223]" office:value-type="float" office:value="0.553110587080072">
            <text:p>0,5531105871</text:p>
          </table:table-cell>
          <table:table-cell table:number-columns-repeated="5"/>
        </table:table-row>
        <table:table-row table:style-name="ro6">
          <table:table-cell/>
          <table:table-cell table:formula="of:=[$Victim.$AG$224]" office:value-type="float" office:value="0.103448275862069">
            <text:p>0,1034482759</text:p>
          </table:table-cell>
          <table:table-cell table:formula="of:=[$Attacker.$AG$224]" office:value-type="float" office:value="1.07407407407407">
            <text:p>1,0740740741</text:p>
          </table:table-cell>
          <table:table-cell table:number-columns-repeated="2"/>
          <table:table-cell table:formula="of:=[$Victim.$AH$224]" office:value-type="float" office:value="0.389775676567567">
            <text:p>0,3897756766</text:p>
          </table:table-cell>
          <table:table-cell table:formula="of:=[$Attacker.$AH$224]" office:value-type="float" office:value="0.503887075864945">
            <text:p>0,5038870759</text:p>
          </table:table-cell>
          <table:table-cell table:number-columns-repeated="5"/>
        </table:table-row>
        <table:table-row table:style-name="ro6">
          <table:table-cell/>
          <table:table-cell table:formula="of:=[$Victim.$AG$225]" office:value-type="float" office:value="0.0344827586206897">
            <text:p>0,0344827586</text:p>
          </table:table-cell>
          <table:table-cell table:formula="of:=[$Attacker.$AG$225]" office:value-type="float" office:value="1">
            <text:p>1</text:p>
          </table:table-cell>
          <table:table-cell table:number-columns-repeated="2"/>
          <table:table-cell table:formula="of:=[$Victim.$AH$225]" office:value-type="float" office:value="0.176684695969409">
            <text:p>0,176684696</text:p>
          </table:table-cell>
          <table:table-cell table:formula="of:=[$Attacker.$AH$225]" office:value-type="float" office:value="0.335235640174621">
            <text:p>0,3352356402</text:p>
          </table:table-cell>
          <table:table-cell table:number-columns-repeated="5"/>
        </table:table-row>
        <table:table-row table:style-name="ro6">
          <table:table-cell/>
          <table:table-cell table:formula="of:=[$Victim.$AG$226]" office:value-type="float" office:value="0">
            <text:p>0</text:p>
          </table:table-cell>
          <table:table-cell table:formula="of:=[$Attacker.$AG$226]" office:value-type="float" office:value="1">
            <text:p>1</text:p>
          </table:table-cell>
          <table:table-cell table:number-columns-repeated="2"/>
          <table:table-cell table:formula="of:=[$Victim.$AH$226]" office:value-type="float" office:value="0">
            <text:p>0</text:p>
          </table:table-cell>
          <table:table-cell table:formula="of:=[$Attacker.$AH$226]" office:value-type="float" office:value="0.335235640174621">
            <text:p>0,3352356402</text:p>
          </table:table-cell>
          <table:table-cell table:number-columns-repeated="5"/>
        </table:table-row>
        <table:table-row table:style-name="ro6">
          <table:table-cell/>
          <table:table-cell table:formula="of:=[$Victim.$AG$227]" office:value-type="float" office:value="0">
            <text:p>0</text:p>
          </table:table-cell>
          <table:table-cell table:formula="of:=[$Attacker.$AG$227]" office:value-type="float" office:value="0.962962962962963">
            <text:p>0,962962963</text:p>
          </table:table-cell>
          <table:table-cell table:number-columns-repeated="2"/>
          <table:table-cell table:formula="of:=[$Victim.$AH$227]" office:value-type="float" office:value="0">
            <text:p>0</text:p>
          </table:table-cell>
          <table:table-cell table:formula="of:=[$Attacker.$AH$227]" office:value-type="float" office:value="0.573431897891328">
            <text:p>0,5734318979</text:p>
          </table:table-cell>
          <table:table-cell table:number-columns-repeated="5"/>
        </table:table-row>
        <table:table-row table:style-name="ro6">
          <table:table-cell/>
          <table:table-cell table:formula="of:=[$Victim.$AG$228]" office:value-type="float" office:value="0.0689655172413793">
            <text:p>0,0689655172</text:p>
          </table:table-cell>
          <table:table-cell table:formula="of:=[$Attacker.$AG$228]" office:value-type="float" office:value="1">
            <text:p>1</text:p>
          </table:table-cell>
          <table:table-cell table:number-columns-repeated="2"/>
          <table:table-cell table:formula="of:=[$Victim.$AH$228]" office:value-type="float" office:value="0.353369391938817">
            <text:p>0,3533693919</text:p>
          </table:table-cell>
          <table:table-cell table:formula="of:=[$Attacker.$AH$228]" office:value-type="float" office:value="0.553110587080072">
            <text:p>0,5531105871</text:p>
          </table:table-cell>
          <table:table-cell table:number-columns-repeated="5"/>
        </table:table-row>
        <table:table-row table:style-name="ro6">
          <table:table-cell/>
          <table:table-cell table:formula="of:=[$Victim.$AG$229]" office:value-type="float" office:value="0.107142857142857">
            <text:p>0,1071428571</text:p>
          </table:table-cell>
          <table:table-cell table:formula="of:=[$Attacker.$AG$229]" office:value-type="float" office:value="1.07407407407407">
            <text:p>1,0740740741</text:p>
          </table:table-cell>
          <table:table-cell table:number-columns-repeated="2"/>
          <table:table-cell table:formula="of:=[$Victim.$AH$229]" office:value-type="float" office:value="0.389775676567567">
            <text:p>0,3897756766</text:p>
          </table:table-cell>
          <table:table-cell table:formula="of:=[$Attacker.$AH$229]" office:value-type="float" office:value="0.435185082684904">
            <text:p>0,4351850827</text:p>
          </table:table-cell>
          <table:table-cell table:number-columns-repeated="5"/>
        </table:table-row>
        <table:table-row table:style-name="ro6">
          <table:table-cell/>
          <table:table-cell table:formula="of:=[$Victim.$AG$230]" office:value-type="float" office:value="0.178571428571429">
            <text:p>0,1785714286</text:p>
          </table:table-cell>
          <table:table-cell table:formula="of:=[$Attacker.$AG$230]" office:value-type="float" office:value="0.961538461538462">
            <text:p>0,9615384615</text:p>
          </table:table-cell>
          <table:table-cell table:number-columns-repeated="2"/>
          <table:table-cell table:formula="of:=[$Victim.$AH$230]" office:value-type="float" office:value="0.514108950016427">
            <text:p>0,51410895</text:p>
          </table:table-cell>
          <table:table-cell table:formula="of:=[$Attacker.$AH$230]" office:value-type="float" office:value="0.39507899077148">
            <text:p>0,3950789908</text:p>
          </table:table-cell>
          <table:table-cell table:number-columns-repeated="5"/>
        </table:table-row>
        <table:table-row table:style-name="ro6">
          <table:table-cell/>
          <table:table-cell table:formula="of:=[$Victim.$AG$231]" office:value-type="float" office:value="0.107142857142857">
            <text:p>0,1071428571</text:p>
          </table:table-cell>
          <table:table-cell table:formula="of:=[$Attacker.$AG$231]" office:value-type="float" office:value="0.961538461538462">
            <text:p>0,9615384615</text:p>
          </table:table-cell>
          <table:table-cell table:number-columns-repeated="2"/>
          <table:table-cell table:formula="of:=[$Victim.$AH$231]" office:value-type="float" office:value="0.389775676567567">
            <text:p>0,3897756766</text:p>
          </table:table-cell>
          <table:table-cell table:formula="of:=[$Attacker.$AH$231]" office:value-type="float" office:value="0.39507899077148">
            <text:p>0,3950789908</text:p>
          </table:table-cell>
          <table:table-cell table:number-columns-repeated="5"/>
        </table:table-row>
        <table:table-row table:style-name="ro6">
          <table:table-cell office:value-type="float" office:value="230">
            <text:p>230</text:p>
          </table:table-cell>
          <table:table-cell table:formula="of:=[$Victim.$AG$232]" office:value-type="float" office:value="0">
            <text:p>0</text:p>
          </table:table-cell>
          <table:table-cell table:formula="of:=[$Attacker.$AG$232]" office:value-type="float" office:value="0.961538461538462">
            <text:p>0,9615384615</text:p>
          </table:table-cell>
          <table:table-cell table:number-columns-repeated="2"/>
          <table:table-cell table:formula="of:=[$Victim.$AH$232]" office:value-type="float" office:value="0">
            <text:p>0</text:p>
          </table:table-cell>
          <table:table-cell table:formula="of:=[$Attacker.$AH$232]" office:value-type="float" office:value="0.39507899077148">
            <text:p>0,3950789908</text:p>
          </table:table-cell>
          <table:table-cell table:number-columns-repeated="5"/>
        </table:table-row>
        <table:table-row table:style-name="ro6">
          <table:table-cell/>
          <table:table-cell table:formula="of:=[$Victim.$AG$233]" office:value-type="float" office:value="0.0740740740740741">
            <text:p>0,0740740741</text:p>
          </table:table-cell>
          <table:table-cell table:formula="of:=[$Attacker.$AG$233]" office:value-type="float" office:value="0.923076923076923">
            <text:p>0,9230769231</text:p>
          </table:table-cell>
          <table:table-cell table:number-columns-repeated="2"/>
          <table:table-cell table:formula="of:=[$Victim.$AH$233]" office:value-type="float" office:value="0.353369391938817">
            <text:p>0,3533693919</text:p>
          </table:table-cell>
          <table:table-cell table:formula="of:=[$Attacker.$AH$233]" office:value-type="float" office:value="0.418112303123088">
            <text:p>0,4181123031</text:p>
          </table:table-cell>
          <table:table-cell table:number-columns-repeated="5"/>
        </table:table-row>
        <table:table-row table:style-name="ro6">
          <table:table-cell/>
          <table:table-cell table:formula="of:=[$Victim.$AG$234]" office:value-type="float" office:value="0.148148148148148">
            <text:p>0,1481481481</text:p>
          </table:table-cell>
          <table:table-cell table:formula="of:=[$Attacker.$AG$234]" office:value-type="float" office:value="1">
            <text:p>1</text:p>
          </table:table-cell>
          <table:table-cell table:number-columns-repeated="2"/>
          <table:table-cell table:formula="of:=[$Victim.$AH$234]" office:value-type="float" office:value="0.491340200378317">
            <text:p>0,4913402004</text:p>
          </table:table-cell>
          <table:table-cell table:formula="of:=[$Attacker.$AH$234]" office:value-type="float" office:value="0.573431897891328">
            <text:p>0,5734318979</text:p>
          </table:table-cell>
          <table:table-cell table:number-columns-repeated="5"/>
        </table:table-row>
        <table:table-row table:style-name="ro6">
          <table:table-cell/>
          <table:table-cell table:formula="of:=[$Victim.$AG$235]" office:value-type="float" office:value="0">
            <text:p>0</text:p>
          </table:table-cell>
          <table:table-cell table:formula="of:=[$Attacker.$AG$235]" office:value-type="float" office:value="1.15384615384615">
            <text:p>1,1538461538</text:p>
          </table:table-cell>
          <table:table-cell table:number-columns-repeated="2"/>
          <table:table-cell table:formula="of:=[$Victim.$AH$235]" office:value-type="float" office:value="0">
            <text:p>0</text:p>
          </table:table-cell>
          <table:table-cell table:formula="of:=[$Attacker.$AH$235]" office:value-type="float" office:value="0.782216493740783">
            <text:p>0,7822164937</text:p>
          </table:table-cell>
          <table:table-cell table:number-columns-repeated="5"/>
        </table:table-row>
        <table:table-row table:style-name="ro6">
          <table:table-cell/>
          <table:table-cell table:formula="of:=[$Victim.$AG$236]" office:value-type="float" office:value="0.148148148148148">
            <text:p>0,1481481481</text:p>
          </table:table-cell>
          <table:table-cell table:formula="of:=[$Attacker.$AG$236]" office:value-type="float" office:value="0.884615384615385">
            <text:p>0,8846153846</text:p>
          </table:table-cell>
          <table:table-cell table:number-columns-repeated="2"/>
          <table:table-cell table:formula="of:=[$Victim.$AH$236]" office:value-type="float" office:value="0.420593703561461">
            <text:p>0,4205937036</text:p>
          </table:table-cell>
          <table:table-cell table:formula="of:=[$Attacker.$AH$236]" office:value-type="float" office:value="0.437569676330662">
            <text:p>0,4375696763</text:p>
          </table:table-cell>
          <table:table-cell table:number-columns-repeated="5"/>
        </table:table-row>
        <table:table-row table:style-name="ro6">
          <table:table-cell/>
          <table:table-cell table:formula="of:=[$Victim.$AG$237]" office:value-type="float" office:value="0.0740740740740741">
            <text:p>0,0740740741</text:p>
          </table:table-cell>
          <table:table-cell table:formula="of:=[$Attacker.$AG$237]" office:value-type="float" office:value="1.07692307692308">
            <text:p>1,0769230769</text:p>
          </table:table-cell>
          <table:table-cell table:number-columns-repeated="2"/>
          <table:table-cell table:formula="of:=[$Victim.$AH$237]" office:value-type="float" office:value="0.245670100189158">
            <text:p>0,2456701002</text:p>
          </table:table-cell>
          <table:table-cell table:formula="of:=[$Attacker.$AH$237]" office:value-type="float" office:value="0.640304298105781">
            <text:p>0,6403042981</text:p>
          </table:table-cell>
          <table:table-cell table:number-columns-repeated="5"/>
        </table:table-row>
        <table:table-row table:style-name="ro6">
          <table:table-cell/>
          <table:table-cell table:formula="of:=[$Victim.$AG$238]" office:value-type="float" office:value="0.148148148148148">
            <text:p>0,1481481481</text:p>
          </table:table-cell>
          <table:table-cell table:formula="of:=[$Attacker.$AG$238]" office:value-type="float" office:value="1.04">
            <text:p>1,04</text:p>
          </table:table-cell>
          <table:table-cell table:number-columns-repeated="2"/>
          <table:table-cell table:formula="of:=[$Victim.$AH$238]" office:value-type="float" office:value="0.420593703561461">
            <text:p>0,4205937036</text:p>
          </table:table-cell>
          <table:table-cell table:formula="of:=[$Attacker.$AH$238]" office:value-type="float" office:value="0.722753435561551">
            <text:p>0,7227534356</text:p>
          </table:table-cell>
          <table:table-cell table:number-columns-repeated="5"/>
        </table:table-row>
        <table:table-row table:style-name="ro6">
          <table:table-cell/>
          <table:table-cell table:formula="of:=[$Victim.$AG$239]" office:value-type="float" office:value="0.08">
            <text:p>0,08</text:p>
          </table:table-cell>
          <table:table-cell table:formula="of:=[$Attacker.$AG$239]" office:value-type="float" office:value="0.88">
            <text:p>0,88</text:p>
          </table:table-cell>
          <table:table-cell table:number-columns-repeated="2"/>
          <table:table-cell table:formula="of:=[$Victim.$AH$239]" office:value-type="float" office:value="0.353369391938817">
            <text:p>0,3533693919</text:p>
          </table:table-cell>
          <table:table-cell table:formula="of:=[$Attacker.$AH$239]" office:value-type="float" office:value="0.520145661180552">
            <text:p>0,5201456612</text:p>
          </table:table-cell>
          <table:table-cell table:number-columns-repeated="5"/>
        </table:table-row>
        <table:table-row table:style-name="ro6">
          <table:table-cell/>
          <table:table-cell table:formula="of:=[$Victim.$AG$240]" office:value-type="float" office:value="0.08">
            <text:p>0,08</text:p>
          </table:table-cell>
          <table:table-cell table:formula="of:=[$Attacker.$AG$240]" office:value-type="float" office:value="0.84">
            <text:p>0,84</text:p>
          </table:table-cell>
          <table:table-cell table:number-columns-repeated="2"/>
          <table:table-cell table:formula="of:=[$Victim.$AH$240]" office:value-type="float" office:value="0.353369391938817">
            <text:p>0,3533693919</text:p>
          </table:table-cell>
          <table:table-cell table:formula="of:=[$Attacker.$AH$240]" office:value-type="float" office:value="0.467463766006111">
            <text:p>0,467463766</text:p>
          </table:table-cell>
          <table:table-cell table:number-columns-repeated="5"/>
        </table:table-row>
        <table:table-row table:style-name="ro6">
          <table:table-cell/>
          <table:table-cell table:formula="of:=[$Victim.$AG$241]" office:value-type="float" office:value="0.16">
            <text:p>0,16</text:p>
          </table:table-cell>
          <table:table-cell table:formula="of:=[$Attacker.$AG$241]" office:value-type="float" office:value="0.84">
            <text:p>0,84</text:p>
          </table:table-cell>
          <table:table-cell table:number-columns-repeated="2"/>
          <table:table-cell table:formula="of:=[$Victim.$AH$241]" office:value-type="float" office:value="0.491340200378317">
            <text:p>0,4913402004</text:p>
          </table:table-cell>
          <table:table-cell table:formula="of:=[$Attacker.$AH$241]" office:value-type="float" office:value="0.467463766006111">
            <text:p>0,467463766</text:p>
          </table:table-cell>
          <table:table-cell table:number-columns-repeated="5"/>
        </table:table-row>
        <table:table-row table:style-name="ro6">
          <table:table-cell office:value-type="float" office:value="240">
            <text:p>240</text:p>
          </table:table-cell>
          <table:table-cell table:formula="of:=[$Victim.$AG$242]" office:value-type="float" office:value="0.08">
            <text:p>0,08</text:p>
          </table:table-cell>
          <table:table-cell table:formula="of:=[$Attacker.$AG$242]" office:value-type="float" office:value="0.52">
            <text:p>0,52</text:p>
          </table:table-cell>
          <table:table-cell table:number-columns-repeated="2"/>
          <table:table-cell table:formula="of:=[$Victim.$AH$242]" office:value-type="float" office:value="0.353369391938817">
            <text:p>0,3533693919</text:p>
          </table:table-cell>
          <table:table-cell table:formula="of:=[$Attacker.$AH$242]" office:value-type="float" office:value="0.554988726905976">
            <text:p>0,5549887269</text:p>
          </table:table-cell>
          <table:table-cell table:number-columns-repeated="5"/>
        </table:table-row>
        <table:table-row table:style-name="ro6">
          <table:table-cell/>
          <table:table-cell table:formula="of:=[$Victim.$AG$243]" office:value-type="float" office:value="0.16">
            <text:p>0,16</text:p>
          </table:table-cell>
          <table:table-cell table:formula="of:=[$Attacker.$AG$243]" office:value-type="float" office:value="0.32">
            <text:p>0,32</text:p>
          </table:table-cell>
          <table:table-cell table:number-columns-repeated="2"/>
          <table:table-cell table:formula="of:=[$Victim.$AH$243]" office:value-type="float" office:value="0.491340200378317">
            <text:p>0,4913402004</text:p>
          </table:table-cell>
          <table:table-cell table:formula="of:=[$Attacker.$AH$243]" office:value-type="float" office:value="0.437569676330663">
            <text:p>0,4375696763</text:p>
          </table:table-cell>
          <table:table-cell table:number-columns-repeated="5"/>
        </table:table-row>
        <table:table-row table:style-name="ro6">
          <table:table-cell/>
          <table:table-cell table:formula="of:=[$Victim.$AG$244]" office:value-type="float" office:value="0">
            <text:p>0</text:p>
          </table:table-cell>
          <table:table-cell table:formula="of:=[$Attacker.$AG$244]" office:value-type="float" office:value="0.2">
            <text:p>0,2</text:p>
          </table:table-cell>
          <table:table-cell table:number-columns-repeated="2"/>
          <table:table-cell table:formula="of:=[$Victim.$AH$244]" office:value-type="float" office:value="0">
            <text:p>0</text:p>
          </table:table-cell>
          <table:table-cell table:formula="of:=[$Attacker.$AH$244]" office:value-type="float" office:value="0.367798524225528">
            <text:p>0,3677985242</text:p>
          </table:table-cell>
          <table:table-cell table:number-columns-repeated="5"/>
        </table:table-row>
        <table:table-row table:style-name="ro6">
          <table:table-cell/>
          <table:table-cell table:formula="of:=[$Victim.$AG$245]" office:value-type="float" office:value="0">
            <text:p>0</text:p>
          </table:table-cell>
          <table:table-cell table:formula="of:=[$Attacker.$AG$245]" office:value-type="float" office:value="0.08">
            <text:p>0,08</text:p>
          </table:table-cell>
          <table:table-cell table:number-columns-repeated="2"/>
          <table:table-cell table:formula="of:=[$Victim.$AH$245]" office:value-type="float" office:value="0">
            <text:p>0</text:p>
          </table:table-cell>
          <table:table-cell table:formula="of:=[$Attacker.$AH$245]" office:value-type="float" office:value="0.245670100189158">
            <text:p>0,2456701002</text:p>
          </table:table-cell>
          <table:table-cell table:number-columns-repeated="5"/>
        </table:table-row>
        <table:table-row table:style-name="ro6">
          <table:table-cell/>
          <table:table-cell table:formula="of:=[$Victim.$AG$246]" office:value-type="float" office:value="0">
            <text:p>0</text:p>
          </table:table-cell>
          <table:table-cell table:formula="of:=[$Attacker.$AG$246]" office:value-type="float" office:value="0.2">
            <text:p>0,2</text:p>
          </table:table-cell>
          <table:table-cell table:number-columns-repeated="2"/>
          <table:table-cell table:formula="of:=[$Victim.$AH$246]" office:value-type="float" office:value="0">
            <text:p>0</text:p>
          </table:table-cell>
          <table:table-cell table:formula="of:=[$Attacker.$AH$246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247]" office:value-type="float" office:value="0">
            <text:p>0</text:p>
          </table:table-cell>
          <table:table-cell table:formula="of:=[$Attacker.$AG$247]" office:value-type="float" office:value="0">
            <text:p>0</text:p>
          </table:table-cell>
          <table:table-cell table:number-columns-repeated="2"/>
          <table:table-cell table:formula="of:=[$Victim.$AH$247]" office:value-type="float" office:value="0">
            <text:p>0</text:p>
          </table:table-cell>
          <table:table-cell table:formula="of:=[$Attacker.$AH$247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48]" office:value-type="float" office:value="0">
            <text:p>0</text:p>
          </table:table-cell>
          <table:table-cell table:formula="of:=[$Attacker.$AG$248]" office:value-type="float" office:value="0.04">
            <text:p>0,04</text:p>
          </table:table-cell>
          <table:table-cell table:number-columns-repeated="2"/>
          <table:table-cell table:formula="of:=[$Victim.$AH$248]" office:value-type="float" office:value="0">
            <text:p>0</text:p>
          </table:table-cell>
          <table:table-cell table:formula="of:=[$Attacker.$AH$248]" office:value-type="float" office:value="0.176684695969408">
            <text:p>0,176684696</text:p>
          </table:table-cell>
          <table:table-cell table:number-columns-repeated="5"/>
        </table:table-row>
        <table:table-row table:style-name="ro6">
          <table:table-cell/>
          <table:table-cell table:formula="of:=[$Victim.$AG$249]" office:value-type="float" office:value="0">
            <text:p>0</text:p>
          </table:table-cell>
          <table:table-cell table:formula="of:=[$Attacker.$AG$249]" office:value-type="float" office:value="0.12">
            <text:p>0,12</text:p>
          </table:table-cell>
          <table:table-cell table:number-columns-repeated="2"/>
          <table:table-cell table:formula="of:=[$Victim.$AH$249]" office:value-type="float" office:value="0">
            <text:p>0</text:p>
          </table:table-cell>
          <table:table-cell table:formula="of:=[$Attacker.$AH$249]" office:value-type="float" office:value="0.295650044835861">
            <text:p>0,2956500448</text:p>
          </table:table-cell>
          <table:table-cell table:number-columns-repeated="5"/>
        </table:table-row>
        <table:table-row table:style-name="ro6">
          <table:table-cell/>
          <table:table-cell table:formula="of:=[$Victim.$AG$250]" office:value-type="float" office:value="0.08">
            <text:p>0,08</text:p>
          </table:table-cell>
          <table:table-cell table:formula="of:=[$Attacker.$AG$250]" office:value-type="float" office:value="0.12">
            <text:p>0,12</text:p>
          </table:table-cell>
          <table:table-cell table:number-columns-repeated="2"/>
          <table:table-cell table:formula="of:=[$Victim.$AH$250]" office:value-type="float" office:value="0.353369391938817">
            <text:p>0,3533693919</text:p>
          </table:table-cell>
          <table:table-cell table:formula="of:=[$Attacker.$AH$250]" office:value-type="float" office:value="0.295650044835861">
            <text:p>0,2956500448</text:p>
          </table:table-cell>
          <table:table-cell table:number-columns-repeated="5"/>
        </table:table-row>
        <table:table-row table:style-name="ro6">
          <table:table-cell/>
          <table:table-cell table:formula="of:=[$Victim.$AG$251]" office:value-type="float" office:value="0.16">
            <text:p>0,16</text:p>
          </table:table-cell>
          <table:table-cell table:formula="of:=[$Attacker.$AG$251]" office:value-type="float" office:value="0.166666666666667">
            <text:p>0,1666666667</text:p>
          </table:table-cell>
          <table:table-cell table:number-columns-repeated="2"/>
          <table:table-cell table:formula="of:=[$Victim.$AH$251]" office:value-type="float" office:value="0.706738783877634">
            <text:p>0,7067387839</text:p>
          </table:table-cell>
          <table:table-cell table:formula="of:=[$Attacker.$AH$251]" office:value-type="float" office:value="0.420593703561461">
            <text:p>0,4205937036</text:p>
          </table:table-cell>
          <table:table-cell table:number-columns-repeated="5"/>
        </table:table-row>
        <table:table-row table:style-name="ro6">
          <table:table-cell office:value-type="float" office:value="250">
            <text:p>250</text:p>
          </table:table-cell>
          <table:table-cell table:formula="of:=[$Victim.$AG$252]" office:value-type="float" office:value="0.16">
            <text:p>0,16</text:p>
          </table:table-cell>
          <table:table-cell table:formula="of:=[$Attacker.$AG$252]" office:value-type="float" office:value="0.434782608695652">
            <text:p>0,4347826087</text:p>
          </table:table-cell>
          <table:table-cell table:number-columns-repeated="2"/>
          <table:table-cell table:formula="of:=[$Victim.$AH$252]" office:value-type="float" office:value="0.491340200378317">
            <text:p>0,4913402004</text:p>
          </table:table-cell>
          <table:table-cell table:formula="of:=[$Attacker.$AH$252]" office:value-type="float" office:value="0.467463766006111">
            <text:p>0,467463766</text:p>
          </table:table-cell>
          <table:table-cell table:number-columns-repeated="5"/>
        </table:table-row>
        <table:table-row table:style-name="ro6">
          <table:table-cell/>
          <table:table-cell table:formula="of:=[$Victim.$AG$253]" office:value-type="float" office:value="0.24">
            <text:p>0,24</text:p>
          </table:table-cell>
          <table:table-cell table:formula="of:=[$Attacker.$AG$253]" office:value-type="float" office:value="0.565217391304348">
            <text:p>0,5652173913</text:p>
          </table:table-cell>
          <table:table-cell table:number-columns-repeated="2"/>
          <table:table-cell table:formula="of:=[$Victim.$AH$253]" office:value-type="float" office:value="0.779551353135134">
            <text:p>0,7795513531</text:p>
          </table:table-cell>
          <table:table-cell table:formula="of:=[$Attacker.$AH$253]" office:value-type="float" office:value="0.493453501315431">
            <text:p>0,4934535013</text:p>
          </table:table-cell>
          <table:table-cell table:number-columns-repeated="5"/>
        </table:table-row>
        <table:table-row table:style-name="ro6">
          <table:table-cell/>
          <table:table-cell table:formula="of:=[$Victim.$AG$254]" office:value-type="float" office:value="0.16">
            <text:p>0,16</text:p>
          </table:table-cell>
          <table:table-cell table:formula="of:=[$Attacker.$AG$254]" office:value-type="float" office:value="0.956521739130435">
            <text:p>0,9565217391</text:p>
          </table:table-cell>
          <table:table-cell table:number-columns-repeated="2"/>
          <table:table-cell table:formula="of:=[$Victim.$AH$254]" office:value-type="float" office:value="0.491340200378317">
            <text:p>0,4913402004</text:p>
          </table:table-cell>
          <table:table-cell table:formula="of:=[$Attacker.$AH$254]" office:value-type="float" office:value="0.632126385234369">
            <text:p>0,6321263852</text:p>
          </table:table-cell>
          <table:table-cell table:number-columns-repeated="5"/>
        </table:table-row>
        <table:table-row table:style-name="ro6">
          <table:table-cell/>
          <table:table-cell table:formula="of:=[$Victim.$AG$255]" office:value-type="float" office:value="0.4">
            <text:p>0,4</text:p>
          </table:table-cell>
          <table:table-cell table:formula="of:=[$Attacker.$AG$255]" office:value-type="float" office:value="0.578947368421053">
            <text:p>0,5789473684</text:p>
          </table:table-cell>
          <table:table-cell table:number-columns-repeated="2"/>
          <table:table-cell table:formula="of:=[$Victim.$AH$255]" office:value-type="float" office:value="0.893961707132324">
            <text:p>0,8939617071</text:p>
          </table:table-cell>
          <table:table-cell table:formula="of:=[$Attacker.$AH$255]" office:value-type="float" office:value="0.54170502012086">
            <text:p>0,5417050201</text:p>
          </table:table-cell>
          <table:table-cell table:number-columns-repeated="5"/>
        </table:table-row>
        <table:table-row table:style-name="ro6">
          <table:table-cell/>
          <table:table-cell table:formula="of:=[$Victim.$AG$256]" office:value-type="float" office:value="0.32">
            <text:p>0,32</text:p>
          </table:table-cell>
          <table:table-cell table:formula="of:=[$Attacker.$AG$256]" office:value-type="float" office:value="0.421052631578947">
            <text:p>0,4210526316</text:p>
          </table:table-cell>
          <table:table-cell table:number-columns-repeated="2"/>
          <table:table-cell table:formula="of:=[$Victim.$AH$256]" office:value-type="float" office:value="0.620496260053914">
            <text:p>0,6204962601</text:p>
          </table:table-cell>
          <table:table-cell table:formula="of:=[$Attacker.$AH$256]" office:value-type="float" office:value="0.437569676330663">
            <text:p>0,4375696763</text:p>
          </table:table-cell>
          <table:table-cell table:number-columns-repeated="5"/>
        </table:table-row>
        <table:table-row table:style-name="ro6">
          <table:table-cell/>
          <table:table-cell table:formula="of:=[$Victim.$AG$257]" office:value-type="float" office:value="0.52">
            <text:p>0,52</text:p>
          </table:table-cell>
          <table:table-cell table:formula="of:=[$Attacker.$AG$257]" office:value-type="float" office:value="0.631578947368421">
            <text:p>0,6315789474</text:p>
          </table:table-cell>
          <table:table-cell table:number-columns-repeated="2"/>
          <table:table-cell table:formula="of:=[$Victim.$AH$257]" office:value-type="float" office:value="0.752380889657458">
            <text:p>0,7523808897</text:p>
          </table:table-cell>
          <table:table-cell table:formula="of:=[$Attacker.$AH$257]" office:value-type="float" office:value="0.703787878363594">
            <text:p>0,7037878784</text:p>
          </table:table-cell>
          <table:table-cell table:number-columns-repeated="5"/>
        </table:table-row>
        <table:table-row table:style-name="ro6">
          <table:table-cell/>
          <table:table-cell table:formula="of:=[$Victim.$AG$258]" office:value-type="float" office:value="0.12">
            <text:p>0,12</text:p>
          </table:table-cell>
          <table:table-cell table:formula="of:=[$Attacker.$AG$258]" office:value-type="float" office:value="0.294117647058823">
            <text:p>0,2941176471</text:p>
          </table:table-cell>
          <table:table-cell table:number-columns-repeated="2"/>
          <table:table-cell table:formula="of:=[$Victim.$AH$258]" office:value-type="float" office:value="0.295650044835861">
            <text:p>0,2956500448</text:p>
          </table:table-cell>
          <table:table-cell table:formula="of:=[$Attacker.$AH$258]" office:value-type="float" office:value="0.514108950016427">
            <text:p>0,51410895</text:p>
          </table:table-cell>
          <table:table-cell table:number-columns-repeated="5"/>
        </table:table-row>
        <table:table-row table:style-name="ro6">
          <table:table-cell/>
          <table:table-cell table:formula="of:=[$Victim.$AG$259]" office:value-type="float" office:value="0.2">
            <text:p>0,2</text:p>
          </table:table-cell>
          <table:table-cell table:formula="of:=[$Attacker.$AG$259]" office:value-type="float" office:value="0.375">
            <text:p>0,375</text:p>
          </table:table-cell>
          <table:table-cell table:number-columns-repeated="2"/>
          <table:table-cell table:formula="of:=[$Victim.$AH$259]" office:value-type="float" office:value="0.514108950016427">
            <text:p>0,51410895</text:p>
          </table:table-cell>
          <table:table-cell table:formula="of:=[$Attacker.$AH$259]" office:value-type="float" office:value="0.591300089671722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260]" office:value-type="float" office:value="0.291666666666667">
            <text:p>0,2916666667</text:p>
          </table:table-cell>
          <table:table-cell table:formula="of:=[$Attacker.$AG$260]" office:value-type="float" office:value="0.428571428571429">
            <text:p>0,4285714286</text:p>
          </table:table-cell>
          <table:table-cell table:number-columns-repeated="2"/>
          <table:table-cell table:formula="of:=[$Victim.$AH$260]" office:value-type="float" office:value="0.606931862007315">
            <text:p>0,606931862</text:p>
          </table:table-cell>
          <table:table-cell table:formula="of:=[$Attacker.$AH$260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261]" office:value-type="float" office:value="0.333333333333333">
            <text:p>0,3333333333</text:p>
          </table:table-cell>
          <table:table-cell table:formula="of:=[$Attacker.$AG$261]" office:value-type="float" office:value="0.428571428571429">
            <text:p>0,4285714286</text:p>
          </table:table-cell>
          <table:table-cell table:number-columns-repeated="2"/>
          <table:table-cell table:formula="of:=[$Victim.$AH$261]" office:value-type="float" office:value="0.620496260053914">
            <text:p>0,6204962601</text:p>
          </table:table-cell>
          <table:table-cell table:formula="of:=[$Attacker.$AH$261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 office:value-type="float" office:value="260">
            <text:p>260</text:p>
          </table:table-cell>
          <table:table-cell table:formula="of:=[$Victim.$AG$262]" office:value-type="float" office:value="0.391304347826087">
            <text:p>0,3913043478</text:p>
          </table:table-cell>
          <table:table-cell table:formula="of:=[$Attacker.$AG$262]" office:value-type="float" office:value="0.428571428571429">
            <text:p>0,4285714286</text:p>
          </table:table-cell>
          <table:table-cell table:number-columns-repeated="2"/>
          <table:table-cell table:formula="of:=[$Victim.$AH$262]" office:value-type="float" office:value="0.632126385234369">
            <text:p>0,6321263852</text:p>
          </table:table-cell>
          <table:table-cell table:formula="of:=[$Attacker.$AH$262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263]" office:value-type="float" office:value="0.318181818181818">
            <text:p>0,3181818182</text:p>
          </table:table-cell>
          <table:table-cell table:formula="of:=[$Attacker.$AG$263]" office:value-type="float" office:value="0">
            <text:p>0</text:p>
          </table:table-cell>
          <table:table-cell table:number-columns-repeated="2"/>
          <table:table-cell table:formula="of:=[$Victim.$AH$263]" office:value-type="float" office:value="0.606931862007315">
            <text:p>0,606931862</text:p>
          </table:table-cell>
          <table:table-cell table:formula="of:=[$Attacker.$AH$263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64]" office:value-type="float" office:value="0.545454545454545">
            <text:p>0,5454545455</text:p>
          </table:table-cell>
          <table:table-cell table:formula="of:=[$Attacker.$AG$264]" office:value-type="float" office:value="0">
            <text:p>0</text:p>
          </table:table-cell>
          <table:table-cell table:number-columns-repeated="2"/>
          <table:table-cell table:formula="of:=[$Victim.$AH$264]" office:value-type="float" office:value="0.487086092598113">
            <text:p>0,4870860926</text:p>
          </table:table-cell>
          <table:table-cell table:formula="of:=[$Attacker.$AH$264]" office:value-type="float" office:value="0">
            <text:p>0</text:p>
          </table:table-cell>
          <table:table-cell table:number-columns-repeated="5"/>
        </table:table-row>
        <table:table-row table:style-name="ro6">
          <table:table-cell/>
          <table:table-cell table:formula="of:=[$Victim.$AG$265]" office:value-type="float" office:value="0.681818181818182">
            <text:p>0,6818181818</text:p>
          </table:table-cell>
          <table:table-cell table:formula="of:=[$Attacker.$AG$265]" office:value-type="float" office:value="0.714285714285714">
            <text:p>0,7142857143</text:p>
          </table:table-cell>
          <table:table-cell table:number-columns-repeated="2"/>
          <table:table-cell table:formula="of:=[$Victim.$AH$265]" office:value-type="float" office:value="0.560585393451057">
            <text:p>0,5605853935</text:p>
          </table:table-cell>
          <table:table-cell table:formula="of:=[$Attacker.$AH$265]" office:value-type="float" office:value="0.893961707132324">
            <text:p>0,8939617071</text:p>
          </table:table-cell>
          <table:table-cell table:number-columns-repeated="5"/>
        </table:table-row>
        <table:table-row table:style-name="ro6">
          <table:table-cell/>
          <table:table-cell table:formula="of:=[$Victim.$AG$266]" office:value-type="float" office:value="0.619047619047619">
            <text:p>0,619047619</text:p>
          </table:table-cell>
          <table:table-cell table:formula="of:=[$Attacker.$AG$266]" office:value-type="float" office:value="0.153846153846154">
            <text:p>0,1538461538</text:p>
          </table:table-cell>
          <table:table-cell table:number-columns-repeated="2"/>
          <table:table-cell table:formula="of:=[$Victim.$AH$266]" office:value-type="float" office:value="0.493453501315431">
            <text:p>0,4934535013</text:p>
          </table:table-cell>
          <table:table-cell table:formula="of:=[$Attacker.$AH$266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267]" office:value-type="float" office:value="0.523809523809524">
            <text:p>0,5238095238</text:p>
          </table:table-cell>
          <table:table-cell table:formula="of:=[$Attacker.$AG$267]" office:value-type="float" office:value="0.769230769230769">
            <text:p>0,7692307692</text:p>
          </table:table-cell>
          <table:table-cell table:number-columns-repeated="2"/>
          <table:table-cell table:formula="of:=[$Victim.$AH$267]" office:value-type="float" office:value="0.598297967451336">
            <text:p>0,5982979675</text:p>
          </table:table-cell>
          <table:table-cell table:formula="of:=[$Attacker.$AH$267]" office:value-type="float" office:value="0.735597048451057">
            <text:p>0,7355970485</text:p>
          </table:table-cell>
          <table:table-cell table:number-columns-repeated="5"/>
        </table:table-row>
        <table:table-row table:style-name="ro6">
          <table:table-cell/>
          <table:table-cell table:formula="of:=[$Victim.$AG$268]" office:value-type="float" office:value="0.555555555555556">
            <text:p>0,5555555556</text:p>
          </table:table-cell>
          <table:table-cell table:formula="of:=[$Attacker.$AG$268]" office:value-type="float" office:value="0.545454545454545">
            <text:p>0,5454545455</text:p>
          </table:table-cell>
          <table:table-cell table:number-columns-repeated="2"/>
          <table:table-cell table:formula="of:=[$Victim.$AH$268]" office:value-type="float" office:value="0.589537641370873">
            <text:p>0,5895376414</text:p>
          </table:table-cell>
          <table:table-cell table:formula="of:=[$Attacker.$AH$268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269]" office:value-type="float" office:value="1.35714285714286">
            <text:p>1,3571428571</text:p>
          </table:table-cell>
          <table:table-cell table:formula="of:=[$Attacker.$AG$269]" office:value-type="float" office:value="0.181818181818182">
            <text:p>0,1818181818</text:p>
          </table:table-cell>
          <table:table-cell table:number-columns-repeated="2"/>
          <table:table-cell table:formula="of:=[$Victim.$AH$269]" office:value-type="float" office:value="0.867975744972497">
            <text:p>0,867975745</text:p>
          </table:table-cell>
          <table:table-cell table:formula="of:=[$Attacker.$AH$269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/>
          <table:table-cell table:formula="of:=[$Victim.$AG$270]" office:value-type="float" office:value="0.75">
            <text:p>0,75</text:p>
          </table:table-cell>
          <table:table-cell table:formula="of:=[$Attacker.$AG$270]" office:value-type="float" office:value="0.545454545454545">
            <text:p>0,5454545455</text:p>
          </table:table-cell>
          <table:table-cell table:number-columns-repeated="2"/>
          <table:table-cell table:formula="of:=[$Victim.$AH$270]" office:value-type="float" office:value="0.389775676567567">
            <text:p>0,3897756766</text:p>
          </table:table-cell>
          <table:table-cell table:formula="of:=[$Attacker.$AH$270]" office:value-type="float" office:value="0.591300089671721">
            <text:p>0,5913000897</text:p>
          </table:table-cell>
          <table:table-cell table:number-columns-repeated="5"/>
        </table:table-row>
        <table:table-row table:style-name="ro6">
          <table:table-cell/>
          <table:table-cell table:formula="of:=[$Victim.$AG$271]" office:value-type="float" office:value="1">
            <text:p>1</text:p>
          </table:table-cell>
          <table:table-cell table:formula="of:=[$Attacker.$AG$271]" office:value-type="float" office:value="0.25">
            <text:p>0,25</text:p>
          </table:table-cell>
          <table:table-cell table:number-columns-repeated="2"/>
          <table:table-cell table:formula="of:=[$Victim.$AH$271]" office:value-type="float" office:value="0.353369391938817">
            <text:p>0,3533693919</text:p>
          </table:table-cell>
          <table:table-cell table:formula="of:=[$Attacker.$AH$271]" office:value-type="float" office:value="0.353369391938817">
            <text:p>0,3533693919</text:p>
          </table:table-cell>
          <table:table-cell table:number-columns-repeated="5"/>
        </table:table-row>
        <table:table-row table:style-name="ro6">
          <table:table-cell office:value-type="float" office:value="270">
            <text:p>270</text:p>
          </table:table-cell>
          <table:table-cell table:formula="of:=[$Victim.$AG$272]" office:value-type="float" office:value="2">
            <text:p>2</text:p>
          </table:table-cell>
          <table:table-cell table:formula="of:=[$Attacker.$AG$272]" office:value-type="float" office:value="0.857142857142857">
            <text:p>0,8571428571</text:p>
          </table:table-cell>
          <table:table-cell table:number-columns-repeated="2"/>
          <table:table-cell table:formula="of:=[$Victim.$AH$272]" office:value-type="float" office:value="0.353369391938817">
            <text:p>0,3533693919</text:p>
          </table:table-cell>
          <table:table-cell table:formula="of:=[$Attacker.$AH$272]" office:value-type="float" office:value="0.591300089671721">
            <text:p>0,5913000897</text:p>
          </table:table-cell>
          <table:table-cell table:number-columns-repeated="5"/>
        </table:table-row>
        <table:table-row table:style-name="ro6" table:number-rows-repeated="1048303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13: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7:29:10</dc:date>
    <meta:generator>LibreOffice/4.0.4.2$Linux_X86_64 LibreOffice_project/9e9821abd0ffdbc09cd8c52eaa574fa09eb08f2</meta:generator>
    <meta:editing-duration>PT1H25M57S</meta:editing-duration>
    <meta:editing-cycles>19</meta:editing-cycles>
    <meta:document-statistic meta:table-count="4" meta:cell-count="284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F2:Average.F272" chart:error-lower-range="Average.F2:Average.F27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F2:Average.F272" chart:error-lower-range="Average.F2:Average.F27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8cm" svg:height="13.609cm" xlink:href=".." xlink:type="simple" chart:class="chart:scatter" chart:style-name="ch1">
        <chart:title svg:x="8.313cm" svg:y="0.408cm" chart:style-name="ch2">
          <text:p>Standard Deviation - Victim</text:p>
        </chart:title>
        <chart:legend chart:legend-position="end" svg:x="18.915cm" svg:y="6.505cm" style:legend-expansion="high" chart:style-name="ch3"/>
        <chart:plot-area chart:style-name="ch4" table:cell-range-address="Average.B1:Average.B272" chart:data-source-has-labels="row" svg:x="1.452cm" svg:y="2.003cm" svg:width="16.581cm" svg:height="10.353cm">
          <chartooo:coordinate-region svg:x="2.073cm" svg:y="2.202cm" svg:width="15.68cm" svg:height="9.507cm"/>
          <chart:axis chart:dimension="x" chart:name="primary-x" chart:style-name="ch5">
            <chart:title svg:x="8.626cm" svg:y="12.628cm" chart:style-name="ch6">
              <text:p>Period of Time</text:p>
            </chart:title>
          </chart:axis>
          <chart:axis chart:dimension="y" chart:name="primary-y" chart:style-name="ch5">
            <chart:title svg:x="0.451cm" svg:y="8.625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272" chart:label-cell-address="Average.B1:Average.B1" chart:class="chart:scatter">
            <chart:error-indicator chart:error-upper-range="Average.F2:Average.F272" chart:error-lower-range="Average.F2:Average.F272" chart:style-name="ch10" chart:dimension="y"/>
            <chart:data-point chart:repeated="2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 Flow</text:p>
                <draw:g>
                  <svg:desc>Average.B1:Average.B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258064516129">
                <text:p>2.2258064516129</text:p>
                <draw:g>
                  <svg:desc>Average.B2:Average.B272</svg:desc>
                </draw:g>
              </table:table-cell>
              <table:table-cell office:value-type="float" office:value="1.49644045222493">
                <text:p>1.49644045222493</text:p>
                <draw:g>
                  <svg:desc>Average.F2:Average.F272</svg:desc>
                </draw:g>
              </table:table-cell>
              <table:table-cell office:value-type="float" office:value="1.49644045222493">
                <text:p>1.49644045222493</text:p>
                <draw:g>
                  <svg:desc>Average.F2:Average.F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1.4447868178425">
                <text:p>1.4447868178425</text:p>
              </table:table-cell>
              <table:table-cell office:value-type="float" office:value="1.4447868178425">
                <text:p>1.4447868178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911254638182293">
                <text:p>0.911254638182293</text:p>
              </table:table-cell>
              <table:table-cell office:value-type="float" office:value="0.911254638182293">
                <text:p>0.911254638182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18786791222722">
                <text:p>1.18786791222722</text:p>
              </table:table-cell>
              <table:table-cell office:value-type="float" office:value="1.18786791222722">
                <text:p>1.1878679122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41935483871">
                <text:p>3.7741935483871</text:p>
              </table:table-cell>
              <table:table-cell office:value-type="float" office:value="1.86148878016174">
                <text:p>1.86148878016174</text:p>
              </table:table-cell>
              <table:table-cell office:value-type="float" office:value="1.86148878016174">
                <text:p>1.86148878016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11838295634579">
                <text:p>1.11838295634579</text:p>
              </table:table-cell>
              <table:table-cell office:value-type="float" office:value="1.11838295634579">
                <text:p>1.11838295634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1.08341004024172">
                <text:p>1.08341004024172</text:p>
              </table:table-cell>
              <table:table-cell office:value-type="float" office:value="1.08341004024172">
                <text:p>1.08341004024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553110587080073">
                <text:p>0.553110587080073</text:p>
              </table:table-cell>
              <table:table-cell office:value-type="float" office:value="0.553110587080073">
                <text:p>0.553110587080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646772182443982">
                <text:p>0.646772182443982</text:p>
              </table:table-cell>
              <table:table-cell office:value-type="float" office:value="0.646772182443982">
                <text:p>0.64677218244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129032258064">
                <text:p>2.16129032258064</text:p>
              </table:table-cell>
              <table:table-cell office:value-type="float" office:value="1.27245696279458">
                <text:p>1.27245696279458</text:p>
              </table:table-cell>
              <table:table-cell office:value-type="float" office:value="1.27245696279458">
                <text:p>1.27245696279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37010300567475">
                <text:p>0.737010300567475</text:p>
              </table:table-cell>
              <table:table-cell office:value-type="float" office:value="0.737010300567475">
                <text:p>0.737010300567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548387096774">
                <text:p>11.3548387096774</text:p>
              </table:table-cell>
              <table:table-cell office:value-type="float" office:value="34.7094375816153">
                <text:p>34.7094375816153</text:p>
              </table:table-cell>
              <table:table-cell office:value-type="float" office:value="34.7094375816153">
                <text:p>34.7094375816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2903225806452">
                <text:p>8.12903225806452</text:p>
              </table:table-cell>
              <table:table-cell office:value-type="float" office:value="29.4155345567104">
                <text:p>29.4155345567104</text:p>
              </table:table-cell>
              <table:table-cell office:value-type="float" office:value="29.4155345567104">
                <text:p>29.4155345567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8709677419355">
                <text:p>4.38709677419355</text:p>
              </table:table-cell>
              <table:table-cell office:value-type="float" office:value="21.2172744887879">
                <text:p>21.2172744887879</text:p>
              </table:table-cell>
              <table:table-cell office:value-type="float" office:value="21.2172744887879">
                <text:p>21.2172744887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1935483870968">
                <text:p>53.1935483870968</text:p>
              </table:table-cell>
              <table:table-cell office:value-type="float" office:value="53.0401061613049">
                <text:p>53.0401061613049</text:p>
              </table:table-cell>
              <table:table-cell office:value-type="float" office:value="53.0401061613049">
                <text:p>53.0401061613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1290322580645">
                <text:p>37.1290322580645</text:p>
              </table:table-cell>
              <table:table-cell office:value-type="float" office:value="47.5596345081346">
                <text:p>47.5596345081346</text:p>
              </table:table-cell>
              <table:table-cell office:value-type="float" office:value="47.5596345081346">
                <text:p>47.5596345081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7096774193548">
                <text:p>3.87096774193548</text:p>
              </table:table-cell>
              <table:table-cell office:value-type="float" office:value="16.4919177379824">
                <text:p>16.4919177379824</text:p>
              </table:table-cell>
              <table:table-cell office:value-type="float" office:value="16.4919177379824">
                <text:p>16.4919177379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21.0546091409222">
                <text:p>21.0546091409222</text:p>
              </table:table-cell>
              <table:table-cell office:value-type="float" office:value="21.0546091409222">
                <text:p>21.0546091409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1.15770054483396">
                <text:p>1.15770054483396</text:p>
              </table:table-cell>
              <table:table-cell office:value-type="float" office:value="1.15770054483396">
                <text:p>1.15770054483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.22070244699513">
                <text:p>1.22070244699513</text:p>
              </table:table-cell>
              <table:table-cell office:value-type="float" office:value="1.22070244699513">
                <text:p>1.22070244699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5161290322581">
                <text:p>2.45161290322581</text:p>
              </table:table-cell>
              <table:table-cell office:value-type="float" office:value="1.31587600350781">
                <text:p>1.31587600350781</text:p>
              </table:table-cell>
              <table:table-cell office:value-type="float" office:value="1.31587600350781">
                <text:p>1.31587600350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9354838709677">
                <text:p>8.19354838709677</text:p>
              </table:table-cell>
              <table:table-cell office:value-type="float" office:value="15.1240448481959">
                <text:p>15.1240448481959</text:p>
              </table:table-cell>
              <table:table-cell office:value-type="float" office:value="15.1240448481959">
                <text:p>15.1240448481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3870967741935">
                <text:p>8.83870967741935</text:p>
              </table:table-cell>
              <table:table-cell office:value-type="float" office:value="15.1702101420654">
                <text:p>15.1702101420654</text:p>
              </table:table-cell>
              <table:table-cell office:value-type="float" office:value="15.1702101420654">
                <text:p>15.170210142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58064516129">
                <text:p>10.258064516129</text:p>
              </table:table-cell>
              <table:table-cell office:value-type="float" office:value="19.2420368815434">
                <text:p>19.2420368815434</text:p>
              </table:table-cell>
              <table:table-cell office:value-type="float" office:value="19.2420368815434">
                <text:p>19.2420368815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9354838709677">
                <text:p>29.9354838709677</text:p>
              </table:table-cell>
              <table:table-cell office:value-type="float" office:value="26.5450748531515">
                <text:p>26.5450748531515</text:p>
              </table:table-cell>
              <table:table-cell office:value-type="float" office:value="26.5450748531515">
                <text:p>26.5450748531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290322580645">
                <text:p>3.61290322580645</text:p>
              </table:table-cell>
              <table:table-cell office:value-type="float" office:value="12.2492328116705">
                <text:p>12.2492328116705</text:p>
              </table:table-cell>
              <table:table-cell office:value-type="float" office:value="12.2492328116705">
                <text:p>12.2492328116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2903225806452">
                <text:p>2.12903225806452</text:p>
              </table:table-cell>
              <table:table-cell office:value-type="float" office:value="9.63776823143358">
                <text:p>9.63776823143358</text:p>
              </table:table-cell>
              <table:table-cell office:value-type="float" office:value="9.63776823143358">
                <text:p>9.63776823143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735597048451057">
                <text:p>0.735597048451057</text:p>
              </table:table-cell>
              <table:table-cell office:value-type="float" office:value="0.735597048451057">
                <text:p>0.735597048451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33965979266027">
                <text:p>0.533965979266027</text:p>
              </table:table-cell>
              <table:table-cell office:value-type="float" office:value="0.533965979266027">
                <text:p>0.533965979266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1.31270902899199">
                <text:p>1.31270902899199</text:p>
              </table:table-cell>
              <table:table-cell office:value-type="float" office:value="1.31270902899199">
                <text:p>1.31270902899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794098943554269">
                <text:p>0.794098943554269</text:p>
              </table:table-cell>
              <table:table-cell office:value-type="float" office:value="0.794098943554269">
                <text:p>0.794098943554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801922767397165">
                <text:p>0.801922767397165</text:p>
              </table:table-cell>
              <table:table-cell office:value-type="float" office:value="0.801922767397165">
                <text:p>0.801922767397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790157981542961">
                <text:p>0.790157981542961</text:p>
              </table:table-cell>
              <table:table-cell office:value-type="float" office:value="0.790157981542961">
                <text:p>0.7901579815429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893961707132324">
                <text:p>0.893961707132324</text:p>
              </table:table-cell>
              <table:table-cell office:value-type="float" office:value="0.893961707132324">
                <text:p>0.893961707132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681248776836867">
                <text:p>0.681248776836867</text:p>
              </table:table-cell>
              <table:table-cell office:value-type="float" office:value="0.681248776836867">
                <text:p>0.681248776836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606931862007315">
                <text:p>0.606931862007315</text:p>
              </table:table-cell>
              <table:table-cell office:value-type="float" office:value="0.606931862007315">
                <text:p>0.606931862007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1.2895158768585">
                <text:p>1.2895158768585</text:p>
              </table:table-cell>
              <table:table-cell office:value-type="float" office:value="1.2895158768585">
                <text:p>1.2895158768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979498480689612">
                <text:p>0.979498480689612</text:p>
              </table:table-cell>
              <table:table-cell office:value-type="float" office:value="0.979498480689612">
                <text:p>0.9794984806896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836224606246176">
                <text:p>0.836224606246176</text:p>
              </table:table-cell>
              <table:table-cell office:value-type="float" office:value="0.836224606246176">
                <text:p>0.836224606246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3.44059138734797">
                <text:p>3.44059138734797</text:p>
              </table:table-cell>
              <table:table-cell office:value-type="float" office:value="3.44059138734797">
                <text:p>3.44059138734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2.74136616480392">
                <text:p>2.74136616480392</text:p>
              </table:table-cell>
              <table:table-cell office:value-type="float" office:value="2.74136616480392">
                <text:p>2.74136616480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3.44391665327026">
                <text:p>3.44391665327026</text:p>
              </table:table-cell>
              <table:table-cell office:value-type="float" office:value="3.44391665327026">
                <text:p>3.44391665327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4193548387097">
                <text:p>6.74193548387097</text:p>
              </table:table-cell>
              <table:table-cell office:value-type="float" office:value="6.33967406272942">
                <text:p>6.33967406272942</text:p>
              </table:table-cell>
              <table:table-cell office:value-type="float" office:value="6.33967406272942">
                <text:p>6.339674062729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0322580645161">
                <text:p>3.90322580645161</text:p>
              </table:table-cell>
              <table:table-cell office:value-type="float" office:value="5.59005360185321">
                <text:p>5.59005360185321</text:p>
              </table:table-cell>
              <table:table-cell office:value-type="float" office:value="5.59005360185321">
                <text:p>5.59005360185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53556519166605">
                <text:p>1.53556519166605</text:p>
              </table:table-cell>
              <table:table-cell office:value-type="float" office:value="1.53556519166605">
                <text:p>1.53556519166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4.41028029953874">
                <text:p>4.41028029953874</text:p>
              </table:table-cell>
              <table:table-cell office:value-type="float" office:value="4.41028029953874">
                <text:p>4.410280299538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2.82327180477949">
                <text:p>2.82327180477949</text:p>
              </table:table-cell>
              <table:table-cell office:value-type="float" office:value="2.82327180477949">
                <text:p>2.82327180477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4516129032258">
                <text:p>2.64516129032258</text:p>
              </table:table-cell>
              <table:table-cell office:value-type="float" office:value="5.7784269937737">
                <text:p>5.7784269937737</text:p>
              </table:table-cell>
              <table:table-cell office:value-type="float" office:value="5.7784269937737">
                <text:p>5.7784269937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806451612903">
                <text:p>2.25806451612903</text:p>
              </table:table-cell>
              <table:table-cell office:value-type="float" office:value="3.35979782355911">
                <text:p>3.35979782355911</text:p>
              </table:table-cell>
              <table:table-cell office:value-type="float" office:value="3.35979782355911">
                <text:p>3.35979782355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741935483871">
                <text:p>10.7741935483871</text:p>
              </table:table-cell>
              <table:table-cell office:value-type="float" office:value="9.13945603456247">
                <text:p>9.13945603456247</text:p>
              </table:table-cell>
              <table:table-cell office:value-type="float" office:value="9.13945603456247">
                <text:p>9.13945603456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1935483870968">
                <text:p>5.41935483870968</text:p>
              </table:table-cell>
              <table:table-cell office:value-type="float" office:value="6.96893657620169">
                <text:p>6.96893657620169</text:p>
              </table:table-cell>
              <table:table-cell office:value-type="float" office:value="6.96893657620169">
                <text:p>6.96893657620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5.50394806741707">
                <text:p>5.50394806741707</text:p>
              </table:table-cell>
              <table:table-cell office:value-type="float" office:value="5.50394806741707">
                <text:p>5.50394806741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934927532012222">
                <text:p>0.934927532012222</text:p>
              </table:table-cell>
              <table:table-cell office:value-type="float" office:value="0.934927532012222">
                <text:p>0.93492753201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735597048451057">
                <text:p>0.735597048451057</text:p>
              </table:table-cell>
              <table:table-cell office:value-type="float" office:value="0.735597048451057">
                <text:p>0.735597048451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934927532012222">
                <text:p>0.934927532012222</text:p>
              </table:table-cell>
              <table:table-cell office:value-type="float" office:value="0.934927532012222">
                <text:p>0.934927532012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335235640174621">
                <text:p>0.335235640174621</text:p>
              </table:table-cell>
              <table:table-cell office:value-type="float" office:value="0.335235640174621">
                <text:p>0.335235640174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39507899077148">
                <text:p>0.39507899077148</text:p>
              </table:table-cell>
              <table:table-cell office:value-type="float" office:value="0.39507899077148">
                <text:p>0.39507899077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478464418522301">
                <text:p>0.478464418522301</text:p>
              </table:table-cell>
              <table:table-cell office:value-type="float" office:value="0.478464418522301">
                <text:p>0.478464418522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0.437569676330663">
                <text:p>0.437569676330663</text:p>
              </table:table-cell>
              <table:table-cell office:value-type="float" office:value="0.437569676330663">
                <text:p>0.437569676330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367798524225528">
                <text:p>0.367798524225528</text:p>
              </table:table-cell>
              <table:table-cell office:value-type="float" office:value="0.367798524225528">
                <text:p>0.367798524225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615444646075449">
                <text:p>0.615444646075449</text:p>
              </table:table-cell>
              <table:table-cell office:value-type="float" office:value="0.615444646075449">
                <text:p>0.615444646075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295650044835861">
                <text:p>0.295650044835861</text:p>
              </table:table-cell>
              <table:table-cell office:value-type="float" office:value="0.295650044835861">
                <text:p>0.295650044835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836224606246176">
                <text:p>0.836224606246176</text:p>
              </table:table-cell>
              <table:table-cell office:value-type="float" office:value="0.836224606246176">
                <text:p>0.836224606246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735597048451057">
                <text:p>0.735597048451057</text:p>
              </table:table-cell>
              <table:table-cell office:value-type="float" office:value="0.735597048451057">
                <text:p>0.735597048451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76684695969408">
                <text:p>1.76684695969408</text:p>
              </table:table-cell>
              <table:table-cell office:value-type="float" office:value="1.76684695969408">
                <text:p>1.76684695969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3.14578157655094">
                <text:p>3.14578157655094</text:p>
              </table:table-cell>
              <table:table-cell office:value-type="float" office:value="3.14578157655094">
                <text:p>3.145781576550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1612903225806">
                <text:p>1.51612903225806</text:p>
              </table:table-cell>
              <table:table-cell office:value-type="float" office:value="4.5922161895688">
                <text:p>4.5922161895688</text:p>
              </table:table-cell>
              <table:table-cell office:value-type="float" office:value="4.5922161895688">
                <text:p>4.5922161895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7.14820076617525">
                <text:p>7.14820076617525</text:p>
              </table:table-cell>
              <table:table-cell office:value-type="float" office:value="7.14820076617525">
                <text:p>7.14820076617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16129032258065">
                <text:p>5.16129032258065</text:p>
              </table:table-cell>
              <table:table-cell office:value-type="float" office:value="6.00052026880653">
                <text:p>6.00052026880653</text:p>
              </table:table-cell>
              <table:table-cell office:value-type="float" office:value="6.00052026880653">
                <text:p>6.000520268806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1935483871">
                <text:p>11.741935483871</text:p>
              </table:table-cell>
              <table:table-cell office:value-type="float" office:value="10.1344756279692">
                <text:p>10.1344756279692</text:p>
              </table:table-cell>
              <table:table-cell office:value-type="float" office:value="10.1344756279692">
                <text:p>10.1344756279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3225806451613">
                <text:p>7.03225806451613</text:p>
              </table:table-cell>
              <table:table-cell office:value-type="float" office:value="10.0946612238215">
                <text:p>10.0946612238215</text:p>
              </table:table-cell>
              <table:table-cell office:value-type="float" office:value="10.0946612238215">
                <text:p>10.0946612238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8.02700955612686">
                <text:p>8.02700955612686</text:p>
              </table:table-cell>
              <table:table-cell office:value-type="float" office:value="8.02700955612686">
                <text:p>8.027009556126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10.8690052789767">
                <text:p>10.8690052789767</text:p>
              </table:table-cell>
              <table:table-cell office:value-type="float" office:value="10.8690052789767">
                <text:p>10.8690052789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93936901797168">
                <text:p>0.93936901797168</text:p>
              </table:table-cell>
              <table:table-cell office:value-type="float" office:value="0.93936901797168">
                <text:p>0.93936901797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7.77787357686736">
                <text:p>7.77787357686736</text:p>
              </table:table-cell>
              <table:table-cell office:value-type="float" office:value="7.77787357686736">
                <text:p>7.77787357686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6.35868558855932">
                <text:p>6.35868558855932</text:p>
              </table:table-cell>
              <table:table-cell office:value-type="float" office:value="6.35868558855932">
                <text:p>6.35868558855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25433690936926">
                <text:p>1.25433690936926</text:p>
              </table:table-cell>
              <table:table-cell office:value-type="float" office:value="1.25433690936926">
                <text:p>1.254336909369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706738783877634">
                <text:p>0.706738783877634</text:p>
              </table:table-cell>
              <table:table-cell office:value-type="float" office:value="0.706738783877634">
                <text:p>0.706738783877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5.36532203517208">
                <text:p>5.36532203517208</text:p>
              </table:table-cell>
              <table:table-cell office:value-type="float" office:value="5.36532203517208">
                <text:p>5.36532203517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93936901797168">
                <text:p>0.93936901797168</text:p>
              </table:table-cell>
              <table:table-cell office:value-type="float" office:value="0.93936901797168">
                <text:p>0.93936901797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3548387096774">
                <text:p>1.93548387096774</text:p>
              </table:table-cell>
              <table:table-cell office:value-type="float" office:value="5.75822264172508">
                <text:p>5.75822264172508</text:p>
              </table:table-cell>
              <table:table-cell office:value-type="float" office:value="5.75822264172508">
                <text:p>5.75822264172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69960514481542">
                <text:p>1.69960514481542</text:p>
              </table:table-cell>
              <table:table-cell office:value-type="float" office:value="1.69960514481542">
                <text:p>1.69960514481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791473815895826">
                <text:p>0.791473815895826</text:p>
              </table:table-cell>
              <table:table-cell office:value-type="float" office:value="0.791473815895826">
                <text:p>0.7914738158958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295650044835861">
                <text:p>0.295650044835861</text:p>
              </table:table-cell>
              <table:table-cell office:value-type="float" office:value="0.295650044835861">
                <text:p>0.295650044835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716971315190092">
                <text:p>0.716971315190092</text:p>
              </table:table-cell>
              <table:table-cell office:value-type="float" office:value="0.716971315190092">
                <text:p>0.716971315190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.79605302026775">
                <text:p>1.79605302026775</text:p>
              </table:table-cell>
              <table:table-cell office:value-type="float" office:value="1.79605302026775">
                <text:p>1.796053020267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0402913223611">
                <text:p>1.0402913223611</text:p>
              </table:table-cell>
              <table:table-cell office:value-type="float" office:value="1.0402913223611">
                <text:p>1.0402913223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703787878363594">
                <text:p>0.703787878363594</text:p>
              </table:table-cell>
              <table:table-cell office:value-type="float" office:value="0.703787878363594">
                <text:p>0.7037878783635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1.18523697231444">
                <text:p>1.18523697231444</text:p>
              </table:table-cell>
              <table:table-cell office:value-type="float" office:value="1.18523697231444">
                <text:p>1.18523697231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.09867008812428">
                <text:p>1.09867008812428</text:p>
              </table:table-cell>
              <table:table-cell office:value-type="float" office:value="1.09867008812428">
                <text:p>1.09867008812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81105404485396">
                <text:p>1.81105404485396</text:p>
              </table:table-cell>
              <table:table-cell office:value-type="float" office:value="1.81105404485396">
                <text:p>1.811054044853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81105404485396">
                <text:p>1.81105404485396</text:p>
              </table:table-cell>
              <table:table-cell office:value-type="float" office:value="1.81105404485396">
                <text:p>1.81105404485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76684695969408">
                <text:p>1.76684695969408</text:p>
              </table:table-cell>
              <table:table-cell office:value-type="float" office:value="1.76684695969408">
                <text:p>1.766846959694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81105404485396">
                <text:p>1.81105404485396</text:p>
              </table:table-cell>
              <table:table-cell office:value-type="float" office:value="1.81105404485396">
                <text:p>1.811054044853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627168454684632">
                <text:p>0.627168454684632</text:p>
              </table:table-cell>
              <table:table-cell office:value-type="float" office:value="0.627168454684632">
                <text:p>0.627168454684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2.47358574357172">
                <text:p>2.47358574357172</text:p>
              </table:table-cell>
              <table:table-cell office:value-type="float" office:value="2.47358574357172">
                <text:p>2.47358574357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2.47190245944104">
                <text:p>2.47190245944104</text:p>
              </table:table-cell>
              <table:table-cell office:value-type="float" office:value="2.47190245944104">
                <text:p>2.47190245944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.53369391938817">
                <text:p>3.53369391938817</text:p>
              </table:table-cell>
              <table:table-cell office:value-type="float" office:value="3.53369391938817">
                <text:p>3.533693919388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20496260053914">
                <text:p>0.620496260053914</text:p>
              </table:table-cell>
              <table:table-cell office:value-type="float" office:value="0.620496260053914">
                <text:p>0.6204962600539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681248776836867">
                <text:p>0.681248776836867</text:p>
              </table:table-cell>
              <table:table-cell office:value-type="float" office:value="0.681248776836867">
                <text:p>0.6812487768368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606931862007315">
                <text:p>0.606931862007315</text:p>
              </table:table-cell>
              <table:table-cell office:value-type="float" office:value="0.606931862007315">
                <text:p>0.6069318620073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2.1202163516329">
                <text:p>2.1202163516329</text:p>
              </table:table-cell>
              <table:table-cell office:value-type="float" office:value="2.1202163516329">
                <text:p>2.12021635163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.56243626300804">
                <text:p>1.56243626300804</text:p>
              </table:table-cell>
              <table:table-cell office:value-type="float" office:value="1.56243626300804">
                <text:p>1.562436263008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3.54427914705042">
                <text:p>3.54427914705042</text:p>
              </table:table-cell>
              <table:table-cell office:value-type="float" office:value="3.54427914705042">
                <text:p>3.54427914705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3.88706331132698">
                <text:p>3.88706331132698</text:p>
              </table:table-cell>
              <table:table-cell office:value-type="float" office:value="3.88706331132698">
                <text:p>3.887063311326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33965979266027">
                <text:p>0.533965979266027</text:p>
              </table:table-cell>
              <table:table-cell office:value-type="float" office:value="0.533965979266027">
                <text:p>0.5339659792660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2.89820354131822">
                <text:p>2.89820354131822</text:p>
              </table:table-cell>
              <table:table-cell office:value-type="float" office:value="2.89820354131822">
                <text:p>2.898203541318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2.99566110096616">
                <text:p>2.99566110096616</text:p>
              </table:table-cell>
              <table:table-cell office:value-type="float" office:value="2.99566110096616">
                <text:p>2.995661100966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722753435561551">
                <text:p>0.722753435561551</text:p>
              </table:table-cell>
              <table:table-cell office:value-type="float" office:value="0.722753435561551">
                <text:p>0.7227534355615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420593703561461">
                <text:p>0.420593703561461</text:p>
              </table:table-cell>
              <table:table-cell office:value-type="float" office:value="0.420593703561461">
                <text:p>0.4205937035614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420593703561461">
                <text:p>0.420593703561461</text:p>
              </table:table-cell>
              <table:table-cell office:value-type="float" office:value="0.420593703561461">
                <text:p>0.4205937035614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">
                <text:p>0.08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">
                <text:p>0.08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">
                <text:p>0.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">
                <text:p>0.08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">
                <text:p>0.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">
                <text:p>0.08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706738783877634">
                <text:p>0.706738783877634</text:p>
              </table:table-cell>
              <table:table-cell office:value-type="float" office:value="0.706738783877634">
                <text:p>0.706738783877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">
                <text:p>0.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">
                <text:p>0.24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">
                <text:p>0.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">
                <text:p>0.4</text:p>
              </table:table-cell>
              <table:table-cell office:value-type="float" office:value="0.893961707132324">
                <text:p>0.893961707132324</text:p>
              </table:table-cell>
              <table:table-cell office:value-type="float" office:value="0.893961707132324">
                <text:p>0.8939617071323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">
                <text:p>0.32</text:p>
              </table:table-cell>
              <table:table-cell office:value-type="float" office:value="0.620496260053914">
                <text:p>0.620496260053914</text:p>
              </table:table-cell>
              <table:table-cell office:value-type="float" office:value="0.620496260053914">
                <text:p>0.6204962600539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2">
                <text:p>0.52</text:p>
              </table:table-cell>
              <table:table-cell office:value-type="float" office:value="0.752380889657458">
                <text:p>0.752380889657458</text:p>
              </table:table-cell>
              <table:table-cell office:value-type="float" office:value="0.752380889657458">
                <text:p>0.7523808896574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">
                <text:p>0.12</text:p>
              </table:table-cell>
              <table:table-cell office:value-type="float" office:value="0.295650044835861">
                <text:p>0.295650044835861</text:p>
              </table:table-cell>
              <table:table-cell office:value-type="float" office:value="0.295650044835861">
                <text:p>0.2956500448358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">
                <text:p>0.2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606931862007315">
                <text:p>0.606931862007315</text:p>
              </table:table-cell>
              <table:table-cell office:value-type="float" office:value="0.606931862007315">
                <text:p>0.6069318620073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20496260053914">
                <text:p>0.620496260053914</text:p>
              </table:table-cell>
              <table:table-cell office:value-type="float" office:value="0.620496260053914">
                <text:p>0.6204962600539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632126385234369">
                <text:p>0.632126385234369</text:p>
              </table:table-cell>
              <table:table-cell office:value-type="float" office:value="0.632126385234369">
                <text:p>0.6321263852343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606931862007315">
                <text:p>0.606931862007315</text:p>
              </table:table-cell>
              <table:table-cell office:value-type="float" office:value="0.606931862007315">
                <text:p>0.6069318620073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87086092598113">
                <text:p>0.487086092598113</text:p>
              </table:table-cell>
              <table:table-cell office:value-type="float" office:value="0.487086092598113">
                <text:p>0.487086092598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560585393451057">
                <text:p>0.560585393451057</text:p>
              </table:table-cell>
              <table:table-cell office:value-type="float" office:value="0.560585393451057">
                <text:p>0.560585393451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493453501315431">
                <text:p>0.493453501315431</text:p>
              </table:table-cell>
              <table:table-cell office:value-type="float" office:value="0.493453501315431">
                <text:p>0.4934535013154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98297967451336">
                <text:p>0.598297967451336</text:p>
              </table:table-cell>
              <table:table-cell office:value-type="float" office:value="0.598297967451336">
                <text:p>0.598297967451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89537641370873">
                <text:p>0.589537641370873</text:p>
              </table:table-cell>
              <table:table-cell office:value-type="float" office:value="0.589537641370873">
                <text:p>0.5895376413708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0.867975744972497">
                <text:p>0.867975744972497</text:p>
              </table:table-cell>
              <table:table-cell office:value-type="float" office:value="0.867975744972497">
                <text:p>0.8679757449724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5">
                <text:p>0.75</text:p>
              </table:table-cell>
              <table:table-cell office:value-type="float" office:value="0.389775676567567">
                <text:p>0.389775676567567</text:p>
              </table:table-cell>
              <table:table-cell office:value-type="float" office:value="0.389775676567567">
                <text:p>0.3897756765675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6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91cm" svg:height="14.451cm" xlink:href=".." xlink:type="simple" chart:class="chart:line" chart:style-name="ch1">
        <chart:legend svg:x="12.116cm" svg:y="2.138cm" style:legend-expansion="custom" chartooo:width="8.469cm" chartooo:height="3.637cm" style:legend-expansion-aspect-ratio="2.32856750068738" chart:style-name="ch2"/>
        <chart:plot-area chart:style-name="ch3" table:cell-range-address="Average.A1:Average.D272" chart:data-source-has-labels="both" svg:x="1.348cm" svg:y="1.269cm" svg:width="19.779cm" svg:height="11.621cm">
          <chartooo:coordinate-region svg:x="1.969cm" svg:y="1.468cm" svg:width="19.018cm" svg:height="10.498cm"/>
          <chart:axis chart:dimension="x" chart:name="primary-x" chart:style-name="ch4" chartooo:axis-type="auto">
            <chartooo:date-scale/>
            <chart:title svg:x="9.507cm" svg:y="13.179cm" chart:style-name="ch5">
              <text:p>Time in seconds</text:p>
            </chart:title>
            <chart:categories table:cell-range-address="Average.A2:Average.A272"/>
          </chart:axis>
          <chart:axis chart:dimension="y" chart:name="primary-y" chart:style-name="ch6">
            <chart:title svg:x="0.217cm" svg:y="9.06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B2:Average.B272" chart:label-cell-address="Average.B1:Average.B1" chart:class="chart:line">
            <chart:data-point chart:repeated="271"/>
          </chart:series>
          <chart:series chart:style-name="ch10" chart:values-cell-range-address="Average.C2:Average.C272" chart:label-cell-address="Average.C1:Average.C1" chart:class="chart:line">
            <chart:data-point chart:repeated="271"/>
          </chart:series>
          <chart:series chart:style-name="ch11" chart:values-cell-range-address="Average.D2:Average.D272" chart:label-cell-address="Average.D1:Average.D1" chart:class="chart:line">
            <chart:data-point chart:repeated="2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 Flow</text:p>
                <draw:g>
                  <svg:desc>Average.B1:Average.B1</svg:desc>
                </draw:g>
              </table:table-cell>
              <table:table-cell office:value-type="string">
                <text:p>Attacker Flow</text:p>
                <draw:g>
                  <svg:desc>Average.C1:Average.C1</svg:desc>
                </draw:g>
              </table:table-cell>
              <table:table-cell office:value-type="string">
                <text:p>End of 1°/Begin of 2° Attack</text:p>
                <draw:g>
                  <svg:desc>Average.D1:Averag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verage.A2:Average.A272</svg:desc>
                </draw:g>
              </table:table-cell>
              <table:table-cell office:value-type="float" office:value="2.2258064516129">
                <text:p>2.2258064516129</text:p>
                <draw:g>
                  <svg:desc>Average.B2:Average.B272</svg:desc>
                </draw:g>
              </table:table-cell>
              <table:table-cell office:value-type="float" office:value="2.35483870967742">
                <text:p>2.35483870967742</text:p>
                <draw:g>
                  <svg:desc>Average.C2:Average.C272</svg:desc>
                </draw:g>
              </table:table-cell>
              <table:table-cell office:value-type="float" office:value="NaN">
                <text:p>NaN</text:p>
                <draw:g>
                  <svg:desc>Average.D2:Average.D27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741935483871">
                <text:p>3.7741935483871</text:p>
              </table:table-cell>
              <table:table-cell office:value-type="float" office:value="5.87096774193548">
                <text:p>5.87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6129032258064">
                <text:p>2.16129032258064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548387096774">
                <text:p>11.35483870967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2903225806452">
                <text:p>8.129032258064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8709677419355">
                <text:p>4.38709677419355</text:p>
              </table:table-cell>
              <table:table-cell office:value-type="float" office:value="3.90322580645161">
                <text:p>3.90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1935483870968">
                <text:p>53.1935483870968</text:p>
              </table:table-cell>
              <table:table-cell office:value-type="float" office:value="47.6129032258064">
                <text:p>47.612903225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.1290322580645">
                <text:p>37.1290322580645</text:p>
              </table:table-cell>
              <table:table-cell office:value-type="float" office:value="59.4838709677419">
                <text:p>59.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7096774193548">
                <text:p>3.87096774193548</text:p>
              </table:table-cell>
              <table:table-cell office:value-type="float" office:value="8.06451612903226">
                <text:p>8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4.09677419354839">
                <text:p>4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8064516129032">
                <text:p>2.58064516129032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2.54838709677419">
                <text:p>2.5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45161290322581">
                <text:p>2.45161290322581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9354838709677">
                <text:p>8.19354838709677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3870967741935">
                <text:p>8.83870967741935</text:p>
              </table:table-cell>
              <table:table-cell office:value-type="float" office:value="4.80645161290323">
                <text:p>4.8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58064516129">
                <text:p>10.25806451612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354838709677">
                <text:p>29.9354838709677</text:p>
              </table:table-cell>
              <table:table-cell office:value-type="float" office:value="39.5161290322581">
                <text:p>39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1290322580645">
                <text:p>3.61290322580645</text:p>
              </table:table-cell>
              <table:table-cell office:value-type="float" office:value="8.29032258064516">
                <text:p>8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2903225806452">
                <text:p>2.12903225806452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4193548387097">
                <text:p>6.74193548387097</text:p>
              </table:table-cell>
              <table:table-cell office:value-type="float" office:value="6.96774193548387">
                <text:p>6.967741935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0322580645161">
                <text:p>3.90322580645161</text:p>
              </table:table-cell>
              <table:table-cell office:value-type="float" office:value="6.38709677419355">
                <text:p>6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2.64516129032258">
                <text:p>2.6451612903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6774193548387">
                <text:p>2.96774193548387</text:p>
              </table:table-cell>
              <table:table-cell office:value-type="float" office:value="1.96774193548387">
                <text:p>1.967741935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4516129032258">
                <text:p>2.64516129032258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806451612903">
                <text:p>2.258064516129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741935483871">
                <text:p>10.7741935483871</text:p>
              </table:table-cell>
              <table:table-cell office:value-type="float" office:value="11.0645161290323">
                <text:p>11.0645161290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935483870968">
                <text:p>5.41935483870968</text:p>
              </table:table-cell>
              <table:table-cell office:value-type="float" office:value="6.12903225806452">
                <text:p>6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612903225806">
                <text:p>1.51612903225806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129032258065">
                <text:p>5.16129032258065</text:p>
              </table:table-cell>
              <table:table-cell office:value-type="float" office:value="8.70967741935484">
                <text:p>8.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41935483871">
                <text:p>11.741935483871</text:p>
              </table:table-cell>
              <table:table-cell office:value-type="float" office:value="16.5806451612903">
                <text:p>16.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3225806451613">
                <text:p>7.03225806451613</text:p>
              </table:table-cell>
              <table:table-cell office:value-type="float" office:value="9.2258064516129">
                <text:p>9.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5.90322580645161">
                <text:p>5.90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16129032258064">
                <text:p>3.16129032258064</text:p>
              </table:table-cell>
              <table:table-cell office:value-type="float" office:value="3.96774193548387">
                <text:p>3.96774193548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93548387096774">
                <text:p>1.93548387096774</text:p>
              </table:table-cell>
              <table:table-cell office:value-type="float" office:value="2.54838709677419">
                <text:p>2.54838709677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58064516129032">
                <text:p>1.5806451612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9354838709677">
                <text:p>0.419354838709677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.58064516129032">
                <text:p>1.5806451612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2.19354838709677">
                <text:p>2.1935483870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1.70967741935484">
                <text:p>1.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1.07407407407407">
                <text:p>1.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1.07407407407407">
                <text:p>1.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884615384615385">
                <text:p>0.8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8">
                <text:p>0.0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">
                <text:p>0.52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 chart:error-upper-indicator="true" chart:error-lower-indicator="true" chart:error-category="cell-range" chart:error-upper-range="Average.G2:Average.G272" chart:error-lower-range="Average.G2:Average.G272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Average.G2:Average.G272" chart:error-lower-range="Average.G2:Average.G27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2cm" svg:height="11.875cm" xlink:href=".." xlink:type="simple" chart:class="chart:scatter" chart:style-name="ch1">
        <chart:title svg:x="8.022cm" svg:y="0.373cm" chart:style-name="ch2">
          <text:p>Standard Deviation - Attacker</text:p>
        </chart:title>
        <chart:legend chart:legend-position="end" svg:x="18.411cm" svg:y="5.638cm" style:legend-expansion="high" chart:style-name="ch3"/>
        <chart:plot-area chart:style-name="ch4" table:cell-range-address="Average.C1:Average.C272" chart:data-source-has-labels="row" svg:x="1.448cm" svg:y="1.863cm" svg:width="16.089cm" svg:height="8.794cm">
          <chartooo:coordinate-region svg:x="2.069cm" svg:y="2.062cm" svg:width="15.188cm" svg:height="7.948cm"/>
          <chart:axis chart:dimension="x" chart:name="primary-x" chart:style-name="ch5">
            <chart:title svg:x="8.562cm" svg:y="10.894cm" chart:style-name="ch6">
              <text:p>Time period</text:p>
            </chart:title>
          </chart:axis>
          <chart:axis chart:dimension="y" chart:name="primary-y" chart:style-name="ch5">
            <chart:title svg:x="0.451cm" svg:y="7.706cm" chart:style-name="ch7">
              <text:p>Number of Packets</text:p>
            </chart:title>
            <chart:grid chart:style-name="ch8" chart:class="major"/>
          </chart:axis>
          <chart:series chart:style-name="ch9" chart:values-cell-range-address="Average.C2:Average.C272" chart:label-cell-address="Average.C1:Average.C1" chart:class="chart:scatter">
            <chart:error-indicator chart:error-upper-range="Average.G2:Average.G272" chart:error-lower-range="Average.G2:Average.G272" chart:style-name="ch10" chart:dimension="y"/>
            <chart:data-point chart:repeated="2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 Flow</text:p>
                <draw:g>
                  <svg:desc>Average.C1:Average.C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483870967742">
                <text:p>2.35483870967742</text:p>
                <draw:g>
                  <svg:desc>Average.C2:Average.C272</svg:desc>
                </draw:g>
              </table:table-cell>
              <table:table-cell office:value-type="float" office:value="0.899762947160087">
                <text:p>0.899762947160087</text:p>
                <draw:g>
                  <svg:desc>Average.G2:Average.G272</svg:desc>
                </draw:g>
              </table:table-cell>
              <table:table-cell office:value-type="float" office:value="0.899762947160087">
                <text:p>0.899762947160087</text:p>
                <draw:g>
                  <svg:desc>Average.G2:Average.G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665798949695171">
                <text:p>0.665798949695171</text:p>
              </table:table-cell>
              <table:table-cell office:value-type="float" office:value="0.665798949695171">
                <text:p>0.665798949695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418112303123088">
                <text:p>0.418112303123088</text:p>
              </table:table-cell>
              <table:table-cell office:value-type="float" office:value="0.418112303123088">
                <text:p>0.418112303123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964510734692004">
                <text:p>0.964510734692004</text:p>
              </table:table-cell>
              <table:table-cell office:value-type="float" office:value="0.964510734692004">
                <text:p>0.964510734692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7096774193548">
                <text:p>5.87096774193548</text:p>
              </table:table-cell>
              <table:table-cell office:value-type="float" office:value="1.36173360769067">
                <text:p>1.36173360769067</text:p>
              </table:table-cell>
              <table:table-cell office:value-type="float" office:value="1.36173360769067">
                <text:p>1.36173360769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0.737010300567475">
                <text:p>0.737010300567475</text:p>
              </table:table-cell>
              <table:table-cell office:value-type="float" office:value="0.737010300567475">
                <text:p>0.737010300567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309408485375014">
                <text:p>0.309408485375014</text:p>
              </table:table-cell>
              <table:table-cell office:value-type="float" office:value="0.309408485375014">
                <text:p>0.309408485375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0322580645161">
                <text:p>3.90322580645161</text:p>
              </table:table-cell>
              <table:table-cell office:value-type="float" office:value="21.3788482122984">
                <text:p>21.3788482122984</text:p>
              </table:table-cell>
              <table:table-cell office:value-type="float" office:value="21.3788482122984">
                <text:p>21.3788482122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6129032258064">
                <text:p>47.6129032258064</text:p>
              </table:table-cell>
              <table:table-cell office:value-type="float" office:value="47.1241855713691">
                <text:p>47.1241855713691</text:p>
              </table:table-cell>
              <table:table-cell office:value-type="float" office:value="47.1241855713691">
                <text:p>47.12418557136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4838709677419">
                <text:p>59.4838709677419</text:p>
              </table:table-cell>
              <table:table-cell office:value-type="float" office:value="47.1297939926519">
                <text:p>47.1297939926519</text:p>
              </table:table-cell>
              <table:table-cell office:value-type="float" office:value="47.1297939926519">
                <text:p>47.1297939926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6451612903226">
                <text:p>8.06451612903226</text:p>
              </table:table-cell>
              <table:table-cell office:value-type="float" office:value="26.5754379490766">
                <text:p>26.5754379490766</text:p>
              </table:table-cell>
              <table:table-cell office:value-type="float" office:value="26.5754379490766">
                <text:p>26.5754379490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09677419354839">
                <text:p>4.09677419354839</text:p>
              </table:table-cell>
              <table:table-cell office:value-type="float" office:value="16.6003397530518">
                <text:p>16.6003397530518</text:p>
              </table:table-cell>
              <table:table-cell office:value-type="float" office:value="16.6003397530518">
                <text:p>16.6003397530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4838709677419">
                <text:p>2.54838709677419</text:p>
              </table:table-cell>
              <table:table-cell office:value-type="float" office:value="1.13133405914517">
                <text:p>1.13133405914517</text:p>
              </table:table-cell>
              <table:table-cell office:value-type="float" office:value="1.13133405914517">
                <text:p>1.13133405914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0.893961707132324">
                <text:p>0.893961707132324</text:p>
              </table:table-cell>
              <table:table-cell office:value-type="float" office:value="0.893961707132324">
                <text:p>0.893961707132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0.968816607592336">
                <text:p>0.968816607592336</text:p>
              </table:table-cell>
              <table:table-cell office:value-type="float" office:value="0.968816607592336">
                <text:p>0.968816607592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0645161290323">
                <text:p>4.80645161290323</text:p>
              </table:table-cell>
              <table:table-cell office:value-type="float" office:value="3.315840328841">
                <text:p>3.315840328841</text:p>
              </table:table-cell>
              <table:table-cell office:value-type="float" office:value="3.315840328841">
                <text:p>3.315840328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4.2262819026685">
                <text:p>14.2262819026685</text:p>
              </table:table-cell>
              <table:table-cell office:value-type="float" office:value="14.2262819026685">
                <text:p>14.2262819026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.5161290322581">
                <text:p>39.5161290322581</text:p>
              </table:table-cell>
              <table:table-cell office:value-type="float" office:value="23.7104454560703">
                <text:p>23.7104454560703</text:p>
              </table:table-cell>
              <table:table-cell office:value-type="float" office:value="23.7104454560703">
                <text:p>23.7104454560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29032258064516">
                <text:p>8.29032258064516</text:p>
              </table:table-cell>
              <table:table-cell office:value-type="float" office:value="16.768237155864">
                <text:p>16.768237155864</text:p>
              </table:table-cell>
              <table:table-cell office:value-type="float" office:value="16.768237155864">
                <text:p>16.768237155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1935483870968">
                <text:p>2.41935483870968</text:p>
              </table:table-cell>
              <table:table-cell office:value-type="float" office:value="7.78656491221605">
                <text:p>7.78656491221605</text:p>
              </table:table-cell>
              <table:table-cell office:value-type="float" office:value="7.78656491221605">
                <text:p>7.78656491221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9677419354839">
                <text:p>3.09677419354839</text:p>
              </table:table-cell>
              <table:table-cell office:value-type="float" office:value="9.59285634313259">
                <text:p>9.59285634313259</text:p>
              </table:table-cell>
              <table:table-cell office:value-type="float" office:value="9.59285634313259">
                <text:p>9.5928563431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1.11838295634579">
                <text:p>1.11838295634579</text:p>
              </table:table-cell>
              <table:table-cell office:value-type="float" office:value="1.11838295634579">
                <text:p>1.11838295634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0.790157981542961">
                <text:p>0.790157981542961</text:p>
              </table:table-cell>
              <table:table-cell office:value-type="float" office:value="0.790157981542961">
                <text:p>0.790157981542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0.705264874486304">
                <text:p>0.705264874486304</text:p>
              </table:table-cell>
              <table:table-cell office:value-type="float" office:value="0.705264874486304">
                <text:p>0.705264874486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0.836224606246176">
                <text:p>0.836224606246176</text:p>
              </table:table-cell>
              <table:table-cell office:value-type="float" office:value="0.836224606246176">
                <text:p>0.836224606246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0.627168454684632">
                <text:p>0.627168454684632</text:p>
              </table:table-cell>
              <table:table-cell office:value-type="float" office:value="0.627168454684632">
                <text:p>0.627168454684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2.47358574357172">
                <text:p>2.47358574357172</text:p>
              </table:table-cell>
              <table:table-cell office:value-type="float" office:value="2.47358574357172">
                <text:p>2.47358574357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96774193548387">
                <text:p>6.96774193548387</text:p>
              </table:table-cell>
              <table:table-cell office:value-type="float" office:value="6.84616149088006">
                <text:p>6.84616149088006</text:p>
              </table:table-cell>
              <table:table-cell office:value-type="float" office:value="6.84616149088006">
                <text:p>6.84616149088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38709677419355">
                <text:p>6.38709677419355</text:p>
              </table:table-cell>
              <table:table-cell office:value-type="float" office:value="6.84707340050661">
                <text:p>6.84707340050661</text:p>
              </table:table-cell>
              <table:table-cell office:value-type="float" office:value="6.84707340050661">
                <text:p>6.84707340050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4516129032258">
                <text:p>2.64516129032258</text:p>
              </table:table-cell>
              <table:table-cell office:value-type="float" office:value="4.00442003449877">
                <text:p>4.00442003449877</text:p>
              </table:table-cell>
              <table:table-cell office:value-type="float" office:value="4.00442003449877">
                <text:p>4.004420034498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774193548387">
                <text:p>1.96774193548387</text:p>
              </table:table-cell>
              <table:table-cell office:value-type="float" office:value="3.44059138734797">
                <text:p>3.44059138734797</text:p>
              </table:table-cell>
              <table:table-cell office:value-type="float" office:value="3.44059138734797">
                <text:p>3.44059138734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0.944891517153343">
                <text:p>0.944891517153343</text:p>
              </table:table-cell>
              <table:table-cell office:value-type="float" office:value="0.944891517153343">
                <text:p>0.944891517153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3.22290191817771">
                <text:p>3.22290191817771</text:p>
              </table:table-cell>
              <table:table-cell office:value-type="float" office:value="3.22290191817771">
                <text:p>3.22290191817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645161290323">
                <text:p>11.0645161290323</text:p>
              </table:table-cell>
              <table:table-cell office:value-type="float" office:value="8.76185090134966">
                <text:p>8.76185090134966</text:p>
              </table:table-cell>
              <table:table-cell office:value-type="float" office:value="8.76185090134966">
                <text:p>8.76185090134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2903225806452">
                <text:p>6.12903225806452</text:p>
              </table:table-cell>
              <table:table-cell office:value-type="float" office:value="7.93010570439199">
                <text:p>7.93010570439199</text:p>
              </table:table-cell>
              <table:table-cell office:value-type="float" office:value="7.93010570439199">
                <text:p>7.93010570439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870967741935">
                <text:p>2.83870967741935</text:p>
              </table:table-cell>
              <table:table-cell office:value-type="float" office:value="5.34063409424537">
                <text:p>5.34063409424537</text:p>
              </table:table-cell>
              <table:table-cell office:value-type="float" office:value="5.34063409424537">
                <text:p>5.34063409424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3.33524052272589">
                <text:p>3.33524052272589</text:p>
              </table:table-cell>
              <table:table-cell office:value-type="float" office:value="3.33524052272589">
                <text:p>3.33524052272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578850272416979">
                <text:p>0.578850272416979</text:p>
              </table:table-cell>
              <table:table-cell office:value-type="float" office:value="0.578850272416979">
                <text:p>0.578850272416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549335044062142">
                <text:p>0.549335044062142</text:p>
              </table:table-cell>
              <table:table-cell office:value-type="float" office:value="0.549335044062142">
                <text:p>0.549335044062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367798524225528">
                <text:p>0.367798524225528</text:p>
              </table:table-cell>
              <table:table-cell office:value-type="float" office:value="0.367798524225528">
                <text:p>0.367798524225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497653181307791">
                <text:p>0.497653181307791</text:p>
              </table:table-cell>
              <table:table-cell office:value-type="float" office:value="0.497653181307791">
                <text:p>0.497653181307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367798524225528">
                <text:p>0.367798524225528</text:p>
              </table:table-cell>
              <table:table-cell office:value-type="float" office:value="0.367798524225528">
                <text:p>0.367798524225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735597048451057">
                <text:p>0.735597048451057</text:p>
              </table:table-cell>
              <table:table-cell office:value-type="float" office:value="0.735597048451057">
                <text:p>0.735597048451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934927532012222">
                <text:p>0.934927532012222</text:p>
              </table:table-cell>
              <table:table-cell office:value-type="float" office:value="0.934927532012222">
                <text:p>0.93492753201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.13225346934092">
                <text:p>1.13225346934092</text:p>
              </table:table-cell>
              <table:table-cell office:value-type="float" office:value="1.13225346934092">
                <text:p>1.13225346934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706738783877634">
                <text:p>0.706738783877634</text:p>
              </table:table-cell>
              <table:table-cell office:value-type="float" office:value="0.706738783877634">
                <text:p>0.706738783877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.71037861535758">
                <text:p>3.71037861535758</text:p>
              </table:table-cell>
              <table:table-cell office:value-type="float" office:value="3.71037861535758">
                <text:p>3.710378615357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0.3748675756001">
                <text:p>10.3748675756001</text:p>
              </table:table-cell>
              <table:table-cell office:value-type="float" office:value="10.3748675756001">
                <text:p>10.3748675756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70967741935484">
                <text:p>8.70967741935484</text:p>
              </table:table-cell>
              <table:table-cell office:value-type="float" office:value="8.40197192056759">
                <text:p>8.40197192056759</text:p>
              </table:table-cell>
              <table:table-cell office:value-type="float" office:value="8.40197192056759">
                <text:p>8.401971920567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5806451612903">
                <text:p>16.5806451612903</text:p>
              </table:table-cell>
              <table:table-cell office:value-type="float" office:value="9.56058505953172">
                <text:p>9.56058505953172</text:p>
              </table:table-cell>
              <table:table-cell office:value-type="float" office:value="9.56058505953172">
                <text:p>9.56058505953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2258064516129">
                <text:p>9.2258064516129</text:p>
              </table:table-cell>
              <table:table-cell office:value-type="float" office:value="10.727443484096">
                <text:p>10.727443484096</text:p>
              </table:table-cell>
              <table:table-cell office:value-type="float" office:value="10.727443484096">
                <text:p>10.7274434840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90322580645161">
                <text:p>5.90322580645161</text:p>
              </table:table-cell>
              <table:table-cell office:value-type="float" office:value="9.33379167399442">
                <text:p>9.33379167399442</text:p>
              </table:table-cell>
              <table:table-cell office:value-type="float" office:value="9.33379167399442">
                <text:p>9.33379167399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6774193548387">
                <text:p>3.96774193548387</text:p>
              </table:table-cell>
              <table:table-cell office:value-type="float" office:value="8.14182301440647">
                <text:p>8.14182301440647</text:p>
              </table:table-cell>
              <table:table-cell office:value-type="float" office:value="8.14182301440647">
                <text:p>8.14182301440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0.968816607592336">
                <text:p>0.968816607592336</text:p>
              </table:table-cell>
              <table:table-cell office:value-type="float" office:value="0.968816607592336">
                <text:p>0.968816607592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6">
                <text:p>0.491340200378316</text:p>
              </table:table-cell>
              <table:table-cell office:value-type="float" office:value="0.491340200378316">
                <text:p>0.491340200378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10.664986426802">
                <text:p>10.664986426802</text:p>
              </table:table-cell>
              <table:table-cell office:value-type="float" office:value="10.664986426802">
                <text:p>10.6649864268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779551353135134">
                <text:p>0.779551353135134</text:p>
              </table:table-cell>
              <table:table-cell office:value-type="float" office:value="0.779551353135134">
                <text:p>0.779551353135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0.807096516335277">
                <text:p>0.807096516335277</text:p>
              </table:table-cell>
              <table:table-cell office:value-type="float" office:value="0.807096516335277">
                <text:p>0.8070965163352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4.9578871670592">
                <text:p>4.9578871670592</text:p>
              </table:table-cell>
              <table:table-cell office:value-type="float" office:value="4.9578871670592">
                <text:p>4.9578871670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25433690936926">
                <text:p>1.25433690936926</text:p>
              </table:table-cell>
              <table:table-cell office:value-type="float" office:value="1.25433690936926">
                <text:p>1.254336909369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8709677419355">
                <text:p>1.38709677419355</text:p>
              </table:table-cell>
              <table:table-cell office:value-type="float" office:value="1.06793195853206">
                <text:p>1.06793195853206</text:p>
              </table:table-cell>
              <table:table-cell office:value-type="float" office:value="1.06793195853206">
                <text:p>1.067931958532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4838709677419">
                <text:p>2.54838709677419</text:p>
              </table:table-cell>
              <table:table-cell office:value-type="float" office:value="5.19825472993128">
                <text:p>5.19825472993128</text:p>
              </table:table-cell>
              <table:table-cell office:value-type="float" office:value="5.19825472993128">
                <text:p>5.19825472993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2.90358420726854">
                <text:p>2.90358420726854</text:p>
              </table:table-cell>
              <table:table-cell office:value-type="float" office:value="2.90358420726854">
                <text:p>2.903584207268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706738783877634">
                <text:p>0.706738783877634</text:p>
              </table:table-cell>
              <table:table-cell office:value-type="float" office:value="0.706738783877634">
                <text:p>0.706738783877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734181075918777">
                <text:p>0.734181075918777</text:p>
              </table:table-cell>
              <table:table-cell office:value-type="float" office:value="0.734181075918777">
                <text:p>0.7341810759187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8064516129032">
                <text:p>1.58064516129032</text:p>
              </table:table-cell>
              <table:table-cell office:value-type="float" office:value="2.2255726852465">
                <text:p>2.2255726852465</text:p>
              </table:table-cell>
              <table:table-cell office:value-type="float" office:value="2.2255726852465">
                <text:p>2.22557268524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6">
                <text:p>0.491340200378316</text:p>
              </table:table-cell>
              <table:table-cell office:value-type="float" office:value="0.491340200378316">
                <text:p>0.491340200378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10245209617">
                <text:p>1.10245209617</text:p>
              </table:table-cell>
              <table:table-cell office:value-type="float" office:value="1.10245209617">
                <text:p>1.10245209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6">
                <text:p>0.491340200378316</text:p>
              </table:table-cell>
              <table:table-cell office:value-type="float" office:value="0.491340200378316">
                <text:p>0.491340200378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1.85869165043715">
                <text:p>1.85869165043715</text:p>
              </table:table-cell>
              <table:table-cell office:value-type="float" office:value="1.85869165043715">
                <text:p>1.858691650437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0.627168454684632">
                <text:p>0.627168454684632</text:p>
              </table:table-cell>
              <table:table-cell office:value-type="float" office:value="0.627168454684632">
                <text:p>0.62716845468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435185082684904">
                <text:p>0.435185082684904</text:p>
              </table:table-cell>
              <table:table-cell office:value-type="float" office:value="0.435185082684904">
                <text:p>0.435185082684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9">
                <text:p>0.176684695969409</text:p>
              </table:table-cell>
              <table:table-cell office:value-type="float" office:value="0.176684695969409">
                <text:p>0.1766846959694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2.48826590653895">
                <text:p>2.48826590653895</text:p>
              </table:table-cell>
              <table:table-cell office:value-type="float" office:value="2.48826590653895">
                <text:p>2.48826590653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81105404485396">
                <text:p>1.81105404485396</text:p>
              </table:table-cell>
              <table:table-cell office:value-type="float" office:value="1.81105404485396">
                <text:p>1.81105404485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0.670471280349243">
                <text:p>0.670471280349243</text:p>
              </table:table-cell>
              <table:table-cell office:value-type="float" office:value="0.670471280349243">
                <text:p>0.6704712803492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2.47358574357172">
                <text:p>2.47358574357172</text:p>
              </table:table-cell>
              <table:table-cell office:value-type="float" office:value="2.47358574357172">
                <text:p>2.47358574357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2.45670100189158">
                <text:p>2.45670100189158</text:p>
              </table:table-cell>
              <table:table-cell office:value-type="float" office:value="2.45670100189158">
                <text:p>2.456701001891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0.824949151777059">
                <text:p>0.824949151777059</text:p>
              </table:table-cell>
              <table:table-cell office:value-type="float" office:value="0.824949151777059">
                <text:p>0.824949151777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491340200378317">
                <text:p>0.491340200378317</text:p>
              </table:table-cell>
              <table:table-cell office:value-type="float" office:value="0.491340200378317">
                <text:p>0.4913402003783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0.681248776836867">
                <text:p>0.681248776836867</text:p>
              </table:table-cell>
              <table:table-cell office:value-type="float" office:value="0.681248776836867">
                <text:p>0.6812487768368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8064516129032">
                <text:p>1.58064516129032</text:p>
              </table:table-cell>
              <table:table-cell office:value-type="float" office:value="3.18032452744935">
                <text:p>3.18032452744935</text:p>
              </table:table-cell>
              <table:table-cell office:value-type="float" office:value="3.18032452744935">
                <text:p>3.180324527449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0.65951768710519">
                <text:p>0.65951768710519</text:p>
              </table:table-cell>
              <table:table-cell office:value-type="float" office:value="0.65951768710519">
                <text:p>0.65951768710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9354838709677">
                <text:p>2.19354838709677</text:p>
              </table:table-cell>
              <table:table-cell office:value-type="float" office:value="4.68642070474389">
                <text:p>4.68642070474389</text:p>
              </table:table-cell>
              <table:table-cell office:value-type="float" office:value="4.68642070474389">
                <text:p>4.686420704743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400312053096479">
                <text:p>0.400312053096479</text:p>
              </table:table-cell>
              <table:table-cell office:value-type="float" office:value="0.400312053096479">
                <text:p>0.4003120530964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43994134506406">
                <text:p>0.43994134506406</text:p>
              </table:table-cell>
              <table:table-cell office:value-type="float" office:value="0.43994134506406">
                <text:p>0.439941345064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474094788925776">
                <text:p>0.474094788925776</text:p>
              </table:table-cell>
              <table:table-cell office:value-type="float" office:value="0.474094788925776">
                <text:p>0.4740947889257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0967741935484">
                <text:p>1.70967741935484</text:p>
              </table:table-cell>
              <table:table-cell office:value-type="float" office:value="3.20477011794059">
                <text:p>3.20477011794059</text:p>
              </table:table-cell>
              <table:table-cell office:value-type="float" office:value="3.20477011794059">
                <text:p>3.20477011794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335235640174621">
                <text:p>0.335235640174621</text:p>
              </table:table-cell>
              <table:table-cell office:value-type="float" office:value="0.335235640174621">
                <text:p>0.3352356401746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594809319825348">
                <text:p>0.594809319825348</text:p>
              </table:table-cell>
              <table:table-cell office:value-type="float" office:value="0.594809319825348">
                <text:p>0.5948093198253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508000508000762">
                <text:p>0.508000508000762</text:p>
              </table:table-cell>
              <table:table-cell office:value-type="float" office:value="0.508000508000762">
                <text:p>0.508000508000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622171016838255">
                <text:p>0.622171016838255</text:p>
              </table:table-cell>
              <table:table-cell office:value-type="float" office:value="0.622171016838255">
                <text:p>0.6221710168382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">
                <text:p>0.9</text:p>
              </table:table-cell>
              <table:table-cell office:value-type="float" office:value="0.335235640174621">
                <text:p>0.335235640174621</text:p>
              </table:table-cell>
              <table:table-cell office:value-type="float" office:value="0.335235640174621">
                <text:p>0.3352356401746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">
                <text:p>2.3</text:p>
              </table:table-cell>
              <table:table-cell office:value-type="float" office:value="4.71585983963213">
                <text:p>4.71585983963213</text:p>
              </table:table-cell>
              <table:table-cell office:value-type="float" office:value="4.71585983963213">
                <text:p>4.71585983963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65951768710519">
                <text:p>0.65951768710519</text:p>
              </table:table-cell>
              <table:table-cell office:value-type="float" office:value="0.65951768710519">
                <text:p>0.65951768710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573431897891328">
                <text:p>0.573431897891328</text:p>
              </table:table-cell>
              <table:table-cell office:value-type="float" office:value="0.573431897891328">
                <text:p>0.5734318978913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420593703561461">
                <text:p>0.420593703561461</text:p>
              </table:table-cell>
              <table:table-cell office:value-type="float" office:value="0.420593703561461">
                <text:p>0.420593703561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367798524225528">
                <text:p>0.367798524225528</text:p>
              </table:table-cell>
              <table:table-cell office:value-type="float" office:value="0.367798524225528">
                <text:p>0.3677985242255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18112303123088">
                <text:p>0.418112303123088</text:p>
              </table:table-cell>
              <table:table-cell office:value-type="float" office:value="0.418112303123088">
                <text:p>0.4181123031230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530054087908225">
                <text:p>0.530054087908225</text:p>
              </table:table-cell>
              <table:table-cell office:value-type="float" office:value="0.530054087908225">
                <text:p>0.530054087908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.688843758195569">
                <text:p>0.688843758195569</text:p>
              </table:table-cell>
              <table:table-cell office:value-type="float" office:value="0.688843758195569">
                <text:p>0.688843758195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553110587080072">
                <text:p>0.553110587080072</text:p>
              </table:table-cell>
              <table:table-cell office:value-type="float" office:value="0.553110587080072">
                <text:p>0.553110587080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420593703561461">
                <text:p>0.420593703561461</text:p>
              </table:table-cell>
              <table:table-cell office:value-type="float" office:value="0.420593703561461">
                <text:p>0.4205937035614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553110587080072">
                <text:p>0.553110587080072</text:p>
              </table:table-cell>
              <table:table-cell office:value-type="float" office:value="0.553110587080072">
                <text:p>0.553110587080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7407407407407">
                <text:p>1.07407407407407</text:p>
              </table:table-cell>
              <table:table-cell office:value-type="float" office:value="0.503887075864945">
                <text:p>0.503887075864945</text:p>
              </table:table-cell>
              <table:table-cell office:value-type="float" office:value="0.503887075864945">
                <text:p>0.5038870758649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335235640174621">
                <text:p>0.335235640174621</text:p>
              </table:table-cell>
              <table:table-cell office:value-type="float" office:value="0.335235640174621">
                <text:p>0.3352356401746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335235640174621">
                <text:p>0.335235640174621</text:p>
              </table:table-cell>
              <table:table-cell office:value-type="float" office:value="0.335235640174621">
                <text:p>0.335235640174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573431897891328">
                <text:p>0.573431897891328</text:p>
              </table:table-cell>
              <table:table-cell office:value-type="float" office:value="0.573431897891328">
                <text:p>0.573431897891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553110587080072">
                <text:p>0.553110587080072</text:p>
              </table:table-cell>
              <table:table-cell office:value-type="float" office:value="0.553110587080072">
                <text:p>0.5531105870800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7407407407407">
                <text:p>1.07407407407407</text:p>
              </table:table-cell>
              <table:table-cell office:value-type="float" office:value="0.435185082684904">
                <text:p>0.435185082684904</text:p>
              </table:table-cell>
              <table:table-cell office:value-type="float" office:value="0.435185082684904">
                <text:p>0.4351850826849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39507899077148">
                <text:p>0.39507899077148</text:p>
              </table:table-cell>
              <table:table-cell office:value-type="float" office:value="0.39507899077148">
                <text:p>0.39507899077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39507899077148">
                <text:p>0.39507899077148</text:p>
              </table:table-cell>
              <table:table-cell office:value-type="float" office:value="0.39507899077148">
                <text:p>0.395078990771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39507899077148">
                <text:p>0.39507899077148</text:p>
              </table:table-cell>
              <table:table-cell office:value-type="float" office:value="0.39507899077148">
                <text:p>0.395078990771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418112303123088">
                <text:p>0.418112303123088</text:p>
              </table:table-cell>
              <table:table-cell office:value-type="float" office:value="0.418112303123088">
                <text:p>0.4181123031230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.573431897891328">
                <text:p>0.573431897891328</text:p>
              </table:table-cell>
              <table:table-cell office:value-type="float" office:value="0.573431897891328">
                <text:p>0.5734318978913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384615384615">
                <text:p>1.15384615384615</text:p>
              </table:table-cell>
              <table:table-cell office:value-type="float" office:value="0.782216493740783">
                <text:p>0.782216493740783</text:p>
              </table:table-cell>
              <table:table-cell office:value-type="float" office:value="0.782216493740783">
                <text:p>0.7822164937407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84615384615385">
                <text:p>0.884615384615385</text:p>
              </table:table-cell>
              <table:table-cell office:value-type="float" office:value="0.437569676330662">
                <text:p>0.437569676330662</text:p>
              </table:table-cell>
              <table:table-cell office:value-type="float" office:value="0.437569676330662">
                <text:p>0.4375696763306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0.640304298105781">
                <text:p>0.640304298105781</text:p>
              </table:table-cell>
              <table:table-cell office:value-type="float" office:value="0.640304298105781">
                <text:p>0.6403042981057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4">
                <text:p>1.04</text:p>
              </table:table-cell>
              <table:table-cell office:value-type="float" office:value="0.722753435561551">
                <text:p>0.722753435561551</text:p>
              </table:table-cell>
              <table:table-cell office:value-type="float" office:value="0.722753435561551">
                <text:p>0.7227534355615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8">
                <text:p>0.88</text:p>
              </table:table-cell>
              <table:table-cell office:value-type="float" office:value="0.520145661180552">
                <text:p>0.520145661180552</text:p>
              </table:table-cell>
              <table:table-cell office:value-type="float" office:value="0.520145661180552">
                <text:p>0.5201456611805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">
                <text:p>0.84</text:p>
              </table:table-cell>
              <table:table-cell office:value-type="float" office:value="0.467463766006111">
                <text:p>0.467463766006111</text:p>
              </table:table-cell>
              <table:table-cell office:value-type="float" office:value="0.467463766006111">
                <text:p>0.4674637660061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4">
                <text:p>0.84</text:p>
              </table:table-cell>
              <table:table-cell office:value-type="float" office:value="0.467463766006111">
                <text:p>0.467463766006111</text:p>
              </table:table-cell>
              <table:table-cell office:value-type="float" office:value="0.467463766006111">
                <text:p>0.4674637660061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2">
                <text:p>0.52</text:p>
              </table:table-cell>
              <table:table-cell office:value-type="float" office:value="0.554988726905976">
                <text:p>0.554988726905976</text:p>
              </table:table-cell>
              <table:table-cell office:value-type="float" office:value="0.554988726905976">
                <text:p>0.5549887269059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">
                <text:p>0.32</text:p>
              </table:table-cell>
              <table:table-cell office:value-type="float" office:value="0.437569676330663">
                <text:p>0.437569676330663</text:p>
              </table:table-cell>
              <table:table-cell office:value-type="float" office:value="0.437569676330663">
                <text:p>0.4375696763306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">
                <text:p>0.2</text:p>
              </table:table-cell>
              <table:table-cell office:value-type="float" office:value="0.367798524225528">
                <text:p>0.367798524225528</text:p>
              </table:table-cell>
              <table:table-cell office:value-type="float" office:value="0.367798524225528">
                <text:p>0.3677985242255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">
                <text:p>0.08</text:p>
              </table:table-cell>
              <table:table-cell office:value-type="float" office:value="0.245670100189158">
                <text:p>0.245670100189158</text:p>
              </table:table-cell>
              <table:table-cell office:value-type="float" office:value="0.245670100189158">
                <text:p>0.245670100189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">
                <text:p>0.2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0.176684695969408">
                <text:p>0.176684695969408</text:p>
              </table:table-cell>
              <table:table-cell office:value-type="float" office:value="0.176684695969408">
                <text:p>0.176684695969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">
                <text:p>0.12</text:p>
              </table:table-cell>
              <table:table-cell office:value-type="float" office:value="0.295650044835861">
                <text:p>0.295650044835861</text:p>
              </table:table-cell>
              <table:table-cell office:value-type="float" office:value="0.295650044835861">
                <text:p>0.2956500448358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2">
                <text:p>0.12</text:p>
              </table:table-cell>
              <table:table-cell office:value-type="float" office:value="0.295650044835861">
                <text:p>0.295650044835861</text:p>
              </table:table-cell>
              <table:table-cell office:value-type="float" office:value="0.295650044835861">
                <text:p>0.2956500448358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20593703561461">
                <text:p>0.420593703561461</text:p>
              </table:table-cell>
              <table:table-cell office:value-type="float" office:value="0.420593703561461">
                <text:p>0.4205937035614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467463766006111">
                <text:p>0.467463766006111</text:p>
              </table:table-cell>
              <table:table-cell office:value-type="float" office:value="0.467463766006111">
                <text:p>0.467463766006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493453501315431">
                <text:p>0.493453501315431</text:p>
              </table:table-cell>
              <table:table-cell office:value-type="float" office:value="0.493453501315431">
                <text:p>0.4934535013154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632126385234369">
                <text:p>0.632126385234369</text:p>
              </table:table-cell>
              <table:table-cell office:value-type="float" office:value="0.632126385234369">
                <text:p>0.6321263852343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54170502012086">
                <text:p>0.54170502012086</text:p>
              </table:table-cell>
              <table:table-cell office:value-type="float" office:value="0.54170502012086">
                <text:p>0.54170502012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437569676330663">
                <text:p>0.437569676330663</text:p>
              </table:table-cell>
              <table:table-cell office:value-type="float" office:value="0.437569676330663">
                <text:p>0.4375696763306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703787878363594">
                <text:p>0.703787878363594</text:p>
              </table:table-cell>
              <table:table-cell office:value-type="float" office:value="0.703787878363594">
                <text:p>0.7037878783635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0.514108950016427">
                <text:p>0.514108950016427</text:p>
              </table:table-cell>
              <table:table-cell office:value-type="float" office:value="0.514108950016427">
                <text:p>0.5141089500164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5">
                <text:p>0.375</text:p>
              </table:table-cell>
              <table:table-cell office:value-type="float" office:value="0.591300089671722">
                <text:p>0.591300089671722</text:p>
              </table:table-cell>
              <table:table-cell office:value-type="float" office:value="0.591300089671722">
                <text:p>0.5913000896717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93961707132324">
                <text:p>0.893961707132324</text:p>
              </table:table-cell>
              <table:table-cell office:value-type="float" office:value="0.893961707132324">
                <text:p>0.893961707132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35597048451057">
                <text:p>0.735597048451057</text:p>
              </table:table-cell>
              <table:table-cell office:value-type="float" office:value="0.735597048451057">
                <text:p>0.7355970484510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5">
                <text:p>0.25</text:p>
              </table:table-cell>
              <table:table-cell office:value-type="float" office:value="0.353369391938817">
                <text:p>0.353369391938817</text:p>
              </table:table-cell>
              <table:table-cell office:value-type="float" office:value="0.353369391938817">
                <text:p>0.3533693919388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91300089671721">
                <text:p>0.591300089671721</text:p>
              </table:table-cell>
              <table:table-cell office:value-type="float" office:value="0.591300089671721">
                <text:p>0.5913000896717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